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" svg:font-family="Arial"/>
    <style:font-face style:name="Times New (W1)" svg:font-family="&quot;Times New (W1)&quot;"/>
    <style:font-face style:name="Times New (W1)1" svg:font-family="&quot;Times New (W1)1&quot;"/>
    <style:font-face style:name="Courier New" svg:font-family="&quot;Courier Ne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9">
      <style:table-cell-properties style:vertical-align="automatic" fo:background-color="#00008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333333" fo:border-right="2pt solid #333333" style:vertical-align="automatic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2pt solid #333333" fo:border-bottom="thin solid #333333" fo:border-left="2pt solid #333333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2pt solid #333333" fo:border-bottom="thin solid #333333" fo:border-left="thin solid #333333" fo:border-right="thin solid #333333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2pt solid #333333" fo:border-bottom="thin solid #333333" fo:border-left="thin solid #333333" fo:border-right="thin solid #333333" style:vertical-align="middle" fo:wrap-option="wrap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Comma" style:data-style-name="N41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Comma" style:data-style-name="N41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Comma" style:data-style-name="N41">
      <style:table-cell-properties fo:border-top="2pt solid #333333" fo:border-bottom="none" fo:border-left="none" fo:border-right="2pt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333333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333333" style:vertical-align="middle" style:repeat-content="false"/>
      <style:paragraph-properties fo:text-align="center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Comma" style:data-style-name="N41">
      <style:table-cell-properties fo:border="thin solid #333333" style:vertical-align="middle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Comma" style:data-style-name="N41">
      <style:table-cell-properties fo:border="thin solid #333333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Comma" style:data-style-name="N41">
      <style:table-cell-properties fo:border-top="thin solid #333333" fo:border-bottom="thin solid #333333" fo:border-left="none" fo:border-right="2pt solid #333333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333333" fo:border-bottom="thin solid #333333" fo:border-left="2pt solid #333333" fo:border-right="thin solid #333333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order="thin solid #333333" style:vertical-align="middle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Comma" style:data-style-name="N41">
      <style:table-cell-properties fo:border-top="thin solid #333333" fo:border-bottom="thin solid #333333" fo:border-left="none" fo:border-right="2pt solid #333333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none" fo:border-bottom="thin solid #333333" fo:border-left="2pt solid #333333" fo:border-right="thin solid #333333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none" fo:border-bottom="thin solid #333333" fo:border-left="thin solid #333333" fo:border-right="thin solid #333333" style:vertical-align="middle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Comma" style:data-style-name="N41">
      <style:table-cell-properties fo:border-top="none" fo:border-bottom="none" fo:border-left="thin solid #333333" fo:border-right="thin solid #333333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Comma" style:data-style-name="N41">
      <style:table-cell-properties fo:border-top="none" fo:border-bottom="none" fo:border-left="thin solid #333333" fo:border-right="2pt solid #333333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Hyperlink" style:data-style-name="N42">
      <style:table-cell-properties fo:border-top="none" fo:border-bottom="none" fo:border-left="thin solid #333333" fo:border-right="thin solid #333333" style:vertical-align="middle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Comma" style:data-style-name="N41">
      <style:table-cell-properties fo:border-top="2pt solid #333333" fo:border-bottom="thin solid #333333" fo:border-left="thin solid #333333" fo:border-right="thin solid #333333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thin solid #333333" fo:border-bottom="2pt solid #333333" fo:border-left="2pt solid #333333" fo:border-right="thin solid #333333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333333" fo:border-bottom="2pt solid #333333" fo:border-left="thin solid #333333" fo:border-right="thin solid #333333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333333" fo:border-bottom="2pt solid #333333" fo:border-left="thin solid #333333" fo:border-right="thin solid #333333"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Comma" style:data-style-name="N41">
      <style:table-cell-properties fo:border-top="none" fo:border-bottom="2pt solid #333333" fo:border-left="thin solid #333333" fo:border-right="thin solid #333333" style:vertical-align="middle" fo:background-color="transparent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Comma" style:data-style-name="N41">
      <style:table-cell-properties fo:border-top="none" fo:border-bottom="2pt solid #333333" fo:border-left="thin solid #333333" fo:border-right="thin solid #333333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Comma" style:data-style-name="N41">
      <style:table-cell-properties fo:border-top="none" fo:border-bottom="2pt solid #333333" fo:border-left="thin solid #333333" fo:border-right="2pt solid #333333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41">
      <style:table-cell-properties fo:border-top="2pt solid #333333" fo:border-bottom="none" fo:border-left="2pt solid #333333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41">
      <style:table-cell-properties fo:border-top="2pt solid #333333" fo:border-bottom="none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41">
      <style:table-cell-properties fo:border-top="2pt solid #333333" fo:border-bottom="none" fo:border-left="none" fo:border-right="2pt solid #333333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none" fo:border-left="2pt solid #333333" fo:border-right="none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none" fo:border-left="none" fo:border-right="2pt solid #333333" style:vertical-align="middle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none" fo:border-bottom="none" fo:border-left="none" fo:border-right="2pt solid #333333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-top="none" fo:border-bottom="2pt solid #333333" fo:border-left="2pt solid #333333" fo:border-right="none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none" fo:border-bottom="2pt solid #333333" fo:border-left="none" fo:border-right="none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2pt solid #333333" fo:border-left="none" fo:border-right="2pt solid #333333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2pt solid #333333" fo:border-bottom="none" fo:border-left="2pt solid #333333" fo:border-right="none" style:vertical-align="to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333333" fo:border-bottom="none" fo:border-left="none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-top="2pt solid #333333" fo:border-bottom="none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2pt solid #333333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none" fo:border-bottom="2pt solid #333333" fo:border-left="2pt solid #333333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none" fo:border-bottom="2pt solid #333333" fo:border-left="none" fo:border-right="none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2pt solid #333333" fo:border-left="none" fo:border-right="2pt solid #333333"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46">
      <style:table-cell-properties fo:border="thin solid #333333" style:vertical-align="middle"/>
      <style:text-properties style:font-name="Times New (W1)" style:font-name-asian="Times New (W1)" style:font-name-complex="Times New (W1)" fo:font-size="12pt" style:font-size-asian="12pt" style:font-size-complex="12pt"/>
    </style:style>
    <style:style style:name="ce70" style:family="table-cell" style:parent-style-name="Comma" style:data-style-name="N47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4pt" style:font-size-asian="14pt" style:font-size-complex="14pt"/>
    </style:style>
    <style:style style:name="ce71" style:family="table-cell" style:parent-style-name="Percent" style:data-style-name="N48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2pt" style:font-size-asian="12pt" style:font-size-complex="12pt"/>
    </style:style>
    <style:style style:name="ce72" style:family="table-cell" style:parent-style-name="Comma" style:data-style-name="N47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/>
    </style:style>
    <style:style style:name="ce73" style:family="table-cell" style:parent-style-name="Comma" style:data-style-name="N47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4" style:family="table-cell" style:parent-style-name="Percent" style:data-style-name="N48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2pt" style:font-size-asian="12pt" style:font-size-complex="12pt" style:text-underline-style="solid" style:text-underline-type="single"/>
    </style:style>
    <style:style style:name="ce75" style:family="table-cell" style:parent-style-name="Default" style:data-style-name="N0">
      <style:text-properties style:font-name="Times New (W1)1" style:font-name-asian="Times New (W1)1" style:font-name-complex="Times New (W1)1" fo:font-size="12pt" style:font-size-asian="12pt" style:font-size-complex="12pt"/>
    </style:style>
    <style:style style:name="ce76" style:family="table-cell" style:parent-style-name="Comma" style:data-style-name="N47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4pt" style:font-size-asian="14pt" style:font-size-complex="14pt" style:text-underline-style="solid" style:text-underline-type="double"/>
    </style:style>
    <style:style style:name="ce77" style:family="table-cell" style:parent-style-name="Percent" style:data-style-name="N48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4pt" style:font-size-asian="14pt" style:font-size-complex="14pt" style:text-underline-style="solid" style:text-underline-type="double"/>
    </style:style>
    <style:style style:name="ce78" style:family="table-cell" style:parent-style-name="Comma" style:data-style-name="N47">
      <style:table-cell-properties style:vertical-align="automatic" fo:background-color="transparent" style:cell-protect="protected"/>
      <style:text-properties style:font-name="Times New (W1)" style:font-name-asian="Times New (W1)" style:font-name-complex="Times New (W1)" fo:font-size="12pt" style:font-size-asian="12pt" style:font-size-complex="12pt"/>
    </style:style>
    <style:style style:name="ce79" style:family="table-cell" style:parent-style-name="Default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2"/>
    <style:style style:name="ce85" style:family="table-cell" style:parent-style-name="Default" style:data-style-name="N3"/>
    <style:style style:name="ce86" style:family="table-cell" style:parent-style-name="Default" style:data-style-name="N0">
      <style:text-properties fo:font-weight="bold" style:font-weight-asian="bold" style:font-weight-complex="bold"/>
    </style:style>
    <style:style style:name="ce87" style:family="table-cell" style:parent-style-name="Default" style:data-style-name="N2"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5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9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8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9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00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101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2" style:family="table-cell" style:parent-style-name="Normal_32_2" style:data-style-name="N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3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6" style:family="table-cell" style:parent-style-name="Default" style:data-style-name="N3">
      <style:table-cell-properties fo:border="thin solid #000000"/>
    </style:style>
    <style:style style:name="ce107" style:family="table-cell" style:parent-style-name="Normal_32_2" style:data-style-name="N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Default" style:data-style-name="N2">
      <style:table-cell-properties fo:border="thin solid #000000"/>
    </style:style>
    <style:style style:name="ce109" style:family="table-cell" style:parent-style-name="Comma" style:data-style-name="N2">
      <style:table-cell-properties style:vertical-align="automatic" fo:background-color="transparent" style:cell-protect="protected"/>
    </style:style>
    <style:style style:name="ce110" style:family="table-cell" style:parent-style-name="Default" style:data-style-name="N4"/>
    <style:style style:name="ce111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2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13" style:family="table-cell" style:parent-style-name="Normal_32_2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ext-properties style:font-name="Arial1" style:font-name-asian="Arial1" style:font-name-complex="Arial1" fo:font-size="8pt" style:font-size-asian="8pt" style:font-size-complex="8pt"/>
    </style:style>
    <style:style style:name="ce116" style:family="table-cell" style:parent-style-name="Normal_32_2" style:data-style-name="N37">
      <style:table-cell-properties fo:border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Normal_32_2" style:data-style-name="N0">
      <style:table-cell-properties fo:border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Millares_papel_32_de_32_trabajo1_32_2" style:data-style-name="N38">
      <style:table-cell-properties fo:border-top="thin solid #333333" fo:border-bottom="thin solid #333333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9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0" style:family="table-cell" style:parent-style-name="Normal_32_2" style:data-style-name="N0">
      <style:table-cell-properties fo:border-top="thin solid #333333" fo:border-bottom="none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2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Millares_papel_32_de_32_trabajo1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Porcentual_32_2" style:data-style-name="N40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5" style:family="table-cell" style:parent-style-name="Comma_ANALISIS1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Porcentual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32_2" style:data-style-name="N4">
      <style:table-cell-properties fo:border-top="2pt solid #333333" fo:border-bottom="thin solid #333333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Millares_papel_32_de_32_trabajo1_32_2" style:data-style-name="N4">
      <style:table-cell-properties fo:border-top="2pt solid #333333" fo:border-bottom="thin solid #333333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Millares_papel_32_de_32_trabajo1_32_2" style:data-style-name="N4">
      <style:table-cell-properties fo:border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Porcentual_32_2" style:data-style-name="N40">
      <style:table-cell-properties fo:border="thin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Comma_ANALISIS1_32_2" style:data-style-name="N4">
      <style:table-cell-properties fo:border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Porcentual_32_2" style:data-style-name="N4">
      <style:table-cell-properties fo:border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4">
      <style:table-cell-properties fo:border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Millares_papel_32_de_32_trabajo1_32_2" style:data-style-name="N4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" style:data-style-name="N0">
      <style:table-cell-properties fo:border-top="thin solid #333333" fo:border-bottom="none" fo:border-left="2pt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7" style:family="table-cell" style:parent-style-name="Millares_papel_32_de_32_trabajo1_32_2" style:data-style-name="N4">
      <style:table-cell-properties fo:border-top="thin solid #333333" fo:border-bottom="none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Porcentual_32_2" style:data-style-name="N40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Comma_ANALISIS1_32_2" style:data-style-name="N4">
      <style:table-cell-properties fo:border-top="thin solid #333333" fo:border-bottom="none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Porcentual_32_2" style:data-style-name="N4">
      <style:table-cell-properties fo:border-top="thin solid #333333" fo:border-bottom="none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1" style:family="table-cell" style:parent-style-name="Millares_papel_32_de_32_trabajo1_32_2" style:data-style-name="N4">
      <style:table-cell-properties fo:border-top="thin solid #333333" fo:border-bottom="none" fo:border-left="thin solid #333333" fo:border-right="thin solid #333333" style:vertical-align="automatic" fo:background-color="#FFFF00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2" style:family="table-cell" style:parent-style-name="Normal_32_2" style:data-style-name="N4">
      <style:table-cell-properties fo:border-top="thin solid #333333" fo:border-bottom="none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3" style:family="table-cell" style:parent-style-name="Millares_papel_32_de_32_trabajo1_32_2" style:data-style-name="N4">
      <style:table-cell-properties fo:border-top="thin solid #333333" fo:border-bottom="none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4" style:family="table-cell" style:parent-style-name="Normal_32_2" style:data-style-name="N0">
      <style:table-cell-properties fo:border-top="2pt solid #333333" fo:border-bottom="2pt solid #333333" fo:border-left="2pt solid #333333" fo:border-right="thin solid #333333" style:vertical-align="automatic" fo:background-color="#C0C0C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5" style:family="table-cell" style:parent-style-name="Normal_32_2" style:data-style-name="N4">
      <style:table-cell-properties fo:border-top="2pt solid #333333" fo:border-bottom="2pt solid #333333" fo:border-left="thin solid #333333" fo:border-right="thin solid #333333" style:vertical-align="automatic" fo:background-color="#C0C0C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6" style:family="table-cell" style:parent-style-name="Millares_papel_32_de_32_trabajo1_32_2" style:data-style-name="N4">
      <style:table-cell-properties fo:border-top="2pt solid #333333" fo:border-bottom="2pt solid #333333" fo:border-left="thin solid #333333" fo:border-right="thin solid #333333" style:vertical-align="automatic" fo:background-color="#C0C0C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7" style:family="table-cell" style:parent-style-name="Normal_32_2" style:data-style-name="N4">
      <style:table-cell-properties fo:border-top="2pt solid #333333" fo:border-bottom="2pt solid #333333" fo:border-left="thin solid #333333" fo:border-right="2pt solid #333333" style:vertical-align="automatic" fo:background-color="#C0C0C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8" style:family="table-cell" style:parent-style-name="Normal_32_2" style:data-style-name="N38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9" style:family="table-cell" style:parent-style-name="Normal_32_2" style:data-style-name="N0">
      <style:table-cell-properties fo:border-top="none" fo:border-bottom="none" fo:border-left="2pt solid #333333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0" style:family="table-cell" style:parent-style-name="Normal_32_2" style:data-style-name="N0">
      <style:table-cell-properties fo:border-top="thin solid #333333" fo:border-bottom="none" fo:border-left="thin solid #333333" fo:border-right="thin solid #333333" style:vertical-align="automatic" fo:background-color="#CC99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1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2" style:family="table-cell" style:parent-style-name="Normal_32_2" style:data-style-name="N37">
      <style:table-cell-properties fo:border-top="2pt solid #333333" fo:border-bottom="thin solid #333333" fo:border-left="thin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3" style:family="table-cell" style:parent-style-name="Normal_32_2" style:data-style-name="N37">
      <style:table-cell-properties fo:border-top="2pt solid #333333" fo:border-bottom="thin solid #333333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4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5" style:family="table-cell" style:parent-style-name="Normal_32_2" style:data-style-name="N37">
      <style:table-cell-properties fo:border-top="thin solid #333333" fo:border-bottom="2pt solid #333333" fo:border-left="thin solid #333333" fo:border-right="thin solid #333333" style:vertical-align="automatic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6" style:family="table-cell" style:parent-style-name="Normal_32_2" style:data-style-name="N37">
      <style:table-cell-properties fo:border-top="thin solid #333333" fo:border-bottom="2pt solid #333333" fo:border-left="thin solid #333333" fo:border-right="thin solid #333333" style:vertical-align="automatic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7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#000080" style:cell-protect="protected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58" style:family="table-cell" style:parent-style-name="Normal_32_2" style:data-style-name="N0">
      <style:table-cell-properties fo:border-top="thin solid #333333" fo:border-bottom="2pt solid #333333" fo:border-left="thin solid #333333" fo:border-right="2pt solid #333333" style:vertical-align="automatic" fo:background-color="#000080" style:cell-protect="protected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59" style:family="table-cell" style:parent-style-name="Millares_papel_32_de_32_trabajo1_32_2" style:data-style-name="N4">
      <style:table-cell-properties fo:border-top="2pt solid #333333" fo:border-bottom="thin solid #333333" fo:border-left="thin solid #333333" fo:border-right="thin solid #333333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0" style:family="table-cell" style:parent-style-name="Normal_32_2" style:data-style-name="N4">
      <style:table-cell-properties fo:border-top="2pt solid #333333" fo:border-bottom="thin solid #333333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1" style:family="table-cell" style:parent-style-name="Millares_papel_32_de_32_trabajo1_32_2" style:data-style-name="N4">
      <style:table-cell-properties fo:border="thin solid #333333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2" style:family="table-cell" style:parent-style-name="Normal_32_2" style:data-style-name="N4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3" style:family="table-cell" style:parent-style-name="Millares_papel_32_de_32_trabajo1_32_2" style:data-style-name="N4">
      <style:table-cell-properties fo:border-top="thin solid #333333" fo:border-bottom="none" fo:border-left="thin solid #333333" fo:border-right="thin solid #333333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4" style:family="table-cell" style:parent-style-name="Normal_32_2" style:data-style-name="N4">
      <style:table-cell-properties fo:border-top="thin solid #333333" fo:border-bottom="none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5" style:family="table-cell" style:parent-style-name="Normal_32_2" style:data-style-name="N0">
      <style:table-cell-properties fo:border-top="none" fo:border-bottom="none" fo:border-left="2pt solid #333333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7" style:family="table-cell" style:parent-style-name="Normal_32_2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37">
      <style:table-cell-properties fo:border-top="thin solid #333333" fo:border-bottom="none" fo:border-left="2pt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1" style:family="table-cell" style:parent-style-name="Normal_32_2" style:data-style-name="N37">
      <style:table-cell-properties fo:border-top="thin solid #333333" fo:border-bottom="none" fo:border-left="thin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2" style:family="table-cell" style:parent-style-name="Normal_32_2" style:data-style-name="N37">
      <style:table-cell-properties fo:border-top="thin solid #333333" fo:border-bottom="none" fo:border-left="thin solid #333333" fo:border-right="none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3" style:family="table-cell" style:parent-style-name="Normal_32_2" style:data-style-name="N37">
      <style:table-cell-properties fo:border-top="thin solid #333333" fo:border-bottom="none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4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5" style:family="table-cell" style:parent-style-name="Normal_32_2" style:data-style-name="N37">
      <style:table-cell-properties fo:border-top="2pt solid #333333" fo:border-bottom="thin solid #333333" fo:border-left="2pt solid #333333" fo:border-right="thin solid #333333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6" style:family="table-cell" style:parent-style-name="Normal_32_2" style:data-style-name="N37">
      <style:table-cell-properties fo:border-top="2pt solid #333333" fo:border-bottom="thin solid #333333" fo:border-left="thin solid #333333" fo:border-right="thin solid #333333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7" style:family="table-cell" style:parent-style-name="Normal_32_2" style:data-style-name="N30">
      <style:table-cell-properties fo:border-top="2pt solid #333333" fo:border-bottom="thin solid #333333" fo:border-left="thin solid #333333" fo:border-right="thin solid #333333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8" style:family="table-cell" style:parent-style-name="Normal_32_2" style:data-style-name="N30">
      <style:table-cell-properties fo:border-top="2pt solid #333333" fo:border-bottom="thin solid #333333" fo:border-left="thin solid #333333" fo:border-right="2pt solid #333333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9" style:family="table-cell" style:parent-style-name="Normal_32_2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0" style:family="table-cell" style:parent-style-name="Millares_papel_32_de_32_trabajo1_32_2" style:data-style-name="N4">
      <style:table-cell-properties fo:border-top="thin solid #333333" fo:border-bottom="2pt solid #333333" fo:border-left="2pt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1" style:family="table-cell" style:parent-style-name="Millares_papel_32_de_32_trabajo1_32_2" style:data-style-name="N4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2" style:family="table-cell" style:parent-style-name="Millares_papel_32_de_32_trabajo1_32_2" style:data-style-name="N4">
      <style:table-cell-properties fo:border-top="thin solid #333333" fo:border-bottom="2pt solid #333333" fo:border-left="thin solid #333333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3" style:family="table-cell" style:parent-style-name="Millares_papel_32_de_32_trabajo1_32_2" style:data-style-name="N4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4" style:family="table-cell" style:parent-style-name="Normal_32_2" style:data-style-name="N4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5" style:family="table-cell" style:parent-style-name="Normal_32_2" style:data-style-name="N4">
      <style:table-cell-properties fo:border-top="none" fo:border-bottom="2pt solid #333333" fo:border-left="2pt solid #333333" fo:border-right="none" style:vertical-align="automatic" fo:background-color="#000080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6" style:family="table-cell" style:parent-style-name="Normal_32_2" style:data-style-name="N4">
      <style:table-cell-properties fo:border-top="none" fo:border-bottom="2pt solid #333333" fo:border-left="none" fo:border-right="none" style:vertical-align="automatic" fo:background-color="#000080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7" style:family="table-cell" style:parent-style-name="Normal_32_2" style:data-style-name="N4">
      <style:table-cell-properties fo:border-top="none" fo:border-bottom="2pt solid #333333" fo:border-left="none" fo:border-right="2pt solid #333333" style:vertical-align="automatic" fo:background-color="#000080" style:cell-protect="protected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8" style:family="table-cell" style:parent-style-name="Normal_32_2" style:data-style-name="N4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9" style:family="table-cell" style:parent-style-name="Normal_32_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0" style:family="table-cell" style:parent-style-name="Normal_32_6" style:data-style-name="N41">
      <style:table-cell-properties fo:border-top="2pt solid #333333" fo:border-bottom="none" fo:border-left="2pt solid #333333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1" style:family="table-cell" style:parent-style-name="Normal_32_6" style:data-style-name="N41">
      <style:table-cell-properties fo:border-top="2pt solid #333333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2" style:family="table-cell" style:parent-style-name="Normal_32_6" style:data-style-name="N41">
      <style:table-cell-properties fo:border-top="2pt solid #333333" fo:border-bottom="none" fo:border-left="none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3" style:family="table-cell" style:parent-style-name="Normal_32_6" style:data-style-name="N41">
      <style:table-cell-properties fo:border-top="none" fo:border-bottom="none" fo:border-left="2pt solid #333333" fo:border-right="none"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4" style:family="table-cell" style:parent-style-name="Normal_32_6" style:data-style-name="N41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5" style:family="table-cell" style:parent-style-name="Normal_32_6" style:data-style-name="N41">
      <style:table-cell-properties fo:border-top="none" fo:border-bottom="none" fo:border-left="none" fo:border-right="2pt solid #333333"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6" style:family="table-cell" style:parent-style-name="Normal_32_6" style:data-style-name="N0">
      <style:table-cell-properties fo:border-top="none" fo:border-bottom="2pt solid #333333" fo:border-left="2pt solid #333333" fo:border-right="none" style:vertical-align="middle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7" style:family="table-cell" style:parent-style-name="Normal_32_6" style:data-style-name="N0">
      <style:table-cell-properties fo:border-top="none" fo:border-bottom="2pt solid #333333" fo:border-left="none" fo:border-right="none" style:vertical-align="middle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8" style:family="table-cell" style:parent-style-name="Normal_32_6" style:data-style-name="N0">
      <style:table-cell-properties fo:border-top="none" fo:border-bottom="2pt solid #333333" fo:border-left="none" fo:border-right="2pt solid #333333" style:vertical-align="middle" fo:wrap-option="wra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9" style:family="table-cell" style:parent-style-name="Normal_32_6" style:data-style-name="N0">
      <style:table-cell-properties fo:border-top="none" fo:border-bottom="none" fo:border-left="2pt solid #333333" fo:border-right="none" style:vertical-align="top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0" style:family="table-cell" style:parent-style-name="Normal_32_6" style:data-style-name="N0">
      <style:table-cell-properties style:vertical-align="to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1" style:family="table-cell" style:parent-style-name="Normal_32_6" style:data-style-name="N0">
      <style:table-cell-properties fo:border-top="none" fo:border-bottom="none" fo:border-left="none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2" style:family="table-cell" style:parent-style-name="Normal_32_6" style:data-style-name="N0">
      <style:table-cell-properties fo:border-top="none" fo:border-bottom="2pt solid #333333" fo:border-left="2pt solid #333333" fo:border-right="none" style:vertical-align="to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3" style:family="table-cell" style:parent-style-name="Normal_32_6" style:data-style-name="N0">
      <style:table-cell-properties fo:border-top="none" fo:border-bottom="2pt solid #333333" fo:border-left="none" fo:border-right="none" style:vertical-align="top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4" style:family="table-cell" style:parent-style-name="Normal_32_6" style:data-style-name="N0">
      <style:table-cell-properties fo:border-top="none" fo:border-bottom="2pt solid #333333" fo:border-left="none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5" style:family="table-cell" style:parent-style-name="Normal_32_6" style:data-style-name="N0">
      <style:table-cell-properties fo:border-top="none" fo:border-bottom="2pt solid #333333" fo:border-left="none" fo:border-right="2pt solid #333333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6" style:family="table-cell" style:parent-style-name="Normal_32_6" style:data-style-name="N0">
      <style:table-cell-properties style:vertical-align="top" fo:background-color="transparent" style:cell-protect="protected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07" style:family="table-cell" style:parent-style-name="Normal_32_6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8" style:family="table-cell" style:parent-style-name="Normal_32_6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9" style:family="table-cell" style:parent-style-name="Normal_32_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0" style:family="table-cell" style:parent-style-name="Normal_32_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1" style:family="table-cell" style:parent-style-name="Normal_32_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3" style:family="table-cell" style:parent-style-name="Normal_32_2" style:data-style-name="N0">
      <style:table-cell-properties fo:border-top="2pt solid #333333" fo:border-bottom="2pt solid #333333" fo:border-left="2pt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4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automatic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5" style:family="table-cell" style:parent-style-name="Normal_32_2" style:data-style-name="N0">
      <style:table-cell-properties fo:border-top="2pt solid #333333" fo:border-bottom="thin solid #333333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6" style:family="table-cell" style:parent-style-name="Normal_32_2" style:data-style-name="N0">
      <style:table-cell-properties fo:border="thin solid #333333" style:vertical-align="automatic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7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automatic" fo:background-color="#CC99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8" style:family="table-cell" style:parent-style-name="Normal_32_2" style:data-style-name="N37">
      <style:table-cell-properties fo:border-top="2pt solid #333333" fo:border-bottom="thin solid #333333" fo:border-left="2pt solid #333333" fo:border-right="thin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9" style:family="table-cell" style:parent-style-name="Normal_32_2" style:data-style-name="N37">
      <style:table-cell-properties fo:border-top="2pt solid #333333" fo:border-bottom="thin solid #333333" fo:border-left="thin solid #333333" fo:border-right="2pt solid #333333" style:vertical-align="middle" fo:wrap-option="wrap" fo:background-color="#000080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0" style:family="table-cell" style:parent-style-name="Default" style:data-style-name="N0">
      <style:table-cell-properties fo:background-color="#B3CAC7"/>
    </style:style>
    <style:style style:name="ce221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22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223" style:family="table-cell" style:parent-style-name="Default" style:data-style-name="N4">
      <style:table-cell-properties fo:background-color="transparent"/>
    </style:style>
    <style:style style:name="ce224" style:family="table-cell" style:parent-style-name="Default" style:data-style-name="N0">
      <style:table-cell-properties fo:background-color="transparent"/>
    </style:style>
    <style:style style:name="ce225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22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8" style:family="table-cell" style:parent-style-name="Default" style:data-style-name="N4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31" style:family="table-cell" style:parent-style-name="Default" style:data-style-name="N45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4" style:family="table-cell" style:parent-style-name="Default" style:data-style-name="N4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237" style:family="table-cell" style:parent-style-name="Default" style:data-style-name="N45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0" style:family="table-cell" style:parent-style-name="Default" style:data-style-name="N4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43" style:family="table-cell" style:parent-style-name="Default" style:data-style-name="N45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45" style:family="table-cell" style:parent-style-name="Default" style:data-style-name="N0">
      <style:table-cell-properties fo:background-color="#00A933"/>
    </style:style>
    <style:style style:name="ce246" style:family="table-cell" style:parent-style-name="Default" style:data-style-name="N4">
      <style:table-cell-properties fo:background-color="#00A933"/>
    </style:style>
    <style:style style:name="ce247" style:family="table-cell" style:parent-style-name="Default" style:data-style-name="N4">
      <style:text-properties fo:color="#C9211E"/>
    </style:style>
    <style:style style:name="ce248" style:family="table-cell" style:parent-style-name="Default" style:data-style-name="N4">
      <style:table-cell-properties fo:background-color="#81D41A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251" style:family="table-cell" style:parent-style-name="Default" style:data-style-name="N43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252" style:family="table-cell" style:parent-style-name="Default" style:data-style-name="N0">
      <style:table-cell-properties style:vertical-align="automatic" fo:wrap-option="wrap"/>
    </style:style>
    <style:style style:name="ce253" style:family="table-cell" style:parent-style-name="Default" style:data-style-name="N43">
      <style:table-cell-properties style:vertical-align="automatic" fo:wrap-option="wrap"/>
    </style:style>
    <style:style style:name="ce254" style:family="table-cell" style:parent-style-name="Default" style:data-style-name="N43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0.55562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4.15395833333333cm"/>
    </style:style>
    <style:style style:name="co18" style:family="table-column">
      <style:table-column-properties fo:break-before="auto" style:column-width="4.841875cm"/>
    </style:style>
    <style:style style:name="co19" style:family="table-column">
      <style:table-column-properties fo:break-before="auto" style:column-width="2.301875cm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1083333333333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1.428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1.957916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2.09020833333333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1.71979166666667cm"/>
    </style:style>
    <style:style style:name="co32" style:family="table-column">
      <style:table-column-properties fo:break-before="auto" style:column-width="2.8575cm"/>
    </style:style>
    <style:style style:name="co33" style:family="table-column">
      <style:table-column-properties fo:break-before="auto" style:column-width="6.588125cm"/>
    </style:style>
    <style:style style:name="co34" style:family="table-column">
      <style:table-column-properties fo:break-before="auto" style:column-width="2.24895833333333cm"/>
    </style:style>
    <style:style style:name="co35" style:family="table-column">
      <style:table-column-properties fo:break-before="auto" style:column-width="3.86291666666667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11.4564583333333cm"/>
    </style:style>
    <style:style style:name="co38" style:family="table-column">
      <style:table-column-properties fo:break-before="auto" style:column-width="1.53458333333333cm"/>
    </style:style>
    <style:style style:name="co39" style:family="table-column">
      <style:table-column-properties fo:break-before="auto" style:column-width="4.25979166666667cm"/>
    </style:style>
    <style:style style:name="co40" style:family="table-column">
      <style:table-column-properties fo:break-before="auto" style:column-width="8.73125cm"/>
    </style:style>
    <style:style style:name="co41" style:family="table-column">
      <style:table-column-properties fo:break-before="auto" style:column-width="3.04270833333333cm"/>
    </style:style>
    <style:style style:name="co42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15.5pt" style:use-optimal-row-height="true" fo:break-before="auto"/>
    </style:style>
    <style:style style:name="ro10" style:family="table-row">
      <style:table-row-properties style:row-height="165.75pt" style:use-optimal-row-height="true" fo:break-before="auto"/>
    </style:style>
    <style:style style:name="ro11" style:family="table-row">
      <style:table-row-properties style:row-height="36.75pt" style:use-optimal-row-height="false" fo:break-before="auto"/>
    </style:style>
    <style:style style:name="ro12" style:family="table-row">
      <style:table-row-properties style:row-height="102.75pt" style:use-optimal-row-height="true" fo:break-before="auto"/>
    </style:style>
    <style:style style:name="ro13" style:family="table-row">
      <style:table-row-properties style:row-height="19.5pt" style:use-optimal-row-height="true" fo:break-before="auto"/>
    </style:style>
    <style:style style:name="ro14" style:family="table-row">
      <style:table-row-properties style:row-height="29.25pt" style:use-optimal-row-height="true" fo:break-before="auto"/>
    </style:style>
    <style:style style:name="ro15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57" table:default-cell-style-name="ce10"/>
        <table:table-column table:style-name="co7" table:number-columns-repeated="190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47" table:default-cell-style-name="ce1"/>
        <table:table-column table:style-name="co1" table:default-cell-style-name="ce1"/>
        <table:table-column table:style-name="co7" table:default-cell-style-name="ce1"/>
        <table:table-column table:style-name="co12" table:number-columns-repeated="1536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LINKOTEL S.A.</text:p>
          </table:table-cell>
          <table:table-cell table:number-columns-repeated="2" table:style-name="ce3"/>
          <table:table-cell office:value-type="string" table:style-name="ce5">
            <text:p>Ref.:</text:p>
          </table:table-cell>
          <table:table-cell office:value-type="string" table:style-name="ce6">
            <text:p>R-1</text:p>
          </table:table-cell>
          <table:table-cell table:number-columns-repeated="57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RESULTADOS</text:p>
          </table:table-cell>
          <table:table-cell table:number-columns-repeated="2" table:style-name="ce3"/>
          <table:table-cell office:value-type="string" table:style-name="ce5">
            <text:p>Elaboró:</text:p>
          </table:table-cell>
          <table:table-cell office:value-type="string" table:style-name="ce6">
            <text:p>AE</text:p>
          </table:table-cell>
          <table:table-cell table:number-columns-repeated="57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INGRESOS OPERACIONALES</text:p>
          </table:table-cell>
          <table:table-cell table:number-columns-repeated="2" table:style-name="ce3"/>
          <table:table-cell office:value-type="string" table:style-name="ce5">
            <text:p>Supervisó:</text:p>
          </table:table-cell>
          <table:table-cell office:value-type="string" table:style-name="ce6">
            <text:p>GM</text:p>
          </table:table-cell>
          <table:table-cell table:number-columns-repeated="57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style-name="ce4">
            <text:p>AUDITORÍA AL 31/12/2020</text:p>
          </table:table-cell>
          <table:table-cell table:number-columns-repeated="2" table:style-name="ce3"/>
          <table:table-cell office:value-type="string" table:style-name="ce2">
            <text:p>Aprobó:</text:p>
          </table:table-cell>
          <table:table-cell office:value-type="string" table:style-name="ce6">
            <text:p>LM</text:p>
          </table:table-cell>
          <table:table-cell table:number-columns-repeated="57" table:style-name="ce2"/>
          <table:table-cell table:number-columns-repeated="16320"/>
        </table:table-row>
        <table:table-row table:style-name="ro2">
          <table:table-cell table:number-columns-repeated="64" table:style-name="ce2"/>
          <table:table-cell table:number-columns-repeated="16320"/>
        </table:table-row>
        <table:table-row table:style-name="ro3">
          <table:table-cell office:value-type="string" table:number-columns-spanned="1" table:number-rows-spanned="2" table:style-name="ce79">
            <text:p>CÓDIGO</text:p>
          </table:table-cell>
          <table:table-cell office:value-type="string" table:number-columns-spanned="1" table:number-rows-spanned="2" table:style-name="ce79">
            <text:p>NOMBRE DE LA CUENTA</text:p>
          </table:table-cell>
          <table:table-cell office:value-type="string" table:number-columns-spanned="1" table:number-rows-spanned="2" table:style-name="ce80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81">
            <text:p>MOVIMIENTOS</text:p>
          </table:table-cell>
          <table:covered-table-cell/>
          <table:table-cell office:value-type="string" table:style-name="ce8">
            <text:p>SALDO S/</text:p>
          </table:table-cell>
          <table:table-cell table:style-name="ce9"/>
          <table:table-cell table:number-columns-repeated="56" table:style-name="ce10"/>
          <table:table-cell table:number-columns-repeated="16320"/>
        </table:table-row>
        <table:table-row table:style-name="ro4">
          <table:covered-table-cell/>
          <table:covered-table-cell/>
          <table:covered-table-cell/>
          <table:table-cell office:value-type="string" table:style-name="ce11">
            <text:p>31/12/2020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12">
            <text:p>AUDITORÍA al 31/12/2020</text:p>
          </table:table-cell>
          <table:table-cell table:style-name="ce9"/>
          <table:table-cell table:number-columns-repeated="56" table:style-name="ce10"/>
          <table:table-cell table:number-columns-repeated="16320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style-name="ce18"/>
          <table:table-cell table:style-name="ce9"/>
          <table:table-cell table:number-columns-repeated="56" table:style-name="ce10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INGRESOS</text:p>
          </table:table-cell>
          <table:table-cell table:style-name="ce21"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Servicios Especializado de mantenimiento</text:p>
          </table:table-cell>
          <table:table-cell table:style-name="ce21"/>
          <table:table-cell office:value-type="float" office:value="1630000" table:style-name="ce23">
            <text:p>1.630.00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630000" table:formula="of:=[.D11]+[.F11]-[.E11]" table:style-name="ce29">
            <text:p>1.630.000,00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Pension Basica</text:p>
          </table:table-cell>
          <table:table-cell table:style-name="ce21"/>
          <table:table-cell office:value-type="float" office:value="126926.49" table:style-name="ce23">
            <text:p>126.926,49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26926.49" table:formula="of:=[.D12]+[.F12]-[.E12]" table:style-name="ce29">
            <text:p>126.926,49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Consumo Celular</text:p>
          </table:table-cell>
          <table:table-cell table:style-name="ce21"/>
          <table:table-cell office:value-type="float" office:value="180500.88" table:style-name="ce23">
            <text:p>180.500,88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180500.88" table:formula="of:=[.D13]+[.F13]-[.E13]" table:style-name="ce29">
            <text:p>180.500,88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Consumo Local</text:p>
          </table:table-cell>
          <table:table-cell table:style-name="ce21"/>
          <table:table-cell office:value-type="float" office:value="36670.449999999997" table:style-name="ce23">
            <text:p>36.670,45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36670.449999999997" table:formula="of:=[.D14]+[.F14]-[.E14]" table:style-name="ce29">
            <text:p>36.670,45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Internconexion</text:p>
          </table:table-cell>
          <table:table-cell table:style-name="ce21"/>
          <table:table-cell office:value-type="float" office:value="41157.050000000003" table:style-name="ce23">
            <text:p>41.157,05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41157.050000000003" table:formula="of:=[.D15]+[.F15]-[.E15]" table:style-name="ce29">
            <text:p>41.157,05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Servicios complementarios, instalaciones y otros</text:p>
          </table:table-cell>
          <table:table-cell table:style-name="ce21"/>
          <table:table-cell office:value-type="float" office:value="648937.22" table:style-name="ce23">
            <text:p>648.937,22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648937.22" table:formula="of:=[.D16]+[.F16]-[.E16]" table:style-name="ce29">
            <text:p>648.937,22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Consuma Nacional e Internacional</text:p>
          </table:table-cell>
          <table:table-cell table:style-name="ce21"/>
          <table:table-cell office:value-type="float" office:value="22662.78" table:formula="of:=19481.18+3181.6" table:style-name="ce23">
            <text:p>22.662,78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22662.78" table:formula="of:=[.D17]+[.F17]-[.E17]" table:style-name="ce29">
            <text:p>22.662,78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Consumo regional</text:p>
          </table:table-cell>
          <table:table-cell table:style-name="ce21"/>
          <table:table-cell office:value-type="float" office:value="23576.95" table:style-name="ce23">
            <text:p>23.576,95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23576.95" table:formula="of:=[.D18]+[.F18]-[.E18]" table:style-name="ce29">
            <text:p>23.576,95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Otros servicios</text:p>
          </table:table-cell>
          <table:table-cell table:style-name="ce21"/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formula="of:=[.D19]+[.F19]-[.E19]" table:style-name="ce29">
            <text:p>0,00</text:p>
          </table:table-cell>
          <table:table-cell table:style-name="ce25"/>
          <table:table-cell table:number-columns-repeated="56" table:style-name="ce26"/>
          <table:table-cell table:number-columns-repeated="16320"/>
        </table:table-row>
        <table:table-row table:style-name="ro5">
          <table:table-cell table:style-name="ce30"/>
          <table:table-cell table:style-name="ce31"/>
          <table:table-cell table:style-name="ce21"/>
          <table:table-cell table:number-columns-repeated="3" table:style-name="ce32"/>
          <table:table-cell table:style-name="ce33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Total Ingresos</text:p>
          </table:table-cell>
          <table:table-cell table:style-name="ce34"/>
          <table:table-cell office:value-type="float" office:value="2710431.82" table:formula="of:=SUM([.D11:.D20])" table:style-name="ce35">
            <text:p>2.710.431,82</text:p>
          </table:table-cell>
          <table:table-cell office:value-type="float" office:value="0" table:formula="of:=SUM([.E11:.E20])" table:style-name="ce35">
            <text:p>0,00</text:p>
          </table:table-cell>
          <table:table-cell office:value-type="float" office:value="0" table:formula="of:=SUM([.F11:.F20])" table:style-name="ce35">
            <text:p>0,00</text:p>
          </table:table-cell>
          <table:table-cell office:value-type="float" office:value="2710431.82" table:formula="of:=SUM([.G11:.G20])" table:style-name="ce35">
            <text:p>2.710.431,82</text:p>
          </table:table-cell>
          <table:table-cell table:number-columns-repeated="16377" table:style-name="ce36"/>
        </table:table-row>
        <table:table-row table:style-name="ro5"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number-columns-repeated="57" table:style-name="ce26"/>
          <table:table-cell table:number-columns-repeated="16320"/>
        </table:table-row>
        <table:table-row table:style-name="ro5">
          <table:table-cell table:number-columns-repeated="7" table:style-name="ce2"/>
          <table:table-cell table:number-columns-repeated="57" table:style-name="ce26"/>
          <table:table-cell table:number-columns-repeated="16320"/>
        </table:table-row>
        <table:table-row table:style-name="ro5">
          <table:table-cell office:value-type="string" table:number-columns-spanned="1" table:number-rows-spanned="2" table:style-name="ce79">
            <text:p>CÓDIGO</text:p>
          </table:table-cell>
          <table:table-cell office:value-type="string" table:number-columns-spanned="1" table:number-rows-spanned="2" table:style-name="ce79">
            <text:p>NOMBRE DE LA CUENTA</text:p>
          </table:table-cell>
          <table:table-cell office:value-type="string" table:number-columns-spanned="1" table:number-rows-spanned="2" table:style-name="ce80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81">
            <text:p>MOVIMIENTOS</text:p>
          </table:table-cell>
          <table:covered-table-cell/>
          <table:table-cell office:value-type="string" table:style-name="ce8">
            <text:p>SALDO S/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covered-table-cell/>
          <table:covered-table-cell/>
          <table:covered-table-cell/>
          <table:table-cell office:value-type="string" table:style-name="ce11">
            <text:p>31/12/2020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12">
            <text:p>AUDITORÍA al 31/12/2020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style-name="ce18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DESCUENTOS</text:p>
          </table:table-cell>
          <table:table-cell table:style-name="ce21"/>
          <table:table-cell table:style-name="ce22"/>
          <table:table-cell table:number-columns-repeated="2" table:style-name="ce23"/>
          <table:table-cell table:style-name="ce24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Descuento por tercera edad</text:p>
          </table:table-cell>
          <table:table-cell table:style-name="ce21"/>
          <table:table-cell office:value-type="float" office:value="-2130" table:style-name="ce23">
            <text:p>2.130,00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-2130" table:formula="of:=[.D28]+[.F28]-[.E28]" table:style-name="ce29">
            <text:p>2.130,00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Descuento en ventas / servicios</text:p>
          </table:table-cell>
          <table:table-cell table:style-name="ce21"/>
          <table:table-cell office:value-type="float" office:value="0" table:style-name="ce23">
            <text:p>0,00</text:p>
          </table:table-cell>
          <table:table-cell table:number-columns-repeated="2" table:style-name="ce23"/>
          <table:table-cell office:value-type="float" office:value="0" table:formula="of:=[.D29]+[.F29]-[.E29]" table:style-name="ce29">
            <text:p>0,00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30"/>
          <table:table-cell table:style-name="ce31"/>
          <table:table-cell table:style-name="ce21"/>
          <table:table-cell table:number-columns-repeated="3" table:style-name="ce32"/>
          <table:table-cell table:style-name="ce33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Total Descuentos</text:p>
          </table:table-cell>
          <table:table-cell table:style-name="ce34"/>
          <table:table-cell office:value-type="float" office:value="-2130" table:formula="of:=SUM([.D28:.D29])" table:style-name="ce35">
            <text:p>2.130,00</text:p>
          </table:table-cell>
          <table:table-cell office:value-type="float" office:value="0" table:formula="of:=SUM([.E28:.E29])" table:style-name="ce35">
            <text:p>0,00</text:p>
          </table:table-cell>
          <table:table-cell office:value-type="float" office:value="0" table:formula="of:=SUM([.F28:.F29])" table:style-name="ce35">
            <text:p>0,00</text:p>
          </table:table-cell>
          <table:table-cell office:value-type="float" office:value="-2130" table:formula="of:=SUM([.G28:.G29])" table:style-name="ce35">
            <text:p>2.130,00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number-columns-repeated="57" table:style-name="ce26"/>
          <table:table-cell table:number-columns-repeated="16320"/>
        </table:table-row>
        <table:table-row table:style-name="ro5">
          <table:table-cell table:number-columns-repeated="7" table:style-name="ce2"/>
          <table:table-cell table:number-columns-repeated="57" table:style-name="ce26"/>
          <table:table-cell table:number-columns-repeated="16320"/>
        </table:table-row>
        <table:table-row table:style-name="ro5">
          <table:table-cell office:value-type="string" table:number-columns-spanned="1" table:number-rows-spanned="2" table:style-name="ce79">
            <text:p>CÓDIGO</text:p>
          </table:table-cell>
          <table:table-cell office:value-type="string" table:number-columns-spanned="1" table:number-rows-spanned="2" table:style-name="ce79">
            <text:p>NOMBRE DE LA CUENTA</text:p>
          </table:table-cell>
          <table:table-cell office:value-type="string" table:number-columns-spanned="1" table:number-rows-spanned="2" table:style-name="ce80">
            <text:p>Ref.</text:p>
          </table:table-cell>
          <table:table-cell office:value-type="string" table:style-name="ce7">
            <text:p>SALDO AL</text:p>
          </table:table-cell>
          <table:table-cell office:value-type="string" table:number-columns-spanned="2" table:number-rows-spanned="1" table:style-name="ce81">
            <text:p>MOVIMIENTOS</text:p>
          </table:table-cell>
          <table:covered-table-cell/>
          <table:table-cell office:value-type="string" table:style-name="ce8">
            <text:p>SALDO S/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covered-table-cell/>
          <table:covered-table-cell/>
          <table:covered-table-cell/>
          <table:table-cell office:value-type="string" table:style-name="ce11">
            <text:p>31/12/2020</text:p>
          </table:table-cell>
          <table:table-cell office:value-type="string" table:style-name="ce8">
            <text:p>DB.</text:p>
          </table:table-cell>
          <table:table-cell office:value-type="string" table:style-name="ce8">
            <text:p>CR.</text:p>
          </table:table-cell>
          <table:table-cell office:value-type="string" table:style-name="ce12">
            <text:p>AUDITORÍA al 31/12/2020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3"/>
          <table:table-cell table:style-name="ce14"/>
          <table:table-cell table:style-name="ce15"/>
          <table:table-cell table:style-name="ce16"/>
          <table:table-cell table:number-columns-repeated="2" table:style-name="ce17"/>
          <table:table-cell table:style-name="ce18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OTROS INGRESOS</text:p>
          </table:table-cell>
          <table:table-cell table:style-name="ce21"/>
          <table:table-cell table:style-name="ce22"/>
          <table:table-cell table:number-columns-repeated="2" table:style-name="ce23"/>
          <table:table-cell table:style-name="ce24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Ingresos Varios</text:p>
          </table:table-cell>
          <table:table-cell table:style-name="ce21"/>
          <table:table-cell office:value-type="float" office:value="3927.78" table:style-name="ce23">
            <text:p>3.927,78</text:p>
          </table:table-cell>
          <table:table-cell office:value-type="float" office:value="0" table:style-name="ce23">
            <text:p>0,00</text:p>
          </table:table-cell>
          <table:table-cell office:value-type="float" office:value="0" table:style-name="ce23">
            <text:p>0,00</text:p>
          </table:table-cell>
          <table:table-cell office:value-type="float" office:value="3927.78" table:formula="of:=[.D38]+[.F38]-[.E38]" table:style-name="ce29">
            <text:p>3.927,78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27"/>
          <table:table-cell office:value-type="string" table:style-name="ce28">
            <text:p>Varios</text:p>
          </table:table-cell>
          <table:table-cell table:style-name="ce21"/>
          <table:table-cell office:value-type="float" office:value="14583.41" table:style-name="ce23">
            <text:p>14.583,41</text:p>
          </table:table-cell>
          <table:table-cell table:number-columns-repeated="2" table:style-name="ce23"/>
          <table:table-cell office:value-type="float" office:value="14583.41" table:formula="of:=[.D39]+[.F39]-[.E39]" table:style-name="ce29">
            <text:p>14.583,41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30"/>
          <table:table-cell table:style-name="ce31"/>
          <table:table-cell table:style-name="ce21"/>
          <table:table-cell table:number-columns-repeated="3" table:style-name="ce32"/>
          <table:table-cell table:style-name="ce33"/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19"/>
          <table:table-cell office:value-type="string" table:style-name="ce20">
            <text:p>Total Descuentos</text:p>
          </table:table-cell>
          <table:table-cell table:style-name="ce34"/>
          <table:table-cell office:value-type="float" office:value="18511.189999999999" table:formula="of:=SUM([.D38:.D39])" table:style-name="ce35">
            <text:p>18.511,19</text:p>
          </table:table-cell>
          <table:table-cell office:value-type="float" office:value="0" table:formula="of:=SUM([.E38:.E39])" table:style-name="ce35">
            <text:p>0,00</text:p>
          </table:table-cell>
          <table:table-cell office:value-type="float" office:value="0" table:formula="of:=SUM([.F38:.F39])" table:style-name="ce35">
            <text:p>0,00</text:p>
          </table:table-cell>
          <table:table-cell office:value-type="float" office:value="18511.189999999999" table:formula="of:=SUM([.G38:.G39])" table:style-name="ce35">
            <text:p>18.511,19</text:p>
          </table:table-cell>
          <table:table-cell table:number-columns-repeated="57" table:style-name="ce26"/>
          <table:table-cell table:number-columns-repeated="16320"/>
        </table:table-row>
        <table:table-row table:style-name="ro5"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42"/>
          <table:table-cell table:number-columns-repeated="57" table:style-name="ce26"/>
          <table:table-cell table:number-columns-repeated="16320"/>
        </table:table-row>
        <table:table-row table:style-name="ro6">
          <table:table-cell office:value-type="string" table:style-name="ce43">
            <text:p>Comentario:</text:p>
          </table:table-cell>
          <table:table-cell table:number-columns-repeated="5" table:style-name="ce44"/>
          <table:table-cell table:style-name="ce45"/>
          <table:table-cell table:number-columns-repeated="57" table:style-name="ce10"/>
          <table:table-cell table:number-columns-repeated="16320"/>
        </table:table-row>
        <table:table-row table:style-name="ro6">
          <table:table-cell table:style-name="ce46"/>
          <table:table-cell table:number-columns-repeated="5" table:style-name="ce47"/>
          <table:table-cell table:style-name="ce48"/>
          <table:table-cell table:number-columns-repeated="57" table:style-name="ce10"/>
          <table:table-cell table:number-columns-repeated="16320"/>
        </table:table-row>
        <table:table-row table:number-rows-repeated="3" table:style-name="ro6">
          <table:table-cell table:number-columns-repeated="6" table:style-name="ce49"/>
          <table:table-cell table:style-name="ce50"/>
          <table:table-cell table:number-columns-repeated="57" table:style-name="ce10"/>
          <table:table-cell table:number-columns-repeated="16320"/>
        </table:table-row>
        <table:table-row table:style-name="ro1">
          <table:table-cell table:style-name="ce51"/>
          <table:table-cell table:number-columns-repeated="5" table:style-name="ce52"/>
          <table:table-cell table:style-name="ce53"/>
          <table:table-cell table:number-columns-repeated="57" table:style-name="ce10"/>
          <table:table-cell table:number-columns-repeated="16320"/>
        </table:table-row>
        <table:table-row table:style-name="ro6">
          <table:table-cell office:value-type="string" table:style-name="ce54">
            <text:p>Conclusión:</text:p>
          </table:table-cell>
          <table:table-cell table:number-columns-repeated="5" table:style-name="ce55"/>
          <table:table-cell table:style-name="ce56"/>
          <table:table-cell table:style-name="ce57"/>
          <table:table-cell table:number-columns-repeated="16376"/>
        </table:table-row>
        <table:table-row table:number-rows-repeated="2" table:style-name="ro6">
          <table:table-cell table:style-name="ce58"/>
          <table:table-cell table:number-columns-repeated="5" table:style-name="ce59"/>
          <table:table-cell table:style-name="ce60"/>
          <table:table-cell table:style-name="ce57"/>
          <table:table-cell table:number-columns-repeated="16376"/>
        </table:table-row>
        <table:table-row table:style-name="ro1">
          <table:table-cell table:style-name="ce61"/>
          <table:table-cell table:number-columns-repeated="5" table:style-name="ce62"/>
          <table:table-cell table:style-name="ce63"/>
          <table:table-cell table:style-name="ce57"/>
          <table:table-cell table:number-columns-repeated="16376"/>
        </table:table-row>
        <table:table-row table:style-name="ro6">
          <table:table-cell office:value-type="string" table:style-name="ce64">
            <text:p>Fuente:</text:p>
          </table:table-cell>
          <table:table-cell table:number-columns-repeated="6" table:style-name="ce59"/>
          <table:table-cell table:number-columns-repeated="57" table:style-name="ce10"/>
          <table:table-cell table:number-columns-repeated="16320"/>
        </table:table-row>
        <table:table-row table:style-name="ro6">
          <table:table-cell table:number-columns-repeated="6" table:style-name="ce59"/>
          <table:table-cell table:style-name="ce10">
            <draw:custom-shape svg:x="1.1563in" svg:y="0.11181in" svg:width="0.11457in" svg:height="0.30197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-0" draw:modifiers="11387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57" table:style-name="ce10"/>
          <table:table-cell table:number-columns-repeated="16320"/>
        </table:table-row>
        <table:table-row table:style-name="ro6">
          <table:table-cell office:value-type="string" table:style-name="ce65">
            <text:p>√</text:p>
          </table:table-cell>
          <table:table-cell office:value-type="string" table:style-name="ce66">
            <text:p>Revisado</text:p>
          </table:table-cell>
          <table:table-cell table:number-columns-repeated="4" table:style-name="ce66"/>
          <table:table-cell table:number-columns-repeated="58" table:style-name="ce10"/>
          <table:table-cell table:number-columns-repeated="16320"/>
        </table:table-row>
        <table:table-row table:style-name="ro6">
          <table:table-cell office:value-type="string" table:style-name="ce65">
            <text:p>¥</text:p>
          </table:table-cell>
          <table:table-cell office:value-type="string" table:style-name="ce66">
            <text:p>Confrontado con libros</text:p>
          </table:table-cell>
          <table:table-cell table:number-columns-repeated="4" table:style-name="ce66"/>
          <table:table-cell table:number-columns-repeated="58" table:style-name="ce10"/>
          <table:table-cell table:number-columns-repeated="16320"/>
        </table:table-row>
        <table:table-row table:style-name="ro6">
          <table:table-cell office:value-type="string" table:style-name="ce65">
            <text:p>§</text:p>
          </table:table-cell>
          <table:table-cell office:value-type="string" table:style-name="ce66">
            <text:p>Cotejado con documento</text:p>
          </table:table-cell>
          <table:table-cell table:number-columns-repeated="4" table:style-name="ce66"/>
          <table:table-cell table:number-columns-repeated="58" table:style-name="ce10"/>
          <table:table-cell table:number-columns-repeated="16320"/>
        </table:table-row>
        <table:table-row table:style-name="ro6">
          <table:table-cell office:value-type="string" table:style-name="ce65">
            <text:p>Ʃ</text:p>
          </table:table-cell>
          <table:table-cell office:value-type="string" table:style-name="ce66">
            <text:p>Totalizado</text:p>
          </table:table-cell>
          <table:table-cell table:number-columns-repeated="5" table:style-name="ce66"/>
          <table:table-cell table:number-columns-repeated="57" table:style-name="ce10"/>
          <table:table-cell table:number-columns-repeated="16320"/>
        </table:table-row>
        <table:table-row table:style-name="ro6">
          <table:table-cell table:number-columns-repeated="7" table:style-name="ce66"/>
          <table:table-cell table:number-columns-repeated="57" table:style-name="ce10"/>
          <table:table-cell table:number-columns-repeated="16320"/>
        </table:table-row>
        <table:table-row table:style-name="ro6">
          <table:table-cell office:value-type="string" table:style-name="ce67">
            <text:p>Felix Montalvo &amp; Asociados FELMON Cía. Ltda. - CPA Associates International</text:p>
          </table:table-cell>
          <table:table-cell table:style-name="ce10"/>
          <table:table-cell table:style-name="ce68"/>
          <table:table-cell table:number-columns-repeated="61" table:style-name="ce10"/>
          <table:table-cell table:number-columns-repeated="16320"/>
        </table:table-row>
        <table:table-row table:style-name="ro6" table:visibility="collapse">
          <table:table-cell table:number-columns-repeated="2" table:style-name="ce10"/>
          <table:table-cell office:value-type="date" office:date-value="2002-04-01T00:00:00" table:style-name="ce69">
            <text:p>04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578043.72" table:style-name="ce70">
            <text:p><text:s/>1.578.043,72<text:s/></text:p>
          </table:table-cell>
          <table:table-cell office:value-type="percentage" office:value="0" table:formula="of:=[.E61]/[.D61]" table:style-name="ce71">
            <text:p>#REF!</text:p>
          </table:table-cell>
          <table:table-cell table:number-columns-repeated="58" table:style-name="ce10"/>
          <table:table-cell table:number-columns-repeated="16320"/>
        </table:table-row>
        <table:table-row table:style-name="ro6" table:visibility="collapse">
          <table:table-cell table:number-columns-repeated="2" table:style-name="ce10"/>
          <table:table-cell office:value-type="date" office:date-value="2002-05-01T00:00:00" table:style-name="ce69">
            <text:p>05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032374.9" table:style-name="ce70">
            <text:p><text:s/>1.032.374,90<text:s/></text:p>
          </table:table-cell>
          <table:table-cell office:value-type="percentage" office:value="0" table:formula="of:=[.E62]/[.D62]" table:style-name="ce71">
            <text:p>#REF!</text:p>
          </table:table-cell>
          <table:table-cell table:number-columns-repeated="58" table:style-name="ce10"/>
          <table:table-cell table:number-columns-repeated="16320"/>
        </table:table-row>
        <table:table-row table:style-name="ro6" table:visibility="collapse">
          <table:table-cell table:number-columns-repeated="2" table:style-name="ce10"/>
          <table:table-cell office:value-type="date" office:date-value="2002-06-01T00:00:00" table:style-name="ce69">
            <text:p>06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35659769.939999998" table:style-name="ce70">
            <text:p><text:s/>35.659.769,94<text:s/></text:p>
          </table:table-cell>
          <table:table-cell office:value-type="percentage" office:value="0" table:formula="of:=[.E63]/[.D63]" table:style-name="ce71">
            <text:p>#REF!</text:p>
          </table:table-cell>
          <table:table-cell table:number-columns-repeated="58" table:style-name="ce10"/>
          <table:table-cell table:number-columns-repeated="16320"/>
        </table:table-row>
        <table:table-row table:style-name="ro6" table:visibility="collapse">
          <table:table-cell table:number-columns-repeated="2" table:style-name="ce10"/>
          <table:table-cell office:value-type="date" office:date-value="2002-07-01T00:00:00" table:style-name="ce69">
            <text:p>07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84561243.670000002" table:style-name="ce70">
            <text:p><text:s/>84.561.243,67<text:s/></text:p>
          </table:table-cell>
          <table:table-cell office:value-type="percentage" office:value="0" table:formula="of:=[.E64]/[.D64]" table:style-name="ce71">
            <text:p>#REF!</text:p>
          </table:table-cell>
          <table:table-cell table:number-columns-repeated="58" table:style-name="ce10"/>
          <table:table-cell table:number-columns-repeated="16320"/>
        </table:table-row>
        <table:table-row table:style-name="ro6" table:visibility="collapse">
          <table:table-cell table:number-columns-repeated="2" table:style-name="ce10"/>
          <table:table-cell office:value-type="date" office:date-value="2002-08-01T00:00:00" table:style-name="ce69">
            <text:p>08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20200986.89" table:style-name="ce70">
            <text:p><text:s/>120.200.986,89<text:s/></text:p>
          </table:table-cell>
          <table:table-cell office:value-type="percentage" office:value="0" table:formula="of:=[.E65]/[.D65]" table:style-name="ce71">
            <text:p>#REF!</text:p>
          </table:table-cell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office:value-type="date" office:date-value="2002-09-01T00:00:00" table:style-name="ce69">
            <text:p>09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14917320.73" table:style-name="ce70">
            <text:p><text:s/>114.917.320,73<text:s/></text:p>
          </table:table-cell>
          <table:table-cell office:value-type="percentage" office:value="0" table:formula="of:=[.E66]/[.D66]" table:style-name="ce71">
            <text:p>#REF!</text:p>
          </table:table-cell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office:value-type="date" office:date-value="2002-10-01T00:00:00" table:style-name="ce69">
            <text:p>10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09471073.28" table:style-name="ce70">
            <text:p><text:s/>109.471.073,28<text:s/></text:p>
          </table:table-cell>
          <table:table-cell office:value-type="percentage" office:value="0" table:formula="of:=[.E67]/[.D67]" table:style-name="ce71">
            <text:p>#REF!</text:p>
          </table:table-cell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office:value-type="date" office:date-value="2002-11-01T00:00:00" table:style-name="ce69">
            <text:p>11/02</text:p>
          </table:table-cell>
          <table:table-cell office:value-type="float" office:value="0" table:formula="of:=SUM([.#REF!])" table:style-name="ce70">
            <text:p><text:s/>#REF!<text:s/></text:p>
          </table:table-cell>
          <table:table-cell office:value-type="float" office:value="145223089.61000001" table:formula="of:=145223089.61" table:style-name="ce70">
            <text:p><text:s/>145.223.089,61<text:s/></text:p>
          </table:table-cell>
          <table:table-cell office:value-type="percentage" office:value="0" table:formula="of:=[.E68]/[.D68]" table:style-name="ce71">
            <text:p>#REF!</text:p>
          </table:table-cell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office:value-type="date" office:date-value="2002-12-01T00:00:00" table:style-name="ce69">
            <text:p>12/02</text:p>
          </table:table-cell>
          <table:table-cell office:value-type="float" office:value="0" table:style-name="ce72">
            <text:p>-00<text:s/></text:p>
          </table:table-cell>
          <table:table-cell office:value-type="float" office:value="721886.66" table:style-name="ce73">
            <text:p><text:s/>721.886,66<text:s/></text:p>
          </table:table-cell>
          <table:table-cell table:style-name="ce74"/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table:style-name="ce75"/>
          <table:table-cell office:value-type="float" office:value="0" table:formula="of:=SUM([.D58:.D69])" table:style-name="ce76">
            <text:p><text:s/>#REF!<text:s/></text:p>
          </table:table-cell>
          <table:table-cell office:value-type="float" office:value="613365789.39999998" table:formula="of:=SUM([.E58:.E69])" table:style-name="ce76">
            <text:p><text:s/>613.365.789,40<text:s/></text:p>
          </table:table-cell>
          <table:table-cell office:value-type="percentage" office:value="0" table:formula="of:=[.E70]/[.D70]" table:style-name="ce77">
            <text:p>#REF!</text:p>
          </table:table-cell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table:style-name="ce75"/>
          <table:table-cell table:number-columns-repeated="2" table:style-name="ce78"/>
          <table:table-cell table:style-name="ce71"/>
          <table:table-cell table:number-columns-repeated="16378"/>
        </table:table-row>
        <table:table-row table:style-name="ro6" table:visibility="collapse">
          <table:table-cell table:number-columns-repeated="2" table:style-name="ce10"/>
          <table:table-cell table:style-name="ce75"/>
          <table:table-cell table:number-columns-repeated="2" table:style-name="ce78"/>
          <table:table-cell table:style-name="ce75"/>
          <table:table-cell table:number-columns-repeated="16378"/>
        </table:table-row>
        <table:table-row table:number-rows-repeated="2" table:style-name="ro6" table:visibility="collapse">
          <table:table-cell table:number-columns-repeated="64" table:style-name="ce10"/>
          <table:table-cell table:number-columns-repeated="16320"/>
        </table:table-row>
        <table:table-row table:style-name="ro7">
          <table:table-cell table:style-name="ce67"/>
          <table:table-cell table:number-columns-repeated="63" table:style-name="ce10"/>
          <table:table-cell table:number-columns-repeated="16320"/>
        </table:table-row>
        <table:table-row table:number-rows-repeated="1048501" table:style-name="ro7">
          <table:table-cell table:number-columns-repeated="16384"/>
        </table:table-row>
      </table:table>
      <table:table table:name="Prueba_de_ventas" table:style-name="ta2">
        <table:table-column table:style-name="co13" table:default-cell-style-name="ce1"/>
        <table:table-column table:style-name="co12" table:default-cell-style-name="ce1"/>
        <table:table-column table:style-name="co14" table:default-cell-style-name="ce84" table:visibility="collapse"/>
        <table:table-column table:style-name="co15" table:default-cell-style-name="ce84" table:visibility="collapse"/>
        <table:table-column table:style-name="co14" table:default-cell-style-name="ce84" table:visibility="collapse"/>
        <table:table-column table:style-name="co14" table:number-columns-repeated="6" table:default-cell-style-name="ce84"/>
        <table:table-column table:style-name="co12" table:number-columns-repeated="6" table:default-cell-style-name="ce1"/>
        <table:table-column table:style-name="co16" table:default-cell-style-name="ce85"/>
        <table:table-column table:style-name="co12" table:number-columns-repeated="16366" table:default-cell-style-name="ce1"/>
        <table:table-row table:style-name="ro1">
          <table:table-cell/>
          <table:table-cell office:value-type="string" table:style-name="ce82">
            <text:p>LINKOTEL S.A.</text:p>
          </table:table-cell>
          <table:table-cell table:number-columns-repeated="3" table:style-name="ce83"/>
          <table:table-cell table:number-columns-repeated="6" table:style-name="ce84"/>
          <table:table-cell table:number-columns-repeated="6" table:style-name="ce1"/>
          <table:table-cell table:style-name="ce85"/>
          <table:table-cell table:number-columns-repeated="16366"/>
        </table:table-row>
        <table:table-row table:style-name="ro1">
          <table:table-cell/>
          <table:table-cell office:value-type="string" table:style-name="ce86">
            <text:p>PRUEBA DE VENTAS</text:p>
          </table:table-cell>
          <table:table-cell table:number-columns-repeated="3" table:style-name="ce87"/>
          <table:table-cell table:number-columns-repeated="6" table:style-name="ce84"/>
          <table:table-cell table:number-columns-repeated="6" table:style-name="ce1"/>
          <table:table-cell table:style-name="ce85"/>
          <table:table-cell table:number-columns-repeated="16366"/>
        </table:table-row>
        <table:table-row table:style-name="ro1">
          <table:table-cell/>
          <table:table-cell office:value-type="string" table:style-name="ce86">
            <text:p>Al 31 de diciembre del 2020 (Importes en US dolares)</text:p>
          </table:table-cell>
          <table:table-cell table:number-columns-repeated="3" table:style-name="ce87"/>
          <table:table-cell table:number-columns-repeated="6" table:style-name="ce84"/>
          <table:table-cell table:number-columns-repeated="6" table:style-name="ce1"/>
          <table:table-cell table:style-name="ce85"/>
          <table:table-cell table:number-columns-repeated="16366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table:style-name="ce1"/>
          <table:table-cell office:value-type="string" table:style-name="ce88">
            <text:p>Total</text:p>
          </table:table-cell>
          <table:table-cell office:value-type="string" table:style-name="ce88">
            <text:p>Total</text:p>
          </table:table-cell>
          <table:table-cell office:value-type="string" table:style-name="ce88">
            <text:p>Total</text:p>
          </table:table-cell>
          <table:table-cell office:value-type="string" table:style-name="ce88">
            <text:p>Mayor</text:p>
          </table:table-cell>
          <table:table-cell office:value-type="string" table:style-name="ce88">
            <text:p>Declaraciones</text:p>
          </table:table-cell>
          <table:table-cell table:style-name="ce89"/>
          <table:table-cell table:style-name="ce84"/>
          <table:table-cell office:value-type="string" table:style-name="ce90">
            <text:p>Reportes</text:p>
          </table:table-cell>
          <table:table-cell table:style-name="ce89"/>
          <table:table-cell table:style-name="ce1"/>
          <table:table-cell office:value-type="string" table:style-name="ce91">
            <text:p>CONCILIACION CON DEPOSITOS EN BANCOS:</text:p>
          </table:table-cell>
          <table:table-cell table:number-columns-repeated="4" table:style-name="ce92"/>
          <table:table-cell office:value-type="string" table:style-name="ce93">
            <text:p>US$</text:p>
          </table:table-cell>
          <table:table-cell table:number-columns-repeated="16366"/>
        </table:table-row>
        <table:table-row table:style-name="ro6">
          <table:table-cell/>
          <table:table-cell table:style-name="ce1"/>
          <table:table-cell office:value-type="string" table:style-name="ce94">
            <text:p>Ventas</text:p>
          </table:table-cell>
          <table:table-cell office:value-type="string" table:style-name="ce94">
            <text:p>Interconexiones</text:p>
          </table:table-cell>
          <table:table-cell office:value-type="string" table:style-name="ce94">
            <text:p>Descuentos</text:p>
          </table:table-cell>
          <table:table-cell office:value-type="string" table:style-name="ce94">
            <text:p>general</text:p>
          </table:table-cell>
          <table:table-cell office:value-type="string" table:style-name="ce94">
            <text:p>de IVA</text:p>
          </table:table-cell>
          <table:table-cell office:value-type="string" table:style-name="ce95">
            <text:p>Diferencia</text:p>
          </table:table-cell>
          <table:table-cell table:style-name="ce84"/>
          <table:table-cell office:value-type="string" table:style-name="ce96">
            <text:p>de ventas</text:p>
          </table:table-cell>
          <table:table-cell office:value-type="string" table:style-name="ce95">
            <text:p>Diferencia</text:p>
          </table:table-cell>
          <table:table-cell table:style-name="ce1"/>
          <table:table-cell table:style-name="ce97"/>
          <table:table-cell table:number-columns-repeated="4" table:style-name="ce1"/>
          <table:table-cell table:style-name="ce98"/>
          <table:table-cell table:number-columns-repeated="16366"/>
        </table:table-row>
        <table:table-row table:style-name="ro6">
          <table:table-cell/>
          <table:table-cell table:style-name="ce1"/>
          <table:table-cell table:number-columns-repeated="3" table:style-name="ce89"/>
          <table:table-cell table:number-columns-repeated="2" table:style-name="ce99"/>
          <table:table-cell table:style-name="ce100"/>
          <table:table-cell table:style-name="ce84"/>
          <table:table-cell table:style-name="ce99"/>
          <table:table-cell table:style-name="ce100"/>
          <table:table-cell table:style-name="ce1"/>
          <table:table-cell office:value-type="string" table:style-name="ce97">
            <text:p>Saldo inicial de clientes en-20</text:p>
          </table:table-cell>
          <table:table-cell table:number-columns-repeated="4" table:style-name="ce1"/>
          <table:table-cell office:value-type="float" office:value="1749243.96" table:style-name="ce98">
            <text:p>1.749.244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Enero</text:p>
          </table:table-cell>
          <table:table-cell office:value-type="float" office:value="42277.17" table:style-name="ce102">
            <text:p>42277,17</text:p>
          </table:table-cell>
          <table:table-cell office:value-type="float" office:value="11245.79" table:style-name="ce102">
            <text:p>11245,79</text:p>
          </table:table-cell>
          <table:table-cell office:value-type="float" office:value="212.12" table:style-name="ce102">
            <text:p>212,12</text:p>
          </table:table-cell>
          <table:table-cell office:value-type="float" office:value="53310.84" table:formula="of:=[.C8]+[.D8]-[.E8]" table:style-name="ce100">
            <text:p>53310,84</text:p>
          </table:table-cell>
          <table:table-cell table:style-name="ce100"/>
          <table:table-cell office:value-type="float" office:value="53310.84" table:formula="of:=[.F8]-[.G8]" table:style-name="ce100">
            <text:p>53310,84</text:p>
          </table:table-cell>
          <table:table-cell table:style-name="ce84"/>
          <table:table-cell office:value-type="float" office:value="53310.84" table:style-name="ce100">
            <text:p>53310,84</text:p>
          </table:table-cell>
          <table:table-cell office:value-type="float" office:value="0" table:formula="of:=[.F8]-[.J8]" table:style-name="ce100">
            <text:p>0,00</text:p>
          </table:table-cell>
          <table:table-cell table:style-name="ce1"/>
          <table:table-cell office:value-type="string" table:style-name="ce97">
            <text:p>Mas Ventas netas</text:p>
          </table:table-cell>
          <table:table-cell table:number-columns-repeated="4" table:style-name="ce1"/>
          <table:table-cell office:value-type="float" office:value="641434.12000000011" table:formula="of:=[.F18]" table:style-name="ce98">
            <text:p>641.434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Febrero</text:p>
          </table:table-cell>
          <table:table-cell office:value-type="float" office:value="34127.550000000003" table:style-name="ce102">
            <text:p>34127,55</text:p>
          </table:table-cell>
          <table:table-cell office:value-type="float" office:value="13489.93" table:style-name="ce102">
            <text:p>13489,93</text:p>
          </table:table-cell>
          <table:table-cell office:value-type="float" office:value="210.41" table:style-name="ce102">
            <text:p>210,41</text:p>
          </table:table-cell>
          <table:table-cell office:value-type="float" office:value="47407.07" table:formula="of:=[.C9]+[.D9]-[.E9]" table:style-name="ce100">
            <text:p>47407,07</text:p>
          </table:table-cell>
          <table:table-cell table:style-name="ce100"/>
          <table:table-cell office:value-type="float" office:value="47407.07" table:formula="of:=[.F9]-[.G9]" table:style-name="ce100">
            <text:p>47407,07</text:p>
          </table:table-cell>
          <table:table-cell table:style-name="ce84"/>
          <table:table-cell office:value-type="float" office:value="47407.07" table:style-name="ce100">
            <text:p>47407,07</text:p>
          </table:table-cell>
          <table:table-cell office:value-type="float" office:value="0" table:formula="of:=[.F9]-[.J9]" table:style-name="ce100">
            <text:p>0,00</text:p>
          </table:table-cell>
          <table:table-cell table:style-name="ce1"/>
          <table:table-cell office:value-type="string" table:style-name="ce97">
            <text:p>Menos saldo final de clientes oct-20</text:p>
          </table:table-cell>
          <table:table-cell table:number-columns-repeated="4" table:style-name="ce1"/>
          <table:table-cell office:value-type="float" office:value="1248909.45" table:style-name="ce98">
            <text:p>1.248.909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Marzo</text:p>
          </table:table-cell>
          <table:table-cell office:value-type="float" office:value="46925.72" table:style-name="ce102">
            <text:p>46925,72</text:p>
          </table:table-cell>
          <table:table-cell office:value-type="float" office:value="14113.25" table:style-name="ce102">
            <text:p>14113,25</text:p>
          </table:table-cell>
          <table:table-cell office:value-type="float" office:value="207.65" table:style-name="ce102">
            <text:p>207,65</text:p>
          </table:table-cell>
          <table:table-cell office:value-type="float" office:value="60831.32" table:formula="of:=[.C10]+[.D10]-[.E10]" table:style-name="ce100">
            <text:p>60831,32</text:p>
          </table:table-cell>
          <table:table-cell table:style-name="ce100"/>
          <table:table-cell office:value-type="float" office:value="60831.32" table:formula="of:=[.F10]-[.G10]" table:style-name="ce100">
            <text:p>60831,32</text:p>
          </table:table-cell>
          <table:table-cell table:style-name="ce84"/>
          <table:table-cell office:value-type="float" office:value="1690831.32" table:style-name="ce100">
            <text:p>1690831,32</text:p>
          </table:table-cell>
          <table:table-cell office:value-type="float" office:value="-1630000" table:formula="of:=[.F10]-[.J10]" table:style-name="ce100">
            <text:p>-1630000,00</text:p>
          </table:table-cell>
          <table:table-cell office:value-type="string" table:style-name="ce1">
            <text:p>*</text:p>
          </table:table-cell>
          <table:table-cell table:style-name="ce97"/>
          <table:table-cell table:number-columns-repeated="4" table:style-name="ce1"/>
          <table:table-cell table:style-name="ce98"/>
          <table:table-cell table:number-columns-repeated="16366"/>
        </table:table-row>
        <table:table-row table:style-name="ro6">
          <table:table-cell/>
          <table:table-cell office:value-type="string" table:style-name="ce101">
            <text:p>Abril</text:p>
          </table:table-cell>
          <table:table-cell office:value-type="float" office:value="51515.53" table:style-name="ce102">
            <text:p>51515,53</text:p>
          </table:table-cell>
          <table:table-cell office:value-type="float" office:value="17950.689999999999" table:style-name="ce102">
            <text:p>17950,69</text:p>
          </table:table-cell>
          <table:table-cell office:value-type="float" office:value="210.65" table:style-name="ce102">
            <text:p>210,65</text:p>
          </table:table-cell>
          <table:table-cell office:value-type="float" office:value="69255.570000000007" table:formula="of:=[.C11]+[.D11]-[.E11]" table:style-name="ce100">
            <text:p>69255,57</text:p>
          </table:table-cell>
          <table:table-cell table:style-name="ce100"/>
          <table:table-cell office:value-type="float" office:value="69255.570000000007" table:formula="of:=[.F11]-[.G11]" table:style-name="ce100">
            <text:p>69255,57</text:p>
          </table:table-cell>
          <table:table-cell table:style-name="ce84"/>
          <table:table-cell office:value-type="float" office:value="69255.570000000007" table:style-name="ce100">
            <text:p>69255,57</text:p>
          </table:table-cell>
          <table:table-cell office:value-type="float" office:value="0" table:formula="of:=[.F11]-[.J11]" table:style-name="ce100">
            <text:p>0,00</text:p>
          </table:table-cell>
          <table:table-cell table:style-name="ce1"/>
          <table:table-cell office:value-type="string" table:style-name="ce91">
            <text:p>Cobranzas de enero a octubre 2020</text:p>
          </table:table-cell>
          <table:table-cell table:number-columns-repeated="4" table:style-name="ce92"/>
          <table:table-cell office:value-type="float" office:value="1141768.6300000001" table:formula="of:=[.R7]+[.R8]-[.R9]" table:style-name="ce103">
            <text:p>1.141.769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Mayo</text:p>
          </table:table-cell>
          <table:table-cell office:value-type="float" office:value="38620.120000000003" table:style-name="ce102">
            <text:p>38620,12</text:p>
          </table:table-cell>
          <table:table-cell office:value-type="float" office:value="16593.689999999999" table:style-name="ce102">
            <text:p>16593,69</text:p>
          </table:table-cell>
          <table:table-cell office:value-type="float" office:value="213.65" table:style-name="ce102">
            <text:p>213,65</text:p>
          </table:table-cell>
          <table:table-cell office:value-type="float" office:value="55000.159999999996" table:formula="of:=[.C12]+[.D12]-[.E12]" table:style-name="ce100">
            <text:p>55000,16</text:p>
          </table:table-cell>
          <table:table-cell table:style-name="ce100"/>
          <table:table-cell office:value-type="float" office:value="55000.159999999996" table:formula="of:=[.F12]-[.G12]" table:style-name="ce100">
            <text:p>55000,16</text:p>
          </table:table-cell>
          <table:table-cell table:style-name="ce84"/>
          <table:table-cell office:value-type="float" office:value="55000.160000000003" table:style-name="ce100">
            <text:p>55000,16</text:p>
          </table:table-cell>
          <table:table-cell office:value-type="float" office:value="0" table:formula="of:=[.F12]-[.J12]" table:style-name="ce100">
            <text:p>0,00</text:p>
          </table:table-cell>
          <table:table-cell table:style-name="ce1"/>
          <table:table-cell office:value-type="string" table:style-name="ce97">
            <text:p>Depositos segun reportes de Servicio al Cliente</text:p>
          </table:table-cell>
          <table:table-cell table:number-columns-repeated="4" table:style-name="ce1"/>
          <table:table-cell office:value-type="float" office:value="92519.35" table:style-name="ce98">
            <text:p>92.519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Junio</text:p>
          </table:table-cell>
          <table:table-cell office:value-type="float" office:value="45123.19" table:style-name="ce102">
            <text:p>45123,19</text:p>
          </table:table-cell>
          <table:table-cell office:value-type="float" office:value="27714.44" table:style-name="ce102">
            <text:p>27714,44</text:p>
          </table:table-cell>
          <table:table-cell office:value-type="float" office:value="210.9" table:style-name="ce102">
            <text:p>210,90</text:p>
          </table:table-cell>
          <table:table-cell office:value-type="float" office:value="72626.73000000001" table:formula="of:=[.C13]+[.D13]-[.E13]" table:style-name="ce100">
            <text:p>72626,73</text:p>
          </table:table-cell>
          <table:table-cell table:style-name="ce100"/>
          <table:table-cell office:value-type="float" office:value="72626.73000000001" table:formula="of:=[.F13]-[.G13]" table:style-name="ce100">
            <text:p>72626,73</text:p>
          </table:table-cell>
          <table:table-cell table:style-name="ce84"/>
          <table:table-cell office:value-type="float" office:value="72626.73" table:style-name="ce100">
            <text:p>72626,73</text:p>
          </table:table-cell>
          <table:table-cell office:value-type="float" office:value="0" table:formula="of:=[.F13]-[.J13]" table:style-name="ce100">
            <text:p>0,00</text:p>
          </table:table-cell>
          <table:table-cell table:style-name="ce1"/>
          <table:table-cell table:style-name="ce97"/>
          <table:table-cell table:number-columns-repeated="4" table:style-name="ce1"/>
          <table:table-cell table:style-name="ce98"/>
          <table:table-cell table:number-columns-repeated="16366"/>
        </table:table-row>
        <table:table-row table:style-name="ro6">
          <table:table-cell/>
          <table:table-cell office:value-type="string" table:style-name="ce101">
            <text:p>Julio</text:p>
          </table:table-cell>
          <table:table-cell office:value-type="float" office:value="46455.25" table:style-name="ce102">
            <text:p>46455,25</text:p>
          </table:table-cell>
          <table:table-cell office:value-type="float" office:value="29403.279999999999" table:style-name="ce102">
            <text:p>29403,28</text:p>
          </table:table-cell>
          <table:table-cell office:value-type="float" office:value="213.15" table:style-name="ce102">
            <text:p>213,15</text:p>
          </table:table-cell>
          <table:table-cell office:value-type="float" office:value="75645.38" table:formula="of:=[.C14]+[.D14]-[.E14]" table:style-name="ce100">
            <text:p>75645,38</text:p>
          </table:table-cell>
          <table:table-cell table:style-name="ce100"/>
          <table:table-cell office:value-type="float" office:value="75645.38" table:formula="of:=[.F14]-[.G14]" table:style-name="ce100">
            <text:p>75645,38</text:p>
          </table:table-cell>
          <table:table-cell table:style-name="ce84"/>
          <table:table-cell office:value-type="float" office:value="75645.38" table:style-name="ce100">
            <text:p>75645,38</text:p>
          </table:table-cell>
          <table:table-cell office:value-type="float" office:value="0" table:formula="of:=[.F14]-[.J14]" table:style-name="ce100">
            <text:p>0,00</text:p>
          </table:table-cell>
          <table:table-cell table:style-name="ce1"/>
          <table:table-cell office:value-type="string" table:style-name="ce104">
            <text:p>Diferencia</text:p>
          </table:table-cell>
          <table:table-cell table:number-columns-repeated="4" table:style-name="ce105"/>
          <table:table-cell office:value-type="float" office:value="1049249.28" table:formula="of:=[.R11]-[.R12]" table:style-name="ce106">
            <text:p>1.049.249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01">
            <text:p>Agosto</text:p>
          </table:table-cell>
          <table:table-cell office:value-type="float" office:value="43935.71" table:style-name="ce102">
            <text:p>43935,71</text:p>
          </table:table-cell>
          <table:table-cell office:value-type="float" office:value="26309.02" table:style-name="ce102">
            <text:p>26309,02</text:p>
          </table:table-cell>
          <table:table-cell office:value-type="float" office:value="202.35" table:style-name="ce102">
            <text:p>202,35</text:p>
          </table:table-cell>
          <table:table-cell office:value-type="float" office:value="70042.37999999999" table:formula="of:=[.C15]+[.D15]-[.E15]" table:style-name="ce100">
            <text:p>70042,38</text:p>
          </table:table-cell>
          <table:table-cell table:style-name="ce100"/>
          <table:table-cell office:value-type="float" office:value="70042.37999999999" table:formula="of:=[.F15]-[.G15]" table:style-name="ce100">
            <text:p>70042,38</text:p>
          </table:table-cell>
          <table:table-cell table:style-name="ce84"/>
          <table:table-cell office:value-type="float" office:value="70042.38" table:style-name="ce100">
            <text:p>70042,38</text:p>
          </table:table-cell>
          <table:table-cell office:value-type="float" office:value="0" table:formula="of:=[.F15]-[.J15]" table:style-name="ce100">
            <text:p>0,00</text:p>
          </table:table-cell>
          <table:table-cell table:number-columns-repeated="6" table:style-name="ce1"/>
          <table:table-cell table:style-name="ce85"/>
          <table:table-cell table:number-columns-repeated="16366"/>
        </table:table-row>
        <table:table-row table:style-name="ro6">
          <table:table-cell/>
          <table:table-cell office:value-type="string" table:style-name="ce101">
            <text:p>Septiembre</text:p>
          </table:table-cell>
          <table:table-cell office:value-type="float" office:value="45963.15" table:style-name="ce102">
            <text:p>45963,15</text:p>
          </table:table-cell>
          <table:table-cell office:value-type="float" office:value="21745.63" table:style-name="ce102">
            <text:p>21745,63</text:p>
          </table:table-cell>
          <table:table-cell office:value-type="float" office:value="199.41" table:style-name="ce102">
            <text:p>199,41</text:p>
          </table:table-cell>
          <table:table-cell office:value-type="float" office:value="67509.37" table:formula="of:=[.C16]+[.D16]-[.E16]" table:style-name="ce100">
            <text:p>67509,37</text:p>
          </table:table-cell>
          <table:table-cell table:style-name="ce100"/>
          <table:table-cell office:value-type="float" office:value="67509.37" table:formula="of:=[.F16]-[.G16]" table:style-name="ce100">
            <text:p>67509,37</text:p>
          </table:table-cell>
          <table:table-cell table:style-name="ce84"/>
          <table:table-cell office:value-type="float" office:value="67509.37" table:style-name="ce100">
            <text:p>67509,37</text:p>
          </table:table-cell>
          <table:table-cell office:value-type="float" office:value="0" table:formula="of:=[.F16]-[.J16]" table:style-name="ce100">
            <text:p>0,00</text:p>
          </table:table-cell>
          <table:table-cell table:style-name="ce1"/>
          <table:table-cell office:value-type="string" table:style-name="ce1">
            <text:p>*</text:p>
          </table:table-cell>
          <table:table-cell office:value-type="string" table:style-name="ce1">
            <text:p>Revisar Explicacion en la pestaña “Transferencia Telconet”</text:p>
          </table:table-cell>
          <table:table-cell table:number-columns-repeated="3" table:style-name="ce1"/>
          <table:table-cell table:style-name="ce85"/>
          <table:table-cell table:number-columns-repeated="16366"/>
        </table:table-row>
        <table:table-row table:style-name="ro6">
          <table:table-cell/>
          <table:table-cell office:value-type="string" table:style-name="ce101">
            <text:p>Octubre</text:p>
          </table:table-cell>
          <table:table-cell office:value-type="float" office:value="47379.13" table:style-name="ce107">
            <text:p>47379,13</text:p>
          </table:table-cell>
          <table:table-cell office:value-type="float" office:value="22620.87" table:style-name="ce107">
            <text:p>22620,87</text:p>
          </table:table-cell>
          <table:table-cell office:value-type="float" office:value="194.7" table:style-name="ce107">
            <text:p>194,70</text:p>
          </table:table-cell>
          <table:table-cell office:value-type="float" office:value="69805.3" table:formula="of:=[.C17]+[.D17]-[.E17]" table:style-name="ce100">
            <text:p>69805,30</text:p>
          </table:table-cell>
          <table:table-cell table:style-name="ce100"/>
          <table:table-cell office:value-type="float" office:value="69805.3" table:formula="of:=[.F17]-[.G17]" table:style-name="ce100">
            <text:p>69805,30</text:p>
          </table:table-cell>
          <table:table-cell table:style-name="ce84"/>
          <table:table-cell office:value-type="float" office:value="69805.3" table:style-name="ce100">
            <text:p>69805,30</text:p>
          </table:table-cell>
          <table:table-cell office:value-type="float" office:value="0" table:formula="of:=[.F17]-[.J17]" table:style-name="ce100">
            <text:p>0,00</text:p>
          </table:table-cell>
          <table:table-cell table:number-columns-repeated="6" table:style-name="ce1"/>
          <table:table-cell table:number-columns-repeated="16367"/>
        </table:table-row>
        <table:table-row table:style-name="ro6">
          <table:table-cell/>
          <table:table-cell office:value-type="string" table:style-name="ce101">
            <text:p>TOTAL</text:p>
          </table:table-cell>
          <table:table-cell office:value-type="float" office:value="442322.52000000008" table:formula="of:=SUM([.C8:.C17])" table:style-name="ce108">
            <text:p>442322,52</text:p>
          </table:table-cell>
          <table:table-cell office:value-type="float" office:value="201186.59" table:formula="of:=SUM([.D8:.D17])" table:style-name="ce108">
            <text:p>201186,59</text:p>
          </table:table-cell>
          <table:table-cell office:value-type="float" office:value="2074.9900000000002" table:formula="of:=SUM([.E8:.E17])" table:style-name="ce108">
            <text:p>2074,99</text:p>
          </table:table-cell>
          <table:table-cell office:value-type="float" office:value="641434.12000000011" table:formula="of:=SUM([.F8:.F17])" table:style-name="ce108">
            <text:p>641434,12</text:p>
          </table:table-cell>
          <table:table-cell office:value-type="float" office:value="0" table:formula="of:=SUM([.G8:.G17])" table:style-name="ce108">
            <text:p>0,00</text:p>
          </table:table-cell>
          <table:table-cell office:value-type="float" office:value="641434.12000000011" table:formula="of:=SUM([.H8:.H17])" table:style-name="ce108">
            <text:p>641434,12</text:p>
          </table:table-cell>
          <table:table-cell table:style-name="ce84"/>
          <table:table-cell office:value-type="float" office:value="2271434.1199999996" table:formula="of:=SUM([.J8:.J17])" table:style-name="ce108">
            <text:p>2271434,12</text:p>
          </table:table-cell>
          <table:table-cell office:value-type="float" office:value="-1630000" table:formula="of:=SUM([.K8:.K17])" table:style-name="ce108">
            <text:p>-1630000,00</text:p>
          </table:table-cell>
          <table:table-cell table:number-columns-repeated="6" table:style-name="ce1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table:style-name="ce1"/>
          <table:table-cell table:number-columns-repeated="3" table:style-name="ce84"/>
          <table:table-cell table:style-name="ce109"/>
          <table:table-cell table:number-columns-repeated="5" table:style-name="ce84"/>
          <table:table-cell table:number-columns-repeated="6" table:style-name="ce1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table:style-name="ce1"/>
          <table:table-cell table:number-columns-repeated="9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table:number-columns-repeated="2" table:style-name="ce1"/>
          <table:table-cell table:number-columns-repeated="2" table:style-name="ce84"/>
          <table:table-cell office:value-type="string" table:style-name="ce94">
            <text:p>Ingresos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table:number-columns-repeated="2" table:style-name="ce1"/>
          <table:table-cell table:number-columns-repeated="2" table:style-name="ce84"/>
          <table:table-cell table:style-name="ce89"/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Enero</text:p>
          </table:table-cell>
          <table:table-cell table:style-name="ce1"/>
          <table:table-cell table:number-columns-repeated="2" table:style-name="ce84"/>
          <table:table-cell office:value-type="float" office:value="0.42" table:style-name="ce102">
            <text:p>0,42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Febrero</text:p>
          </table:table-cell>
          <table:table-cell table:style-name="ce1"/>
          <table:table-cell table:number-columns-repeated="2" table:style-name="ce84"/>
          <table:table-cell office:value-type="float" office:value="0.49" table:style-name="ce102">
            <text:p>0,49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Marzo</text:p>
          </table:table-cell>
          <table:table-cell table:style-name="ce1"/>
          <table:table-cell table:number-columns-repeated="2" table:style-name="ce84"/>
          <table:table-cell office:value-type="float" office:value="1.68" table:style-name="ce102">
            <text:p>1,68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Abril</text:p>
          </table:table-cell>
          <table:table-cell table:style-name="ce1"/>
          <table:table-cell table:number-columns-repeated="2" table:style-name="ce84"/>
          <table:table-cell office:value-type="float" office:value="0.62" table:style-name="ce102">
            <text:p>0,62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Mayo</text:p>
          </table:table-cell>
          <table:table-cell table:style-name="ce1"/>
          <table:table-cell table:number-columns-repeated="2" table:style-name="ce84"/>
          <table:table-cell office:value-type="float" office:value="5.72" table:style-name="ce102">
            <text:p>5,72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Junio</text:p>
          </table:table-cell>
          <table:table-cell table:style-name="ce1"/>
          <table:table-cell table:number-columns-repeated="2" table:style-name="ce84"/>
          <table:table-cell office:value-type="float" office:value="2.2799999999999998" table:style-name="ce102">
            <text:p>2,28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Julio</text:p>
          </table:table-cell>
          <table:table-cell table:style-name="ce1"/>
          <table:table-cell table:number-columns-repeated="2" table:style-name="ce84"/>
          <table:table-cell office:value-type="float" office:value="0.92" table:style-name="ce102">
            <text:p>0,92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Agosto</text:p>
          </table:table-cell>
          <table:table-cell table:style-name="ce1"/>
          <table:table-cell table:number-columns-repeated="2" table:style-name="ce84"/>
          <table:table-cell office:value-type="float" office:value="0.76" table:style-name="ce102">
            <text:p>0,76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Septiembre</text:p>
          </table:table-cell>
          <table:table-cell table:style-name="ce1"/>
          <table:table-cell table:number-columns-repeated="2" table:style-name="ce84"/>
          <table:table-cell office:value-type="float" office:value="8.09" table:style-name="ce102">
            <text:p>8,09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Octubre</text:p>
          </table:table-cell>
          <table:table-cell table:style-name="ce1"/>
          <table:table-cell table:number-columns-repeated="2" table:style-name="ce84"/>
          <table:table-cell office:value-type="float" office:value="13.69" table:style-name="ce107">
            <text:p>13,69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01">
            <text:p>TOTAL</text:p>
          </table:table-cell>
          <table:table-cell table:style-name="ce1"/>
          <table:table-cell table:number-columns-repeated="2" table:style-name="ce84"/>
          <table:table-cell office:value-type="float" office:value="34.669999999999995" table:formula="of:=SUM([.F25:.F34])" table:style-name="ce108">
            <text:p>34,67</text:p>
          </table:table-cell>
          <table:table-cell table:number-columns-repeated="5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number-rows-repeated="2" table:style-name="ro6">
          <table:table-cell/>
          <table:table-cell table:style-name="ce1"/>
          <table:table-cell table:number-columns-repeated="9" table:style-name="ce84"/>
          <table:table-cell table:number-columns-repeated="4" table:style-name="ce1"/>
          <table:table-cell table:style-name="ce110"/>
          <table:table-cell table:number-columns-repeated="16368"/>
        </table:table-row>
        <table:table-row table:style-name="ro6">
          <table:table-cell/>
          <table:table-cell office:value-type="string" table:style-name="ce1">
            <text:p>* Este valor se lo obtiene de una factura a nombre de Telconet por un monto de 1.630.000. en el mes de marzo</text:p>
          </table:table-cell>
          <table:table-cell table:number-columns-repeated="9" table:style-name="ce84"/>
          <table:table-cell table:number-columns-repeated="6" table:style-name="ce1"/>
          <table:table-cell table:number-columns-repeated="16367"/>
        </table:table-row>
        <table:table-row table:number-rows-repeated="1048538" table:style-name="ro7">
          <table:table-cell table:number-columns-repeated="16384"/>
        </table:table-row>
      </table:table>
      <table:table table:name="Conciliacion_IVA" table:style-name="ta3">
        <table:table-column table:style-name="co17" table:default-cell-style-name="ce115"/>
        <table:table-column table:style-name="co18" table:default-cell-style-name="ce115"/>
        <table:table-column table:style-name="co19" table:default-cell-style-name="ce115"/>
        <table:table-column table:style-name="co20" table:default-cell-style-name="ce115"/>
        <table:table-column table:style-name="co21" table:number-columns-repeated="2" table:default-cell-style-name="ce115"/>
        <table:table-column table:style-name="co22" table:default-cell-style-name="ce115"/>
        <table:table-column table:style-name="co21" table:number-columns-repeated="2" table:default-cell-style-name="ce115"/>
        <table:table-column table:style-name="co12" table:default-cell-style-name="ce115"/>
        <table:table-column table:style-name="co22" table:number-columns-repeated="2" table:default-cell-style-name="ce115"/>
        <table:table-column table:style-name="co19" table:default-cell-style-name="ce115"/>
        <table:table-column table:style-name="co22" table:default-cell-style-name="ce115"/>
        <table:table-column table:style-name="co23" table:default-cell-style-name="ce115"/>
        <table:table-column table:style-name="co24" table:default-cell-style-name="ce115"/>
        <table:table-column table:style-name="co1" table:default-cell-style-name="ce115"/>
        <table:table-column table:style-name="co22" table:default-cell-style-name="ce115"/>
        <table:table-column table:style-name="co25" table:default-cell-style-name="ce115"/>
        <table:table-column table:style-name="co7" table:default-cell-style-name="ce115"/>
        <table:table-column table:style-name="co26" table:default-cell-style-name="ce115"/>
        <table:table-column table:style-name="co27" table:default-cell-style-name="ce115"/>
        <table:table-column table:style-name="co26" table:default-cell-style-name="ce115"/>
        <table:table-column table:style-name="co28" table:default-cell-style-name="ce115"/>
        <table:table-column table:style-name="co12" table:default-cell-style-name="ce115"/>
        <table:table-column table:style-name="co26" table:default-cell-style-name="ce115"/>
        <table:table-column table:style-name="co29" table:default-cell-style-name="ce115"/>
        <table:table-column table:style-name="co24" table:default-cell-style-name="ce115"/>
        <table:table-column table:style-name="co1" table:default-cell-style-name="ce115"/>
        <table:table-column table:style-name="co30" table:default-cell-style-name="ce115"/>
        <table:table-column table:style-name="co31" table:default-cell-style-name="ce115"/>
        <table:table-column table:style-name="co7" table:number-columns-repeated="33" table:default-cell-style-name="ce115" table:visibility="collapse"/>
        <table:table-column table:style-name="co7" table:number-columns-repeated="192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1" table:number-columns-repeated="2" table:default-cell-style-name="ce1"/>
        <table:table-column table:style-name="co12" table:default-cell-style-name="ce1"/>
        <table:table-column table:style-name="co22" table:number-columns-repeated="2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2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26" table:default-cell-style-name="ce1"/>
        <table:table-column table:style-name="co29" table:default-cell-style-name="ce1"/>
        <table:table-column table:style-name="co24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7" table:number-columns-repeated="225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1" table:number-columns-repeated="2" table:default-cell-style-name="ce1"/>
        <table:table-column table:style-name="co12" table:default-cell-style-name="ce1"/>
        <table:table-column table:style-name="co22" table:number-columns-repeated="2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2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26" table:default-cell-style-name="ce1"/>
        <table:table-column table:style-name="co29" table:default-cell-style-name="ce1"/>
        <table:table-column table:style-name="co24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7" table:number-columns-repeated="225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1" table:number-columns-repeated="2" table:default-cell-style-name="ce1"/>
        <table:table-column table:style-name="co12" table:default-cell-style-name="ce1"/>
        <table:table-column table:style-name="co22" table:number-columns-repeated="2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2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26" table:default-cell-style-name="ce1"/>
        <table:table-column table:style-name="co29" table:default-cell-style-name="ce1"/>
        <table:table-column table:style-name="co24" table:default-cell-style-name="ce1"/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7" table:number-columns-repeated="225" table:default-cell-style-name="ce1" table:visibility="collapse"/>
        <table:table-column table:style-name="co12" table:number-columns-repeated="15360" table:default-cell-style-name="ce1"/>
        <table:table-row table:style-name="ro1">
          <table:table-cell table:number-columns-repeated="16384" table:style-name="ce2"/>
        </table:table-row>
        <table:table-row table:style-name="ro1">
          <table:table-cell office:value-type="string" office:string-value="LINKOTEL S.A." table:formula="of:=['file:///C:/Users/Carlos%20Almeida/Documents/GitHub/Linkotel/FASE%20II%20-%20Ejecucion/Linkotel,%20papeles%20de%20trabajo%20auditoria%202020.xls'#'BG-A'.$A$2]" table:number-columns-spanned="29" table:number-rows-spanned="1" table:style-name="ce212">
            <text:p>LINKOTEL S.A.</text:p>
          </table:table-cell>
          <table:covered-table-cell table:number-columns-repeated="28"/>
          <table:table-cell office:value-type="string" table:style-name="ce5">
            <text:p>Ref.:</text:p>
          </table:table-cell>
          <table:table-cell office:value-type="string" table:style-name="ce6">
            <text:p>R-1-1</text:p>
          </table:table-cell>
          <table:table-cell table:number-columns-repeated="16353" table:style-name="ce2"/>
        </table:table-row>
        <table:table-row table:style-name="ro1">
          <table:table-cell office:value-type="string" table:number-columns-spanned="29" table:number-rows-spanned="1" table:style-name="ce212">
            <text:p>RESULTADOS</text:p>
          </table:table-cell>
          <table:covered-table-cell table:number-columns-repeated="28"/>
          <table:table-cell office:value-type="string" table:style-name="ce5">
            <text:p>Elaboró:</text:p>
          </table:table-cell>
          <table:table-cell office:value-type="string" table:style-name="ce6">
            <text:p>AE</text:p>
          </table:table-cell>
          <table:table-cell table:number-columns-repeated="16353" table:style-name="ce2"/>
        </table:table-row>
        <table:table-row table:style-name="ro1">
          <table:table-cell office:value-type="string" table:number-columns-spanned="29" table:number-rows-spanned="1" table:style-name="ce212">
            <text:p>CONCILIACIÓN DEL IVA DECLARADO VS LIBROS</text:p>
          </table:table-cell>
          <table:covered-table-cell table:number-columns-repeated="28"/>
          <table:table-cell office:value-type="string" table:style-name="ce5">
            <text:p>Supervisó:</text:p>
          </table:table-cell>
          <table:table-cell office:value-type="string" table:style-name="ce6">
            <text:p>GM</text:p>
          </table:table-cell>
          <table:table-cell table:number-columns-repeated="16353" table:style-name="ce2"/>
        </table:table-row>
        <table:table-row table:style-name="ro1">
          <table:table-cell office:value-type="string" office:string-value="AUDITORÍA AL 31/12/2020" table:formula="of:=['file:///C:/Users/Carlos%20Almeida/Documents/GitHub/Linkotel/FASE%20II%20-%20Ejecucion/Linkotel,%20papeles%20de%20trabajo%20auditoria%202020.xls'#'BG-A'.$A$5]" table:number-columns-spanned="29" table:number-rows-spanned="1" table:style-name="ce212">
            <text:p>AUDITORÍA AL 31/12/2020</text:p>
          </table:table-cell>
          <table:covered-table-cell table:number-columns-repeated="28"/>
          <table:table-cell office:value-type="string" table:style-name="ce2">
            <text:p>Aprobó:</text:p>
          </table:table-cell>
          <table:table-cell office:value-type="string" table:style-name="ce6">
            <text:p>LM</text:p>
          </table:table-cell>
          <table:table-cell table:number-columns-repeated="16353" table:style-name="ce2"/>
        </table:table-row>
        <table:table-row table:style-name="ro1">
          <table:table-cell table:style-name="ce111"/>
          <table:table-cell table:number-columns-repeated="13" table:style-name="ce112"/>
          <table:table-cell table:number-columns-repeated="2" table:style-name="ce113"/>
          <table:table-cell table:number-columns-repeated="11" table:style-name="ce112"/>
          <table:table-cell table:number-columns-repeated="4" table:style-name="ce114"/>
          <table:table-cell table:number-columns-repeated="33" table:style-name="ce115"/>
          <table:table-cell table:number-columns-repeated="16320"/>
        </table:table-row>
        <table:table-row table:style-name="ro8">
          <table:table-cell office:value-type="string" table:number-columns-spanned="1" table:number-rows-spanned="4" table:style-name="ce213">
            <text:p>Mes</text:p>
          </table:table-cell>
          <table:table-cell office:value-type="string" table:number-columns-spanned="21" table:number-rows-spanned="1" table:style-name="ce214">
            <text:p>Valores según los libros contables del contribuyente</text:p>
          </table:table-cell>
          <table:covered-table-cell table:number-columns-repeated="20"/>
          <table:table-cell office:value-type="string" table:number-columns-spanned="7" table:number-rows-spanned="1" table:style-name="ce214">
            <text:p>Valores según las declaraciones de IVA del contribuyente</text:p>
          </table:table-cell>
          <table:covered-table-cell table:number-columns-repeated="6"/>
          <table:table-cell office:value-type="string" table:number-columns-spanned="2" table:number-rows-spanned="2" table:style-name="ce215">
            <text:p>Diferencias (m)</text:p>
          </table:table-cell>
          <table:covered-table-cell/>
          <table:table-cell table:number-columns-repeated="33" table:style-name="ce10"/>
          <table:table-cell table:number-columns-repeated="16320"/>
        </table:table-row>
        <table:table-row table:style-name="ro1">
          <table:covered-table-cell/>
          <table:table-cell office:value-type="string" table:number-columns-spanned="6" table:number-rows-spanned="1" table:style-name="ce216">
            <text:p>Ventas según Libros</text:p>
          </table:table-cell>
          <table:covered-table-cell table:number-columns-repeated="5"/>
          <table:table-cell office:value-type="string" table:number-columns-spanned="5" table:number-rows-spanned="1" table:style-name="ce216">
            <text:p>Liquidación del IVA en Ventas según Libros</text:p>
          </table:table-cell>
          <table:covered-table-cell table:number-columns-repeated="4"/>
          <table:table-cell office:value-type="string" table:number-columns-spanned="4" table:number-rows-spanned="1" table:style-name="ce216">
            <text:p>Compras e IVA en compras según Libros</text:p>
          </table:table-cell>
          <table:covered-table-cell table:number-columns-repeated="3"/>
          <table:table-cell office:value-type="string" table:number-columns-spanned="6" table:number-rows-spanned="1" table:style-name="ce216">
            <text:p>Liquidación del IVA según Libros</text:p>
          </table:table-cell>
          <table:covered-table-cell table:number-columns-repeated="5"/>
          <table:table-cell office:value-type="string" table:number-columns-spanned="7" table:number-rows-spanned="1" table:style-name="ce216">
            <text:p>Liquidación del IVA según declaraciones (l)</text:p>
          </table:table-cell>
          <table:covered-table-cell table:number-columns-repeated="6"/>
          <table:covered-table-cell/>
          <table:covered-table-cell/>
          <table:table-cell table:number-columns-repeated="33" table:style-name="ce10"/>
          <table:table-cell table:number-columns-repeated="16320"/>
        </table:table-row>
        <table:table-row table:style-name="ro9">
          <table:covered-table-cell/>
          <table:table-cell office:value-type="string" table:style-name="ce116">
            <text:p>Ventas netas gravadas con tarifa diferente de 0%</text:p>
            <text:p>(a)</text:p>
          </table:table-cell>
          <table:table-cell office:value-type="string" table:style-name="ce116">
            <text:p>Ventas netas gravadas con tarifa 0% (con derecho a crédito tributario) (b)</text:p>
          </table:table-cell>
          <table:table-cell office:value-type="string" table:style-name="ce116">
            <text:p>Ventas netas gravadas con tarifa 0% (sin derecho a crédito tributario) (c)</text:p>
          </table:table-cell>
          <table:table-cell office:value-type="string" table:style-name="ce116">
            <text:p>Exportaciones de bienes</text:p>
          </table:table-cell>
          <table:table-cell office:value-type="string" table:style-name="ce116">
            <text:p>Exportaciones de servicios</text:p>
          </table:table-cell>
          <table:table-cell office:value-type="string" table:style-name="ce116">
            <text:p>Tarifa de IVA vigente (d)</text:p>
          </table:table-cell>
          <table:table-cell office:value-type="string" table:style-name="ce117">
            <text:p>Impuesto causado en ventas</text:p>
          </table:table-cell>
          <table:table-cell office:value-type="string" table:style-name="ce117">
            <text:p>Impuesto a liquidar del mes anterior <text:s text:c="20"/>(e)</text:p>
          </table:table-cell>
          <table:table-cell office:value-type="string" table:style-name="ce117">
            <text:p>Impuesto a liquidar en este mes <text:s text:c="39"/>(f)</text:p>
          </table:table-cell>
          <table:table-cell office:value-type="string" table:style-name="ce117">
            <text:p>Impuesto a liquidar en el próximo mes <text:s text:c="30"/>(g)</text:p>
          </table:table-cell>
          <table:table-cell office:value-type="string" table:style-name="ce117">
            <text:p>Total impuesto a liquidar en este mes<text:s text:c="6"/></text:p>
          </table:table-cell>
          <table:table-cell office:value-type="string" table:style-name="ce116">
            <text:p>Compras netas gravadas con tarifa diferente de 0% (con derecho a crédito tributario)</text:p>
          </table:table-cell>
          <table:table-cell office:value-type="string" table:style-name="ce117">
            <text:p>Impuesto causado en compras (con derecho a crédito tributario)</text:p>
          </table:table-cell>
          <table:table-cell office:value-type="string" table:style-name="ce116">
            <text:p>Factor de proporcionalidad (h)</text:p>
          </table:table-cell>
          <table:table-cell office:value-type="string" table:style-name="ce117">
            <text:p>Crédito tributario en compras</text:p>
          </table:table-cell>
          <table:table-cell office:value-type="string" table:style-name="ce117">
            <text:p>Saldo de crédito tributario del mes anterior (i)</text:p>
          </table:table-cell>
          <table:table-cell office:value-type="string" table:style-name="ce117">
            <text:p>Crédito tributario por retenciones que le han sido efectuadas</text:p>
          </table:table-cell>
          <table:table-cell office:value-type="string" table:style-name="ce117">
            <text:p>IVA devuelto en el mes</text:p>
          </table:table-cell>
          <table:table-cell office:value-type="string" table:style-name="ce117">
            <text:p>Devoluciones rechazadas imputables al crédito tributario</text:p>
          </table:table-cell>
          <table:table-cell office:value-type="string" table:style-name="ce117">
            <text:p>Saldo de crédito tributario para el próximo mes</text:p>
            <text:p>(j)</text:p>
          </table:table-cell>
          <table:table-cell office:value-type="string" table:style-name="ce117">
            <text:p>Total impuesto a pagar</text:p>
            <text:p>(k)</text:p>
          </table:table-cell>
          <table:table-cell office:value-type="string" table:style-name="ce117">
            <text:p>Impuesto generado en ventas</text:p>
            <text:p>(casillero 429)</text:p>
          </table:table-cell>
          <table:table-cell office:value-type="string" table:style-name="ce117">
            <text:p>Impuesto a liquidar del mes anterior <text:s text:c="20"/>(casillero 483)</text:p>
          </table:table-cell>
          <table:table-cell office:value-type="string" table:style-name="ce117">
            <text:p>Impuesto a liquidar en este mes <text:s text:c="13"/>(casillero 484)</text:p>
          </table:table-cell>
          <table:table-cell office:value-type="string" table:style-name="ce117">
            <text:p>Total impuesto a liquidar en este mes</text:p>
            <text:p>(casillero 499)</text:p>
          </table:table-cell>
          <table:table-cell office:value-type="string" table:style-name="ce117">
            <text:p>Impuesto a liquidar en el próximo mes (casillero 485)</text:p>
          </table:table-cell>
          <table:table-cell office:value-type="string" table:style-name="ce117">
            <text:p>Total impuesto a pagar por percepción</text:p>
            <text:p>(casillero 699)</text:p>
          </table:table-cell>
          <table:table-cell office:value-type="string" table:style-name="ce117">
            <text:p>Total crédito tributario para el próximo mes</text:p>
            <text:p>(casilleros 615+617)</text:p>
          </table:table-cell>
          <table:table-cell office:value-type="string" table:style-name="ce117">
            <text:p>Diferencia en crédito tributario</text:p>
          </table:table-cell>
          <table:table-cell office:value-type="string" table:style-name="ce118">
            <text:p>Diferencia en impuesto<text:s/></text:p>
          </table:table-cell>
          <table:table-cell table:number-columns-repeated="33" table:style-name="ce10"/>
          <table:table-cell table:number-columns-repeated="16320"/>
        </table:table-row>
        <table:table-row table:style-name="ro4">
          <table:covered-table-cell/>
          <table:table-cell office:value-type="string" table:style-name="ce119">
            <text:p>{1}</text:p>
          </table:table-cell>
          <table:table-cell office:value-type="string" table:style-name="ce119">
            <text:p>{2}</text:p>
          </table:table-cell>
          <table:table-cell office:value-type="string" table:style-name="ce119">
            <text:p>{3}</text:p>
          </table:table-cell>
          <table:table-cell office:value-type="string" table:style-name="ce119">
            <text:p>{4}</text:p>
          </table:table-cell>
          <table:table-cell office:value-type="string" table:style-name="ce119">
            <text:p>{5}</text:p>
          </table:table-cell>
          <table:table-cell office:value-type="string" table:style-name="ce119">
            <text:p>{6}</text:p>
          </table:table-cell>
          <table:table-cell office:value-type="string" table:style-name="ce119">
            <text:p>{7}={1*6}</text:p>
          </table:table-cell>
          <table:table-cell office:value-type="string" table:style-name="ce119">
            <text:p>{8}</text:p>
          </table:table-cell>
          <table:table-cell office:value-type="string" table:style-name="ce119">
            <text:p>{9}</text:p>
          </table:table-cell>
          <table:table-cell office:value-type="string" table:style-name="ce119">
            <text:p>{10}={7-9}</text:p>
          </table:table-cell>
          <table:table-cell office:value-type="string" table:style-name="ce119">
            <text:p>{11}={8+9}</text:p>
          </table:table-cell>
          <table:table-cell office:value-type="string" table:style-name="ce119">
            <text:p>{12}</text:p>
          </table:table-cell>
          <table:table-cell office:value-type="string" table:style-name="ce119">
            <text:p>{13}={12*6}</text:p>
          </table:table-cell>
          <table:table-cell office:value-type="string" table:style-name="ce119">
            <text:p>{14}={1+2+4+5} / {1+2+3+4+5}</text:p>
          </table:table-cell>
          <table:table-cell office:value-type="string" table:style-name="ce119">
            <text:p>{15}={13*14}</text:p>
          </table:table-cell>
          <table:table-cell office:value-type="string" table:style-name="ce119">
            <text:p>{16}</text:p>
          </table:table-cell>
          <table:table-cell office:value-type="string" table:style-name="ce119">
            <text:p>{17}</text:p>
          </table:table-cell>
          <table:table-cell office:value-type="string" table:style-name="ce119">
            <text:p>{18}</text:p>
          </table:table-cell>
          <table:table-cell office:value-type="string" table:style-name="ce119">
            <text:p>{19}</text:p>
          </table:table-cell>
          <table:table-cell office:value-type="string" table:style-name="ce119">
            <text:p>{20}</text:p>
          </table:table-cell>
          <table:table-cell office:value-type="string" table:style-name="ce119">
            <text:p>{21}</text:p>
          </table:table-cell>
          <table:table-cell office:value-type="string" table:style-name="ce119">
            <text:p>{22}</text:p>
          </table:table-cell>
          <table:table-cell office:value-type="string" table:style-name="ce119">
            <text:p>{23}</text:p>
          </table:table-cell>
          <table:table-cell office:value-type="string" table:style-name="ce119">
            <text:p>{24}</text:p>
          </table:table-cell>
          <table:table-cell office:value-type="string" table:style-name="ce119">
            <text:p>{25}</text:p>
          </table:table-cell>
          <table:table-cell office:value-type="string" table:style-name="ce119">
            <text:p>{26}</text:p>
          </table:table-cell>
          <table:table-cell office:value-type="string" table:style-name="ce119">
            <text:p>{27}</text:p>
          </table:table-cell>
          <table:table-cell office:value-type="string" table:style-name="ce119">
            <text:p>{28}</text:p>
          </table:table-cell>
          <table:table-cell office:value-type="string" table:style-name="ce119">
            <text:p>{29}={28-20}</text:p>
          </table:table-cell>
          <table:table-cell office:value-type="string" table:style-name="ce120">
            <text:p>{30}={27-21}</text:p>
          </table:table-cell>
          <table:table-cell table:number-columns-repeated="16353" table:style-name="ce121"/>
        </table:table-row>
        <table:table-row table:style-name="ro5">
          <table:table-cell office:value-type="string" table:style-name="ce122">
            <text:p>Enero</text:p>
          </table:table-cell>
          <table:table-cell table:style-name="ce123"/>
          <table:table-cell office:value-type="float" office:value="0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office:value-type="percentage" office:value="0.12" table:style-name="ce124">
            <text:p>12 %</text:p>
          </table:table-cell>
          <table:table-cell office:value-type="float" office:value="0" table:formula="of:=[.B11]*[.G11]" table:style-name="ce123">
            <text:p>0,00</text:p>
          </table:table-cell>
          <table:table-cell table:number-columns-repeated="3" table:style-name="ce123"/>
          <table:table-cell office:value-type="float" office:value="0" table:formula="of:=+[.I11]+[.J11]" table:style-name="ce123">
            <text:p>0,00</text:p>
          </table:table-cell>
          <table:table-cell office:value-type="float" office:value="0" table:formula="of:=+[.N11]/0.14" table:style-name="ce125">
            <text:p>0,00</text:p>
          </table:table-cell>
          <table:table-cell table:style-name="ce125"/>
          <table:table-cell office:value-type="float" office:value="0" table:formula="of:=IF(SUM([.B11:.F11])=0;0%;+([.B11]+[.C11]+[.E11]+[.F11])/([.B11]+[.C11]+[.D11]+[.E11]+[.F11]))" table:style-name="ce126">
            <text:p>0,00</text:p>
          </table:table-cell>
          <table:table-cell office:value-type="float" office:value="0" table:formula="of:=+[.N11]*[.O11]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table:style-name="ce125"/>
          <table:table-cell office:value-type="float" office:value="0" table:style-name="ce125">
            <text:p>0,00</text:p>
          </table:table-cell>
          <table:table-cell office:value-type="float" office:value="0" table:style-name="ce125">
            <text:p>0,00</text:p>
          </table:table-cell>
          <table:table-cell office:value-type="float" office:value="0" table:formula="of:=ABS(IF(([.L11]-[.P11]-[.Q11]-[.R11]+[.S11]+[.T11])&lt;0;([.L11]-[.P11]-[.Q11]-[.R11]+[.S11]+[.T11]);0))" table:style-name="ce123">
            <text:p>0,00</text:p>
          </table:table-cell>
          <table:table-cell office:value-type="float" office:value="0" table:formula="of:=+IF(([.L11]-[.P11]-[.Q11]-[.R11]+[.S11]+[.T11])&gt;0;([.L11]-[.P11]-[.Q11]-[.R11]+[.S11]+[.T11]);0)" table:style-name="ce123">
            <text:p>0,00</text:p>
          </table:table-cell>
          <table:table-cell table:number-columns-repeated="6" table:style-name="ce123"/>
          <table:table-cell table:style-name="ce127"/>
          <table:table-cell office:value-type="float" office:value="0" table:formula="of:=+[.AC11]-[.U11]" table:style-name="ce127">
            <text:p>0,00</text:p>
          </table:table-cell>
          <table:table-cell office:value-type="float" office:value="0" table:formula="of:=+[.V11]-[.AB11]" table:style-name="ce128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Febrer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2]*[.G12]" table:style-name="ce130">
            <text:p>0,00</text:p>
          </table:table-cell>
          <table:table-cell table:number-columns-repeated="3" table:style-name="ce130"/>
          <table:table-cell office:value-type="float" office:value="0" table:formula="of:=+[.I12]+[.J12]" table:style-name="ce130">
            <text:p>0,00</text:p>
          </table:table-cell>
          <table:table-cell office:value-type="float" office:value="0" table:formula="of:=+[.N12]/0.14" table:style-name="ce132">
            <text:p>0,00</text:p>
          </table:table-cell>
          <table:table-cell table:style-name="ce132"/>
          <table:table-cell office:value-type="float" office:value="0" table:formula="of:=IF(SUM([.B12:.F12])=0;0%;+([.B12]+[.C12]+[.E12]+[.F12])/([.B12]+[.C12]+[.D12]+[.E12]+[.F12]))" table:style-name="ce133">
            <text:p>0,00</text:p>
          </table:table-cell>
          <table:table-cell office:value-type="float" office:value="0" table:formula="of:=+[.N12]*[.O12]" table:style-name="ce130">
            <text:p>0,00</text:p>
          </table:table-cell>
          <table:table-cell office:value-type="float" office:value="0" table:formula="of:=+[.U11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2]-[.P12]-[.Q12]-[.R12]+[.S12]+[.T12])&lt;0;([.L12]-[.P12]-[.Q12]-[.R12]+[.S12]+[.T12]);0))" table:style-name="ce130">
            <text:p>0,00</text:p>
          </table:table-cell>
          <table:table-cell office:value-type="float" office:value="0" table:formula="of:=+IF(([.L12]-[.P12]-[.Q12]-[.R12]+[.S12]+[.T12])&gt;0;([.L12]-[.P12]-[.Q12]-[.R12]+[.S12]+[.T12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2]-[.U12]" table:style-name="ce134">
            <text:p>0,00</text:p>
          </table:table-cell>
          <table:table-cell office:value-type="float" office:value="0" table:formula="of:=+[.V12]-[.AB12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Marz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3]*[.G13]" table:style-name="ce130">
            <text:p>0,00</text:p>
          </table:table-cell>
          <table:table-cell table:number-columns-repeated="3" table:style-name="ce130"/>
          <table:table-cell office:value-type="float" office:value="0" table:formula="of:=+[.I13]+[.J13]" table:style-name="ce130">
            <text:p>0,00</text:p>
          </table:table-cell>
          <table:table-cell office:value-type="float" office:value="0" table:formula="of:=+[.N13]/0.14" table:style-name="ce132">
            <text:p>0,00</text:p>
          </table:table-cell>
          <table:table-cell table:style-name="ce132"/>
          <table:table-cell office:value-type="float" office:value="0" table:formula="of:=IF(SUM([.B13:.F13])=0;0%;+([.B13]+[.C13]+[.E13]+[.F13])/([.B13]+[.C13]+[.D13]+[.E13]+[.F13]))" table:style-name="ce133">
            <text:p>0,00</text:p>
          </table:table-cell>
          <table:table-cell office:value-type="float" office:value="0" table:formula="of:=+[.N13]*[.O13]" table:style-name="ce130">
            <text:p>0,00</text:p>
          </table:table-cell>
          <table:table-cell office:value-type="float" office:value="0" table:formula="of:=+[.U12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3]-[.P13]-[.Q13]-[.R13]+[.S13]+[.T13])&lt;0;([.L13]-[.P13]-[.Q13]-[.R13]+[.S13]+[.T13]);0))" table:style-name="ce130">
            <text:p>0,00</text:p>
          </table:table-cell>
          <table:table-cell office:value-type="float" office:value="0" table:formula="of:=+IF(([.L13]-[.P13]-[.Q13]-[.R13]+[.S13]+[.T13])&gt;0;([.L13]-[.P13]-[.Q13]-[.R13]+[.S13]+[.T13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3]-[.U13]" table:style-name="ce134">
            <text:p>0,00</text:p>
          </table:table-cell>
          <table:table-cell office:value-type="float" office:value="0" table:formula="of:=+[.V13]-[.AB13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Abril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4]*[.G14]" table:style-name="ce130">
            <text:p>0,00</text:p>
          </table:table-cell>
          <table:table-cell table:number-columns-repeated="3" table:style-name="ce130"/>
          <table:table-cell office:value-type="float" office:value="0" table:formula="of:=+[.I14]+[.J14]" table:style-name="ce130">
            <text:p>0,00</text:p>
          </table:table-cell>
          <table:table-cell office:value-type="float" office:value="0" table:formula="of:=+[.N14]/0.14" table:style-name="ce132">
            <text:p>0,00</text:p>
          </table:table-cell>
          <table:table-cell table:style-name="ce132"/>
          <table:table-cell office:value-type="float" office:value="0" table:formula="of:=IF(SUM([.B14:.F14])=0;0%;+([.B14]+[.C14]+[.E14]+[.F14])/([.B14]+[.C14]+[.D14]+[.E14]+[.F14]))" table:style-name="ce133">
            <text:p>0,00</text:p>
          </table:table-cell>
          <table:table-cell office:value-type="float" office:value="0" table:formula="of:=+[.N14]*[.O14]" table:style-name="ce130">
            <text:p>0,00</text:p>
          </table:table-cell>
          <table:table-cell office:value-type="float" office:value="0" table:formula="of:=+[.U13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4]-[.P14]-[.Q14]-[.R14]+[.S14]+[.T14])&lt;0;([.L14]-[.P14]-[.Q14]-[.R14]+[.S14]+[.T14]);0))" table:style-name="ce130">
            <text:p>0,00</text:p>
          </table:table-cell>
          <table:table-cell office:value-type="float" office:value="0" table:formula="of:=+IF(([.L14]-[.P14]-[.Q14]-[.R14]+[.S14]+[.T14])&gt;0;([.L14]-[.P14]-[.Q14]-[.R14]+[.S14]+[.T14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4]-[.U14]" table:style-name="ce134">
            <text:p>0,00</text:p>
          </table:table-cell>
          <table:table-cell office:value-type="float" office:value="0" table:formula="of:=+[.V14]-[.AB14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May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5]*[.G15]" table:style-name="ce130">
            <text:p>0,00</text:p>
          </table:table-cell>
          <table:table-cell table:number-columns-repeated="3" table:style-name="ce130"/>
          <table:table-cell office:value-type="float" office:value="0" table:formula="of:=+[.I15]+[.J15]" table:style-name="ce130">
            <text:p>0,00</text:p>
          </table:table-cell>
          <table:table-cell office:value-type="float" office:value="0" table:formula="of:=+[.N15]/0.14" table:style-name="ce132">
            <text:p>0,00</text:p>
          </table:table-cell>
          <table:table-cell table:style-name="ce132"/>
          <table:table-cell office:value-type="float" office:value="0" table:formula="of:=IF(SUM([.B15:.F15])=0;0%;+([.B15]+[.C15]+[.E15]+[.F15])/([.B15]+[.C15]+[.D15]+[.E15]+[.F15]))" table:style-name="ce133">
            <text:p>0,00</text:p>
          </table:table-cell>
          <table:table-cell office:value-type="float" office:value="0" table:formula="of:=+[.N15]*[.O15]" table:style-name="ce130">
            <text:p>0,00</text:p>
          </table:table-cell>
          <table:table-cell office:value-type="float" office:value="0" table:formula="of:=+[.U14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5]-[.P15]-[.Q15]-[.R15]+[.S15]+[.T15])&lt;0;([.L15]-[.P15]-[.Q15]-[.R15]+[.S15]+[.T15]);0))" table:style-name="ce130">
            <text:p>0,00</text:p>
          </table:table-cell>
          <table:table-cell office:value-type="float" office:value="0" table:formula="of:=+IF(([.L15]-[.P15]-[.Q15]-[.R15]+[.S15]+[.T15])&gt;0;([.L15]-[.P15]-[.Q15]-[.R15]+[.S15]+[.T15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5]-[.U15]" table:style-name="ce134">
            <text:p>0,00</text:p>
          </table:table-cell>
          <table:table-cell office:value-type="float" office:value="0" table:formula="of:=+[.V15]-[.AB15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Juni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6]*[.G16]" table:style-name="ce130">
            <text:p>0,00</text:p>
          </table:table-cell>
          <table:table-cell table:number-columns-repeated="3" table:style-name="ce130"/>
          <table:table-cell office:value-type="float" office:value="0" table:formula="of:=+[.I16]+[.J16]" table:style-name="ce130">
            <text:p>0,00</text:p>
          </table:table-cell>
          <table:table-cell office:value-type="float" office:value="0" table:formula="of:=+[.N16]/0.12" table:style-name="ce132">
            <text:p>0,00</text:p>
          </table:table-cell>
          <table:table-cell table:style-name="ce132"/>
          <table:table-cell office:value-type="float" office:value="0" table:formula="of:=IF(SUM([.B16:.F16])=0;0%;+([.B16]+[.C16]+[.E16]+[.F16])/([.B16]+[.C16]+[.D16]+[.E16]+[.F16]))" table:style-name="ce133">
            <text:p>0,00</text:p>
          </table:table-cell>
          <table:table-cell office:value-type="float" office:value="0" table:formula="of:=+[.N16]*[.O16]" table:style-name="ce130">
            <text:p>0,00</text:p>
          </table:table-cell>
          <table:table-cell office:value-type="float" office:value="0" table:formula="of:=+[.U15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6]-[.P16]-[.Q16]-[.R16]+[.S16]+[.T16])&lt;0;([.L16]-[.P16]-[.Q16]-[.R16]+[.S16]+[.T16]);0))" table:style-name="ce130">
            <text:p>0,00</text:p>
          </table:table-cell>
          <table:table-cell office:value-type="float" office:value="0" table:formula="of:=+IF(([.L16]-[.P16]-[.Q16]-[.R16]+[.S16]+[.T16])&gt;0;([.L16]-[.P16]-[.Q16]-[.R16]+[.S16]+[.T16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6]-[.U16]" table:style-name="ce134">
            <text:p>0,00</text:p>
          </table:table-cell>
          <table:table-cell office:value-type="float" office:value="0" table:formula="of:=+[.V16]-[.AB16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Juli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7]*[.G17]" table:style-name="ce130">
            <text:p>0,00</text:p>
          </table:table-cell>
          <table:table-cell table:number-columns-repeated="3" table:style-name="ce130"/>
          <table:table-cell office:value-type="float" office:value="0" table:formula="of:=+[.I17]+[.J17]" table:style-name="ce130">
            <text:p>0,00</text:p>
          </table:table-cell>
          <table:table-cell office:value-type="float" office:value="0" table:formula="of:=+[.N17]/0.12" table:style-name="ce132">
            <text:p>0,00</text:p>
          </table:table-cell>
          <table:table-cell table:style-name="ce132"/>
          <table:table-cell office:value-type="float" office:value="0" table:formula="of:=IF(SUM([.B17:.F17])=0;0%;+([.B17]+[.C17]+[.E17]+[.F17])/([.B17]+[.C17]+[.D17]+[.E17]+[.F17]))" table:style-name="ce133">
            <text:p>0,00</text:p>
          </table:table-cell>
          <table:table-cell office:value-type="float" office:value="0" table:formula="of:=+[.N17]*[.O17]" table:style-name="ce130">
            <text:p>0,00</text:p>
          </table:table-cell>
          <table:table-cell office:value-type="float" office:value="0" table:formula="of:=+[.U16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7]-[.P17]-[.Q17]-[.R17]+[.S17]+[.T17])&lt;0;([.L17]-[.P17]-[.Q17]-[.R17]+[.S17]+[.T17]);0))" table:style-name="ce130">
            <text:p>0,00</text:p>
          </table:table-cell>
          <table:table-cell office:value-type="float" office:value="0" table:formula="of:=+IF(([.L17]-[.P17]-[.Q17]-[.R17]+[.S17]+[.T17])&gt;0;([.L17]-[.P17]-[.Q17]-[.R17]+[.S17]+[.T17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7]-[.U17]" table:style-name="ce134">
            <text:p>0,00</text:p>
          </table:table-cell>
          <table:table-cell office:value-type="float" office:value="0" table:formula="of:=+[.V17]-[.AB17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Agosto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8]*[.G18]" table:style-name="ce130">
            <text:p>0,00</text:p>
          </table:table-cell>
          <table:table-cell table:number-columns-repeated="3" table:style-name="ce130"/>
          <table:table-cell office:value-type="float" office:value="0" table:formula="of:=+[.I18]+[.J18]" table:style-name="ce130">
            <text:p>0,00</text:p>
          </table:table-cell>
          <table:table-cell office:value-type="float" office:value="0" table:formula="of:=+[.N18]/0.12" table:style-name="ce132">
            <text:p>0,00</text:p>
          </table:table-cell>
          <table:table-cell table:style-name="ce132"/>
          <table:table-cell office:value-type="float" office:value="0" table:formula="of:=IF(SUM([.B18:.F18])=0;0%;+([.B18]+[.C18]+[.E18]+[.F18])/([.B18]+[.C18]+[.D18]+[.E18]+[.F18]))" table:style-name="ce133">
            <text:p>0,00</text:p>
          </table:table-cell>
          <table:table-cell office:value-type="float" office:value="0" table:formula="of:=+[.N18]*[.O18]" table:style-name="ce130">
            <text:p>0,00</text:p>
          </table:table-cell>
          <table:table-cell office:value-type="float" office:value="0" table:formula="of:=+[.U17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8]-[.P18]-[.Q18]-[.R18]+[.S18]+[.T18])&lt;0;([.L18]-[.P18]-[.Q18]-[.R18]+[.S18]+[.T18]);0))" table:style-name="ce130">
            <text:p>0,00</text:p>
          </table:table-cell>
          <table:table-cell office:value-type="float" office:value="0" table:formula="of:=+IF(([.L18]-[.P18]-[.Q18]-[.R18]+[.S18]+[.T18])&gt;0;([.L18]-[.P18]-[.Q18]-[.R18]+[.S18]+[.T18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8]-[.U18]" table:style-name="ce134">
            <text:p>0,00</text:p>
          </table:table-cell>
          <table:table-cell office:value-type="float" office:value="0" table:formula="of:=+[.V18]-[.AB18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Septiembre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19]*[.G19]" table:style-name="ce130">
            <text:p>0,00</text:p>
          </table:table-cell>
          <table:table-cell table:number-columns-repeated="3" table:style-name="ce130"/>
          <table:table-cell office:value-type="float" office:value="0" table:formula="of:=+[.I19]+[.J19]" table:style-name="ce130">
            <text:p>0,00</text:p>
          </table:table-cell>
          <table:table-cell office:value-type="float" office:value="0" table:formula="of:=+[.N19]/0.12" table:style-name="ce132">
            <text:p>0,00</text:p>
          </table:table-cell>
          <table:table-cell table:style-name="ce132"/>
          <table:table-cell office:value-type="float" office:value="0" table:formula="of:=IF(SUM([.B19:.F19])=0;0%;+([.B19]+[.C19]+[.E19]+[.F19])/([.B19]+[.C19]+[.D19]+[.E19]+[.F19]))" table:style-name="ce133">
            <text:p>0,00</text:p>
          </table:table-cell>
          <table:table-cell office:value-type="float" office:value="0" table:formula="of:=+[.N19]*[.O19]" table:style-name="ce130">
            <text:p>0,00</text:p>
          </table:table-cell>
          <table:table-cell office:value-type="float" office:value="0" table:formula="of:=+[.U18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19]-[.P19]-[.Q19]-[.R19]+[.S19]+[.T19])&lt;0;([.L19]-[.P19]-[.Q19]-[.R19]+[.S19]+[.T19]);0))" table:style-name="ce130">
            <text:p>0,00</text:p>
          </table:table-cell>
          <table:table-cell office:value-type="float" office:value="0" table:formula="of:=+IF(([.L19]-[.P19]-[.Q19]-[.R19]+[.S19]+[.T19])&gt;0;([.L19]-[.P19]-[.Q19]-[.R19]+[.S19]+[.T19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19]-[.U19]" table:style-name="ce134">
            <text:p>0,00</text:p>
          </table:table-cell>
          <table:table-cell office:value-type="float" office:value="0" table:formula="of:=+[.V19]-[.AB19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Octubre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20]*[.G20]" table:style-name="ce130">
            <text:p>0,00</text:p>
          </table:table-cell>
          <table:table-cell table:number-columns-repeated="3" table:style-name="ce130"/>
          <table:table-cell office:value-type="float" office:value="0" table:formula="of:=+[.I20]+[.J20]" table:style-name="ce130">
            <text:p>0,00</text:p>
          </table:table-cell>
          <table:table-cell office:value-type="float" office:value="0" table:formula="of:=+[.N20]/0.12" table:style-name="ce132">
            <text:p>0,00</text:p>
          </table:table-cell>
          <table:table-cell table:style-name="ce132"/>
          <table:table-cell office:value-type="float" office:value="0" table:formula="of:=IF(SUM([.B20:.F20])=0;0%;+([.B20]+[.C20]+[.E20]+[.F20])/([.B20]+[.C20]+[.D20]+[.E20]+[.F20]))" table:style-name="ce133">
            <text:p>0,00</text:p>
          </table:table-cell>
          <table:table-cell office:value-type="float" office:value="0" table:formula="of:=+[.N20]*[.O20]" table:style-name="ce130">
            <text:p>0,00</text:p>
          </table:table-cell>
          <table:table-cell office:value-type="float" office:value="0" table:formula="of:=+[.U19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20]-[.P20]-[.Q20]-[.R20]+[.S20]+[.T20])&lt;0;([.L20]-[.P20]-[.Q20]-[.R20]+[.S20]+[.T20]);0))" table:style-name="ce130">
            <text:p>0,00</text:p>
          </table:table-cell>
          <table:table-cell office:value-type="float" office:value="0" table:formula="of:=+IF(([.L20]-[.P20]-[.Q20]-[.R20]+[.S20]+[.T20])&gt;0;([.L20]-[.P20]-[.Q20]-[.R20]+[.S20]+[.T20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20]-[.U20]" table:style-name="ce134">
            <text:p>0,00</text:p>
          </table:table-cell>
          <table:table-cell office:value-type="float" office:value="0" table:formula="of:=+[.V20]-[.AB20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29">
            <text:p>Noviembre</text:p>
          </table:table-cell>
          <table:table-cell table:style-name="ce130"/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percentage" office:value="0.12" table:style-name="ce131">
            <text:p>12 %</text:p>
          </table:table-cell>
          <table:table-cell office:value-type="float" office:value="0" table:formula="of:=[.B21]*[.G21]" table:style-name="ce130">
            <text:p>0,00</text:p>
          </table:table-cell>
          <table:table-cell table:number-columns-repeated="3" table:style-name="ce130"/>
          <table:table-cell office:value-type="float" office:value="0" table:formula="of:=+[.I21]+[.J21]" table:style-name="ce130">
            <text:p>0,00</text:p>
          </table:table-cell>
          <table:table-cell office:value-type="float" office:value="0" table:formula="of:=+[.N21]/0.12" table:style-name="ce132">
            <text:p>0,00</text:p>
          </table:table-cell>
          <table:table-cell table:style-name="ce132"/>
          <table:table-cell office:value-type="float" office:value="0" table:formula="of:=IF(SUM([.B21:.F21])=0;0%;+([.B21]+[.C21]+[.E21]+[.F21])/([.B21]+[.C21]+[.D21]+[.E21]+[.F21]))" table:style-name="ce133">
            <text:p>0,00</text:p>
          </table:table-cell>
          <table:table-cell office:value-type="float" office:value="0" table:formula="of:=+[.N21]*[.O21]" table:style-name="ce130">
            <text:p>0,00</text:p>
          </table:table-cell>
          <table:table-cell office:value-type="float" office:value="0" table:formula="of:=+[.U20]" table:style-name="ce130">
            <text:p>0,00</text:p>
          </table:table-cell>
          <table:table-cell table:style-name="ce132"/>
          <table:table-cell office:value-type="float" office:value="0" table:style-name="ce132">
            <text:p>0,00</text:p>
          </table:table-cell>
          <table:table-cell office:value-type="float" office:value="0" table:style-name="ce132">
            <text:p>0,00</text:p>
          </table:table-cell>
          <table:table-cell office:value-type="float" office:value="0" table:formula="of:=ABS(IF(([.L21]-[.P21]-[.Q21]-[.R21]+[.S21]+[.T21])&lt;0;([.L21]-[.P21]-[.Q21]-[.R21]+[.S21]+[.T21]);0))" table:style-name="ce130">
            <text:p>0,00</text:p>
          </table:table-cell>
          <table:table-cell office:value-type="float" office:value="0" table:formula="of:=+IF(([.L21]-[.P21]-[.Q21]-[.R21]+[.S21]+[.T21])&gt;0;([.L21]-[.P21]-[.Q21]-[.R21]+[.S21]+[.T21]);0)" table:style-name="ce130">
            <text:p>0,00</text:p>
          </table:table-cell>
          <table:table-cell table:number-columns-repeated="7" table:style-name="ce130"/>
          <table:table-cell office:value-type="float" office:value="0" table:formula="of:=+[.AC21]-[.U21]" table:style-name="ce134">
            <text:p>0,00</text:p>
          </table:table-cell>
          <table:table-cell office:value-type="float" office:value="0" table:formula="of:=+[.V21]-[.AB21]" table:style-name="ce135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5">
          <table:table-cell office:value-type="string" table:style-name="ce136">
            <text:p>Diciembre</text:p>
          </table:table-cell>
          <table:table-cell table:style-name="ce137"/>
          <table:table-cell office:value-type="float" office:value="0" table:style-name="ce137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style-name="ce137">
            <text:p>0,00</text:p>
          </table:table-cell>
          <table:table-cell office:value-type="percentage" office:value="0.12" table:style-name="ce138">
            <text:p>12 %</text:p>
          </table:table-cell>
          <table:table-cell office:value-type="float" office:value="0" table:formula="of:=[.B22]*[.G22]" table:style-name="ce137">
            <text:p>0,00</text:p>
          </table:table-cell>
          <table:table-cell table:number-columns-repeated="3" table:style-name="ce137"/>
          <table:table-cell office:value-type="float" office:value="0" table:formula="of:=+[.I22]+[.J22]" table:style-name="ce137">
            <text:p>0,00</text:p>
          </table:table-cell>
          <table:table-cell office:value-type="float" office:value="0" table:formula="of:=+[.N22]/0.2" table:style-name="ce139">
            <text:p>0,00</text:p>
          </table:table-cell>
          <table:table-cell table:style-name="ce139"/>
          <table:table-cell office:value-type="float" office:value="0" table:formula="of:=IF(SUM([.B22:.F22])=0;0%;+([.B22]+[.C22]+[.E22]+[.F22])/([.B22]+[.C22]+[.D22]+[.E22]+[.F22]))" table:style-name="ce140">
            <text:p>0,00</text:p>
          </table:table-cell>
          <table:table-cell office:value-type="float" office:value="0" table:formula="of:=+[.N22]*[.O22]" table:style-name="ce137">
            <text:p>0,00</text:p>
          </table:table-cell>
          <table:table-cell office:value-type="float" office:value="0" table:formula="of:=+[.U21]" table:style-name="ce137">
            <text:p>0,00</text:p>
          </table:table-cell>
          <table:table-cell table:style-name="ce139"/>
          <table:table-cell office:value-type="float" office:value="0" table:style-name="ce139">
            <text:p>0,00</text:p>
          </table:table-cell>
          <table:table-cell office:value-type="float" office:value="0" table:style-name="ce139">
            <text:p>0,00</text:p>
          </table:table-cell>
          <table:table-cell office:value-type="float" office:value="0" table:formula="of:=ABS(IF(([.L22]-[.P22]-[.Q22]-[.R22]+[.S22]+[.T22])&lt;0;([.L22]-[.P22]-[.Q22]-[.R22]+[.S22]+[.T22]);0))" table:style-name="ce137">
            <text:p>0,00</text:p>
          </table:table-cell>
          <table:table-cell office:value-type="float" office:value="0" table:formula="of:=+IF(([.L22]-[.P22]-[.Q22]-[.R22]+[.S22]+[.T22])&gt;0;([.L22]-[.P22]-[.Q22]-[.R22]+[.S22]+[.T22]);0)" table:style-name="ce137">
            <text:p>0,00</text:p>
          </table:table-cell>
          <table:table-cell table:number-columns-repeated="4" table:style-name="ce137"/>
          <table:table-cell table:style-name="ce141"/>
          <table:table-cell table:style-name="ce137"/>
          <table:table-cell table:style-name="ce141"/>
          <table:table-cell office:value-type="float" office:value="0" table:formula="of:=+[.AC22]-[.U22]" table:style-name="ce142">
            <text:p>0,00</text:p>
          </table:table-cell>
          <table:table-cell office:value-type="float" office:value="0" table:formula="of:=+[.V22]-[.AB22]" table:style-name="ce143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1">
          <table:table-cell office:value-type="string" table:style-name="ce144">
            <text:p>Total</text:p>
          </table:table-cell>
          <table:table-cell office:value-type="float" office:value="0" table:formula="of:=+SUM([.B11:.B22])" table:style-name="ce145">
            <text:p>0,00</text:p>
          </table:table-cell>
          <table:table-cell office:value-type="float" office:value="0" table:formula="of:=+SUM([.C11:.C22])" table:style-name="ce145">
            <text:p>0,00</text:p>
          </table:table-cell>
          <table:table-cell office:value-type="float" office:value="0" table:formula="of:=+SUM([.D11:.D22])" table:style-name="ce145">
            <text:p>0,00</text:p>
          </table:table-cell>
          <table:table-cell office:value-type="float" office:value="0" table:formula="of:=+SUM([.E11:.E22])" table:style-name="ce145">
            <text:p>0,00</text:p>
          </table:table-cell>
          <table:table-cell office:value-type="float" office:value="0" table:formula="of:=+SUM([.F11:.F22])" table:style-name="ce145">
            <text:p>0,00</text:p>
          </table:table-cell>
          <table:table-cell table:style-name="ce145"/>
          <table:table-cell office:value-type="float" office:value="0" table:formula="of:=+SUM([.H11:.H22])" table:style-name="ce145">
            <text:p>0,00</text:p>
          </table:table-cell>
          <table:table-cell office:value-type="float" office:value="0" table:formula="of:=+SUM([.I11:.I22])" table:style-name="ce145">
            <text:p>0,00</text:p>
          </table:table-cell>
          <table:table-cell office:value-type="float" office:value="0" table:formula="of:=+SUM([.J11:.J22])" table:style-name="ce145">
            <text:p>0,00</text:p>
          </table:table-cell>
          <table:table-cell office:value-type="float" office:value="0" table:formula="of:=+SUM([.K11:.K22])" table:style-name="ce145">
            <text:p>0,00</text:p>
          </table:table-cell>
          <table:table-cell office:value-type="float" office:value="0" table:formula="of:=+SUM([.L11:.L22])" table:style-name="ce145">
            <text:p>0,00</text:p>
          </table:table-cell>
          <table:table-cell office:value-type="float" office:value="0" table:formula="of:=+SUM([.M11:.M22])" table:style-name="ce145">
            <text:p>0,00</text:p>
          </table:table-cell>
          <table:table-cell office:value-type="float" office:value="0" table:formula="of:=+SUM([.N11:.N22])" table:style-name="ce145">
            <text:p>0,00</text:p>
          </table:table-cell>
          <table:table-cell table:style-name="ce146"/>
          <table:table-cell office:value-type="float" office:value="0" table:formula="of:=+SUM([.P11:.P22])" table:style-name="ce145">
            <text:p>0,00</text:p>
          </table:table-cell>
          <table:table-cell table:style-name="ce146"/>
          <table:table-cell office:value-type="float" office:value="0" table:formula="of:=+SUM([.R11:.R22])" table:style-name="ce145">
            <text:p>0,00</text:p>
          </table:table-cell>
          <table:table-cell office:value-type="float" office:value="0" table:formula="of:=+SUM([.S11:.S22])" table:style-name="ce145">
            <text:p>0,00</text:p>
          </table:table-cell>
          <table:table-cell office:value-type="float" office:value="0" table:formula="of:=+SUM([.T11:.T22])" table:style-name="ce145">
            <text:p>0,00</text:p>
          </table:table-cell>
          <table:table-cell table:style-name="ce146"/>
          <table:table-cell office:value-type="float" office:value="0" table:formula="of:=+SUM([.V11:.V22])" table:style-name="ce145">
            <text:p>0,00</text:p>
          </table:table-cell>
          <table:table-cell office:value-type="float" office:value="0" table:formula="of:=+SUM([.W11:.W22])" table:style-name="ce145">
            <text:p>0,00</text:p>
          </table:table-cell>
          <table:table-cell office:value-type="float" office:value="0" table:formula="of:=+SUM([.X11:.X22])" table:style-name="ce145">
            <text:p>0,00</text:p>
          </table:table-cell>
          <table:table-cell office:value-type="float" office:value="0" table:formula="of:=+SUM([.Y11:.Y22])" table:style-name="ce145">
            <text:p>0,00</text:p>
          </table:table-cell>
          <table:table-cell office:value-type="float" office:value="0" table:formula="of:=+SUM([.Z11:.Z22])" table:style-name="ce145">
            <text:p>0,00</text:p>
          </table:table-cell>
          <table:table-cell office:value-type="float" office:value="0" table:formula="of:=+SUM([.AA11:.AA22])" table:style-name="ce145">
            <text:p>0,00</text:p>
          </table:table-cell>
          <table:table-cell office:value-type="float" office:value="0" table:formula="of:=+SUM([.AB11:.AB22])" table:style-name="ce145">
            <text:p>0,00</text:p>
          </table:table-cell>
          <table:table-cell office:value-type="float" office:value="0" table:formula="of:=+SUM([.AC11:.AC22])" table:style-name="ce145">
            <text:p>0,00</text:p>
          </table:table-cell>
          <table:table-cell office:value-type="float" office:value="0" table:formula="of:=+SUM([.AD11:.AD22])" table:style-name="ce145">
            <text:p>0,00</text:p>
          </table:table-cell>
          <table:table-cell office:value-type="float" office:value="0" table:formula="of:=+SUM([.AE11:.AE22])" table:style-name="ce147">
            <text:p>0,00</text:p>
          </table:table-cell>
          <table:table-cell table:number-columns-repeated="33" table:style-name="ce10"/>
          <table:table-cell table:number-columns-repeated="16320"/>
        </table:table-row>
        <table:table-row table:style-name="ro6">
          <table:table-cell table:number-columns-repeated="7" table:style-name="ce101"/>
          <table:table-cell table:number-columns-repeated="6" table:style-name="ce148"/>
          <table:table-cell table:number-columns-repeated="18" table:style-name="ce101"/>
          <table:table-cell table:number-columns-repeated="33" table:style-name="ce10"/>
          <table:table-cell table:number-columns-repeated="16320"/>
        </table:table-row>
        <table:table-row table:style-name="ro6">
          <table:table-cell office:value-type="string" table:style-name="ce149">
            <text:p>CUADRO No. 3.1</text:p>
          </table:table-cell>
          <table:table-cell table:number-columns-repeated="63" table:style-name="ce115"/>
          <table:table-cell table:number-columns-repeated="16320"/>
        </table:table-row>
        <table:table-row table:style-name="ro6">
          <table:table-cell office:value-type="string" table:style-name="ce149">
            <text:p>Diferencias de Ventas: Libros vs Declaraciones</text:p>
          </table:table-cell>
          <table:table-cell table:number-columns-repeated="63" table:style-name="ce115"/>
          <table:table-cell table:number-columns-repeated="16320"/>
        </table:table-row>
        <table:table-row table:style-name="ro6">
          <table:table-cell table:number-columns-repeated="64" table:style-name="ce115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17">
            <text:p><text:s/>Ventas según Libros</text:p>
          </table:table-cell>
          <table:covered-table-cell table:number-columns-repeated="7"/>
          <table:table-cell office:value-type="string" table:number-columns-spanned="9" table:number-rows-spanned="1" table:style-name="ce217">
            <text:p>Ventas Según Declaraciones (f)</text:p>
          </table:table-cell>
          <table:covered-table-cell table:number-columns-repeated="8"/>
          <table:table-cell table:style-name="ce150"/>
          <table:table-cell table:number-columns-repeated="46" table:style-name="ce115"/>
          <table:table-cell table:number-columns-repeated="16320"/>
        </table:table-row>
        <table:table-row table:style-name="ro10">
          <table:table-cell office:value-type="string" table:style-name="ce151">
            <text:p>Mes</text:p>
          </table:table-cell>
          <table:table-cell office:value-type="string" table:style-name="ce152">
            <text:p>Ventas Netas Gravadas con tarifa 12% (excluye activos fijos)</text:p>
          </table:table-cell>
          <table:table-cell office:value-type="string" table:style-name="ce152">
            <text:p>Ventas Netas de Activos Fijos gravadas con tarifa 12%</text:p>
          </table:table-cell>
          <table:table-cell office:value-type="string" table:style-name="ce152">
            <text:p>Ventas Netas Gravadas con tarifa 0% (excluye activos fijos)</text:p>
          </table:table-cell>
          <table:table-cell office:value-type="string" table:style-name="ce152">
            <text:p>Ventas Netas de Activos Fijos gravadas con tarifa 0%</text:p>
          </table:table-cell>
          <table:table-cell office:value-type="string" table:style-name="ce152">
            <text:p>Exportaciones de Bienes</text:p>
          </table:table-cell>
          <table:table-cell office:value-type="string" table:style-name="ce152">
            <text:p>Exportaciones de Servicios</text:p>
          </table:table-cell>
          <table:table-cell office:value-type="string" table:style-name="ce152">
            <text:p>Total Ventas y Exportaciones</text:p>
            <text:p>{1}</text:p>
          </table:table-cell>
          <table:table-cell office:value-type="string" table:style-name="ce152">
            <text:p>Ventas Netas Gravadas con tarifa 12% (excluye activos fijos) (casillero 411)</text:p>
          </table:table-cell>
          <table:table-cell office:value-type="string" table:style-name="ce152">
            <text:p>Ventas Netas de Activos Fijos gravadas con tarifa 12% (casillero 412)</text:p>
          </table:table-cell>
          <table:table-cell office:value-type="string" table:style-name="ce152">
            <text:p>Ventas Netas Gravadas con tarifa 0% <text:s/>(que no dan derecho a crédito tributario) (casillero 413)</text:p>
          </table:table-cell>
          <table:table-cell office:value-type="string" table:style-name="ce152">
            <text:p>Ventas Netas de Activos Fijos gravadas con tarifa 0% (que no dan derecho a crédito tributario) (casillero 414)</text:p>
          </table:table-cell>
          <table:table-cell office:value-type="string" table:style-name="ce152">
            <text:p>Ventas Netas Gravadas con tarifa 0% <text:s/>(que dan derecho a crédito tributario) (casillero 415)</text:p>
          </table:table-cell>
          <table:table-cell office:value-type="string" table:style-name="ce152">
            <text:p>Ventas Netas de Activos Fijos gravadas con tarifa 0% (que dan derecho a crédito tributario) (casillero 416)</text:p>
          </table:table-cell>
          <table:table-cell office:value-type="string" table:style-name="ce152">
            <text:p>Exportaciones de Bienes</text:p>
            <text:p>(casillero 417)</text:p>
          </table:table-cell>
          <table:table-cell office:value-type="string" table:style-name="ce152">
            <text:p>Exportaciones de Servicios <text:s/>(casillero 418)</text:p>
          </table:table-cell>
          <table:table-cell office:value-type="string" table:style-name="ce152">
            <text:p>Total Ventas y Exportaciones</text:p>
            <text:p>{2}</text:p>
          </table:table-cell>
          <table:table-cell office:value-type="string" table:style-name="ce153">
            <text:p>Diferencia</text:p>
            <text:p>{1}-{2}</text:p>
            <text:p>(i)</text:p>
          </table:table-cell>
          <table:table-cell table:number-columns-repeated="46" table:style-name="ce115"/>
          <table:table-cell table:number-columns-repeated="16320"/>
        </table:table-row>
        <table:table-row table:style-name="ro1">
          <table:table-cell office:value-type="string" table:style-name="ce154">
            <text:p>Cuentas Contables</text:p>
          </table:table-cell>
          <table:table-cell table:number-columns-repeated="2" table:style-name="ce155"/>
          <table:table-cell table:style-name="ce156"/>
          <table:table-cell table:style-name="ce155"/>
          <table:table-cell table:number-columns-repeated="12" table:style-name="ce157"/>
          <table:table-cell table:style-name="ce158"/>
          <table:table-cell table:number-columns-repeated="46" table:style-name="ce115"/>
          <table:table-cell table:number-columns-repeated="16320"/>
        </table:table-row>
        <table:table-row table:style-name="ro5">
          <table:table-cell office:value-type="string" table:style-name="ce122">
            <text:p>Enero</text:p>
          </table:table-cell>
          <table:table-cell office:value-type="float" office:value="0" table:formula="of:=+[.B11]" table:style-name="ce159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59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formula="of:=+[.B31]+[.C31]+[.D31]+[.E31]+[.F31]+[.G31]" table:style-name="ce127">
            <text:p>0,00</text:p>
          </table:table-cell>
          <table:table-cell table:style-name="ce159"/>
          <table:table-cell office:value-type="float" office:value="0" table:style-name="ce127">
            <text:p>0,00</text:p>
          </table:table-cell>
          <table:table-cell office:value-type="float" office:value="0" table:style-name="ce159">
            <text:p>0,00</text:p>
          </table:table-cell>
          <table:table-cell office:value-type="float" office:value="0" table:style-name="ce127">
            <text:p>0,00</text:p>
          </table:table-cell>
          <table:table-cell office:value-type="float" office:value="0" table:style-name="ce127">
            <text:p>0,00</text:p>
          </table:table-cell>
          <table:table-cell office:value-type="float" office:value="0" table:style-name="ce127">
            <text:p>0,00</text:p>
          </table:table-cell>
          <table:table-cell office:value-type="float" office:value="0" table:style-name="ce127">
            <text:p>0,00</text:p>
          </table:table-cell>
          <table:table-cell office:value-type="float" office:value="0" table:style-name="ce127">
            <text:p>0,00</text:p>
          </table:table-cell>
          <table:table-cell office:value-type="float" office:value="0" table:formula="of:=+[.P31]+[.O31]+[.N31]+[.M31]+[.L31]+[.K31]+[.J31]+[.I31]" table:style-name="ce127">
            <text:p>0,00</text:p>
          </table:table-cell>
          <table:table-cell office:value-type="float" office:value="0" table:formula="of:=+[.H31]-[.Q31]" table:style-name="ce160">
            <text:p>0,00</text:p>
          </table:table-cell>
          <table:table-cell table:number-columns-repeated="46" table:style-name="ce115"/>
          <table:table-cell table:number-columns-repeated="16320"/>
        </table:table-row>
        <table:table-row table:style-name="ro5">
          <table:table-cell office:value-type="string" table:style-name="ce129">
            <text:p>Febrero</text:p>
          </table:table-cell>
          <table:table-cell office:value-type="float" office:value="0" table:formula="of:=+[.B12]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2]+[.C32]+[.D32]+[.E32]+[.F32]+[.G32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2]+[.O32]+[.N32]+[.M32]+[.L32]+[.K32]+[.J32]+[.I32]" table:style-name="ce134">
            <text:p>0,00</text:p>
          </table:table-cell>
          <table:table-cell office:value-type="float" office:value="0" table:formula="of:=+[.H32]-[.Q32]" table:style-name="ce162">
            <text:p>0,00</text:p>
          </table:table-cell>
          <table:table-cell table:number-columns-repeated="46" table:style-name="ce115"/>
          <table:table-cell table:number-columns-repeated="16320"/>
        </table:table-row>
        <table:table-row table:style-name="ro5">
          <table:table-cell office:value-type="string" table:style-name="ce129">
            <text:p>Marzo</text:p>
          </table:table-cell>
          <table:table-cell office:value-type="float" office:value="0" table:formula="of:=+[.B13]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3]+[.C33]+[.D33]+[.E33]+[.F33]+[.G33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3]+[.O33]+[.N33]+[.M33]+[.L33]+[.K33]+[.J33]+[.I33]" table:style-name="ce134">
            <text:p>0,00</text:p>
          </table:table-cell>
          <table:table-cell office:value-type="float" office:value="0" table:formula="of:=+[.H33]-[.Q33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Abril</text:p>
          </table:table-cell>
          <table:table-cell office:value-type="float" office:value="0" table:formula="of:=+[.B14]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4]+[.C34]+[.D34]+[.E34]+[.F34]+[.G34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4]+[.O34]+[.N34]+[.M34]+[.L34]+[.K34]+[.J34]+[.I34]" table:style-name="ce134">
            <text:p>0,00</text:p>
          </table:table-cell>
          <table:table-cell office:value-type="float" office:value="0" table:formula="of:=+[.H34]-[.Q34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Mayo</text:p>
          </table:table-cell>
          <table:table-cell office:value-type="float" office:value="0" table:formula="of:=+[.B15]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5]+[.C35]+[.D35]+[.E35]+[.F35]+[.G35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5]+[.O35]+[.N35]+[.M35]+[.L35]+[.K35]+[.J35]+[.I35]" table:style-name="ce134">
            <text:p>0,00</text:p>
          </table:table-cell>
          <table:table-cell office:value-type="float" office:value="0" table:formula="of:=+[.H35]-[.Q35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Junio</text:p>
          </table:table-cell>
          <table:table-cell office:value-type="float" office:value="0" table:formula="of:=+[.B16]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6]+[.C36]+[.D36]+[.E36]+[.F36]+[.G36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6]+[.O36]+[.N36]+[.M36]+[.L36]+[.K36]+[.J36]+[.I36]" table:style-name="ce134">
            <text:p>0,00</text:p>
          </table:table-cell>
          <table:table-cell office:value-type="float" office:value="0" table:formula="of:=+[.H36]-[.Q36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Julio</text:p>
          </table:table-cell>
          <table:table-cell office:value-type="float" office:value="0" table:formula="of:=+[.B17]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7]+[.C37]+[.D37]+[.E37]+[.F37]+[.G37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7]+[.O37]+[.N37]+[.M37]+[.L37]+[.K37]+[.J37]+[.I37]" table:style-name="ce134">
            <text:p>0,00</text:p>
          </table:table-cell>
          <table:table-cell office:value-type="float" office:value="0" table:formula="of:=+[.H37]-[.Q37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Agosto</text:p>
          </table:table-cell>
          <table:table-cell office:value-type="float" office:value="0" table:formula="of:=+[.B18]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8]+[.C38]+[.D38]+[.E38]+[.F38]+[.G38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8]+[.O38]+[.N38]+[.M38]+[.L38]+[.K38]+[.J38]+[.I38]" table:style-name="ce134">
            <text:p>0,00</text:p>
          </table:table-cell>
          <table:table-cell office:value-type="float" office:value="0" table:formula="of:=+[.H38]-[.Q38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Septiembre</text:p>
          </table:table-cell>
          <table:table-cell office:value-type="float" office:value="0" table:formula="of:=+[.B19]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39]+[.C39]+[.D39]+[.E39]+[.F39]+[.G39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39]+[.O39]+[.N39]+[.M39]+[.L39]+[.K39]+[.J39]+[.I39]" table:style-name="ce134">
            <text:p>0,00</text:p>
          </table:table-cell>
          <table:table-cell office:value-type="float" office:value="0" table:formula="of:=+[.H39]-[.Q39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Octubre</text:p>
          </table:table-cell>
          <table:table-cell office:value-type="float" office:value="0" table:formula="of:=+[.B20]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40]+[.C40]+[.D40]+[.E40]+[.F40]+[.G40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40]+[.O40]+[.N40]+[.M40]+[.L40]+[.K40]+[.J40]+[.I40]" table:style-name="ce134">
            <text:p>0,00</text:p>
          </table:table-cell>
          <table:table-cell office:value-type="float" office:value="0" table:formula="of:=+[.H40]-[.Q40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29">
            <text:p>Noviembre</text:p>
          </table:table-cell>
          <table:table-cell office:value-type="float" office:value="0" table:formula="of:=+[.B21]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style-name="ce130">
            <text:p>0,00</text:p>
          </table:table-cell>
          <table:table-cell office:value-type="float" office:value="0" table:formula="of:=+[.B41]+[.C41]+[.D41]+[.E41]+[.F41]+[.G41]" table:style-name="ce134">
            <text:p>0,00</text:p>
          </table:table-cell>
          <table:table-cell table:style-name="ce161"/>
          <table:table-cell office:value-type="float" office:value="0" table:style-name="ce134">
            <text:p>0,00</text:p>
          </table:table-cell>
          <table:table-cell office:value-type="float" office:value="0" table:style-name="ce161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style-name="ce134">
            <text:p>0,00</text:p>
          </table:table-cell>
          <table:table-cell office:value-type="float" office:value="0" table:formula="of:=+[.P41]+[.O41]+[.N41]+[.M41]+[.L41]+[.K41]+[.J41]+[.I41]" table:style-name="ce134">
            <text:p>0,00</text:p>
          </table:table-cell>
          <table:table-cell office:value-type="float" office:value="0" table:formula="of:=+[.H41]-[.Q41]" table:style-name="ce162">
            <text:p>0,00</text:p>
          </table:table-cell>
          <table:table-cell table:number-columns-repeated="16366"/>
        </table:table-row>
        <table:table-row table:style-name="ro5">
          <table:table-cell office:value-type="string" table:style-name="ce136">
            <text:p>Diciembre</text:p>
          </table:table-cell>
          <table:table-cell office:value-type="float" office:value="0" table:formula="of:=+[.B22]" table:style-name="ce163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style-name="ce137">
            <text:p>0,00</text:p>
          </table:table-cell>
          <table:table-cell office:value-type="float" office:value="0" table:formula="of:=+[.G42]+[.F42]+[.E42]+[.D42]+[.C42]+[.B42]" table:style-name="ce142">
            <text:p>0,00</text:p>
          </table:table-cell>
          <table:table-cell table:style-name="ce163"/>
          <table:table-cell office:value-type="float" office:value="0" table:style-name="ce142">
            <text:p>0,00</text:p>
          </table:table-cell>
          <table:table-cell office:value-type="float" office:value="0" table:style-name="ce163">
            <text:p>0,00</text:p>
          </table:table-cell>
          <table:table-cell office:value-type="float" office:value="0" table:style-name="ce142">
            <text:p>0,00</text:p>
          </table:table-cell>
          <table:table-cell office:value-type="float" office:value="0" table:style-name="ce142">
            <text:p>0,00</text:p>
          </table:table-cell>
          <table:table-cell office:value-type="float" office:value="0" table:style-name="ce142">
            <text:p>0,00</text:p>
          </table:table-cell>
          <table:table-cell office:value-type="float" office:value="0" table:style-name="ce142">
            <text:p>0,00</text:p>
          </table:table-cell>
          <table:table-cell office:value-type="float" office:value="0" table:style-name="ce142">
            <text:p>0,00</text:p>
          </table:table-cell>
          <table:table-cell office:value-type="float" office:value="0" table:formula="of:=+[.P42]+[.O42]+[.N42]+[.M42]+[.L42]+[.K42]+[.J42]+[.I42]" table:style-name="ce142">
            <text:p>0,00</text:p>
          </table:table-cell>
          <table:table-cell office:value-type="float" office:value="0" table:formula="of:=+[.H42]-[.Q42]" table:style-name="ce164">
            <text:p>0,00</text:p>
          </table:table-cell>
          <table:table-cell table:number-columns-repeated="16366"/>
        </table:table-row>
        <table:table-row table:style-name="ro1">
          <table:table-cell office:value-type="string" table:style-name="ce144">
            <text:p>Total</text:p>
          </table:table-cell>
          <table:table-cell office:value-type="float" office:value="0" table:formula="of:=SUM([.B31:.B42])" table:style-name="ce145">
            <text:p>0,00</text:p>
          </table:table-cell>
          <table:table-cell office:value-type="float" office:value="0" table:formula="of:=SUM([.C31:.C42])" table:style-name="ce145">
            <text:p>0,00</text:p>
          </table:table-cell>
          <table:table-cell office:value-type="float" office:value="0" table:formula="of:=SUM([.D31:.D42])" table:style-name="ce145">
            <text:p>0,00</text:p>
          </table:table-cell>
          <table:table-cell office:value-type="float" office:value="0" table:formula="of:=SUM([.E31:.E42])" table:style-name="ce145">
            <text:p>0,00</text:p>
          </table:table-cell>
          <table:table-cell office:value-type="float" office:value="0" table:formula="of:=SUM([.F31:.F42])" table:style-name="ce145">
            <text:p>0,00</text:p>
          </table:table-cell>
          <table:table-cell office:value-type="float" office:value="0" table:formula="of:=SUM([.G31:.G42])" table:style-name="ce145">
            <text:p>0,00</text:p>
          </table:table-cell>
          <table:table-cell office:value-type="float" office:value="0" table:formula="of:=SUM([.H31:.H42])" table:style-name="ce145">
            <text:p>0,00</text:p>
          </table:table-cell>
          <table:table-cell office:value-type="float" office:value="0" table:formula="of:=SUM([.I31:.I42])" table:style-name="ce145">
            <text:p>0,00</text:p>
          </table:table-cell>
          <table:table-cell office:value-type="float" office:value="0" table:formula="of:=SUM([.J31:.J42])" table:style-name="ce145">
            <text:p>0,00</text:p>
          </table:table-cell>
          <table:table-cell office:value-type="float" office:value="0" table:formula="of:=SUM([.K31:.K42])" table:style-name="ce145">
            <text:p>0,00</text:p>
          </table:table-cell>
          <table:table-cell office:value-type="float" office:value="0" table:formula="of:=SUM([.L31:.L42])" table:style-name="ce145">
            <text:p>0,00</text:p>
          </table:table-cell>
          <table:table-cell office:value-type="float" office:value="0" table:formula="of:=SUM([.M31:.M42])" table:style-name="ce145">
            <text:p>0,00</text:p>
          </table:table-cell>
          <table:table-cell office:value-type="float" office:value="0" table:formula="of:=SUM([.N31:.N42])" table:style-name="ce145">
            <text:p>0,00</text:p>
          </table:table-cell>
          <table:table-cell office:value-type="float" office:value="0" table:formula="of:=SUM([.O31:.O42])" table:style-name="ce145">
            <text:p>0,00</text:p>
          </table:table-cell>
          <table:table-cell office:value-type="float" office:value="0" table:formula="of:=SUM([.P31:.P42])" table:style-name="ce145">
            <text:p>0,00</text:p>
          </table:table-cell>
          <table:table-cell office:value-type="float" office:value="0" table:formula="of:=SUM([.Q31:.Q42])" table:style-name="ce145">
            <text:p>0,00</text:p>
          </table:table-cell>
          <table:table-cell office:value-type="float" office:value="0" table:formula="of:=SUM([.R31:.R42])" table:style-name="ce147">
            <text:p>0,00</text:p>
          </table:table-cell>
          <table:table-cell table:number-columns-repeated="16366"/>
        </table:table-row>
        <table:table-row table:style-name="ro6">
          <table:table-cell table:style-name="ce165"/>
          <table:table-cell table:number-columns-repeated="17" table:style-name="ce101"/>
          <table:table-cell table:number-columns-repeated="16366"/>
        </table:table-row>
        <table:table-row table:style-name="ro6">
          <table:table-cell office:value-type="string" table:style-name="ce149">
            <text:p>CUADRO No. 3.2</text:p>
          </table:table-cell>
          <table:table-cell table:number-columns-repeated="15" table:style-name="ce101"/>
          <table:table-cell table:style-name="ce166"/>
          <table:table-cell table:style-name="ce101"/>
          <table:table-cell table:number-columns-repeated="16366"/>
        </table:table-row>
        <table:table-row table:style-name="ro6">
          <table:table-cell office:value-type="string" table:style-name="ce149">
            <text:p>Cruce Ventas declaradas en IVA vs Ventas declaradas en Renta</text:p>
          </table:table-cell>
          <table:table-cell table:number-columns-repeated="15" table:style-name="ce101"/>
          <table:table-cell table:style-name="ce166"/>
          <table:table-cell table:style-name="ce101"/>
          <table:table-cell table:number-columns-repeated="16366"/>
        </table:table-row>
        <table:table-row table:style-name="ro6">
          <table:table-cell table:style-name="ce165"/>
          <table:table-cell table:number-columns-repeated="6" table:style-name="ce101"/>
          <table:table-cell table:number-columns-repeated="5" table:style-name="ce148"/>
          <table:table-cell table:number-columns-repeated="6" table:style-name="ce101"/>
          <table:table-cell table:number-columns-repeated="16366"/>
        </table:table-row>
        <table:table-row table:style-name="ro1">
          <table:table-cell table:style-name="ce165"/>
          <table:table-cell table:number-columns-repeated="6" table:style-name="ce101"/>
          <table:table-cell table:number-columns-repeated="5" table:style-name="ce148"/>
          <table:table-cell table:number-columns-repeated="6" table:style-name="ce101"/>
          <table:table-cell table:number-columns-repeated="16366"/>
        </table:table-row>
        <table:table-row table:style-name="ro11">
          <table:table-cell office:value-type="string" table:number-columns-spanned="4" table:number-rows-spanned="1" table:style-name="ce218">
            <text:p>Total Ventas Anuales Gravadas con tarifa 12% y 14%</text:p>
          </table:table-cell>
          <table:covered-table-cell table:number-columns-repeated="3"/>
          <table:table-cell office:value-type="string" table:number-columns-spanned="4" table:number-rows-spanned="1" table:style-name="ce219">
            <text:p>Total Ventas Anuales Gravadas con tarifa 0% y Exportaciones Anuales</text:p>
          </table:table-cell>
          <table:covered-table-cell table:number-columns-repeated="3"/>
          <table:table-cell table:number-columns-repeated="4" table:style-name="ce167"/>
          <table:table-cell table:style-name="ce168"/>
          <table:table-cell table:style-name="ce169"/>
          <table:table-cell table:number-columns-repeated="4" table:style-name="ce101"/>
          <table:table-cell table:number-columns-repeated="16366"/>
        </table:table-row>
        <table:table-row table:style-name="ro12">
          <table:table-cell office:value-type="string" table:style-name="ce170">
            <text:p>Según Declaraciones IVA</text:p>
            <text:p>(casillero: 411 + 412 )</text:p>
            <text:p>(l) &amp; (f)</text:p>
          </table:table-cell>
          <table:table-cell office:value-type="string" table:style-name="ce171">
            <text:p>Según Declaración de Impuesto a la Renta (casillero 6001)</text:p>
            <text:p>(n)</text:p>
          </table:table-cell>
          <table:table-cell office:value-type="string" table:style-name="ce171">
            <text:p>Diferencias</text:p>
            <text:p>(i)</text:p>
          </table:table-cell>
          <table:table-cell office:value-type="string" table:style-name="ce172">
            <text:p>Explicación Diferencia</text:p>
            <text:p>(o)</text:p>
          </table:table-cell>
          <table:table-cell office:value-type="string" table:style-name="ce171">
            <text:p>Según Declaraciones IVA</text:p>
            <text:p>(casilleros: 413+414+415+416+417+418)</text:p>
            <text:p>(f) &amp; (m)</text:p>
          </table:table-cell>
          <table:table-cell office:value-type="string" table:style-name="ce171">
            <text:p>Según Declaración de Impuesto a la Renta</text:p>
            <text:p>(casillero 6003)</text:p>
            <text:p/>
          </table:table-cell>
          <table:table-cell office:value-type="string" table:style-name="ce171">
            <text:p>Diferencias</text:p>
            <text:p>(i)</text:p>
          </table:table-cell>
          <table:table-cell office:value-type="string" table:style-name="ce173">
            <text:p>Explicación Diferencia</text:p>
            <text:p>(o)</text:p>
          </table:table-cell>
          <table:table-cell table:number-columns-repeated="4" table:style-name="ce167"/>
          <table:table-cell table:number-columns-repeated="6" table:style-name="ce174"/>
          <table:table-cell table:number-columns-repeated="16366"/>
        </table:table-row>
        <table:table-row table:style-name="ro6">
          <table:table-cell office:value-type="string" table:style-name="ce175">
            <text:p>{1}</text:p>
          </table:table-cell>
          <table:table-cell office:value-type="string" table:style-name="ce176">
            <text:p>{2}</text:p>
          </table:table-cell>
          <table:table-cell office:value-type="string" table:style-name="ce176">
            <text:p>{1} - {2}</text:p>
          </table:table-cell>
          <table:table-cell table:style-name="ce177"/>
          <table:table-cell office:value-type="string" table:style-name="ce176">
            <text:p>{3}</text:p>
          </table:table-cell>
          <table:table-cell office:value-type="string" table:style-name="ce176">
            <text:p>{4}</text:p>
          </table:table-cell>
          <table:table-cell office:value-type="string" table:style-name="ce176">
            <text:p>{3} - {4}</text:p>
          </table:table-cell>
          <table:table-cell table:style-name="ce178"/>
          <table:table-cell table:number-columns-repeated="4" table:style-name="ce179"/>
          <table:table-cell table:number-columns-repeated="6" table:style-name="ce174"/>
          <table:table-cell table:number-columns-repeated="16366"/>
        </table:table-row>
        <table:table-row table:style-name="ro5">
          <table:table-cell office:value-type="float" office:value="0" table:formula="of:=+[.I43]" table:style-name="ce180">
            <text:p>0,00</text:p>
          </table:table-cell>
          <table:table-cell office:value-type="float" office:value="0" table:style-name="ce181">
            <text:p>0,00</text:p>
          </table:table-cell>
          <table:table-cell office:value-type="float" office:value="0" table:formula="of:=+[.A52]-[.B52]" table:style-name="ce181">
            <text:p>0,00</text:p>
          </table:table-cell>
          <table:table-cell table:style-name="ce181"/>
          <table:table-cell office:value-type="float" office:value="0" table:formula="of:=+[.K40]" table:style-name="ce181">
            <text:p>0,00</text:p>
          </table:table-cell>
          <table:table-cell table:style-name="ce181"/>
          <table:table-cell office:value-type="float" office:value="0" table:formula="of:=+[.E52]-[.F52]" table:style-name="ce181">
            <text:p>0,00</text:p>
          </table:table-cell>
          <table:table-cell table:style-name="ce182"/>
          <table:table-cell table:number-columns-repeated="4" table:style-name="ce183"/>
          <table:table-cell table:number-columns-repeated="6" table:style-name="ce184"/>
          <table:table-cell table:number-columns-repeated="16366"/>
        </table:table-row>
        <table:table-row table:style-name="ro1">
          <table:table-cell office:value-type="float" office:value="0" table:formula="of:=SUM([.A52:.A52])" table:style-name="ce185">
            <text:p>0,00</text:p>
          </table:table-cell>
          <table:table-cell office:value-type="float" office:value="0" table:formula="of:=SUM([.B52:.B52])" table:style-name="ce186">
            <text:p>0,00</text:p>
          </table:table-cell>
          <table:table-cell office:value-type="float" office:value="0" table:formula="of:=SUM([.C52:.C52])" table:style-name="ce186">
            <text:p>0,00</text:p>
          </table:table-cell>
          <table:table-cell table:style-name="ce186"/>
          <table:table-cell office:value-type="float" office:value="0" table:formula="of:=SUM([.E52:.E52])" table:style-name="ce186">
            <text:p>0,00</text:p>
          </table:table-cell>
          <table:table-cell office:value-type="float" office:value="0" table:formula="of:=SUM([.F52:.F52])" table:style-name="ce186">
            <text:p>0,00</text:p>
          </table:table-cell>
          <table:table-cell office:value-type="float" office:value="0" table:formula="of:=SUM([.G52:.G52])" table:style-name="ce186">
            <text:p>0,00</text:p>
          </table:table-cell>
          <table:table-cell table:style-name="ce187"/>
          <table:table-cell table:number-columns-repeated="10" table:style-name="ce188"/>
          <table:table-cell table:number-columns-repeated="16366"/>
        </table:table-row>
        <table:table-row table:style-name="ro1">
          <table:table-cell table:style-name="ce189"/>
          <table:table-cell table:number-columns-repeated="17" table:style-name="ce101"/>
          <table:table-cell table:number-columns-repeated="16366"/>
        </table:table-row>
        <table:table-row table:style-name="ro6">
          <table:table-cell office:value-type="string" table:style-name="ce190">
            <text:p>Comentario:</text:p>
          </table:table-cell>
          <table:table-cell office:value-type="float" office:value="0" table:formula="of:=+[.B53]-[.B43]" table:style-name="ce191">
            <text:p>0,00</text:p>
          </table:table-cell>
          <table:table-cell table:number-columns-repeated="14" table:style-name="ce191"/>
          <table:table-cell table:style-name="ce192"/>
          <table:table-cell table:style-name="ce189"/>
          <table:table-cell table:number-columns-repeated="16366"/>
        </table:table-row>
        <table:table-row table:number-rows-repeated="4" table:style-name="ro6">
          <table:table-cell table:style-name="ce193"/>
          <table:table-cell table:number-columns-repeated="15" table:style-name="ce194"/>
          <table:table-cell table:style-name="ce195"/>
          <table:table-cell table:style-name="ce189"/>
          <table:table-cell table:number-columns-repeated="16366"/>
        </table:table-row>
        <table:table-row table:style-name="ro1">
          <table:table-cell table:style-name="ce196"/>
          <table:table-cell table:number-columns-repeated="15" table:style-name="ce197"/>
          <table:table-cell table:style-name="ce198"/>
          <table:table-cell table:style-name="ce189"/>
          <table:table-cell table:number-columns-repeated="16366"/>
        </table:table-row>
        <table:table-row table:style-name="ro6">
          <table:table-cell office:value-type="string" table:style-name="ce199">
            <text:p>Conclusión:</text:p>
          </table:table-cell>
          <table:table-cell table:number-columns-repeated="6" table:style-name="ce200"/>
          <table:table-cell table:number-columns-repeated="9" table:style-name="ce189"/>
          <table:table-cell table:style-name="ce201"/>
          <table:table-cell table:style-name="ce189"/>
          <table:table-cell table:number-columns-repeated="16366"/>
        </table:table-row>
        <table:table-row table:number-rows-repeated="2" table:style-name="ro6">
          <table:table-cell table:style-name="ce199"/>
          <table:table-cell table:number-columns-repeated="6" table:style-name="ce200"/>
          <table:table-cell table:number-columns-repeated="9" table:style-name="ce189"/>
          <table:table-cell table:style-name="ce201"/>
          <table:table-cell table:style-name="ce189"/>
          <table:table-cell table:number-columns-repeated="16366"/>
        </table:table-row>
        <table:table-row table:style-name="ro1">
          <table:table-cell table:style-name="ce202"/>
          <table:table-cell table:number-columns-repeated="6" table:style-name="ce203"/>
          <table:table-cell table:number-columns-repeated="9" table:style-name="ce204"/>
          <table:table-cell table:style-name="ce205"/>
          <table:table-cell table:style-name="ce189"/>
          <table:table-cell table:number-columns-repeated="16366"/>
        </table:table-row>
        <table:table-row table:style-name="ro6">
          <table:table-cell office:value-type="string" table:style-name="ce206">
            <text:p>Fuente:</text:p>
          </table:table-cell>
          <table:table-cell table:number-columns-repeated="6" table:style-name="ce200"/>
          <table:table-cell table:number-columns-repeated="11" table:style-name="ce189"/>
          <table:table-cell table:number-columns-repeated="16366"/>
        </table:table-row>
        <table:table-row table:style-name="ro6">
          <table:table-cell table:number-columns-repeated="7" table:style-name="ce200"/>
          <table:table-cell table:number-columns-repeated="9" table:style-name="ce189"/>
          <table:table-cell table:style-name="ce189">
            <draw:custom-shape svg:x="0.30197in" svg:y="0.19134in" svg:width="0.58346in" svg:height="0.30197in" draw:z-index="1" draw:id="id1" draw:style-name="a11" draw:name="1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-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89"/>
          <table:table-cell table:number-columns-repeated="16366"/>
        </table:table-row>
        <table:table-row table:style-name="ro7">
          <table:table-cell office:value-type="string" table:style-name="ce207">
            <text:p>√</text:p>
          </table:table-cell>
          <table:table-cell office:value-type="string" table:style-name="ce208">
            <text:p>Revisado</text:p>
          </table:table-cell>
          <table:table-cell table:number-columns-repeated="4" table:style-name="ce208"/>
          <table:table-cell table:number-columns-repeated="12" table:style-name="ce189"/>
          <table:table-cell table:number-columns-repeated="16366"/>
        </table:table-row>
        <table:table-row table:style-name="ro7">
          <table:table-cell office:value-type="string" table:style-name="ce207">
            <text:p>¥</text:p>
          </table:table-cell>
          <table:table-cell office:value-type="string" table:style-name="ce208">
            <text:p>Confrontado con libros</text:p>
          </table:table-cell>
          <table:table-cell table:number-columns-repeated="4" table:style-name="ce208"/>
          <table:table-cell table:number-columns-repeated="12" table:style-name="ce189"/>
          <table:table-cell table:number-columns-repeated="16366"/>
        </table:table-row>
        <table:table-row table:style-name="ro7">
          <table:table-cell office:value-type="string" table:style-name="ce207">
            <text:p>§</text:p>
          </table:table-cell>
          <table:table-cell office:value-type="string" table:style-name="ce208">
            <text:p>Cotejado con documento</text:p>
          </table:table-cell>
          <table:table-cell table:number-columns-repeated="4" table:style-name="ce208"/>
          <table:table-cell table:number-columns-repeated="12" table:style-name="ce189"/>
          <table:table-cell table:number-columns-repeated="16366"/>
        </table:table-row>
        <table:table-row table:style-name="ro7">
          <table:table-cell office:value-type="string" table:style-name="ce207">
            <text:p>Ʃ</text:p>
          </table:table-cell>
          <table:table-cell office:value-type="string" table:style-name="ce208">
            <text:p>Totalizado</text:p>
          </table:table-cell>
          <table:table-cell table:number-columns-repeated="5" table:style-name="ce208"/>
          <table:table-cell table:number-columns-repeated="11" table:style-name="ce189"/>
          <table:table-cell table:number-columns-repeated="16366"/>
        </table:table-row>
        <table:table-row table:style-name="ro7">
          <table:table-cell table:number-columns-repeated="7" table:style-name="ce208"/>
          <table:table-cell table:number-columns-repeated="11" table:style-name="ce189"/>
          <table:table-cell table:number-columns-repeated="16366"/>
        </table:table-row>
        <table:table-row table:style-name="ro7">
          <table:table-cell office:value-type="string" table:style-name="ce67">
            <text:p>Felix Montalvo &amp; Asociados FELMON Cía. Ltda. - CPA Associates International</text:p>
          </table:table-cell>
          <table:table-cell table:style-name="ce189"/>
          <table:table-cell table:style-name="ce209"/>
          <table:table-cell table:number-columns-repeated="15" table:style-name="ce189"/>
          <table:table-cell table:number-columns-repeated="16366"/>
        </table:table-row>
        <table:table-row table:style-name="ro7">
          <table:table-cell table:number-columns-repeated="18" table:style-name="ce189"/>
          <table:table-cell table:number-columns-repeated="16366"/>
        </table:table-row>
        <table:table-row table:style-name="ro7">
          <table:table-cell table:number-columns-repeated="3" table:style-name="ce189"/>
          <table:table-cell table:style-name="ce210"/>
          <table:table-cell table:number-columns-repeated="12" table:style-name="ce189"/>
          <table:table-cell table:style-name="ce210"/>
          <table:table-cell table:style-name="ce189"/>
          <table:table-cell table:number-columns-repeated="16366"/>
        </table:table-row>
        <table:table-row table:number-rows-repeated="4" table:style-name="ro7">
          <table:table-cell table:number-columns-repeated="18" table:style-name="ce189"/>
          <table:table-cell table:number-columns-repeated="16366"/>
        </table:table-row>
        <table:table-row table:number-rows-repeated="106" table:style-name="ro7">
          <table:table-cell table:number-columns-repeated="18" table:style-name="ce211"/>
          <table:table-cell table:number-columns-repeated="16366"/>
        </table:table-row>
        <table:table-row table:number-rows-repeated="1048392" table:style-name="ro7">
          <table:table-cell table:number-columns-repeated="16384"/>
        </table:table-row>
      </table:table>
      <table:table table:name="Resumen_de_cuentas" table:style-name="ta4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12" table:number-columns-repeated="16320" table:default-cell-style-name="ce1"/>
        <table:table-row table:style-name="ro6">
          <table:table-cell office:value-type="string" table:style-name="ce1">
            <text:p>Resumen por ingreso mensuales</text:p>
          </table:table-cell>
          <table:table-cell table:number-columns-repeated="16383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1.01</text:p>
          </table:table-cell>
          <table:table-cell office:value-type="string" table:style-name="ce220">
            <text:p>Costo de Instalación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49" table:style-name="ce220"/>
          <table:table-cell table:number-columns-repeated="16320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5:.N5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6:.N6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7:.N7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8:.N8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0" table:formula="of:=SUM([.C9:.N9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SUM([.C10:.N10])" table:style-name="ce1">
            <text:p>60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300" table:formula="of:=SUM([.C11:.N11])" table:style-name="ce1">
            <text:p>300</text:p>
          </table:table-cell>
          <table:table-cell table:number-columns-repeated="16369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office:value-type="float" office:value="0" table:formula="of:=SUM([.C5:.C11])" table:style-name="ce1">
            <text:p>0</text:p>
          </table:table-cell>
          <table:table-cell office:value-type="float" office:value="0" table:formula="of:=SUM([.D5:.D11])" table:style-name="ce1">
            <text:p>0</text:p>
          </table:table-cell>
          <table:table-cell office:value-type="float" office:value="0" table:formula="of:=SUM([.E5:.E11])" table:style-name="ce1">
            <text:p>0</text:p>
          </table:table-cell>
          <table:table-cell office:value-type="float" office:value="0" table:formula="of:=SUM([.F5:.F11])" table:style-name="ce1">
            <text:p>0</text:p>
          </table:table-cell>
          <table:table-cell office:value-type="float" office:value="0" table:formula="of:=SUM([.G5:.G11])" table:style-name="ce1">
            <text:p>0</text:p>
          </table:table-cell>
          <table:table-cell office:value-type="float" office:value="60" table:formula="of:=SUM([.H5:.H11])" table:style-name="ce1">
            <text:p>60</text:p>
          </table:table-cell>
          <table:table-cell office:value-type="float" office:value="420" table:formula="of:=SUM([.I5:.I11])" table:style-name="ce1">
            <text:p>420</text:p>
          </table:table-cell>
          <table:table-cell office:value-type="float" office:value="60" table:formula="of:=SUM([.J5:.J11])" table:style-name="ce1">
            <text:p>60</text:p>
          </table:table-cell>
          <table:table-cell office:value-type="float" office:value="0" table:formula="of:=SUM([.K5:.K11])" table:style-name="ce1">
            <text:p>0</text:p>
          </table:table-cell>
          <table:table-cell office:value-type="float" office:value="120" table:formula="of:=SUM([.L5:.L11])" table:style-name="ce1">
            <text:p>120</text:p>
          </table:table-cell>
          <table:table-cell office:value-type="float" office:value="0" table:formula="of:=SUM([.M5:.M11])" table:style-name="ce1">
            <text:p>0</text:p>
          </table:table-cell>
          <table:table-cell office:value-type="float" office:value="0" table:formula="of:=SUM([.N5:.N11])" table:style-name="ce1">
            <text:p>0</text:p>
          </table:table-cell>
          <table:table-cell office:value-type="float" office:value="660" table:formula="of:=SUM([.O5:.O11])" table:style-name="ce1">
            <text:p>660</text:p>
          </table:table-cell>
          <table:table-cell table:number-columns-repeated="16369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2.01</text:p>
          </table:table-cell>
          <table:table-cell office:value-type="string" table:style-name="ce220">
            <text:p>Pension Basica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 table:style-name="ce1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office:value-type="float" office:value="121.5" table:style-name="ce1">
            <text:p>121,5</text:p>
          </table:table-cell>
          <table:table-cell office:value-type="float" office:value="135" table:style-name="ce1">
            <text:p>135</text:p>
          </table:table-cell>
          <table:table-cell office:value-type="float" office:value="138" table:style-name="ce1">
            <text:p>138</text:p>
          </table:table-cell>
          <table:table-cell office:value-type="float" office:value="147" table:style-name="ce1">
            <text:p>147</text:p>
          </table:table-cell>
          <table:table-cell office:value-type="float" office:value="150" table:style-name="ce1">
            <text:p>150</text:p>
          </table:table-cell>
          <table:table-cell office:value-type="float" office:value="162" table:style-name="ce1">
            <text:p>162</text:p>
          </table:table-cell>
          <table:table-cell office:value-type="float" office:value="178.65" table:style-name="ce1">
            <text:p>178,65</text:p>
          </table:table-cell>
          <table:table-cell office:value-type="float" office:value="176.5" table:style-name="ce1">
            <text:p>176,5</text:p>
          </table:table-cell>
          <table:table-cell office:value-type="float" office:value="182.5" table:style-name="ce1">
            <text:p>182,5</text:p>
          </table:table-cell>
          <table:table-cell office:value-type="float" office:value="182.5" table:style-name="ce1">
            <text:p>182,5</text:p>
          </table:table-cell>
          <table:table-cell table:number-columns-repeated="2" table:style-name="ce1"/>
          <table:table-cell office:value-type="float" office:value="1573.65" table:formula="of:=SUM([.C17:.N17])" table:style-name="ce1">
            <text:p>1573,65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office:value-type="float" office:value="275.54000000000002" table:formula="of:=215.34+60.2" table:style-name="ce1">
            <text:p>275,54</text:p>
          </table:table-cell>
          <table:table-cell office:value-type="float" office:value="281.54000000000002" table:formula="of:=213.84+67.7" table:style-name="ce1">
            <text:p>281,54</text:p>
          </table:table-cell>
          <table:table-cell office:value-type="float" office:value="277.04000000000002" table:formula="of:=213.84+63.2" table:style-name="ce1">
            <text:p>277,04</text:p>
          </table:table-cell>
          <table:table-cell office:value-type="float" office:value="278.54000000000002" table:formula="of:=213.84+64.7" table:style-name="ce1">
            <text:p>278,54</text:p>
          </table:table-cell>
          <table:table-cell office:value-type="float" office:value="292.24" table:formula="of:=213.84+78.4" table:style-name="ce1">
            <text:p>292,24</text:p>
          </table:table-cell>
          <table:table-cell office:value-type="float" office:value="299.74" table:formula="of:=213.84+85.9" table:style-name="ce1">
            <text:p>299,74</text:p>
          </table:table-cell>
          <table:table-cell office:value-type="float" office:value="302.74" table:formula="of:=213.84+88.9" table:style-name="ce1">
            <text:p>302,74</text:p>
          </table:table-cell>
          <table:table-cell office:value-type="float" office:value="311.74" table:formula="of:=213.84+97.9" table:style-name="ce1">
            <text:p>311,74</text:p>
          </table:table-cell>
          <table:table-cell office:value-type="float" office:value="316.24" table:formula="of:=213.84+102.4" table:style-name="ce1">
            <text:p>316,24</text:p>
          </table:table-cell>
          <table:table-cell office:value-type="float" office:value="316.24" table:formula="of:=213.84+102.4" table:style-name="ce1">
            <text:p>316,24</text:p>
          </table:table-cell>
          <table:table-cell table:number-columns-repeated="2" table:style-name="ce1"/>
          <table:table-cell office:value-type="float" office:value="2951.5999999999995" table:formula="of:=SUM([.C18:.N18])" table:style-name="ce1">
            <text:p>2951,6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AP001</text:p>
          </table:table-cell>
          <table:table-cell office:value-type="string" table:style-name="ce221">
            <text:p>URBANIZACION CAPRI VIA A SAMBORONDON</text:p>
          </table:table-cell>
          <table:table-cell office:value-type="float" office:value="27.020000000000003" table:formula="of:=4.58+22.44" table:style-name="ce1">
            <text:p>27,02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office:value-type="float" office:value="22.44" table:style-name="ce1">
            <text:p>22,44</text:p>
          </table:table-cell>
          <table:table-cell table:number-columns-repeated="2" table:style-name="ce1"/>
          <table:table-cell office:value-type="float" office:value="228.98" table:formula="of:=SUM([.C19:.N19])" table:style-name="ce1">
            <text:p>228,98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office:value-type="float" office:value="200.5" table:style-name="ce1">
            <text:p>200,5</text:p>
          </table:table-cell>
          <table:table-cell office:value-type="float" office:value="207.48" table:style-name="ce1">
            <text:p>207,48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85.54" table:style-name="ce1">
            <text:p>185,54</text:p>
          </table:table-cell>
          <table:table-cell office:value-type="float" office:value="178.56" table:style-name="ce1">
            <text:p>178,56</text:p>
          </table:table-cell>
          <table:table-cell office:value-type="float" office:value="178.56" table:style-name="ce1">
            <text:p>178,56</text:p>
          </table:table-cell>
          <table:table-cell office:value-type="float" office:value="178.56" table:style-name="ce1">
            <text:p>178,56</text:p>
          </table:table-cell>
          <table:table-cell office:value-type="float" office:value="171.58" table:style-name="ce1">
            <text:p>171,58</text:p>
          </table:table-cell>
          <table:table-cell table:number-columns-repeated="2" table:style-name="ce1"/>
          <table:table-cell office:value-type="float" office:value="1857.3999999999996" table:formula="of:=SUM([.C20:.N20])" table:style-name="ce1">
            <text:p>1857,4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office:value-type="float" office:value="246.3" table:formula="of:=37+209.3" table:style-name="ce1">
            <text:p>246,3</text:p>
          </table:table-cell>
          <table:table-cell office:value-type="float" office:value="254.91000000000003" table:formula="of:=37+2.61+215.3" table:style-name="ce1">
            <text:p>254,91</text:p>
          </table:table-cell>
          <table:table-cell office:value-type="float" office:value="256.8" table:formula="of:=37+219.8" table:style-name="ce1">
            <text:p>256,8</text:p>
          </table:table-cell>
          <table:table-cell office:value-type="float" office:value="261.3" table:formula="of:=35.5+225.8" table:style-name="ce1">
            <text:p>261,3</text:p>
          </table:table-cell>
          <table:table-cell office:value-type="float" office:value="271.8" table:formula="of:=38.5+233.3" table:style-name="ce1">
            <text:p>271,8</text:p>
          </table:table-cell>
          <table:table-cell office:value-type="float" office:value="279.3" table:formula="of:=38.5+240.8" table:style-name="ce1">
            <text:p>279,3</text:p>
          </table:table-cell>
          <table:table-cell office:value-type="float" office:value="288.3" table:formula="of:=37+251.3" table:style-name="ce1">
            <text:p>288,3</text:p>
          </table:table-cell>
          <table:table-cell office:value-type="float" office:value="295.11" table:formula="of:=38.5+1.11+1.2+254.3" table:style-name="ce1">
            <text:p>295,11</text:p>
          </table:table-cell>
          <table:table-cell office:value-type="float" office:value="301.3" table:formula="of:=47+254.3" table:style-name="ce1">
            <text:p>301,3</text:p>
          </table:table-cell>
          <table:table-cell office:value-type="float" office:value="303.18" table:formula="of:=47+255.8+0.38" table:style-name="ce1">
            <text:p>303,18</text:p>
          </table:table-cell>
          <table:table-cell table:number-columns-repeated="2" table:style-name="ce1"/>
          <table:table-cell office:value-type="float" office:value="2758.2999999999997" table:formula="of:=SUM([.C21:.N21])" table:style-name="ce1">
            <text:p>2758,3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office:value-type="float" office:value="70.5" table:formula="of:=16.5+1.5+52.5" table:style-name="ce1">
            <text:p>70,5</text:p>
          </table:table-cell>
          <table:table-cell office:value-type="float" office:value="72" table:formula="of:=15+57" table:style-name="ce1">
            <text:p>72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2.5" table:formula="of:=19.5+63" table:style-name="ce1">
            <text:p>82,5</text:p>
          </table:table-cell>
          <table:table-cell office:value-type="float" office:value="84" table:formula="of:=21+63" table:style-name="ce1">
            <text:p>84</text:p>
          </table:table-cell>
          <table:table-cell office:value-type="float" office:value="84" table:formula="of:=22.5+64.5-3" table:style-name="ce1">
            <text:p>84</text:p>
          </table:table-cell>
          <table:table-cell office:value-type="float" office:value="90" table:formula="of:=22.5+67.5" table:style-name="ce1">
            <text:p>90</text:p>
          </table:table-cell>
          <table:table-cell office:value-type="float" office:value="104.5" table:formula="of:=34+70.5" table:style-name="ce1">
            <text:p>104,5</text:p>
          </table:table-cell>
          <table:table-cell office:value-type="float" office:value="104.5" table:formula="of:=34+70.5" table:style-name="ce1">
            <text:p>104,5</text:p>
          </table:table-cell>
          <table:table-cell table:number-columns-repeated="2" table:style-name="ce1"/>
          <table:table-cell office:value-type="float" office:value="857" table:formula="of:=SUM([.C22:.N22])" table:style-name="ce1">
            <text:p>857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table:number-columns-repeated="2" table:style-name="ce1"/>
          <table:table-cell office:value-type="float" office:value="62.000000000000014" table:formula="of:=SUM([.C23:.N23])" table:style-name="ce1">
            <text:p>62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office:value-type="float" office:value="273.5" table:formula="of:=222.5+51" table:style-name="ce1">
            <text:p>273,5</text:p>
          </table:table-cell>
          <table:table-cell office:value-type="float" office:value="284" table:formula="of:=225.5+1.5+1.5+55.5" table:style-name="ce1">
            <text:p>284</text:p>
          </table:table-cell>
          <table:table-cell office:value-type="float" office:value="290" table:formula="of:=227+63" table:style-name="ce1">
            <text:p>290</text:p>
          </table:table-cell>
          <table:table-cell office:value-type="float" office:value="293" table:formula="of:=227+66" table:style-name="ce1">
            <text:p>293</text:p>
          </table:table-cell>
          <table:table-cell office:value-type="float" office:value="302" table:formula="of:=228.5+73.5" table:style-name="ce1">
            <text:p>302</text:p>
          </table:table-cell>
          <table:table-cell office:value-type="float" office:value="309.5" table:formula="of:=230+79.5" table:style-name="ce1">
            <text:p>309,5</text:p>
          </table:table-cell>
          <table:table-cell office:value-type="float" office:value="338.5" table:formula="of:=240+16+82.5" table:style-name="ce1">
            <text:p>338,5</text:p>
          </table:table-cell>
          <table:table-cell office:value-type="float" office:value="301.06" table:formula="of:=213+1.06+87" table:style-name="ce1">
            <text:p>301,06</text:p>
          </table:table-cell>
          <table:table-cell office:value-type="float" office:value="300" table:formula="of:=213+87" table:style-name="ce1">
            <text:p>300</text:p>
          </table:table-cell>
          <table:table-cell office:value-type="float" office:value="310" table:formula="of:=50+223+87-30-20" table:style-name="ce1">
            <text:p>310</text:p>
          </table:table-cell>
          <table:table-cell table:number-columns-repeated="2" table:style-name="ce1"/>
          <table:table-cell office:value-type="float" office:value="3001.56" table:formula="of:=SUM([.C24:.N24])" table:style-name="ce1">
            <text:p>3001,56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office:value-type="float" office:value="315.88" table:formula="of:=38+277.88" table:style-name="ce1">
            <text:p>315,88</text:p>
          </table:table-cell>
          <table:table-cell office:value-type="float" office:value="311.39999999999998" table:formula="of:=38+273.4" table:style-name="ce1">
            <text:p>311,4</text:p>
          </table:table-cell>
          <table:table-cell office:value-type="float" office:value="318.89999999999998" table:formula="of:=38+280.9" table:style-name="ce1">
            <text:p>318,9</text:p>
          </table:table-cell>
          <table:table-cell office:value-type="float" office:value="340.9" table:formula="of:=51+289.9" table:style-name="ce1">
            <text:p>340,9</text:p>
          </table:table-cell>
          <table:table-cell office:value-type="float" office:value="368.33" table:formula="of:=52.5+315.4+0.43" table:style-name="ce1">
            <text:p>368,33</text:p>
          </table:table-cell>
          <table:table-cell office:value-type="float" office:value="380.66999999999996" table:formula="of:=55.5+0.77+324.4" table:style-name="ce1">
            <text:p>380,67</text:p>
          </table:table-cell>
          <table:table-cell office:value-type="float" office:value="394.54999999999995" table:formula="of:=54+1.15+339.4" table:style-name="ce1">
            <text:p>394,55</text:p>
          </table:table-cell>
          <table:table-cell office:value-type="float" office:value="405.4" table:formula="of:=54+351.4" table:style-name="ce1">
            <text:p>405,4</text:p>
          </table:table-cell>
          <table:table-cell office:value-type="float" office:value="408.79999999999995" table:formula="of:=55.5+351.4+0.4+1.5" table:style-name="ce1">
            <text:p>408,8</text:p>
          </table:table-cell>
          <table:table-cell office:value-type="float" office:value="403.9" table:formula="of:=55.5+349.9+1.5-3" table:style-name="ce1">
            <text:p>403,9</text:p>
          </table:table-cell>
          <table:table-cell table:number-columns-repeated="2" table:style-name="ce1"/>
          <table:table-cell office:value-type="float" office:value="3648.73" table:formula="of:=SUM([.C25:.N25])" table:style-name="ce1">
            <text:p>3648,73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office:value-type="float" office:value="201.23000000000002" table:formula="of:=59.5+138.4+3.33" table:style-name="ce1">
            <text:p>201,23</text:p>
          </table:table-cell>
          <table:table-cell office:value-type="float" office:value="194.07" table:formula="of:=58+0.87+135.2" table:style-name="ce1">
            <text:p>194,07</text:p>
          </table:table-cell>
          <table:table-cell office:value-type="float" office:value="203.7" table:formula="of:=62.5+141.2" table:style-name="ce1">
            <text:p>203,7</text:p>
          </table:table-cell>
          <table:table-cell office:value-type="float" office:value="202.7" table:formula="of:=54+148.7" table:style-name="ce1">
            <text:p>202,7</text:p>
          </table:table-cell>
          <table:table-cell office:value-type="float" office:value="202.7" table:formula="of:=51+151.7" table:style-name="ce1">
            <text:p>202,7</text:p>
          </table:table-cell>
          <table:table-cell office:value-type="float" office:value="211.7" table:formula="of:=54+157.7" table:style-name="ce1">
            <text:p>211,7</text:p>
          </table:table-cell>
          <table:table-cell office:value-type="float" office:value="216.2" table:formula="of:=57+159.2" table:style-name="ce1">
            <text:p>216,2</text:p>
          </table:table-cell>
          <table:table-cell office:value-type="float" office:value="228.2" table:formula="of:=63+165.2" table:style-name="ce1">
            <text:p>228,2</text:p>
          </table:table-cell>
          <table:table-cell office:value-type="float" office:value="231.2" table:formula="of:=63+168.2" table:style-name="ce1">
            <text:p>231,2</text:p>
          </table:table-cell>
          <table:table-cell office:value-type="float" office:value="231.2" table:formula="of:=63+168.2" table:style-name="ce1">
            <text:p>231,2</text:p>
          </table:table-cell>
          <table:table-cell table:number-columns-repeated="2" table:style-name="ce1"/>
          <table:table-cell office:value-type="float" office:value="2122.9" table:formula="of:=SUM([.C26:.N26])" table:style-name="ce1">
            <text:p>2122,9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office:value-type="float" office:value="7.5" table:style-name="ce1">
            <text:p>7,5</text:p>
          </table:table-cell>
          <table:table-cell office:value-type="float" office:value="7.5" table:style-name="ce1">
            <text:p>7,5</text:p>
          </table:table-cell>
          <table:table-cell office:value-type="float" office:value="7.5" table:style-name="ce1">
            <text:p>7,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85.5" table:formula="of:=SUM([.C27:.N27])" table:style-name="ce1">
            <text:p>85,5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office:value-type="float" office:value="96.78" table:style-name="ce1">
            <text:p>96,78</text:p>
          </table:table-cell>
          <table:table-cell office:value-type="float" office:value="109.26" table:formula="of:=1.5+10.98+96.78" table:style-name="ce1">
            <text:p>109,26</text:p>
          </table:table-cell>
          <table:table-cell office:value-type="float" office:value="98.28" table:formula="of:=1.5+96.78" table:style-name="ce1">
            <text:p>98,28</text:p>
          </table:table-cell>
          <table:table-cell office:value-type="float" office:value="105.76" table:formula="of:=1.5+104.26" table:style-name="ce1">
            <text:p>105,76</text:p>
          </table:table-cell>
          <table:table-cell office:value-type="float" office:value="105.76" table:formula="of:=1.5+104.26" table:style-name="ce1">
            <text:p>105,76</text:p>
          </table:table-cell>
          <table:table-cell office:value-type="float" office:value="114.03999999999999" table:formula="of:=1.5+110.05+2.49" table:style-name="ce1">
            <text:p>114,04</text:p>
          </table:table-cell>
          <table:table-cell office:value-type="float" office:value="107.26" table:formula="of:=1.5+105.76" table:style-name="ce1">
            <text:p>107,26</text:p>
          </table:table-cell>
          <table:table-cell office:value-type="float" office:value="107.48" table:formula="of:=1.5+105.98" table:style-name="ce1">
            <text:p>107,48</text:p>
          </table:table-cell>
          <table:table-cell office:value-type="float" office:value="77.42" table:formula="of:=1.5+75.92" table:style-name="ce1">
            <text:p>77,42</text:p>
          </table:table-cell>
          <table:table-cell office:value-type="float" office:value="39.18" table:formula="of:=1.5+37.68" table:style-name="ce1">
            <text:p>39,18</text:p>
          </table:table-cell>
          <table:table-cell table:number-columns-repeated="2" table:style-name="ce1"/>
          <table:table-cell office:value-type="float" office:value="961.21999999999991" table:formula="of:=SUM([.C28:.N28])" table:style-name="ce1">
            <text:p>961,22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office:value-type="float" office:value="13.5" table:style-name="ce1">
            <text:p>13,5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office:value-type="float" office:value="37.260000000000005" table:formula="of:=23.76+13.5" table:style-name="ce1">
            <text:p>37,26</text:p>
          </table:table-cell>
          <table:table-cell table:number-columns-repeated="2" table:style-name="ce1"/>
          <table:table-cell office:value-type="float" office:value="238.8" table:formula="of:=SUM([.C29:.N29])" table:style-name="ce1">
            <text:p>238,8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2" table:style-name="ce1"/>
          <table:table-cell office:value-type="float" office:value="0" table:formula="of:=SUM([.C30:.N30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2" table:style-name="ce1"/>
          <table:table-cell office:value-type="float" office:value="0" table:formula="of:=SUM([.C31:.N31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2" table:style-name="ce1"/>
          <table:table-cell office:value-type="float" office:value="0" table:formula="of:=SUM([.C32:.N32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2" table:style-name="ce1"/>
          <table:table-cell office:value-type="float" office:value="0" table:formula="of:=SUM([.C33:.N33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2" table:style-name="ce1"/>
          <table:table-cell office:value-type="float" office:value="0" table:formula="of:=SUM([.C34:.N34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2" table:style-name="ce1"/>
          <table:table-cell office:value-type="float" office:value="0" table:formula="of:=SUM([.C35:.N35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2" table:style-name="ce1"/>
          <table:table-cell office:value-type="float" office:value="0" table:formula="of:=SUM([.C36:.N36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2" table:style-name="ce1"/>
          <table:table-cell office:value-type="float" office:value="0" table:formula="of:=SUM([.C37:.N37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2" table:style-name="ce1"/>
          <table:table-cell office:value-type="float" office:value="0" table:formula="of:=SUM([.C38:.N38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2" table:style-name="ce1"/>
          <table:table-cell office:value-type="float" office:value="0" table:formula="of:=SUM([.C39:.N39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PRO011</text:p>
          </table:table-cell>
          <table:table-cell office:value-type="string" table:style-name="ce221">
            <text:p>EDIFICIO PRONOBIS</text:p>
          </table:table-cell>
          <table:table-cell table:number-columns-repeated="12" table:style-name="ce1"/>
          <table:table-cell office:value-type="float" office:value="0" table:formula="of:=SUM([.C40:.N40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2" table:style-name="ce1"/>
          <table:table-cell office:value-type="float" office:value="0" table:formula="of:=SUM([.C41:.N41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2" table:style-name="ce1"/>
          <table:table-cell office:value-type="float" office:value="0" table:formula="of:=SUM([.C42:.N42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2" table:style-name="ce1"/>
          <table:table-cell office:value-type="float" office:value="0" table:formula="of:=SUM([.C43:.N43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2" table:style-name="ce1"/>
          <table:table-cell office:value-type="float" office:value="0" table:formula="of:=SUM([.C44:.N44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2" table:style-name="ce1"/>
          <table:table-cell office:value-type="float" office:value="0" table:formula="of:=SUM([.C45:.N45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2" table:style-name="ce1"/>
          <table:table-cell office:value-type="float" office:value="0" table:formula="of:=SUM([.C46:.N46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2" table:style-name="ce1"/>
          <table:table-cell office:value-type="float" office:value="0" table:formula="of:=SUM([.C47:.N47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2" table:style-name="ce1"/>
          <table:table-cell office:value-type="float" office:value="0" table:formula="of:=SUM([.C48:.N48])" table:style-name="ce1">
            <text:p>0</text:p>
          </table:table-cell>
          <table:table-cell table:number-columns-repeated="16369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office:value-type="float" office:value="1855.95" table:formula="of:=SUM([.C17:.C48])" table:style-name="ce1">
            <text:p>1855,95</text:p>
          </table:table-cell>
          <table:table-cell office:value-type="float" office:value="1897.8000000000002" table:formula="of:=SUM([.D17:.D48])" table:style-name="ce1">
            <text:p>1897,8</text:p>
          </table:table-cell>
          <table:table-cell office:value-type="float" office:value="1895.9" table:formula="of:=SUM([.E17:.E48])" table:style-name="ce1">
            <text:p>1895,9</text:p>
          </table:table-cell>
          <table:table-cell office:value-type="float" office:value="1943.88" table:formula="of:=SUM([.F17:.F48])" table:style-name="ce1">
            <text:p>1943,88</text:p>
          </table:table-cell>
          <table:table-cell office:value-type="float" office:value="2007.51" table:formula="of:=SUM([.G17:.G48])" table:style-name="ce1">
            <text:p>2007,51</text:p>
          </table:table-cell>
          <table:table-cell office:value-type="float" office:value="2101.3900000000003" table:formula="of:=SUM([.H17:.H48])" table:style-name="ce1">
            <text:p>2101,39</text:p>
          </table:table-cell>
          <table:table-cell office:value-type="float" office:value="2163.6600000000003" table:formula="of:=SUM([.I17:.I48])" table:style-name="ce1">
            <text:p>2163,66</text:p>
          </table:table-cell>
          <table:table-cell office:value-type="float" office:value="2168.9499999999998" table:formula="of:=SUM([.J17:.J48])" table:style-name="ce1">
            <text:p>2168,95</text:p>
          </table:table-cell>
          <table:table-cell office:value-type="float" office:value="2175.42" table:formula="of:=SUM([.K17:.K48])" table:style-name="ce1">
            <text:p>2175,42</text:p>
          </table:table-cell>
          <table:table-cell office:value-type="float" office:value="2137.1799999999998" table:formula="of:=SUM([.L17:.L48])" table:style-name="ce1">
            <text:p>2137,18</text:p>
          </table:table-cell>
          <table:table-cell office:value-type="float" office:value="0" table:formula="of:=SUM([.M17:.M48])" table:style-name="ce1">
            <text:p>0</text:p>
          </table:table-cell>
          <table:table-cell office:value-type="float" office:value="0" table:formula="of:=SUM([.N17:.N48])" table:style-name="ce1">
            <text:p>0</text:p>
          </table:table-cell>
          <table:table-cell office:value-type="float" office:value="20347.64" table:formula="of:=SUM([.O17:.O48])" table:style-name="ce1">
            <text:p>20347,64</text:p>
          </table:table-cell>
          <table:table-cell table:number-columns-repeated="16369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2.02</text:p>
          </table:table-cell>
          <table:table-cell office:value-type="string" table:style-name="ce220">
            <text:p>Consumo Loc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2" table:style-name="ce1"/>
          <table:table-cell office:value-type="float" office:value="0" table:formula="of:=SUM([.C54:.N54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2" table:style-name="ce1"/>
          <table:table-cell office:value-type="float" office:value="0" table:formula="of:=SUM([.C55:.N55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2" table:style-name="ce1"/>
          <table:table-cell office:value-type="float" office:value="0" table:formula="of:=SUM([.C56:.N56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2" table:style-name="ce1"/>
          <table:table-cell office:value-type="float" office:value="0" table:formula="of:=SUM([.C57:.N57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2" table:style-name="ce1"/>
          <table:table-cell office:value-type="float" office:value="0" table:formula="of:=SUM([.C58:.N58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2" table:style-name="ce1"/>
          <table:table-cell office:value-type="float" office:value="0" table:formula="of:=SUM([.C59:.N59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2" table:style-name="ce1"/>
          <table:table-cell office:value-type="float" office:value="0" table:formula="of:=SUM([.C60:.N60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2" table:style-name="ce1"/>
          <table:table-cell office:value-type="float" office:value="0" table:formula="of:=SUM([.C61:.N61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2" table:style-name="ce1"/>
          <table:table-cell office:value-type="float" office:value="0" table:formula="of:=SUM([.C62:.N62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2" table:style-name="ce1"/>
          <table:table-cell office:value-type="float" office:value="0" table:formula="of:=SUM([.C63:.N63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2" table:style-name="ce1"/>
          <table:table-cell office:value-type="float" office:value="0" table:formula="of:=SUM([.C64:.N64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2" table:style-name="ce1"/>
          <table:table-cell office:value-type="float" office:value="0" table:formula="of:=SUM([.C65:.N65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2" table:style-name="ce1"/>
          <table:table-cell office:value-type="float" office:value="0" table:formula="of:=SUM([.C66:.N66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2" table:style-name="ce1"/>
          <table:table-cell office:value-type="float" office:value="0" table:formula="of:=SUM([.C67:.N67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2" table:style-name="ce1"/>
          <table:table-cell office:value-type="float" office:value="0" table:formula="of:=SUM([.C68:.N68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2" table:style-name="ce1"/>
          <table:table-cell office:value-type="float" office:value="0" table:formula="of:=SUM([.C69:.N69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2" table:style-name="ce1"/>
          <table:table-cell office:value-type="float" office:value="0" table:formula="of:=SUM([.C70:.N70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2" table:style-name="ce1"/>
          <table:table-cell office:value-type="float" office:value="0" table:formula="of:=SUM([.C71:.N71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2" table:style-name="ce1"/>
          <table:table-cell office:value-type="float" office:value="0" table:formula="of:=SUM([.C72:.N72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2" table:style-name="ce1"/>
          <table:table-cell office:value-type="float" office:value="0" table:formula="of:=SUM([.C73:.N73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2" table:style-name="ce1"/>
          <table:table-cell office:value-type="float" office:value="0" table:formula="of:=SUM([.C74:.N74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2" table:style-name="ce1"/>
          <table:table-cell office:value-type="float" office:value="0" table:formula="of:=SUM([.C75:.N75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2" table:style-name="ce1"/>
          <table:table-cell office:value-type="float" office:value="0" table:formula="of:=SUM([.C76:.N76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2" table:style-name="ce1"/>
          <table:table-cell office:value-type="float" office:value="0" table:formula="of:=SUM([.C77:.N77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2" table:style-name="ce1"/>
          <table:table-cell office:value-type="float" office:value="0" table:formula="of:=SUM([.C78:.N78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2" table:style-name="ce1"/>
          <table:table-cell office:value-type="float" office:value="0" table:formula="of:=SUM([.C79:.N79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2" table:style-name="ce1"/>
          <table:table-cell office:value-type="float" office:value="0" table:formula="of:=SUM([.C80:.N80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2" table:style-name="ce1"/>
          <table:table-cell office:value-type="float" office:value="0" table:formula="of:=SUM([.C81:.N81])" table:style-name="ce1">
            <text:p>0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2" table:style-name="ce1"/>
          <table:table-cell office:value-type="float" office:value="0" table:formula="of:=SUM([.C82:.N82])" table:style-name="ce1">
            <text:p>0</text:p>
          </table:table-cell>
          <table:table-cell table:number-columns-repeated="16369"/>
        </table:table-row>
        <table:table-row table:style-name="ro6">
          <table:table-cell table:number-columns-repeated="14" table:style-name="ce1"/>
          <table:table-cell office:value-type="float" office:value="0" table:formula="of:=SUM([.C83:.N83])" table:style-name="ce1">
            <text:p>0</text:p>
          </table:table-cell>
          <table:table-cell table:number-columns-repeated="16369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office:value-type="float" office:value="0" table:formula="of:=SUM([.C54:.C82])" table:style-name="ce1">
            <text:p>0</text:p>
          </table:table-cell>
          <table:table-cell office:value-type="float" office:value="0" table:formula="of:=SUM([.D54:.D82])" table:style-name="ce1">
            <text:p>0</text:p>
          </table:table-cell>
          <table:table-cell office:value-type="float" office:value="0" table:formula="of:=SUM([.E54:.E82])" table:style-name="ce1">
            <text:p>0</text:p>
          </table:table-cell>
          <table:table-cell office:value-type="float" office:value="0" table:formula="of:=SUM([.F54:.F82])" table:style-name="ce1">
            <text:p>0</text:p>
          </table:table-cell>
          <table:table-cell office:value-type="float" office:value="0" table:formula="of:=SUM([.G54:.G82])" table:style-name="ce1">
            <text:p>0</text:p>
          </table:table-cell>
          <table:table-cell office:value-type="float" office:value="0" table:formula="of:=SUM([.H54:.H82])" table:style-name="ce1">
            <text:p>0</text:p>
          </table:table-cell>
          <table:table-cell office:value-type="float" office:value="0" table:formula="of:=SUM([.I54:.I82])" table:style-name="ce1">
            <text:p>0</text:p>
          </table:table-cell>
          <table:table-cell office:value-type="float" office:value="0" table:formula="of:=SUM([.J54:.J82])" table:style-name="ce1">
            <text:p>0</text:p>
          </table:table-cell>
          <table:table-cell office:value-type="float" office:value="0" table:formula="of:=SUM([.K54:.K82])" table:style-name="ce1">
            <text:p>0</text:p>
          </table:table-cell>
          <table:table-cell office:value-type="float" office:value="0" table:formula="of:=SUM([.L54:.L82])" table:style-name="ce1">
            <text:p>0</text:p>
          </table:table-cell>
          <table:table-cell office:value-type="float" office:value="0" table:formula="of:=SUM([.M54:.M82])" table:style-name="ce1">
            <text:p>0</text:p>
          </table:table-cell>
          <table:table-cell office:value-type="float" office:value="0" table:formula="of:=SUM([.N54:.N82])" table:style-name="ce1">
            <text:p>0</text:p>
          </table:table-cell>
          <table:table-cell office:value-type="float" office:value="0" table:formula="of:=SUM([.C84:.N84])" table:style-name="ce1">
            <text:p>0</text:p>
          </table:table-cell>
          <table:table-cell table:number-columns-repeated="16369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2.04</text:p>
          </table:table-cell>
          <table:table-cell office:value-type="string" table:style-name="ce220">
            <text:p>Consumo Nacion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RO011</text:p>
          </table:table-cell>
          <table:table-cell office:value-type="string" table:style-name="ce221">
            <text:p>EDIFICIO PRONOBIS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2.05</text:p>
          </table:table-cell>
          <table:table-cell office:value-type="string" table:style-name="ce220">
            <text:p>Consumo Celular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BAS011</text:p>
          </table:table-cell>
          <table:table-cell office:value-type="string" table:style-name="ce221">
            <text:p>FLOR DE BASTI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BRI006</text:p>
          </table:table-cell>
          <table:table-cell office:value-type="string" table:style-name="ce221">
            <text:p>URBANIZACION BRISAS DEL NORT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AR006</text:p>
          </table:table-cell>
          <table:table-cell office:value-type="string" table:style-name="ce221">
            <text:p>CENTRAL URB. EL CARAC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UM001</text:p>
          </table:table-cell>
          <table:table-cell office:value-type="string" table:style-name="ce221">
            <text:p>URB. CUMBRES DE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ESP006</text:p>
          </table:table-cell>
          <table:table-cell office:value-type="string" table:style-name="ce221">
            <text:p>CENTRAL VILLA ESPAÑA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FOR003</text:p>
          </table:table-cell>
          <table:table-cell office:value-type="string" table:style-name="ce221">
            <text:p>EL FORTI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AG001</text:p>
          </table:table-cell>
          <table:table-cell office:value-type="string" table:style-name="ce221">
            <text:p>URBANIZACION LAGUNA DE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AG002</text:p>
          </table:table-cell>
          <table:table-cell office:value-type="string" table:style-name="ce221">
            <text:p>URBANIZACION LAGO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MER008</text:p>
          </table:table-cell>
          <table:table-cell office:value-type="string" table:style-name="ce221">
            <text:p>CENTRAL MERCEDES MOLINA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SAL025</text:p>
          </table:table-cell>
          <table:table-cell office:value-type="string" table:style-name="ce221">
            <text:p>SALITR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SAN039</text:p>
          </table:table-cell>
          <table:table-cell office:value-type="string" table:style-name="ce221">
            <text:p>URB. SANTA CLAR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SEY023</text:p>
          </table:table-cell>
          <table:table-cell office:value-type="string" table:style-name="ce221">
            <text:p>URB. PUERTO SEYMOU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AL008</text:p>
          </table:table-cell>
          <table:table-cell office:value-type="string" table:style-name="ce221">
            <text:p>URBANIZACION VALLE ALTO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2.06</text:p>
          </table:table-cell>
          <table:table-cell office:value-type="string" table:style-name="ce220">
            <text:p>Consumo Internacional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ATP001</text:p>
          </table:table-cell>
          <table:table-cell office:value-type="string" table:style-name="ce221">
            <text:p>AUTOPISTA TERMINAL PASCUALE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ST001</text:p>
          </table:table-cell>
          <table:table-cell office:value-type="string" table:style-name="ce221">
            <text:p>CLIENTES VIA A LA COST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CTO001</text:p>
          </table:table-cell>
          <table:table-cell office:value-type="string" table:style-name="ce221">
            <text:p>CENTRO DE GUAYAQUI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AU001</text:p>
          </table:table-cell>
          <table:table-cell office:value-type="string" table:style-name="ce221">
            <text:p>CLIENTES VIA DAUL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LE001</text:p>
          </table:table-cell>
          <table:table-cell office:value-type="string" table:style-name="ce221">
            <text:p>DAUL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DUR003</text:p>
          </table:table-cell>
          <table:table-cell office:value-type="string" table:style-name="ce221">
            <text:p>DURA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FEL001</text:p>
          </table:table-cell>
          <table:table-cell office:value-type="string" table:style-name="ce221">
            <text:p>URBANIZACION SAN FELIP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GUA013</text:p>
          </table:table-cell>
          <table:table-cell office:value-type="string" table:style-name="ce221">
            <text:p>SECTOR SUR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KEN001</text:p>
          </table:table-cell>
          <table:table-cell office:value-type="string" table:style-name="ce221">
            <text:p>CENTRAL KENNEDY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LOT001</text:p>
          </table:table-cell>
          <table:table-cell office:value-type="string" table:style-name="ce221">
            <text:p>URBANIZACION MUCHO LO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MAT005</text:p>
          </table:table-cell>
          <table:table-cell office:value-type="string" table:style-name="ce221">
            <text:p>CENTRAL MATICES DE SAMBORONDO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NTE001</text:p>
          </table:table-cell>
          <table:table-cell office:value-type="string" table:style-name="ce221">
            <text:p>CLIENTES SECTOR NORTE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AS001</text:p>
          </table:table-cell>
          <table:table-cell office:value-type="string" table:style-name="ce221">
            <text:p>PASCUALES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POR002</text:p>
          </table:table-cell>
          <table:table-cell office:value-type="string" table:style-name="ce221">
            <text:p>PORTAL A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SAM006</text:p>
          </table:table-cell>
          <table:table-cell office:value-type="string" table:style-name="ce221">
            <text:p>CLIENTES VIA SAMBORONDON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TER002</text:p>
          </table:table-cell>
          <table:table-cell office:value-type="string" table:style-name="ce221">
            <text:p>URBANIZACION TERRA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VIA001</text:p>
          </table:table-cell>
          <table:table-cell office:value-type="string" table:style-name="ce221">
            <text:p>CENTRAL VIA AL SOL</text:p>
          </table:table-cell>
          <table:table-cell table:number-columns-repeated="16382"/>
        </table:table-row>
        <table:table-row table:style-name="ro6">
          <table:table-cell office:value-type="string" table:style-name="ce221">
            <text:p>VIS001</text:p>
          </table:table-cell>
          <table:table-cell office:value-type="string" table:style-name="ce221">
            <text:p>URBANIZACION VISTA SOL</text:p>
          </table:table-cell>
          <table:table-cell table:number-columns-repeated="16382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office:value-type="string" table:style-name="ce220">
            <text:p>4.1.01.03.01</text:p>
          </table:table-cell>
          <table:table-cell office:value-type="string" table:style-name="ce220">
            <text:p>Otros Servicios Basicos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OSB012</text:p>
          </table:table-cell>
          <table:table-cell office:value-type="string" table:style-name="ce221">
            <text:p>VENTA DE EQUIPOS/ACCESORIOS GATEWAY PARA LINEAS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OSB014</text:p>
          </table:table-cell>
          <table:table-cell office:value-type="string" table:style-name="ce221">
            <text:p>CAMBIO DE NUMERACI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OSB022</text:p>
          </table:table-cell>
          <table:table-cell office:value-type="string" table:style-name="ce221">
            <text:p>SERVICIO DE MANTENIMIENTO TECNICO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OSB029</text:p>
          </table:table-cell>
          <table:table-cell office:value-type="string" table:style-name="ce221">
            <text:p>CLOUD PBX</text:p>
          </table:table-cell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table:style-name="ce220"/>
          <table:table-cell office:value-type="string" table:style-name="ce220">
            <text:p>MANTA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4.1.01.06.02</text:p>
          </table:table-cell>
          <table:table-cell office:value-type="string" table:style-name="ce221">
            <text:p>PENSION BASIC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6.03</text:p>
          </table:table-cell>
          <table:table-cell office:value-type="string" table:style-name="ce221">
            <text:p>CONSUMO LOC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6.05</text:p>
          </table:table-cell>
          <table:table-cell office:value-type="string" table:style-name="ce221">
            <text:p>CONSUMO NACION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6.06</text:p>
          </table:table-cell>
          <table:table-cell office:value-type="string" table:style-name="ce221">
            <text:p>CONSUMO CELULA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6.07</text:p>
          </table:table-cell>
          <table:table-cell office:value-type="string" table:style-name="ce221">
            <text:p>CONSUMO INTERNACION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8.01</text:p>
          </table:table-cell>
          <table:table-cell office:value-type="string" table:style-name="ce221">
            <text:p>SERVICIO DE INTERNET</text:p>
          </table:table-cell>
          <table:table-cell table:style-name="ce1"/>
          <table:table-cell table:style-name="ce221"/>
          <table:table-cell table:number-columns-repeated="16380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table:style-name="ce220"/>
          <table:table-cell office:value-type="string" table:style-name="ce220">
            <text:p>QUITO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4.1.01.09.01</text:p>
          </table:table-cell>
          <table:table-cell office:value-type="string" table:style-name="ce221">
            <text:p>COSTO E INSTALACION</text:p>
          </table:table-cell>
          <table:table-cell table:style-name="ce1"/>
          <table:table-cell table:style-name="ce221"/>
          <table:table-cell table:number-columns-repeated="16380" table:style-name="ce1"/>
        </table:table-row>
        <table:table-row table:style-name="ro6">
          <table:table-cell office:value-type="string" table:style-name="ce221">
            <text:p>4.1.01.09.02</text:p>
          </table:table-cell>
          <table:table-cell office:value-type="string" table:style-name="ce221">
            <text:p>PENSION BASICA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3</text:p>
          </table:table-cell>
          <table:table-cell office:value-type="string" table:style-name="ce221">
            <text:p>CONSUMO LOC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4</text:p>
          </table:table-cell>
          <table:table-cell office:value-type="string" table:style-name="ce221">
            <text:p>CONSUMO REGION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5</text:p>
          </table:table-cell>
          <table:table-cell office:value-type="string" table:style-name="ce221">
            <text:p>CONSUMO NACION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6</text:p>
          </table:table-cell>
          <table:table-cell office:value-type="string" table:style-name="ce221">
            <text:p>CONSUMO CELULAR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7</text:p>
          </table:table-cell>
          <table:table-cell office:value-type="string" table:style-name="ce221">
            <text:p>CONSUMO INTERNACIONAL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21">
            <text:p>4.1.01.09.08</text:p>
          </table:table-cell>
          <table:table-cell office:value-type="string" table:style-name="ce221">
            <text:p>OTROS SERVICIOS BASICOS</text:p>
          </table:table-cell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style-name="ce1"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2" table:style-name="ro7">
          <table:table-cell table:number-columns-repeated="16384"/>
        </table:table-row>
        <table:table-row table:style-name="ro6">
          <table:table-cell table:style-name="ce220"/>
          <table:table-cell office:value-type="string" table:style-name="ce220">
            <text:p>Otros Servicios</text:p>
          </table:table-cell>
          <table:table-cell office:value-type="string" table:style-name="ce220">
            <text:p>Enero</text:p>
          </table:table-cell>
          <table:table-cell office:value-type="string" table:style-name="ce220">
            <text:p>Febrero</text:p>
          </table:table-cell>
          <table:table-cell office:value-type="string" table:style-name="ce220">
            <text:p>marzo</text:p>
          </table:table-cell>
          <table:table-cell office:value-type="string" table:style-name="ce220">
            <text:p>abril</text:p>
          </table:table-cell>
          <table:table-cell office:value-type="string" table:style-name="ce220">
            <text:p>mayo</text:p>
          </table:table-cell>
          <table:table-cell office:value-type="string" table:style-name="ce220">
            <text:p>junio</text:p>
          </table:table-cell>
          <table:table-cell office:value-type="string" table:style-name="ce220">
            <text:p>julio</text:p>
          </table:table-cell>
          <table:table-cell office:value-type="string" table:style-name="ce220">
            <text:p>agosto</text:p>
          </table:table-cell>
          <table:table-cell office:value-type="string" table:style-name="ce220">
            <text:p>septiembre</text:p>
          </table:table-cell>
          <table:table-cell office:value-type="string" table:style-name="ce220">
            <text:p>octubre</text:p>
          </table:table-cell>
          <table:table-cell office:value-type="string" table:style-name="ce220">
            <text:p>noviembre</text:p>
          </table:table-cell>
          <table:table-cell office:value-type="string" table:style-name="ce220">
            <text:p>diciembre</text:p>
          </table:table-cell>
          <table:table-cell office:value-type="string" table:style-name="ce220">
            <text:p>Total Anual</text:p>
          </table:table-cell>
          <table:table-cell table:number-columns-repeated="16369"/>
        </table:table-row>
        <table:table-row table:style-name="ro6">
          <table:table-cell office:value-type="string" table:style-name="ce221">
            <text:p>4.1.02.02.02</text:p>
          </table:table-cell>
          <table:table-cell office:value-type="string" table:style-name="ce221">
            <text:p>RECARGAS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1.02.02.07</text:p>
          </table:table-cell>
          <table:table-cell office:value-type="string" table:style-name="ce221">
            <text:p>RECARGAS APP MOVIL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02</text:p>
          </table:table-cell>
          <table:table-cell office:value-type="string" table:style-name="ce221">
            <text:p>CORPORACION NACIONAL DE TELECOMUNICACIONES CNT S.A.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03</text:p>
          </table:table-cell>
          <table:table-cell office:value-type="string" table:style-name="ce221">
            <text:p>CONECEL ' PORTA 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04</text:p>
          </table:table-cell>
          <table:table-cell office:value-type="string" table:style-name="ce221">
            <text:p>OTECEL S.A. ' MOVISTAR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05</text:p>
          </table:table-cell>
          <table:table-cell office:value-type="string" table:style-name="ce221">
            <text:p>TELECSA S.A. 'ALEGRO'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06</text:p>
          </table:table-cell>
          <table:table-cell office:value-type="string" table:style-name="ce221">
            <text:p>SETEL " TV CABLE "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2.01.11</text:p>
          </table:table-cell>
          <table:table-cell office:value-type="string" table:style-name="ce221">
            <text:p>ETAPA EP.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3.01.01</text:p>
          </table:table-cell>
          <table:table-cell office:value-type="string" table:style-name="ce221">
            <text:p>INGRESOS VARIOS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6">
          <table:table-cell office:value-type="string" table:style-name="ce221">
            <text:p>4.4.01.01</text:p>
          </table:table-cell>
          <table:table-cell office:value-type="string" table:style-name="ce221">
            <text:p>DESCUENTOS TERCERA EDAD</text:p>
          </table:table-cell>
          <table:table-cell table:number-columns-repeated="5" table:style-name="ce1"/>
          <table:table-cell table:number-columns-repeated="4" table:style-name="ce222"/>
          <table:table-cell table:number-columns-repeated="16373" table:style-name="ce1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office:value-type="string" table:style-name="ce1">
            <text:p>Total Mensual</text:p>
          </table:table-cell>
          <table:table-cell table:number-columns-repeated="16382" table:style-name="ce1"/>
        </table:table-row>
        <table:table-row table:number-rows-repeated="3" table:style-name="ro7">
          <table:table-cell table:number-columns-repeated="16384"/>
        </table:table-row>
        <table:table-row table:style-name="ro6">
          <table:table-cell/>
          <table:table-cell office:value-type="string" table:style-name="ce1">
            <text:p>Total de Ventas del Mes</text:p>
          </table:table-cell>
          <table:table-cell office:value-type="float" office:value="1855.95" table:formula="of:=[.C226]+[.C211]+[.C198]+[.C187]+[.C178]+[.C155]+[.C119]+[.C84]+[.C50]+[.C13]" table:style-name="ce1">
            <text:p>1855,95</text:p>
          </table:table-cell>
          <table:table-cell office:value-type="float" office:value="1897.8000000000002" table:formula="of:=[.D226]+[.D211]+[.D198]+[.D187]+[.D178]+[.D155]+[.D119]+[.D84]+[.D50]+[.D13]" table:style-name="ce1">
            <text:p>1897,8</text:p>
          </table:table-cell>
          <table:table-cell office:value-type="float" office:value="1895.9" table:formula="of:=[.E226]+[.E211]+[.E198]+[.E187]+[.E178]+[.E155]+[.E119]+[.E84]+[.E50]+[.E13]" table:style-name="ce1">
            <text:p>1895,9</text:p>
          </table:table-cell>
          <table:table-cell office:value-type="float" office:value="1943.88" table:formula="of:=[.F226]+[.F211]+[.F198]+[.F187]+[.F178]+[.F155]+[.F119]+[.F84]+[.F50]+[.F13]" table:style-name="ce1">
            <text:p>1943,88</text:p>
          </table:table-cell>
          <table:table-cell office:value-type="float" office:value="2007.51" table:formula="of:=[.G226]+[.G211]+[.G198]+[.G187]+[.G178]+[.G155]+[.G119]+[.G84]+[.G50]+[.G13]" table:style-name="ce1">
            <text:p>2007,51</text:p>
          </table:table-cell>
          <table:table-cell office:value-type="float" office:value="2161.3900000000003" table:formula="of:=[.H226]+[.H211]+[.H198]+[.H187]+[.H178]+[.H155]+[.H119]+[.H84]+[.H50]+[.H13]" table:style-name="ce1">
            <text:p>2161,39</text:p>
          </table:table-cell>
          <table:table-cell office:value-type="float" office:value="2583.6600000000003" table:formula="of:=[.I226]+[.I211]+[.I198]+[.I187]+[.I178]+[.I155]+[.I119]+[.I84]+[.I50]+[.I13]" table:style-name="ce1">
            <text:p>2583,66</text:p>
          </table:table-cell>
          <table:table-cell office:value-type="float" office:value="2228.9499999999998" table:formula="of:=[.J226]+[.J211]+[.J198]+[.J187]+[.J178]+[.J155]+[.J119]+[.J84]+[.J50]+[.J13]" table:style-name="ce1">
            <text:p>2228,95</text:p>
          </table:table-cell>
          <table:table-cell office:value-type="float" office:value="2175.42" table:formula="of:=[.K226]+[.K211]+[.K198]+[.K187]+[.K178]+[.K155]+[.K119]+[.K84]+[.K50]+[.K13]" table:style-name="ce1">
            <text:p>2175,42</text:p>
          </table:table-cell>
          <table:table-cell office:value-type="float" office:value="2257.1799999999998" table:formula="of:=[.L226]+[.L211]+[.L198]+[.L187]+[.L178]+[.L155]+[.L119]+[.L84]+[.L50]+[.L13]" table:style-name="ce1">
            <text:p>2257,18</text:p>
          </table:table-cell>
          <table:table-cell office:value-type="float" office:value="0" table:formula="of:=[.M226]+[.M211]+[.M198]+[.M187]+[.M178]+[.M155]+[.M119]+[.M84]+[.M50]+[.M13]" table:style-name="ce1">
            <text:p>0</text:p>
          </table:table-cell>
          <table:table-cell office:value-type="float" office:value="0" table:formula="of:=[.N226]+[.N211]+[.N198]+[.N187]+[.N178]+[.N155]+[.N119]+[.N84]+[.N50]+[.N13]" table:style-name="ce1">
            <text:p>0</text:p>
          </table:table-cell>
          <table:table-cell table:number-columns-repeated="16370"/>
        </table:table-row>
        <table:table-row table:number-rows-repeated="1048346" table:style-name="ro7">
          <table:table-cell table:number-columns-repeated="16384"/>
        </table:table-row>
      </table:table>
      <table:table table:name="Cobranzas" table:style-name="ta5">
        <table:table-column table:style-name="co34" table:number-columns-repeated="3" table:default-cell-style-name="ce1"/>
        <table:table-column table:style-name="co35" table:default-cell-style-name="ce1"/>
        <table:table-column table:style-name="co34" table:default-cell-style-name="ce223"/>
        <table:table-column table:style-name="co34" table:default-cell-style-name="ce1"/>
        <table:table-column table:style-name="co12" table:number-columns-repeated="16378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92519.35000000002" table:formula="of:=SUM([.E4:.E100])" table:style-name="ce223">
            <text:p>92.519,35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Tip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nstitucion</text:p>
          </table:table-cell>
          <table:table-cell office:value-type="string" table:style-name="ce223">
            <text:p>Monto</text:p>
          </table:table-cell>
          <table:table-cell table:number-columns-repeated="16379" table:style-name="ce1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Produbanco</text:p>
          </table:table-cell>
          <table:table-cell office:value-type="float" office:value="229.06" table:style-name="ce223">
            <text:p>229,06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Produbanco</text:p>
          </table:table-cell>
          <table:table-cell office:value-type="float" office:value="176.83" table:style-name="ce223">
            <text:p>176,83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Produbanco</text:p>
          </table:table-cell>
          <table:table-cell office:value-type="float" office:value="266.29000000000002" table:style-name="ce223">
            <text:p>266,29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Produbanco</text:p>
          </table:table-cell>
          <table:table-cell office:value-type="float" office:value="202.1" table:style-name="ce223">
            <text:p>202,10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Produbanco</text:p>
          </table:table-cell>
          <table:table-cell office:value-type="float" office:value="698.95" table:style-name="ce223">
            <text:p>698,95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Produbanco</text:p>
          </table:table-cell>
          <table:table-cell office:value-type="float" office:value="186.98" table:style-name="ce223">
            <text:p>186,98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Produbanco</text:p>
          </table:table-cell>
          <table:table-cell office:value-type="float" office:value="204.63" table:style-name="ce223">
            <text:p>204,63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Produbanco</text:p>
          </table:table-cell>
          <table:table-cell office:value-type="float" office:value="236.01" table:style-name="ce223">
            <text:p>236,01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Produbanco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Produbanco</text:p>
          </table:table-cell>
          <table:table-cell office:value-type="float" office:value="227.1" table:style-name="ce223">
            <text:p>227,10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Produbanco</text:p>
          </table:table-cell>
          <table:table-cell table:style-name="ce224"/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Produbanco</text:p>
          </table:table-cell>
          <table:table-cell table:style-name="ce224"/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Guayaquil</text:p>
          </table:table-cell>
          <table:table-cell office:value-type="float" office:value="355.96" table:style-name="ce223">
            <text:p>355,96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Guayaquil</text:p>
          </table:table-cell>
          <table:table-cell office:value-type="float" office:value="314.92" table:style-name="ce223">
            <text:p>314,92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Guayaquil</text:p>
          </table:table-cell>
          <table:table-cell table:style-name="ce223"/>
          <table:table-cell office:value-type="string" table:style-name="ce1">
            <text:p>no dato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Guayaquil</text:p>
          </table:table-cell>
          <table:table-cell office:value-type="float" office:value="308.11" table:style-name="ce223">
            <text:p>308,11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Guayaquil</text:p>
          </table:table-cell>
          <table:table-cell office:value-type="float" office:value="276.62" table:style-name="ce223">
            <text:p>276,62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Guayaquil</text:p>
          </table:table-cell>
          <table:table-cell office:value-type="float" office:value="326.14999999999998" table:style-name="ce223">
            <text:p>326,15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Guayaquil</text:p>
          </table:table-cell>
          <table:table-cell office:value-type="float" office:value="383.52" table:style-name="ce223">
            <text:p>383,52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Guayaquil</text:p>
          </table:table-cell>
          <table:table-cell table:style-name="ce224"/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Debi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Guayaquil</text:p>
          </table:table-cell>
          <table:table-cell table:style-name="ce224"/>
          <table:table-cell table:number-columns-repeated="16379" table:style-name="ce1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 table:style-name="ce1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Produbanco</text:p>
          </table:table-cell>
          <table:table-cell office:value-type="float" office:value="522.09" table:style-name="ce1">
            <text:p>522,0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Produbanco</text:p>
          </table:table-cell>
          <table:table-cell office:value-type="float" office:value="522.07000000000005" table:style-name="ce1">
            <text:p>522,0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Produbanco</text:p>
          </table:table-cell>
          <table:table-cell office:value-type="float" office:value="473.41" table:style-name="ce223">
            <text:p>473,4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Produbanco</text:p>
          </table:table-cell>
          <table:table-cell office:value-type="float" office:value="283.64" table:style-name="ce223">
            <text:p>283,6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Produbanco</text:p>
          </table:table-cell>
          <table:table-cell office:value-type="float" office:value="333.14" table:style-name="ce223">
            <text:p>333,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Produbanco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Produbanco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Guayaquil</text:p>
          </table:table-cell>
          <table:table-cell office:value-type="float" office:value="1337.84" table:style-name="ce223">
            <text:p>1.337,8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Guayaquil</text:p>
          </table:table-cell>
          <table:table-cell office:value-type="float" office:value="1047.43" table:style-name="ce223">
            <text:p>1.047,4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Guayaquil</text:p>
          </table:table-cell>
          <table:table-cell office:value-type="float" office:value="1211.73" table:style-name="ce223">
            <text:p>1.211,7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Guayaquil</text:p>
          </table:table-cell>
          <table:table-cell office:value-type="float" office:value="1482.87" table:style-name="ce223">
            <text:p>1.482,8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Guayaquil</text:p>
          </table:table-cell>
          <table:table-cell office:value-type="float" office:value="1555.34" table:style-name="ce223">
            <text:p>1.555,3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Guayaquil</text:p>
          </table:table-cell>
          <table:table-cell office:value-type="float" office:value="1537.14" table:style-name="ce223">
            <text:p>1.537,1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Guayaquil</text:p>
          </table:table-cell>
          <table:table-cell office:value-type="float" office:value="1399.67" table:style-name="ce223">
            <text:p>1.399,6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Guayaquil</text:p>
          </table:table-cell>
          <table:table-cell office:value-type="float" office:value="1588.54" table:style-name="ce223">
            <text:p>1.588,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Guayaquil</text:p>
          </table:table-cell>
          <table:table-cell office:value-type="float" office:value="1323.25" table:style-name="ce223">
            <text:p>1.323,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Guayaquil</text:p>
          </table:table-cell>
          <table:table-cell office:value-type="float" office:value="1304.75" table:style-name="ce223">
            <text:p>1.304,7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Guayaquil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Guayaquil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Pacifico</text:p>
          </table:table-cell>
          <table:table-cell office:value-type="float" office:value="2159.46" table:style-name="ce223">
            <text:p>2.159,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Pacifico</text:p>
          </table:table-cell>
          <table:table-cell office:value-type="float" office:value="1571.26" table:style-name="ce223">
            <text:p>1.571,2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Pacifico</text:p>
          </table:table-cell>
          <table:table-cell office:value-type="float" office:value="1743.1" table:style-name="ce223">
            <text:p>1.743,1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Pacifico</text:p>
          </table:table-cell>
          <table:table-cell office:value-type="float" office:value="1022.65" table:style-name="ce223">
            <text:p>1.022,6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Pacifico</text:p>
          </table:table-cell>
          <table:table-cell office:value-type="float" office:value="1947.44" table:style-name="ce223">
            <text:p>1.947,4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Pacifico</text:p>
          </table:table-cell>
          <table:table-cell office:value-type="float" office:value="1924.97" table:style-name="ce223">
            <text:p>1.924,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Pacifico</text:p>
          </table:table-cell>
          <table:table-cell office:value-type="float" office:value="1933.12" table:style-name="ce223">
            <text:p>1.933,1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Pacifico</text:p>
          </table:table-cell>
          <table:table-cell office:value-type="float" office:value="1598.25" table:style-name="ce223">
            <text:p>1.598,2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Pacifico</text:p>
          </table:table-cell>
          <table:table-cell office:value-type="float" office:value="1519.97" table:style-name="ce223">
            <text:p>1.519,9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Pacifico</text:p>
          </table:table-cell>
          <table:table-cell office:value-type="float" office:value="1442.03" table:style-name="ce223">
            <text:p>1.442,0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Pacifico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Pacifico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Bco. Pichincha</text:p>
          </table:table-cell>
          <table:table-cell office:value-type="float" office:value="1455.54" table:style-name="ce223">
            <text:p>1.455,5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Bco. Pichincha</text:p>
          </table:table-cell>
          <table:table-cell office:value-type="float" office:value="1225.08" table:style-name="ce223">
            <text:p>1.225,08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Bco. Pichincha</text:p>
          </table:table-cell>
          <table:table-cell office:value-type="float" office:value="361.46" table:style-name="ce223">
            <text:p>361,4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Bco. Pichincha</text:p>
          </table:table-cell>
          <table:table-cell office:value-type="float" office:value="2133.0300000000002" table:style-name="ce223">
            <text:p>2.133,0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Bco. Pichincha</text:p>
          </table:table-cell>
          <table:table-cell office:value-type="float" office:value="1977.15" table:style-name="ce223">
            <text:p>1.977,15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Bco. Pichincha</text:p>
          </table:table-cell>
          <table:table-cell office:value-type="float" office:value="1946.21" table:style-name="ce223">
            <text:p>1.946,2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Bco. Pichincha</text:p>
          </table:table-cell>
          <table:table-cell office:value-type="float" office:value="1704.7" table:style-name="ce223">
            <text:p>1.704,7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Bco. Pichincha</text:p>
          </table:table-cell>
          <table:table-cell office:value-type="float" office:value="1728.19" table:style-name="ce223">
            <text:p>1.728,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Bco. Pichincha</text:p>
          </table:table-cell>
          <table:table-cell office:value-type="float" office:value="951.01" table:style-name="ce223">
            <text:p>951,01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Bco. Pichincha</text:p>
          </table:table-cell>
          <table:table-cell office:value-type="float" office:value="1822.13" table:style-name="ce223">
            <text:p>1.822,1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Bco. Pichincha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Bco. Pichincha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Western union</text:p>
          </table:table-cell>
          <table:table-cell office:value-type="float" office:value="5177.6000000000004" table:style-name="ce223">
            <text:p>5.177,60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Western union</text:p>
          </table:table-cell>
          <table:table-cell office:value-type="float" office:value="4380.66" table:style-name="ce223">
            <text:p>4.380,6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Western union</text:p>
          </table:table-cell>
          <table:table-cell office:value-type="float" office:value="3455.19" table:style-name="ce223">
            <text:p>3.455,19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Western union</text:p>
          </table:table-cell>
          <table:table-cell office:value-type="float" office:value="1190.32" table:style-name="ce223">
            <text:p>1.190,3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Western union</text:p>
          </table:table-cell>
          <table:table-cell office:value-type="float" office:value="5045.83" table:style-name="ce223">
            <text:p>5.045,83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Western union</text:p>
          </table:table-cell>
          <table:table-cell office:value-type="float" office:value="4219.92" table:style-name="ce223">
            <text:p>4.219,9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Western union</text:p>
          </table:table-cell>
          <table:table-cell office:value-type="float" office:value="4260.76" table:style-name="ce223">
            <text:p>4.260,76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Western union</text:p>
          </table:table-cell>
          <table:table-cell office:value-type="float" office:value="3338.27" table:style-name="ce223">
            <text:p>3.338,27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Western union</text:p>
          </table:table-cell>
          <table:table-cell office:value-type="float" office:value="3002.82" table:style-name="ce223">
            <text:p>3.002,82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Western union</text:p>
          </table:table-cell>
          <table:table-cell office:value-type="float" office:value="3354.64" table:style-name="ce223">
            <text:p>3.354,64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Western union</text:p>
          </table:table-cell>
          <table:table-cell table:style-name="ce224"/>
          <table:table-cell table:number-columns-repeated="16379"/>
        </table:table-row>
        <table:table-row table:style-name="ro6">
          <table:table-cell/>
          <table:table-cell office:value-type="string" table:style-name="ce1">
            <text:p>Pagos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Western union</text:p>
          </table:table-cell>
          <table:table-cell table:style-name="ce224"/>
          <table:table-cell table:number-columns-repeated="16379"/>
        </table:table-row>
        <table:table-row table:number-rows-repeated="1048488" table:style-name="ro7">
          <table:table-cell table:number-columns-repeated="16384"/>
        </table:table-row>
      </table:table>
      <table:table table:name="transeferencia_Telconet" table:style-name="ta5">
        <table:table-column table:style-name="co34" table:number-columns-repeated="5" table:default-cell-style-name="ce1"/>
        <table:table-column table:style-name="co36" table:default-cell-style-name="ce110"/>
        <table:table-column table:style-name="co37" table:default-cell-style-name="ce1"/>
        <table:table-column table:style-name="co34" table:number-columns-repeated="5" table:default-cell-style-name="ce1"/>
        <table:table-column table:style-name="co12" table:number-columns-repeated="16372" table:default-cell-style-name="ce1"/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style-name="ce85"/>
          <table:table-cell table:number-columns-repeated="16377"/>
        </table:table-row>
        <table:table-row table:style-name="ro6">
          <table:table-cell/>
          <table:table-cell office:value-type="string" table:style-name="ce91">
            <text:p>CONCILIACION CON DEPOSITOS EN BANCOS:</text:p>
          </table:table-cell>
          <table:table-cell table:number-columns-repeated="3" table:style-name="ce92"/>
          <table:table-cell table:style-name="ce225"/>
          <table:table-cell office:value-type="string" table:style-name="ce93">
            <text:p>US$</text:p>
          </table:table-cell>
          <table:table-cell table:number-columns-repeated="16377"/>
        </table:table-row>
        <table:table-row table:style-name="ro6">
          <table:table-cell/>
          <table:table-cell table:style-name="ce97"/>
          <table:table-cell table:number-columns-repeated="3" table:style-name="ce1"/>
          <table:table-cell table:style-name="ce110"/>
          <table:table-cell table:style-name="ce98"/>
          <table:table-cell table:number-columns-repeated="16377"/>
        </table:table-row>
        <table:table-row table:style-name="ro6">
          <table:table-cell/>
          <table:table-cell office:value-type="string" table:style-name="ce97">
            <text:p>Saldo inicial de clientes en-20</text:p>
          </table:table-cell>
          <table:table-cell table:number-columns-repeated="3" table:style-name="ce1"/>
          <table:table-cell table:style-name="ce110"/>
          <table:table-cell office:value-type="float" office:value="1749243.96" table:style-name="ce98">
            <text:p>1.749.24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97">
            <text:p>Mas Ventas netas</text:p>
          </table:table-cell>
          <table:table-cell table:number-columns-repeated="3" table:style-name="ce1"/>
          <table:table-cell table:style-name="ce110"/>
          <table:table-cell office:value-type="float" office:value="641434.12" table:style-name="ce98">
            <text:p>641.434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97">
            <text:p>Menos saldo final de clientes oct-20</text:p>
          </table:table-cell>
          <table:table-cell table:number-columns-repeated="3" table:style-name="ce1"/>
          <table:table-cell table:style-name="ce110"/>
          <table:table-cell office:value-type="float" office:value="1248909.45" table:style-name="ce98">
            <text:p>1.248.909</text:p>
          </table:table-cell>
          <table:table-cell table:number-columns-repeated="16377"/>
        </table:table-row>
        <table:table-row table:style-name="ro6">
          <table:table-cell/>
          <table:table-cell table:style-name="ce97"/>
          <table:table-cell table:number-columns-repeated="3" table:style-name="ce1"/>
          <table:table-cell table:style-name="ce110"/>
          <table:table-cell table:style-name="ce98"/>
          <table:table-cell table:number-columns-repeated="16377"/>
        </table:table-row>
        <table:table-row table:style-name="ro6">
          <table:table-cell/>
          <table:table-cell office:value-type="string" table:style-name="ce91">
            <text:p>Cobranzas de enero a octubre 2020</text:p>
          </table:table-cell>
          <table:table-cell table:number-columns-repeated="3" table:style-name="ce92"/>
          <table:table-cell table:style-name="ce225"/>
          <table:table-cell office:value-type="float" office:value="1141768.6300000001" table:formula="of:=[.G5]+[.G6]-[.G7]" table:style-name="ce103">
            <text:p>1.141.769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97">
            <text:p>Depositos segun reportes de Servicio al Cliente</text:p>
          </table:table-cell>
          <table:table-cell table:number-columns-repeated="3" table:style-name="ce1"/>
          <table:table-cell table:style-name="ce110"/>
          <table:table-cell office:value-type="float" office:value="92519.35" table:style-name="ce98">
            <text:p>92.519</text:p>
          </table:table-cell>
          <table:table-cell table:number-columns-repeated="16377"/>
        </table:table-row>
        <table:table-row table:style-name="ro6">
          <table:table-cell/>
          <table:table-cell table:style-name="ce97"/>
          <table:table-cell table:number-columns-repeated="3" table:style-name="ce1"/>
          <table:table-cell table:style-name="ce110"/>
          <table:table-cell table:style-name="ce98"/>
          <table:table-cell table:number-columns-repeated="16377"/>
        </table:table-row>
        <table:table-row table:style-name="ro6">
          <table:table-cell/>
          <table:table-cell office:value-type="string" table:style-name="ce104">
            <text:p>Diferencia</text:p>
          </table:table-cell>
          <table:table-cell table:number-columns-repeated="3" table:style-name="ce105"/>
          <table:table-cell table:style-name="ce226"/>
          <table:table-cell office:value-type="float" office:value="1049249.28" table:formula="of:=[.G9]-[.G10]" table:style-name="ce106">
            <text:p>1.049.249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4" table:style-name="ce1"/>
          <table:table-cell table:style-name="ce110"/>
          <table:table-cell table:style-name="ce85"/>
          <table:table-cell table:number-columns-repeated="16377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Transacciones de Telconet S.A.</text:p>
          </table:table-cell>
          <table:table-cell table:number-columns-repeated="3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Cuentas por cobrar Clientes a Enero 2020</text:p>
          </table:table-cell>
          <table:table-cell table:number-columns-repeated="3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table:style-name="ce1"/>
          <table:table-cell office:value-type="string" table:style-name="ce1">
            <text:p>Telconet S.A.</text:p>
          </table:table-cell>
          <table:table-cell table:number-columns-repeated="2" table:style-name="ce1"/>
          <table:table-cell office:value-type="float" office:value="1644355.28" table:style-name="ce110">
            <text:p>1.644.355,28</text:p>
          </table:table-cell>
          <table:table-cell table:number-columns-repeated="16378" table:style-name="ce1"/>
        </table:table-row>
        <table:table-row table:style-name="ro6">
          <table:table-cell/>
          <table:table-cell table:style-name="ce1"/>
          <table:table-cell office:value-type="string" table:style-name="ce1">
            <text:p>Clientes Locales</text:p>
          </table:table-cell>
          <table:table-cell table:number-columns-repeated="2" table:style-name="ce1"/>
          <table:table-cell office:value-type="float" office:value="104888.67999999993" table:formula="of:=[.F22]-[.F19]" table:style-name="ce110">
            <text:p>104.888,68</text:p>
          </table:table-cell>
          <table:table-cell table:number-columns-repeated="16378" table:style-name="ce1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Saldo Inicial</text:p>
          </table:table-cell>
          <table:table-cell table:number-columns-repeated="3" table:style-name="ce1"/>
          <table:table-cell office:value-type="float" office:value="1749243.96" table:formula="of:=[.G5]" table:style-name="ce110">
            <text:p>1.749.243,96</text:p>
          </table:table-cell>
          <table:table-cell table:number-columns-repeated="16378" table:style-name="ce1"/>
        </table:table-row>
        <table:table-row table:number-rows-repeated="2"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Transacciones realizadas por parte de Telconet durante <text:s/>2020</text:p>
          </table:table-cell>
          <table:table-cell table:number-columns-repeated="3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227">
            <text:p>IC-834</text:p>
          </table:table-cell>
          <table:table-cell office:value-type="date" office:date-value="2020-01-13T00:00:00" table:style-name="ce228">
            <text:p>13-ene-20</text:p>
          </table:table-cell>
          <table:table-cell table:style-name="ce229"/>
          <table:table-cell table:style-name="ce230"/>
          <table:table-cell office:value-type="float" office:value="14647.42" table:style-name="ce231">
            <text:p>-14.647,42</text:p>
          </table:table-cell>
          <table:table-cell office:value-type="string" table:style-name="ce232">
            <text:p>Fact#: 314022-314364-314375-314376-314433-795 Rec#: 61563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2701</text:p>
          </table:table-cell>
          <table:table-cell office:value-type="date" office:date-value="2020-02-17T00:00:00" table:style-name="ce234">
            <text:p>17-feb-20</text:p>
          </table:table-cell>
          <table:table-cell table:style-name="ce235"/>
          <table:table-cell table:style-name="ce236"/>
          <table:table-cell office:value-type="float" office:value="14995.33" table:style-name="ce237">
            <text:p>-14.995,33</text:p>
          </table:table-cell>
          <table:table-cell office:value-type="string" table:style-name="ce238">
            <text:p>Fact#: 317091-317097 Rec#: 61882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2702</text:p>
          </table:table-cell>
          <table:table-cell office:value-type="date" office:date-value="2020-02-17T00:00:00" table:style-name="ce234">
            <text:p>17-feb-20</text:p>
          </table:table-cell>
          <table:table-cell table:style-name="ce235"/>
          <table:table-cell table:style-name="ce236"/>
          <table:table-cell office:value-type="float" office:value="5209.0200000000004" table:style-name="ce237">
            <text:p>-5.209,02</text:p>
          </table:table-cell>
          <table:table-cell office:value-type="string" table:style-name="ce238">
            <text:p>Fact#: 316689-317020-317029-317030-948 Rec#: 61883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2703</text:p>
          </table:table-cell>
          <table:table-cell office:value-type="date" office:date-value="2020-02-17T00:00:00" table:style-name="ce234">
            <text:p>17-feb-20</text:p>
          </table:table-cell>
          <table:table-cell table:style-name="ce235"/>
          <table:table-cell table:style-name="ce236"/>
          <table:table-cell office:value-type="float" office:value="0.01" table:style-name="ce237">
            <text:p>-0,01</text:p>
          </table:table-cell>
          <table:table-cell office:value-type="string" table:style-name="ce238">
            <text:p>Fact#: 314375 Rec#: 61884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4411</text:p>
          </table:table-cell>
          <table:table-cell office:value-type="date" office:date-value="2020-03-23T00:00:00" table:style-name="ce234">
            <text:p>23-mar-20</text:p>
          </table:table-cell>
          <table:table-cell table:style-name="ce235"/>
          <table:table-cell table:style-name="ce236"/>
          <table:table-cell office:value-type="float" office:value="11084.73" table:style-name="ce237">
            <text:p>-11.084,73</text:p>
          </table:table-cell>
          <table:table-cell office:value-type="string" table:style-name="ce238">
            <text:p>Fact#: 1133-319747-319756-319757-319832-319835 Rec#: 9174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6466</text:p>
          </table:table-cell>
          <table:table-cell office:value-type="date" office:date-value="2020-04-08T00:00:00" table:style-name="ce234">
            <text:p>08-abr-20</text:p>
          </table:table-cell>
          <table:table-cell table:style-name="ce235"/>
          <table:table-cell table:style-name="ce236"/>
          <table:table-cell office:value-type="float" office:value="13552.5" table:style-name="ce237">
            <text:p>-13.552,50</text:p>
          </table:table-cell>
          <table:table-cell office:value-type="string" table:style-name="ce238">
            <text:p>Fact#: 1329-322185-322510-322520-322521-322612 Rec#: 9383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5061</text:p>
          </table:table-cell>
          <table:table-cell office:value-type="date" office:date-value="2020-04-19T00:00:00" table:style-name="ce234">
            <text:p>19-abr-20</text:p>
          </table:table-cell>
          <table:table-cell table:style-name="ce235"/>
          <table:table-cell table:style-name="ce236"/>
          <table:table-cell office:value-type="float" office:value="7257.14" table:style-name="ce237">
            <text:p>-7.257,14</text:p>
          </table:table-cell>
          <table:table-cell office:value-type="string" table:style-name="ce238">
            <text:p>Fact#: 322627 Rec#: 9211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5062</text:p>
          </table:table-cell>
          <table:table-cell office:value-type="date" office:date-value="2020-04-21T00:00:00" table:style-name="ce234">
            <text:p>21-abr-20</text:p>
          </table:table-cell>
          <table:table-cell table:style-name="ce235"/>
          <table:table-cell table:style-name="ce236"/>
          <table:table-cell office:value-type="float" office:value="7203.57" table:style-name="ce237">
            <text:p>-7.203,57</text:p>
          </table:table-cell>
          <table:table-cell office:value-type="string" table:style-name="ce238">
            <text:p>Fact#: 325378 Rec#: 9212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5063</text:p>
          </table:table-cell>
          <table:table-cell office:value-type="date" office:date-value="2020-04-22T00:00:00" table:style-name="ce234">
            <text:p>22-abr-20</text:p>
          </table:table-cell>
          <table:table-cell table:style-name="ce235"/>
          <table:table-cell table:style-name="ce236"/>
          <table:table-cell office:value-type="float" office:value="284000" table:style-name="ce237">
            <text:p>-284.000,00</text:p>
          </table:table-cell>
          <table:table-cell office:value-type="string" table:style-name="ce238">
            <text:p>Fact#: 322626 Rec#: 9213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5237</text:p>
          </table:table-cell>
          <table:table-cell office:value-type="date" office:date-value="2020-04-27T00:00:00" table:style-name="ce234">
            <text:p>27-abr-20</text:p>
          </table:table-cell>
          <table:table-cell table:style-name="ce235"/>
          <table:table-cell table:style-name="ce236"/>
          <table:table-cell office:value-type="float" office:value="34936.550000000003" table:style-name="ce237">
            <text:p>-34.936,55</text:p>
          </table:table-cell>
          <table:table-cell office:value-type="string" table:style-name="ce238">
            <text:p>Fact#: 322626 Rec#: 9250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5958</text:p>
          </table:table-cell>
          <table:table-cell office:value-type="date" office:date-value="2020-05-08T00:00:00" table:style-name="ce234">
            <text:p>08-may-20</text:p>
          </table:table-cell>
          <table:table-cell table:style-name="ce235"/>
          <table:table-cell table:style-name="ce236"/>
          <table:table-cell office:value-type="float" office:value="12483.31" table:style-name="ce237">
            <text:p>-12.483,31</text:p>
          </table:table-cell>
          <table:table-cell office:value-type="string" table:style-name="ce238">
            <text:p>Fact#: 1535-324947-325267-325277-325278-325376 Rec#: 9333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6465</text:p>
          </table:table-cell>
          <table:table-cell office:value-type="date" office:date-value="2020-05-20T00:00:00" table:style-name="ce234">
            <text:p>20-may-20</text:p>
          </table:table-cell>
          <table:table-cell table:style-name="ce235"/>
          <table:table-cell table:style-name="ce236"/>
          <table:table-cell office:value-type="float" office:value="7203.57" table:style-name="ce237">
            <text:p>-7.203,57</text:p>
          </table:table-cell>
          <table:table-cell office:value-type="string" table:style-name="ce238">
            <text:p>Fact#: 328123 Rec#: 9385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6464</text:p>
          </table:table-cell>
          <table:table-cell office:value-type="date" office:date-value="2020-05-25T00:00:00" table:style-name="ce234">
            <text:p>25-may-20</text:p>
          </table:table-cell>
          <table:table-cell table:style-name="ce235"/>
          <table:table-cell table:style-name="ce236"/>
          <table:table-cell office:value-type="float" office:value="7257.14" table:style-name="ce237">
            <text:p>-7.257,14</text:p>
          </table:table-cell>
          <table:table-cell office:value-type="string" table:style-name="ce238">
            <text:p>Fact#: 322628 Rec#: 9384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6420</text:p>
          </table:table-cell>
          <table:table-cell office:value-type="date" office:date-value="2020-05-26T00:00:00" table:style-name="ce234">
            <text:p>26-may-20</text:p>
          </table:table-cell>
          <table:table-cell table:style-name="ce235"/>
          <table:table-cell table:style-name="ce236"/>
          <table:table-cell office:value-type="float" office:value="3212.9" table:style-name="ce237">
            <text:p>-3.212,90</text:p>
          </table:table-cell>
          <table:table-cell office:value-type="string" table:style-name="ce238">
            <text:p>Fact#: 328121 Rec#: 9370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7418</text:p>
          </table:table-cell>
          <table:table-cell office:value-type="date" office:date-value="2020-06-18T00:00:00" table:style-name="ce234">
            <text:p>18-jun-20</text:p>
          </table:table-cell>
          <table:table-cell table:style-name="ce235"/>
          <table:table-cell table:style-name="ce236"/>
          <table:table-cell office:value-type="float" office:value="4513.72" table:style-name="ce237">
            <text:p>-4.513,72</text:p>
          </table:table-cell>
          <table:table-cell office:value-type="string" table:style-name="ce238">
            <text:p>Fact#: 1924-330932 Rec#: 9479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7419</text:p>
          </table:table-cell>
          <table:table-cell office:value-type="date" office:date-value="2020-06-18T00:00:00" table:style-name="ce234">
            <text:p>18-jun-20</text:p>
          </table:table-cell>
          <table:table-cell table:style-name="ce235"/>
          <table:table-cell table:style-name="ce236"/>
          <table:table-cell office:value-type="float" office:value="3177.29" table:style-name="ce237">
            <text:p>-3.177,29</text:p>
          </table:table-cell>
          <table:table-cell office:value-type="string" table:style-name="ce238">
            <text:p>Fact#: 330519-330832-330842-330843 Rec#: 9480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7739</text:p>
          </table:table-cell>
          <table:table-cell office:value-type="date" office:date-value="2020-06-29T00:00:00" table:style-name="ce234">
            <text:p>29-jun-20</text:p>
          </table:table-cell>
          <table:table-cell table:style-name="ce235"/>
          <table:table-cell table:style-name="ce236"/>
          <table:table-cell office:value-type="float" office:value="9740.8700000000008" table:style-name="ce237">
            <text:p>-9.740,87</text:p>
          </table:table-cell>
          <table:table-cell office:value-type="string" table:style-name="ce238">
            <text:p>Fact#: 1734-327716-328025-328035-328036-330940 Rec#: 9515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8705</text:p>
          </table:table-cell>
          <table:table-cell office:value-type="date" office:date-value="2020-07-20T00:00:00" table:style-name="ce234">
            <text:p>20-jul-20</text:p>
          </table:table-cell>
          <table:table-cell table:style-name="ce235"/>
          <table:table-cell table:style-name="ce236"/>
          <table:table-cell office:value-type="float" office:value="12555.57" table:style-name="ce237">
            <text:p>-12.555,57</text:p>
          </table:table-cell>
          <table:table-cell office:value-type="string" table:style-name="ce238">
            <text:p>Fact#: 2130-333413-333725-333735-333736-333841 Rec#: 9621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9834</text:p>
          </table:table-cell>
          <table:table-cell office:value-type="date" office:date-value="2020-08-17T00:00:00" table:style-name="ce234">
            <text:p>17-ago-20</text:p>
          </table:table-cell>
          <table:table-cell table:style-name="ce235"/>
          <table:table-cell table:style-name="ce236"/>
          <table:table-cell office:value-type="float" office:value="7203.57" table:style-name="ce237">
            <text:p>-7.203,57</text:p>
          </table:table-cell>
          <table:table-cell office:value-type="string" table:style-name="ce238">
            <text:p>Fact#: 333844 Rec#: 9716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0238</text:p>
          </table:table-cell>
          <table:table-cell office:value-type="date" office:date-value="2020-08-25T00:00:00" table:style-name="ce234">
            <text:p>25-ago-20</text:p>
          </table:table-cell>
          <table:table-cell table:style-name="ce235"/>
          <table:table-cell table:style-name="ce236"/>
          <table:table-cell office:value-type="float" office:value="7203.57" table:style-name="ce237">
            <text:p>-7.203,57</text:p>
          </table:table-cell>
          <table:table-cell office:value-type="string" table:style-name="ce238">
            <text:p>Fact#: 336800 Rec#: 9765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1156</text:p>
          </table:table-cell>
          <table:table-cell office:value-type="date" office:date-value="2020-08-25T00:00:00" table:style-name="ce234">
            <text:p>25-ago-20</text:p>
          </table:table-cell>
          <table:table-cell table:style-name="ce235"/>
          <table:table-cell table:style-name="ce236"/>
          <table:table-cell office:value-type="float" office:value="3340.59" table:style-name="ce237">
            <text:p>-3.340,59</text:p>
          </table:table-cell>
          <table:table-cell office:value-type="string" table:style-name="ce238">
            <text:p>Fact#: 2346-336362-336670-336679-336680 Rec#: 9852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1016</text:p>
          </table:table-cell>
          <table:table-cell office:value-type="date" office:date-value="2020-09-16T00:00:00" table:style-name="ce234">
            <text:p>16-sep-20</text:p>
          </table:table-cell>
          <table:table-cell table:style-name="ce235"/>
          <table:table-cell table:style-name="ce236"/>
          <table:table-cell office:value-type="float" office:value="7203.57" table:style-name="ce237">
            <text:p>-7.203,57</text:p>
          </table:table-cell>
          <table:table-cell office:value-type="string" table:style-name="ce238">
            <text:p>Fact#: 339813 Rec#: 9838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2363</text:p>
          </table:table-cell>
          <table:table-cell office:value-type="date" office:date-value="2020-09-21T00:00:00" table:style-name="ce234">
            <text:p>21-sep-20</text:p>
          </table:table-cell>
          <table:table-cell table:style-name="ce235"/>
          <table:table-cell table:style-name="ce236"/>
          <table:table-cell office:value-type="float" office:value="16370.34" table:style-name="ce237">
            <text:p>-16.370,34</text:p>
          </table:table-cell>
          <table:table-cell office:value-type="string" table:style-name="ce238">
            <text:p>Fact#: 2570-339364-339673-339808 Rec#: 9978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2364</text:p>
          </table:table-cell>
          <table:table-cell office:value-type="date" office:date-value="2020-09-28T00:00:00" table:style-name="ce234">
            <text:p>28-sep-20</text:p>
          </table:table-cell>
          <table:table-cell table:style-name="ce235"/>
          <table:table-cell table:style-name="ce236"/>
          <table:table-cell office:value-type="float" office:value="8256.6200000000008" table:style-name="ce237">
            <text:p>-8.256,62</text:p>
          </table:table-cell>
          <table:table-cell office:value-type="string" table:style-name="ce238">
            <text:p>Fact#: 339663-339672-339826 Rec#: 9979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3">
            <text:p>IC-12369</text:p>
          </table:table-cell>
          <table:table-cell office:value-type="date" office:date-value="2020-10-23T00:00:00" table:style-name="ce234">
            <text:p>23-oct-20</text:p>
          </table:table-cell>
          <table:table-cell table:style-name="ce235"/>
          <table:table-cell table:style-name="ce236"/>
          <table:table-cell office:value-type="float" office:value="2803.31" table:style-name="ce237">
            <text:p>-2.803,31</text:p>
          </table:table-cell>
          <table:table-cell office:value-type="string" table:style-name="ce238">
            <text:p>Fact#: 2570-339364-339672-339673-339808-343352 Rec#: 9981 TELCONET <text:s/>S.A.</text:p>
          </table:table-cell>
          <table:table-cell table:number-columns-repeated="16377"/>
        </table:table-row>
        <table:table-row table:style-name="ro6">
          <table:table-cell/>
          <table:table-cell office:value-type="string" table:style-name="ce239">
            <text:p>IC-13656</text:p>
          </table:table-cell>
          <table:table-cell office:value-type="date" office:date-value="2020-10-28T00:00:00" table:style-name="ce240">
            <text:p>28-oct-20</text:p>
          </table:table-cell>
          <table:table-cell table:style-name="ce241"/>
          <table:table-cell table:style-name="ce242"/>
          <table:table-cell office:value-type="float" office:value="12521.1" table:style-name="ce243">
            <text:p>-12.521,10</text:p>
          </table:table-cell>
          <table:table-cell office:value-type="string" table:style-name="ce244">
            <text:p>Fact#: 2882-342838-342911-343208-343217-343218 Rec#: 10127 TELCONET <text:s/>S.A.</text:p>
          </table:table-cell>
          <table:table-cell table:number-columns-repeated="16377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>
          <table:table-cell/>
          <table:table-cell office:value-type="string" table:style-name="ce1">
            <text:p>Total de Transacciones Realizadas con Telconet</text:p>
          </table:table-cell>
          <table:table-cell table:number-columns-repeated="3" table:style-name="ce1"/>
          <table:table-cell office:value-type="float" office:value="517933.31" table:formula="of:=SUM([.F26:.F51])" table:style-name="ce110">
            <text:p>517.933,31</text:p>
          </table:table-cell>
          <table:table-cell table:number-columns-repeated="16378" table:style-name="ce1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number-rows-repeated="3" table:style-name="ro6" table:visibility="collapse">
          <table:table-cell/>
          <table:table-cell table:number-columns-repeated="4"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Ventas a Telconet 2020</text:p>
          </table:table-cell>
          <table:table-cell table:number-columns-repeated="3"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Enero</text:p>
          </table:table-cell>
          <table:table-cell table:style-name="ce1"/>
          <table:table-cell office:value-type="float" office:value="20130.38" table:style-name="ce1">
            <text:p>20130,38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febrero</text:p>
          </table:table-cell>
          <table:table-cell table:style-name="ce1"/>
          <table:table-cell office:value-type="float" office:value="11014.53" table:style-name="ce1">
            <text:p>11014,53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marzo</text:p>
          </table:table-cell>
          <table:table-cell table:style-name="ce1"/>
          <table:table-cell office:value-type="float" office:value="28115.040000000001" table:style-name="ce1">
            <text:p>28115,04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abril</text:p>
          </table:table-cell>
          <table:table-cell table:style-name="ce1"/>
          <table:table-cell office:value-type="float" office:value="19582.080000000002" table:style-name="ce1">
            <text:p>19582,08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mayo</text:p>
          </table:table-cell>
          <table:table-cell table:style-name="ce1"/>
          <table:table-cell office:value-type="float" office:value="13214.59" table:style-name="ce1">
            <text:p>13214,59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junio</text:p>
          </table:table-cell>
          <table:table-cell table:style-name="ce1"/>
          <table:table-cell office:value-type="float" office:value="15258.35" table:style-name="ce1">
            <text:p>15258,35</text:p>
          </table:table-cell>
          <table:table-cell table:style-name="ce1"/>
          <table:table-cell table:style-name="ce110"/>
          <table:table-cell table:number-columns-repeated="16378" table:style-name="ce1"/>
        </table:table-row>
        <table:table-row table:style-name="ro6" table:visibility="collapse">
          <table:table-cell/>
          <table:table-cell office:value-type="string" table:style-name="ce1">
            <text:p>julio</text:p>
          </table:table-cell>
          <table:table-cell table:style-name="ce1"/>
          <table:table-cell office:value-type="float" office:value="20664.080000000002" table:style-name="ce1">
            <text:p>20664,08</text:p>
          </table:table-cell>
          <table:table-cell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office:value-type="string" table:style-name="ce1">
            <text:p>agosto</text:p>
          </table:table-cell>
          <table:table-cell table:style-name="ce1"/>
          <table:table-cell office:value-type="float" office:value="19594.189999999999" table:style-name="ce1">
            <text:p>19594,19</text:p>
          </table:table-cell>
          <table:table-cell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office:value-type="string" table:style-name="ce1">
            <text:p>septiembre</text:p>
          </table:table-cell>
          <table:table-cell table:style-name="ce1"/>
          <table:table-cell office:value-type="float" office:value="35492.46" table:style-name="ce1">
            <text:p>35492,46</text:p>
          </table:table-cell>
          <table:table-cell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office:value-type="string" table:style-name="ce1">
            <text:p>octubre</text:p>
          </table:table-cell>
          <table:table-cell table:style-name="ce1"/>
          <table:table-cell office:value-type="float" office:value="22478.04" table:style-name="ce1">
            <text:p>22478,04</text:p>
          </table:table-cell>
          <table:table-cell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table:number-columns-repeated="4"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office:value-type="string" table:style-name="ce1">
            <text:p>Total Facturado a Telconet</text:p>
          </table:table-cell>
          <table:table-cell table:style-name="ce1"/>
          <table:table-cell office:value-type="float" office:value="205543.74" table:formula="of:=SUM([.D59:.D68])" table:style-name="ce1">
            <text:p>205543,74</text:p>
          </table:table-cell>
          <table:table-cell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table:number-columns-repeated="4" table:style-name="ce1"/>
          <table:table-cell table:style-name="ce110"/>
          <table:table-cell table:number-columns-repeated="16378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/>
        </table:table-row>
        <table:table-row table:style-name="ro6">
          <table:table-cell/>
          <table:table-cell office:value-type="string" table:style-name="ce245">
            <text:p>Por lo que tenemos</text:p>
          </table:table-cell>
          <table:table-cell table:number-columns-repeated="3" table:style-name="ce245"/>
          <table:table-cell table:style-name="ce246"/>
          <table:table-cell table:number-columns-repeated="16378"/>
        </table:table-row>
        <table:table-row table:style-name="ro6">
          <table:table-cell/>
          <table:table-cell table:number-columns-repeated="4" table:style-name="ce1"/>
          <table:table-cell table:style-name="ce110"/>
          <table:table-cell table:number-columns-repeated="16378"/>
        </table:table-row>
        <table:table-row table:style-name="ro6" table:visibility="collapse">
          <table:table-cell/>
          <table:table-cell table:style-name="ce1"/>
          <table:table-cell office:value-type="string" table:style-name="ce1">
            <text:p>Ventas a Telconet</text:p>
          </table:table-cell>
          <table:table-cell table:number-columns-repeated="2" table:style-name="ce1"/>
          <table:table-cell office:value-type="float" office:value="205543.74" table:formula="of:=[.D70]" table:style-name="ce1">
            <text:p>205543,74</text:p>
          </table:table-cell>
          <table:table-cell table:number-columns-repeated="16378"/>
        </table:table-row>
        <table:table-row table:style-name="ro6" table:visibility="collapse">
          <table:table-cell/>
          <table:table-cell table:style-name="ce1"/>
          <table:table-cell office:value-type="string" table:style-name="ce1">
            <text:p>Ventas a Clientes</text:p>
          </table:table-cell>
          <table:table-cell table:number-columns-repeated="2" table:style-name="ce1"/>
          <table:table-cell office:value-type="float" office:value="435890.38" table:formula="of:=[.F77]-[.F75]" table:style-name="ce110">
            <text:p>435.890,3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Ventas Netas Enero – Octubre 2020</text:p>
          </table:table-cell>
          <table:table-cell table:number-columns-repeated="3" table:style-name="ce1"/>
          <table:table-cell office:value-type="float" office:value="641434.12" table:formula="of:=[.G6]" table:style-name="ce110">
            <text:p>641.434,1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">
            <text:p>Menos</text:p>
          </table:table-cell>
          <table:table-cell table:number-columns-repeated="3" table:style-name="ce1"/>
          <table:table-cell table:style-name="ce110"/>
          <table:table-cell table:number-columns-repeated="16378"/>
        </table:table-row>
        <table:table-row table:style-name="ro6">
          <table:table-cell/>
          <table:table-cell table:style-name="ce1"/>
          <table:table-cell office:value-type="string" table:style-name="ce1">
            <text:p>Pagos de Telconet</text:p>
          </table:table-cell>
          <table:table-cell table:number-columns-repeated="2" table:style-name="ce1"/>
          <table:table-cell office:value-type="float" office:value="517933.31" table:formula="of:=[.F53]" table:style-name="ce247">
            <text:p>517.933,31</text:p>
          </table:table-cell>
          <table:table-cell table:number-columns-repeated="16378"/>
        </table:table-row>
        <table:table-row table:style-name="ro6">
          <table:table-cell/>
          <table:table-cell table:style-name="ce1"/>
          <table:table-cell office:value-type="string" table:style-name="ce1">
            <text:p>Pagos de Clientes Locales</text:p>
          </table:table-cell>
          <table:table-cell table:number-columns-repeated="2" table:style-name="ce1"/>
          <table:table-cell office:value-type="float" office:value="92519.35" table:formula="of:=[.G10]" table:style-name="ce247">
            <text:p>92.519,35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6">
          <table:table-cell/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float" office:value="30981.459999999992" table:formula="of:=[.F77]-[.F79]-[.F80]" table:style-name="ce248">
            <text:p>30.981,46</text:p>
          </table:table-cell>
          <table:table-cell table:number-columns-repeated="16378"/>
        </table:table-row>
        <table:table-row table:number-rows-repeated="1048494" table:style-name="ro7">
          <table:table-cell table:number-columns-repeated="16384"/>
        </table:table-row>
      </table:table>
      <table:table table:name="Telconet_SA" table:style-name="ta5">
        <table:table-column table:style-name="co38" table:default-cell-style-name="ce252"/>
        <table:table-column table:style-name="co39" table:default-cell-style-name="ce252"/>
        <table:table-column table:style-name="co30" table:default-cell-style-name="ce252"/>
        <table:table-column table:style-name="co21" table:default-cell-style-name="ce252"/>
        <table:table-column table:style-name="co40" table:default-cell-style-name="ce252"/>
        <table:table-column table:style-name="co21" table:default-cell-style-name="ce252"/>
        <table:table-column table:style-name="co30" table:default-cell-style-name="ce252"/>
        <table:table-column table:style-name="co21" table:default-cell-style-name="ce252"/>
        <table:table-column table:style-name="co34" table:default-cell-style-name="ce252"/>
        <table:table-column table:style-name="co41" table:default-cell-style-name="ce252"/>
        <table:table-column table:style-name="co42" table:default-cell-style-name="ce252"/>
        <table:table-column table:style-name="co34" table:number-columns-repeated="1013" table:default-cell-style-name="ce252"/>
        <table:table-column table:style-name="co12" table:number-columns-repeated="15360" table:default-cell-style-name="ce1"/>
        <table:table-row table:style-name="ro6">
          <table:table-cell office:value-type="string" table:style-name="ce249">
            <text:p>Auxiliar</text:p>
          </table:table-cell>
          <table:table-cell office:value-type="string" table:style-name="ce233">
            <text:p>CL <text:s text:c="2"/>TEL001 <text:s text:c="2"/>TELCONET S.A.</text:p>
          </table:table-cell>
          <table:table-cell table:number-columns-repeated="4" table:style-name="ce236"/>
          <table:table-cell office:value-type="string" table:style-name="ce250">
            <text:p>Saldo Inicial</text:p>
          </table:table-cell>
          <table:table-cell office:value-type="float" office:value="1644355.28" table:style-name="ce251">
            <text:p>1.644.355,28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6">
          <table:table-cell table:number-columns-repeated="2" table:style-name="ce236"/>
          <table:table-cell office:value-type="string" table:style-name="ce236">
            <text:p>Column1</text:p>
          </table:table-cell>
          <table:table-cell office:value-type="string" table:style-name="ce236">
            <text:p>Column2</text:p>
          </table:table-cell>
          <table:table-cell office:value-type="string" table:style-name="ce236">
            <text:p>Column3</text:p>
          </table:table-cell>
          <table:table-cell office:value-type="string" table:style-name="ce236">
            <text:p>Column4</text:p>
          </table:table-cell>
          <table:table-cell office:value-type="string" table:style-name="ce236">
            <text:p>Column5</text:p>
          </table:table-cell>
          <table:table-cell office:value-type="string" table:style-name="ce236">
            <text:p>Column6</text:p>
          </table:table-cell>
          <table:table-cell table:style-name="ce252"/>
          <table:table-cell office:value-type="string" table:style-name="ce252">
            <text:p>Telconet S.A.</text:p>
          </table:table-cell>
          <table:table-cell table:number-columns-repeated="1014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DR-3382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Correccion al DR-3097, valor correspondiente a Telconet Quito, valor $292.16</text:p>
          </table:table-cell>
          <table:table-cell office:value-type="float" office:value="292.16000000000003" table:style-name="ce251">
            <text:p>292,16<text:s/></text:p>
          </table:table-cell>
          <table:table-cell table:style-name="ce236"/>
          <table:table-cell office:value-type="float" office:value="1644647.44" table:style-name="ce251">
            <text:p>1.644.647,44<text:s/></text:p>
          </table:table-cell>
          <table:table-cell table:style-name="ce252"/>
          <table:table-cell office:value-type="string" table:style-name="ce252">
            <text:p>Saldo Inicial</text:p>
          </table:table-cell>
          <table:table-cell office:value-type="float" office:value="1644355.28" table:formula="of:=[.H1]" table:style-name="ce253">
            <text:p>1.644.355,28<text:s/></text:p>
          </table:table-cell>
          <table:table-cell table:number-columns-repeated="1013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6689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Registro.- Contabilización de factura # 316689 del 0991327371001-TELCONET <text:s/>S.A. por <text:s/>consumo telefónico</text:p>
          </table:table-cell>
          <table:table-cell office:value-type="float" office:value="5718.83" table:style-name="ce251">
            <text:p>5.718,83<text:s/></text:p>
          </table:table-cell>
          <table:table-cell table:style-name="ce236"/>
          <table:table-cell office:value-type="float" office:value="1650366.27" table:style-name="ce251">
            <text:p>1.650.366,27<text:s/></text:p>
          </table:table-cell>
          <table:table-cell table:style-name="ce252"/>
          <table:table-cell office:value-type="string" table:style-name="ce252">
            <text:p>creditos</text:p>
          </table:table-cell>
          <table:table-cell office:value-type="float" office:value="2041392.4199999997" table:formula="of:=SUM([.F3:.F159])" table:style-name="ce252">
            <text:p>2041392,42</text:p>
          </table:table-cell>
          <table:table-cell table:style-name="ce1"/>
          <table:table-cell table:number-columns-repeated="16372"/>
        </table:table-row>
        <table:table-row table:style-name="ro13">
          <table:table-cell table:number-columns-repeated="2" table:style-name="ce236"/>
          <table:table-cell office:value-type="string" table:style-name="ce233">
            <text:p>FA-317020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Registro.- Contabilización de factura # 317020 del 0991327371001-TELCONET <text:s/>S.A. por <text:s/>consumo telefónico</text:p>
          </table:table-cell>
          <table:table-cell office:value-type="float" office:value="3.74" table:style-name="ce251">
            <text:p>3,74<text:s/></text:p>
          </table:table-cell>
          <table:table-cell table:style-name="ce236"/>
          <table:table-cell office:value-type="float" office:value="1650370.01" table:style-name="ce251">
            <text:p>1.650.370,01<text:s/></text:p>
          </table:table-cell>
          <table:table-cell table:style-name="ce252"/>
          <table:table-cell office:value-type="string" table:style-name="ce252">
            <text:p>Debitos</text:p>
          </table:table-cell>
          <table:table-cell office:value-type="float" office:value="2594375.8399999994" table:formula="of:=SUM([.G3:.G159])" table:style-name="ce252">
            <text:p>2594375,84</text:p>
          </table:table-cell>
          <table:table-cell table:number-columns-repeated="1013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7029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Registro.- Contabilización de factura # 317029 del 0991327371001-TELCONET <text:s/>S.A. por <text:s/>consumo telefónico</text:p>
          </table:table-cell>
          <table:table-cell office:value-type="float" office:value="3.01" table:style-name="ce251">
            <text:p>3,01<text:s/></text:p>
          </table:table-cell>
          <table:table-cell table:style-name="ce236"/>
          <table:table-cell office:value-type="float" office:value="1650373.02" table:style-name="ce251">
            <text:p>1.650.373,02<text:s/></text:p>
          </table:table-cell>
          <table:table-cell table:style-name="ce252"/>
          <table:table-cell office:value-type="string" table:style-name="ce252">
            <text:p>Saldo Final</text:p>
          </table:table-cell>
          <table:table-cell office:value-type="float" office:value="1091371.8600000003" table:formula="of:=[.K3]+[.K4]-[.K5]" table:style-name="ce252">
            <text:p>1091371,86</text:p>
          </table:table-cell>
          <table:table-cell table:number-columns-repeated="1013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7030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Registro.- Contabilización de factura # 317030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650374.96" table:style-name="ce251">
            <text:p>1.650.374,96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4">
          <table:table-cell table:number-columns-repeated="2" table:style-name="ce236"/>
          <table:table-cell office:value-type="string" table:style-name="ce233">
            <text:p>FA-317091</text:p>
          </table:table-cell>
          <table:table-cell office:value-type="date" office:date-value="2020-01-01T00:00:00" table:style-name="ce234">
            <text:p>01-ene-20</text:p>
          </table:table-cell>
          <table:table-cell office:value-type="string" table:style-name="ce238">
            <text:p>Registro.- Contabilización de factura # 317091 del 0991327371001-TELCONET <text:s/>S.A. Por: Factura Reventa desde el 21/11/2019 al <text:s/>20/12/2019</text:p>
          </table:table-cell>
          <table:table-cell office:value-type="float" office:value="8508.44" table:style-name="ce251">
            <text:p>8.508,44<text:s/></text:p>
          </table:table-cell>
          <table:table-cell table:style-name="ce236"/>
          <table:table-cell office:value-type="float" office:value="1658883.4" table:style-name="ce251">
            <text:p>1.658.883,40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7097</text:p>
          </table:table-cell>
          <table:table-cell office:value-type="date" office:date-value="2020-01-08T00:00:00" table:style-name="ce234">
            <text:p>08-ene-20</text:p>
          </table:table-cell>
          <table:table-cell office:value-type="string" table:style-name="ce238">
            <text:p>Registro.- Contabilización de factura # 317097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666883.4" table:style-name="ce251">
            <text:p>1.666.883,40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IC-834</text:p>
          </table:table-cell>
          <table:table-cell office:value-type="date" office:date-value="2020-01-13T00:00:00" table:style-name="ce234">
            <text:p>13-ene-20</text:p>
          </table:table-cell>
          <table:table-cell office:value-type="string" table:style-name="ce238">
            <text:p>Fact#: 314022-314364-314375-314376-314433-795 Rec#: 61563 TELCONET <text:s/>S.A.</text:p>
          </table:table-cell>
          <table:table-cell table:style-name="ce236"/>
          <table:table-cell office:value-type="float" office:value="14647.42" table:style-name="ce237">
            <text:p>-14.647,42</text:p>
          </table:table-cell>
          <table:table-cell office:value-type="float" office:value="1652235.98" table:style-name="ce251">
            <text:p>1.652.235,98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6">
          <table:table-cell table:number-columns-repeated="2" table:style-name="ce236"/>
          <table:table-cell office:value-type="string" table:style-name="ce233">
            <text:p>DR-254</text:p>
          </table:table-cell>
          <table:table-cell office:value-type="date" office:date-value="2020-01-24T00:00:00" table:style-name="ce234">
            <text:p>24-ene-20</text:p>
          </table:table-cell>
          <table:table-cell office:value-type="string" table:style-name="ce238">
            <text:p>Fact#: 317097 Rec#: 5384 TELCONET <text:s/>S.A.</text:p>
          </table:table-cell>
          <table:table-cell table:style-name="ce236"/>
          <table:table-cell office:value-type="float" office:value="742.86" table:style-name="ce237">
            <text:p>-742,86</text:p>
          </table:table-cell>
          <table:table-cell office:value-type="float" office:value="1651493.12" table:style-name="ce251">
            <text:p>1.651.493,12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DR-257</text:p>
          </table:table-cell>
          <table:table-cell office:value-type="date" office:date-value="2020-01-28T00:00:00" table:style-name="ce234">
            <text:p>28-ene-20</text:p>
          </table:table-cell>
          <table:table-cell office:value-type="string" table:style-name="ce238">
            <text:p>Fact#: 317020-317029-317030-317091-948 Rec#: 5386 TELCONET <text:s/>S.A.</text:p>
          </table:table-cell>
          <table:table-cell table:style-name="ce236"/>
          <table:table-cell office:value-type="float" office:value="771.04" table:style-name="ce237">
            <text:p>-771,04</text:p>
          </table:table-cell>
          <table:table-cell office:value-type="float" office:value="1650722.08" table:style-name="ce251">
            <text:p>1.650.722,08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6">
          <table:table-cell table:number-columns-repeated="2" table:style-name="ce236"/>
          <table:table-cell office:value-type="string" table:style-name="ce233">
            <text:p>DR-261</text:p>
          </table:table-cell>
          <table:table-cell office:value-type="date" office:date-value="2020-01-29T00:00:00" table:style-name="ce234">
            <text:p>29-ene-20</text:p>
          </table:table-cell>
          <table:table-cell office:value-type="string" table:style-name="ce238">
            <text:p>Fact#: 316689 Rec#: 5390 TELCONET <text:s/>S.A.</text:p>
          </table:table-cell>
          <table:table-cell table:style-name="ce236"/>
          <table:table-cell office:value-type="float" office:value="517.71" table:style-name="ce237">
            <text:p>-517,71</text:p>
          </table:table-cell>
          <table:table-cell office:value-type="float" office:value="1650204.37" table:style-name="ce251">
            <text:p>1.650.204,37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9747</text:p>
          </table:table-cell>
          <table:table-cell office:value-type="date" office:date-value="2020-02-01T00:00:00" table:style-name="ce234">
            <text:p>01-feb-20</text:p>
          </table:table-cell>
          <table:table-cell office:value-type="string" table:style-name="ce238">
            <text:p>Registro.- Contabilización de factura # 319747 del 0991327371001-TELCONET <text:s/>S.A. por <text:s/>consumo telefónico</text:p>
          </table:table-cell>
          <table:table-cell office:value-type="float" office:value="4.8" table:style-name="ce251">
            <text:p>4,80<text:s/></text:p>
          </table:table-cell>
          <table:table-cell table:style-name="ce236"/>
          <table:table-cell office:value-type="float" office:value="1650209.17" table:style-name="ce251">
            <text:p>1.650.209,17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9756</text:p>
          </table:table-cell>
          <table:table-cell office:value-type="date" office:date-value="2020-02-01T00:00:00" table:style-name="ce234">
            <text:p>01-feb-20</text:p>
          </table:table-cell>
          <table:table-cell office:value-type="string" table:style-name="ce238">
            <text:p>Registro.- Contabilización de factura # 319756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650211.11" table:style-name="ce251">
            <text:p>1.650.211,11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9757</text:p>
          </table:table-cell>
          <table:table-cell office:value-type="date" office:date-value="2020-02-01T00:00:00" table:style-name="ce234">
            <text:p>01-feb-20</text:p>
          </table:table-cell>
          <table:table-cell office:value-type="string" table:style-name="ce238">
            <text:p>Registro.- Contabilización de factura # 319757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650213.05" table:style-name="ce251">
            <text:p>1.650.213,05<text:s/></text:p>
          </table:table-cell>
          <table:table-cell table:number-columns-repeated="1016" table:style-name="ce252"/>
          <table:table-cell table:number-columns-repeated="15360"/>
        </table:table-row>
        <table:table-row table:style-name="ro13">
          <table:table-cell table:number-columns-repeated="2" table:style-name="ce236"/>
          <table:table-cell office:value-type="string" table:style-name="ce233">
            <text:p>FA-319832</text:p>
          </table:table-cell>
          <table:table-cell office:value-type="date" office:date-value="2020-02-03T00:00:00" table:style-name="ce234">
            <text:p>03-feb-20</text:p>
          </table:table-cell>
          <table:table-cell office:value-type="string" table:style-name="ce238">
            <text:p>Registro.- Contabilización de factura # 319832 del 0991327371001-TELCONET <text:s/>S.A. Por: FACTURA POR CONSUMO Y SERVICIO</text:p>
          </table:table-cell>
          <table:table-cell office:value-type="float" office:value="4523.7" table:style-name="ce251">
            <text:p>4.523,70<text:s/></text:p>
          </table:table-cell>
          <table:table-cell table:style-name="ce236"/>
          <table:table-cell office:value-type="float" office:value="1654736.75" table:style-name="ce251">
            <text:p>1.654.736,75<text:s/></text:p>
          </table:table-cell>
          <table:table-cell table:number-columns-repeated="16376"/>
        </table:table-row>
        <table:table-row table:style-name="ro14">
          <table:table-cell table:number-columns-repeated="2" table:style-name="ce236"/>
          <table:table-cell office:value-type="string" table:style-name="ce233">
            <text:p>FA-319835</text:p>
          </table:table-cell>
          <table:table-cell office:value-type="date" office:date-value="2020-02-03T00:00:00" table:style-name="ce234">
            <text:p>03-feb-20</text:p>
          </table:table-cell>
          <table:table-cell office:value-type="string" table:style-name="ce238">
            <text:p>Registro.- Contabilización de factura # 319835 del 0991327371001-TELCONET <text:s/>S.A. por: Factura Reventa desde el 21/12/2019 al <text:s/>20/01/2020</text:p>
          </table:table-cell>
          <table:table-cell office:value-type="float" office:value="7655.72" table:style-name="ce251">
            <text:p>7.655,72<text:s/></text:p>
          </table:table-cell>
          <table:table-cell table:style-name="ce236"/>
          <table:table-cell office:value-type="float" office:value="1662392.47" table:style-name="ce251">
            <text:p>1.662.392,47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2701</text:p>
          </table:table-cell>
          <table:table-cell office:value-type="date" office:date-value="2020-02-17T00:00:00" table:style-name="ce234">
            <text:p>17-feb-20</text:p>
          </table:table-cell>
          <table:table-cell office:value-type="string" table:style-name="ce238">
            <text:p>Fact#: 317091-317097 Rec#: 61882 TELCONET <text:s/>S.A.</text:p>
          </table:table-cell>
          <table:table-cell table:style-name="ce236"/>
          <table:table-cell office:value-type="float" office:value="14995.33" table:style-name="ce237">
            <text:p>-14.995,33</text:p>
          </table:table-cell>
          <table:table-cell office:value-type="float" office:value="1647397.14" table:style-name="ce251">
            <text:p>1.647.397,1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2702</text:p>
          </table:table-cell>
          <table:table-cell office:value-type="date" office:date-value="2020-02-17T00:00:00" table:style-name="ce234">
            <text:p>17-feb-20</text:p>
          </table:table-cell>
          <table:table-cell office:value-type="string" table:style-name="ce238">
            <text:p>Fact#: 316689-317020-317029-317030-948 Rec#: 61883 TELCONET <text:s/>S.A.</text:p>
          </table:table-cell>
          <table:table-cell table:style-name="ce236"/>
          <table:table-cell office:value-type="float" office:value="5209.0200000000004" table:style-name="ce237">
            <text:p>-5.209,02</text:p>
          </table:table-cell>
          <table:table-cell office:value-type="float" office:value="1642188.12" table:style-name="ce251">
            <text:p>1.642.188,1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2703</text:p>
          </table:table-cell>
          <table:table-cell office:value-type="date" office:date-value="2020-02-17T00:00:00" table:style-name="ce234">
            <text:p>17-feb-20</text:p>
          </table:table-cell>
          <table:table-cell office:value-type="string" table:style-name="ce238">
            <text:p>Fact#: 314375 Rec#: 61884 TELCONET <text:s/>S.A.</text:p>
          </table:table-cell>
          <table:table-cell table:style-name="ce236"/>
          <table:table-cell office:value-type="float" office:value="0.01" table:style-name="ce237">
            <text:p>-0,01</text:p>
          </table:table-cell>
          <table:table-cell office:value-type="float" office:value="1642188.11" table:style-name="ce251">
            <text:p>1.642.188,1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543</text:p>
          </table:table-cell>
          <table:table-cell office:value-type="date" office:date-value="2020-02-28T00:00:00" table:style-name="ce234">
            <text:p>28-feb-20</text:p>
          </table:table-cell>
          <table:table-cell office:value-type="string" table:style-name="ce238">
            <text:p>Fact#: 1133-319747-319756-319757-319832-319835 Rec#: 5498 TELCONET <text:s/>S.A.</text:p>
          </table:table-cell>
          <table:table-cell table:style-name="ce236"/>
          <table:table-cell office:value-type="float" office:value="1103.3699999999999" table:style-name="ce237">
            <text:p>-1.103,37</text:p>
          </table:table-cell>
          <table:table-cell office:value-type="float" office:value="1641084.74" table:style-name="ce251">
            <text:p>1.641.084,7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185</text:p>
          </table:table-cell>
          <table:table-cell office:value-type="date" office:date-value="2020-03-01T00:00:00" table:style-name="ce234">
            <text:p>01-mar-20</text:p>
          </table:table-cell>
          <table:table-cell office:value-type="string" table:style-name="ce238">
            <text:p>Registro.- Contabilización de factura # 322185 del 0991327371001-TELCONET <text:s/>S.A. por <text:s/>consumo telefónico</text:p>
          </table:table-cell>
          <table:table-cell office:value-type="float" office:value="5797.94" table:style-name="ce251">
            <text:p>5.797,94<text:s/></text:p>
          </table:table-cell>
          <table:table-cell table:style-name="ce236"/>
          <table:table-cell office:value-type="float" office:value="1646882.68" table:style-name="ce251">
            <text:p>1.646.882,6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510</text:p>
          </table:table-cell>
          <table:table-cell office:value-type="date" office:date-value="2020-03-01T00:00:00" table:style-name="ce234">
            <text:p>01-mar-20</text:p>
          </table:table-cell>
          <table:table-cell office:value-type="string" table:style-name="ce238">
            <text:p>Registro.- Contabilización de factura # 322510 del 0991327371001-TELCONET <text:s/>S.A. por <text:s/>consumo telefónico</text:p>
          </table:table-cell>
          <table:table-cell office:value-type="float" office:value="4.3" table:style-name="ce251">
            <text:p>4,30<text:s/></text:p>
          </table:table-cell>
          <table:table-cell table:style-name="ce236"/>
          <table:table-cell office:value-type="float" office:value="1646886.98" table:style-name="ce251">
            <text:p>1.646.886,9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520</text:p>
          </table:table-cell>
          <table:table-cell office:value-type="date" office:date-value="2020-03-01T00:00:00" table:style-name="ce234">
            <text:p>01-mar-20</text:p>
          </table:table-cell>
          <table:table-cell office:value-type="string" table:style-name="ce238">
            <text:p>Registro.- Contabilización de factura # 322520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646888.92" table:style-name="ce251">
            <text:p>1.646.888,9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521</text:p>
          </table:table-cell>
          <table:table-cell office:value-type="date" office:date-value="2020-03-01T00:00:00" table:style-name="ce234">
            <text:p>01-mar-20</text:p>
          </table:table-cell>
          <table:table-cell office:value-type="string" table:style-name="ce238">
            <text:p>Registro.- Contabilización de factura # 322521 del 0991327371001-TELCONET <text:s/>S.A. por <text:s/>consumo telefónico</text:p>
          </table:table-cell>
          <table:table-cell office:value-type="float" office:value="1.96" table:style-name="ce251">
            <text:p>1,96<text:s/></text:p>
          </table:table-cell>
          <table:table-cell table:style-name="ce236"/>
          <table:table-cell office:value-type="float" office:value="1646890.88" table:style-name="ce251">
            <text:p>1.646.890,8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612</text:p>
          </table:table-cell>
          <table:table-cell office:value-type="date" office:date-value="2020-03-05T00:00:00" table:style-name="ce234">
            <text:p>05-mar-20</text:p>
          </table:table-cell>
          <table:table-cell office:value-type="string" table:style-name="ce238">
            <text:p>Registro.- Contabilización de factura # 322612 del 0991327371001-TELCONET <text:s/>S.A. Por: FACTURA REV DEL 21/01/2020 AL <text:s/>20/02/2020</text:p>
          </table:table-cell>
          <table:table-cell office:value-type="float" office:value="9095.3700000000008" table:style-name="ce251">
            <text:p>9.095,37<text:s/></text:p>
          </table:table-cell>
          <table:table-cell table:style-name="ce236"/>
          <table:table-cell office:value-type="float" office:value="1655986.25" table:style-name="ce251">
            <text:p>1.655.986,2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12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521 Rec#: 5592 TELCONET <text:s/>S.A.</text:p>
          </table:table-cell>
          <table:table-cell table:style-name="ce236"/>
          <table:table-cell office:value-type="float" office:value="0.18" table:style-name="ce237">
            <text:p>-0,18</text:p>
          </table:table-cell>
          <table:table-cell office:value-type="float" office:value="1655986.07" table:style-name="ce251">
            <text:p>1.655.986,07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14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185 Rec#: 5594 TELCONET <text:s/>S.A.</text:p>
          </table:table-cell>
          <table:table-cell table:style-name="ce236"/>
          <table:table-cell office:value-type="float" office:value="524.88" table:style-name="ce237">
            <text:p>-524,88</text:p>
          </table:table-cell>
          <table:table-cell office:value-type="float" office:value="1655461.19" table:style-name="ce251">
            <text:p>1.655.461,1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15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510 Rec#: 5595 TELCONET <text:s/>S.A.</text:p>
          </table:table-cell>
          <table:table-cell table:style-name="ce236"/>
          <table:table-cell office:value-type="float" office:value="0.39" table:style-name="ce237">
            <text:p>-0,39</text:p>
          </table:table-cell>
          <table:table-cell office:value-type="float" office:value="1655460.8" table:style-name="ce251">
            <text:p>1.655.460,8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16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612 Rec#: 5596 TELCONET <text:s/>S.A.</text:p>
          </table:table-cell>
          <table:table-cell table:style-name="ce236"/>
          <table:table-cell office:value-type="float" office:value="823.38" table:style-name="ce237">
            <text:p>-823,38</text:p>
          </table:table-cell>
          <table:table-cell office:value-type="float" office:value="1654637.42" table:style-name="ce251">
            <text:p>1.654.637,4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17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520 Rec#: 5597 TELCONET <text:s/>S.A.</text:p>
          </table:table-cell>
          <table:table-cell table:style-name="ce236"/>
          <table:table-cell office:value-type="float" office:value="0.18" table:style-name="ce237">
            <text:p>-0,18</text:p>
          </table:table-cell>
          <table:table-cell office:value-type="float" office:value="1654637.24" table:style-name="ce251">
            <text:p>1.654.637,2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60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Fact#: 322626 Rec#: 5671 TELCONET <text:s/>S.A.</text:p>
          </table:table-cell>
          <table:table-cell table:style-name="ce236"/>
          <table:table-cell office:value-type="float" office:value="169520" table:style-name="ce237">
            <text:p>-169.520,00</text:p>
          </table:table-cell>
          <table:table-cell office:value-type="float" office:value="1485117.24" table:style-name="ce251">
            <text:p>1.485.117,24<text:s/></text:p>
          </table:table-cell>
          <table:table-cell table:number-columns-repeated="16376"/>
        </table:table-row>
        <table:table-row table:style-name="ro15">
          <table:table-cell table:number-columns-repeated="2" table:style-name="ce236"/>
          <table:table-cell office:value-type="string" table:style-name="ce233">
            <text:p>FA-322626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Registro.- Contabilización de factura # 322626 del 0991327371001-TELCONET <text:s/>S.A. por: SERVICIO SEGÚN CONTRATO DE <text:s/>MANTENIMIENTOS DE REDES, SOPORTES TÉCNICOS Y TELEFÓNICOS PERIODO ENERO A DICIEMBRE 2019</text:p>
          </table:table-cell>
          <table:table-cell office:value-type="float" office:value="1825600" table:style-name="ce251">
            <text:p>1.825.600,00<text:s/></text:p>
          </table:table-cell>
          <table:table-cell table:style-name="ce236"/>
          <table:table-cell office:value-type="float" office:value="3310717.24" table:style-name="ce251">
            <text:p>3.310.717,2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2627</text:p>
          </table:table-cell>
          <table:table-cell office:value-type="date" office:date-value="2020-03-13T00:00:00" table:style-name="ce234">
            <text:p>13-mar-20</text:p>
          </table:table-cell>
          <table:table-cell office:value-type="string" table:style-name="ce238">
            <text:p>Registro.- Contabilización de factura # 322627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3318717.24" table:style-name="ce251">
            <text:p>3.318.717,2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MR-8</text:p>
          </table:table-cell>
          <table:table-cell office:value-type="date" office:date-value="2020-03-16T00:00:00" table:style-name="ce234">
            <text:p>16-mar-20</text:p>
          </table:table-cell>
          <table:table-cell office:value-type="string" table:style-name="ce238">
            <text:p>Registro.- Reversion de provision realizada segun A/D DI-24 del 27/12/19 ref. factura 322626</text:p>
          </table:table-cell>
          <table:table-cell table:style-name="ce236"/>
          <table:table-cell office:value-type="float" office:value="1630000" table:style-name="ce237">
            <text:p>-1.630.000,00</text:p>
          </table:table-cell>
          <table:table-cell office:value-type="float" office:value="1688717.24" table:style-name="ce251">
            <text:p>1.688.717,24<text:s/></text:p>
          </table:table-cell>
          <table:table-cell table:number-columns-repeated="16376"/>
        </table:table-row>
        <table:table-row table:style-name="ro14">
          <table:table-cell table:number-columns-repeated="2" table:style-name="ce236"/>
          <table:table-cell office:value-type="string" table:style-name="ce233">
            <text:p>FA-322628</text:p>
          </table:table-cell>
          <table:table-cell office:value-type="date" office:date-value="2020-03-17T00:00:00" table:style-name="ce234">
            <text:p>17-mar-20</text:p>
          </table:table-cell>
          <table:table-cell office:value-type="string" table:style-name="ce238">
            <text:p>Registro.- Contabilización de factura # 322628 del 0991327371001-TELCONET <text:s/>S.A. Por: FACTURA POR SOPORTE TÉCNICO REEMPLAZO DE LA FACTURA 319833 DEL MES DE FEBRER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696717.24" table:style-name="ce251">
            <text:p>1.696.717,2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23</text:p>
          </table:table-cell>
          <table:table-cell office:value-type="date" office:date-value="2020-03-23T00:00:00" table:style-name="ce234">
            <text:p>23-mar-20</text:p>
          </table:table-cell>
          <table:table-cell office:value-type="string" table:style-name="ce238">
            <text:p>Fact#: 322627 Rec#: 5603 TELCONET <text:s/>S.A.</text:p>
          </table:table-cell>
          <table:table-cell table:style-name="ce236"/>
          <table:table-cell office:value-type="float" office:value="742.86" table:style-name="ce237">
            <text:p>-742,86</text:p>
          </table:table-cell>
          <table:table-cell office:value-type="float" office:value="1695974.38" table:style-name="ce251">
            <text:p>1.695.974,3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4411</text:p>
          </table:table-cell>
          <table:table-cell office:value-type="date" office:date-value="2020-03-23T00:00:00" table:style-name="ce234">
            <text:p>23-mar-20</text:p>
          </table:table-cell>
          <table:table-cell office:value-type="string" table:style-name="ce238">
            <text:p>Fact#: 1133-319747-319756-319757-319832-319835 Rec#: 9174 TELCONET <text:s/>S.A.</text:p>
          </table:table-cell>
          <table:table-cell table:style-name="ce236"/>
          <table:table-cell office:value-type="float" office:value="11084.73" table:style-name="ce237">
            <text:p>-11.084,73</text:p>
          </table:table-cell>
          <table:table-cell office:value-type="float" office:value="1684889.65" table:style-name="ce251">
            <text:p>1.684.889,6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828</text:p>
          </table:table-cell>
          <table:table-cell office:value-type="date" office:date-value="2020-03-30T00:00:00" table:style-name="ce234">
            <text:p>30-mar-20</text:p>
          </table:table-cell>
          <table:table-cell office:value-type="string" table:style-name="ce238">
            <text:p>Fact#: 322628 Rec#: 5608 TELCONET <text:s/>S.A.</text:p>
          </table:table-cell>
          <table:table-cell table:style-name="ce236"/>
          <table:table-cell office:value-type="float" office:value="742.86" table:style-name="ce237">
            <text:p>-742,86</text:p>
          </table:table-cell>
          <table:table-cell office:value-type="float" office:value="1684146.79" table:style-name="ce251">
            <text:p>1.684.146,7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4947</text:p>
          </table:table-cell>
          <table:table-cell office:value-type="date" office:date-value="2020-04-01T00:00:00" table:style-name="ce234">
            <text:p>01-abr-20</text:p>
          </table:table-cell>
          <table:table-cell office:value-type="string" table:style-name="ce238">
            <text:p>Registro.- Contabilización de factura # 324947 del 0991327371001-TELCONET <text:s/>S.A. por <text:s/>consumo telefónico</text:p>
          </table:table-cell>
          <table:table-cell office:value-type="float" office:value="4322.7299999999996" table:style-name="ce251">
            <text:p>4.322,73<text:s/></text:p>
          </table:table-cell>
          <table:table-cell table:style-name="ce236"/>
          <table:table-cell office:value-type="float" office:value="1688469.52" table:style-name="ce251">
            <text:p>1.688.469,5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5267</text:p>
          </table:table-cell>
          <table:table-cell office:value-type="date" office:date-value="2020-04-01T00:00:00" table:style-name="ce234">
            <text:p>01-abr-20</text:p>
          </table:table-cell>
          <table:table-cell office:value-type="string" table:style-name="ce238">
            <text:p>Registro.- Contabilización de factura # 325267 del 0991327371001-TELCONET <text:s/>S.A. por <text:s/>consumo telefónico</text:p>
          </table:table-cell>
          <table:table-cell office:value-type="float" office:value="5.32" table:style-name="ce251">
            <text:p>5,32<text:s/></text:p>
          </table:table-cell>
          <table:table-cell table:style-name="ce236"/>
          <table:table-cell office:value-type="float" office:value="1688474.84" table:style-name="ce251">
            <text:p>1.688.474,8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5277</text:p>
          </table:table-cell>
          <table:table-cell office:value-type="date" office:date-value="2020-04-01T00:00:00" table:style-name="ce234">
            <text:p>01-abr-20</text:p>
          </table:table-cell>
          <table:table-cell office:value-type="string" table:style-name="ce238">
            <text:p>Registro.- Contabilización de factura # 325277 del 0991327371001-TELCONET <text:s/>S.A. por <text:s/>consumo telefónico</text:p>
          </table:table-cell>
          <table:table-cell office:value-type="float" office:value="4.29" table:style-name="ce251">
            <text:p>4,29<text:s/></text:p>
          </table:table-cell>
          <table:table-cell table:style-name="ce236"/>
          <table:table-cell office:value-type="float" office:value="1688479.13" table:style-name="ce251">
            <text:p>1.688.479,13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5278</text:p>
          </table:table-cell>
          <table:table-cell office:value-type="date" office:date-value="2020-04-01T00:00:00" table:style-name="ce234">
            <text:p>01-abr-20</text:p>
          </table:table-cell>
          <table:table-cell office:value-type="string" table:style-name="ce238">
            <text:p>Registro.- Contabilización de factura # 325278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688481.07" table:style-name="ce251">
            <text:p>1.688.481,0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5376</text:p>
          </table:table-cell>
          <table:table-cell office:value-type="date" office:date-value="2020-04-01T00:00:00" table:style-name="ce234">
            <text:p>01-abr-20</text:p>
          </table:table-cell>
          <table:table-cell office:value-type="string" table:style-name="ce238">
            <text:p>Registro.- Contabilización de factura # 325376 del 0991327371001-TELCONET <text:s/>S.A. Por: FACTURA REV DEL 21/02/2020 AL 20/03/2020</text:p>
          </table:table-cell>
          <table:table-cell office:value-type="float" office:value="9480.0499999999993" table:style-name="ce251">
            <text:p>9.480,05<text:s/></text:p>
          </table:table-cell>
          <table:table-cell table:style-name="ce236"/>
          <table:table-cell office:value-type="float" office:value="1697961.12" table:style-name="ce251">
            <text:p>1.697.961,1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5378</text:p>
          </table:table-cell>
          <table:table-cell office:value-type="date" office:date-value="2020-04-03T00:00:00" table:style-name="ce234">
            <text:p>03-abr-20</text:p>
          </table:table-cell>
          <table:table-cell office:value-type="string" table:style-name="ce238">
            <text:p>Registro.- Contabilización de factura # 325378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705961.12" table:style-name="ce251">
            <text:p>1.705.961,1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6466</text:p>
          </table:table-cell>
          <table:table-cell office:value-type="date" office:date-value="2020-04-08T00:00:00" table:style-name="ce234">
            <text:p>08-abr-20</text:p>
          </table:table-cell>
          <table:table-cell office:value-type="string" table:style-name="ce238">
            <text:p>Fact#: 1329-322185-322510-322520-322521-322612 Rec#: 9383 TELCONET <text:s/>S.A.</text:p>
          </table:table-cell>
          <table:table-cell table:style-name="ce236"/>
          <table:table-cell office:value-type="float" office:value="13552.5" table:style-name="ce237">
            <text:p>-13.552,50</text:p>
          </table:table-cell>
          <table:table-cell office:value-type="float" office:value="1692408.62" table:style-name="ce251">
            <text:p>1.692.408,6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20</text:p>
          </table:table-cell>
          <table:table-cell office:value-type="date" office:date-value="2020-04-13T00:00:00" table:style-name="ce234">
            <text:p>13-abr-20</text:p>
          </table:table-cell>
          <table:table-cell office:value-type="string" table:style-name="ce238">
            <text:p>Fact#: 325267 Rec#: 5634 TELCONET <text:s/>S.A.</text:p>
          </table:table-cell>
          <table:table-cell table:style-name="ce236"/>
          <table:table-cell office:value-type="float" office:value="0.51" table:style-name="ce237">
            <text:p>-0,51</text:p>
          </table:table-cell>
          <table:table-cell office:value-type="float" office:value="1692408.11" table:style-name="ce251">
            <text:p>1.692.408,1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21</text:p>
          </table:table-cell>
          <table:table-cell office:value-type="date" office:date-value="2020-04-13T00:00:00" table:style-name="ce234">
            <text:p>13-abr-20</text:p>
          </table:table-cell>
          <table:table-cell office:value-type="string" table:style-name="ce238">
            <text:p>Fact#: 325277 Rec#: 5635 TELCONET <text:s/>S.A.</text:p>
          </table:table-cell>
          <table:table-cell table:style-name="ce236"/>
          <table:table-cell office:value-type="float" office:value="0.41" table:style-name="ce237">
            <text:p>-0,41</text:p>
          </table:table-cell>
          <table:table-cell office:value-type="float" office:value="1692407.7" table:style-name="ce251">
            <text:p>1.692.407,7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36</text:p>
          </table:table-cell>
          <table:table-cell office:value-type="date" office:date-value="2020-04-13T00:00:00" table:style-name="ce234">
            <text:p>13-abr-20</text:p>
          </table:table-cell>
          <table:table-cell office:value-type="string" table:style-name="ce238">
            <text:p>Fact#: 325278 Rec#: 5650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692407.51" table:style-name="ce251">
            <text:p>1.692.407,5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33</text:p>
          </table:table-cell>
          <table:table-cell office:value-type="date" office:date-value="2020-04-15T00:00:00" table:style-name="ce234">
            <text:p>15-abr-20</text:p>
          </table:table-cell>
          <table:table-cell office:value-type="string" table:style-name="ce238">
            <text:p>Fact#: 324947 Rec#: 5647 TELCONET <text:s/>S.A.</text:p>
          </table:table-cell>
          <table:table-cell table:style-name="ce236"/>
          <table:table-cell office:value-type="float" office:value="416.5" table:style-name="ce237">
            <text:p>-416,50</text:p>
          </table:table-cell>
          <table:table-cell office:value-type="float" office:value="1691991.01" table:style-name="ce251">
            <text:p>1.691.991,0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39</text:p>
          </table:table-cell>
          <table:table-cell office:value-type="date" office:date-value="2020-04-15T00:00:00" table:style-name="ce234">
            <text:p>15-abr-20</text:p>
          </table:table-cell>
          <table:table-cell office:value-type="string" table:style-name="ce238">
            <text:p>Fact#: 325376 Rec#: 5653 TELCONET <text:s/>S.A.</text:p>
          </table:table-cell>
          <table:table-cell table:style-name="ce236"/>
          <table:table-cell office:value-type="float" office:value="913.41" table:style-name="ce237">
            <text:p>-913,41</text:p>
          </table:table-cell>
          <table:table-cell office:value-type="float" office:value="1691077.6" table:style-name="ce251">
            <text:p>1.691.077,6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043</text:p>
          </table:table-cell>
          <table:table-cell office:value-type="date" office:date-value="2020-04-16T00:00:00" table:style-name="ce234">
            <text:p>16-abr-20</text:p>
          </table:table-cell>
          <table:table-cell office:value-type="string" table:style-name="ce238">
            <text:p>Fact#: 325378 Rec#: 5657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690281.17" table:style-name="ce251">
            <text:p>1.690.281,17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5061</text:p>
          </table:table-cell>
          <table:table-cell office:value-type="date" office:date-value="2020-04-19T00:00:00" table:style-name="ce234">
            <text:p>19-abr-20</text:p>
          </table:table-cell>
          <table:table-cell office:value-type="string" table:style-name="ce238">
            <text:p>Fact#: 322627 Rec#: 9211 TELCONET <text:s/>S.A.</text:p>
          </table:table-cell>
          <table:table-cell table:style-name="ce236"/>
          <table:table-cell office:value-type="float" office:value="7257.14" table:style-name="ce237">
            <text:p>-7.257,14</text:p>
          </table:table-cell>
          <table:table-cell office:value-type="float" office:value="1683024.03" table:style-name="ce251">
            <text:p>1.683.024,03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5062</text:p>
          </table:table-cell>
          <table:table-cell office:value-type="date" office:date-value="2020-04-21T00:00:00" table:style-name="ce234">
            <text:p>21-abr-20</text:p>
          </table:table-cell>
          <table:table-cell office:value-type="string" table:style-name="ce238">
            <text:p>Fact#: 325378 Rec#: 9212 TELCONET <text:s/>S.A.</text:p>
          </table:table-cell>
          <table:table-cell table:style-name="ce236"/>
          <table:table-cell office:value-type="float" office:value="7203.57" table:style-name="ce237">
            <text:p>-7.203,57</text:p>
          </table:table-cell>
          <table:table-cell office:value-type="float" office:value="1675820.46" table:style-name="ce251">
            <text:p>1.675.820,4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5063</text:p>
          </table:table-cell>
          <table:table-cell office:value-type="date" office:date-value="2020-04-22T00:00:00" table:style-name="ce234">
            <text:p>22-abr-20</text:p>
          </table:table-cell>
          <table:table-cell office:value-type="string" table:style-name="ce238">
            <text:p>Fact#: 322626 Rec#: 9213 TELCONET <text:s/>S.A.</text:p>
          </table:table-cell>
          <table:table-cell table:style-name="ce236"/>
          <table:table-cell office:value-type="float" office:value="284000" table:style-name="ce237">
            <text:p>-284.000,00</text:p>
          </table:table-cell>
          <table:table-cell office:value-type="float" office:value="1391820.46" table:style-name="ce251">
            <text:p>1.391.820,4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5237</text:p>
          </table:table-cell>
          <table:table-cell office:value-type="date" office:date-value="2020-04-27T00:00:00" table:style-name="ce234">
            <text:p>27-abr-20</text:p>
          </table:table-cell>
          <table:table-cell office:value-type="string" table:style-name="ce238">
            <text:p>Fact#: 322626 Rec#: 9250 TELCONET <text:s/>S.A.</text:p>
          </table:table-cell>
          <table:table-cell table:style-name="ce236"/>
          <table:table-cell office:value-type="float" office:value="34936.550000000003" table:style-name="ce237">
            <text:p>-34.936,55</text:p>
          </table:table-cell>
          <table:table-cell office:value-type="float" office:value="1356883.91" table:style-name="ce251">
            <text:p>1.356.883,9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AB-14</text:p>
          </table:table-cell>
          <table:table-cell office:value-type="date" office:date-value="2020-04-30T00:00:00" table:style-name="ce234">
            <text:p>30-abr-20</text:p>
          </table:table-cell>
          <table:table-cell office:value-type="string" table:style-name="ce238">
            <text:p>Registro.- Distribucion de Utilidades correspondiente al Ejercicio Fiscal 2019</text:p>
          </table:table-cell>
          <table:table-cell table:style-name="ce236"/>
          <table:table-cell office:value-type="float" office:value="245237.16" table:style-name="ce237">
            <text:p>-245.237,16</text:p>
          </table:table-cell>
          <table:table-cell office:value-type="float" office:value="1111646.75" table:style-name="ce251">
            <text:p>1.111.646,75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7716</text:p>
          </table:table-cell>
          <table:table-cell office:value-type="date" office:date-value="2020-05-01T00:00:00" table:style-name="ce234">
            <text:p>01-may-20</text:p>
          </table:table-cell>
          <table:table-cell office:value-type="string" table:style-name="ce238">
            <text:p>Registro.- Contabilización de factura # 327716 del 0991327371001-TELCONET <text:s/>S.A. por <text:s/>consumo telefónico</text:p>
          </table:table-cell>
          <table:table-cell office:value-type="float" office:value="2791.26" table:style-name="ce251">
            <text:p>2.791,26<text:s/></text:p>
          </table:table-cell>
          <table:table-cell table:style-name="ce236"/>
          <table:table-cell office:value-type="float" office:value="1114438.01" table:style-name="ce251">
            <text:p>1.114.438,0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8025</text:p>
          </table:table-cell>
          <table:table-cell office:value-type="date" office:date-value="2020-05-01T00:00:00" table:style-name="ce234">
            <text:p>01-may-20</text:p>
          </table:table-cell>
          <table:table-cell office:value-type="string" table:style-name="ce238">
            <text:p>Registro.- Contabilización de factura # 328025 del 0991327371001-TELCONET <text:s/>S.A. por <text:s/>consumo telefónico</text:p>
          </table:table-cell>
          <table:table-cell office:value-type="float" office:value="9.59" table:style-name="ce251">
            <text:p>9,59<text:s/></text:p>
          </table:table-cell>
          <table:table-cell table:style-name="ce236"/>
          <table:table-cell office:value-type="float" office:value="1114447.6000000001" table:style-name="ce251">
            <text:p>1.114.447,60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8035</text:p>
          </table:table-cell>
          <table:table-cell office:value-type="date" office:date-value="2020-05-01T00:00:00" table:style-name="ce234">
            <text:p>01-may-20</text:p>
          </table:table-cell>
          <table:table-cell office:value-type="string" table:style-name="ce238">
            <text:p>Registro.- Contabilización de factura # 328035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114449.54" table:style-name="ce251">
            <text:p>1.114.449,5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8036</text:p>
          </table:table-cell>
          <table:table-cell office:value-type="date" office:date-value="2020-05-01T00:00:00" table:style-name="ce234">
            <text:p>01-may-20</text:p>
          </table:table-cell>
          <table:table-cell office:value-type="string" table:style-name="ce238">
            <text:p>Registro.- Contabilización de factura # 328036 del 0991327371001-TELCONET <text:s/>S.A. por <text:s/>consumo telefónico</text:p>
          </table:table-cell>
          <table:table-cell office:value-type="float" office:value="5.05" table:style-name="ce251">
            <text:p>5,05<text:s/></text:p>
          </table:table-cell>
          <table:table-cell table:style-name="ce236"/>
          <table:table-cell office:value-type="float" office:value="1114454.5900000001" table:style-name="ce251">
            <text:p>1.114.454,5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8121</text:p>
          </table:table-cell>
          <table:table-cell office:value-type="date" office:date-value="2020-05-01T00:00:00" table:style-name="ce234">
            <text:p>01-may-20</text:p>
          </table:table-cell>
          <table:table-cell office:value-type="string" table:style-name="ce238">
            <text:p>Registro.- Contabilización de factura # 328121 del 0991327371001-TELCONET <text:s/>S.A. Por: FACTURA REV DEL 21/03/2020 AL 20/04/2020</text:p>
          </table:table-cell>
          <table:table-cell office:value-type="float" office:value="3555.47" table:style-name="ce251">
            <text:p>3.555,47<text:s/></text:p>
          </table:table-cell>
          <table:table-cell table:style-name="ce236"/>
          <table:table-cell office:value-type="float" office:value="1118010.06" table:style-name="ce251">
            <text:p>1.118.010,0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5958</text:p>
          </table:table-cell>
          <table:table-cell office:value-type="date" office:date-value="2020-05-08T00:00:00" table:style-name="ce234">
            <text:p>08-may-20</text:p>
          </table:table-cell>
          <table:table-cell office:value-type="string" table:style-name="ce238">
            <text:p>Fact#: 1535-324947-325267-325277-325278-325376 Rec#: 9333 TELCONET <text:s/>S.A.</text:p>
          </table:table-cell>
          <table:table-cell table:style-name="ce236"/>
          <table:table-cell office:value-type="float" office:value="12483.31" table:style-name="ce237">
            <text:p>-12.483,31</text:p>
          </table:table-cell>
          <table:table-cell office:value-type="float" office:value="1105526.75" table:style-name="ce251">
            <text:p>1.105.526,75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28123</text:p>
          </table:table-cell>
          <table:table-cell office:value-type="date" office:date-value="2020-05-11T00:00:00" table:style-name="ce234">
            <text:p>11-may-20</text:p>
          </table:table-cell>
          <table:table-cell office:value-type="string" table:style-name="ce238">
            <text:p>Registro.- Contabilización de factura # 328123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13526.75" table:style-name="ce251">
            <text:p>1.113.526,7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212</text:p>
          </table:table-cell>
          <table:table-cell office:value-type="date" office:date-value="2020-05-12T00:00:00" table:style-name="ce234">
            <text:p>12-may-20</text:p>
          </table:table-cell>
          <table:table-cell office:value-type="string" table:style-name="ce238">
            <text:p>Fact#: 328035 Rec#: 5753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113526.56" table:style-name="ce251">
            <text:p>1.113.526,5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213</text:p>
          </table:table-cell>
          <table:table-cell office:value-type="date" office:date-value="2020-05-12T00:00:00" table:style-name="ce234">
            <text:p>12-may-20</text:p>
          </table:table-cell>
          <table:table-cell office:value-type="string" table:style-name="ce238">
            <text:p>Fact#: 328025 Rec#: 5754 TELCONET <text:s/>S.A.</text:p>
          </table:table-cell>
          <table:table-cell table:style-name="ce236"/>
          <table:table-cell office:value-type="float" office:value="0.92" table:style-name="ce237">
            <text:p>-0,92</text:p>
          </table:table-cell>
          <table:table-cell office:value-type="float" office:value="1113525.6399999999" table:style-name="ce251">
            <text:p>1.113.525,6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214</text:p>
          </table:table-cell>
          <table:table-cell office:value-type="date" office:date-value="2020-05-12T00:00:00" table:style-name="ce234">
            <text:p>12-may-20</text:p>
          </table:table-cell>
          <table:table-cell office:value-type="string" table:style-name="ce238">
            <text:p>Fact#: 328121 Rec#: 5755 TELCONET <text:s/>S.A.</text:p>
          </table:table-cell>
          <table:table-cell table:style-name="ce236"/>
          <table:table-cell office:value-type="float" office:value="342.57" table:style-name="ce237">
            <text:p>-342,57</text:p>
          </table:table-cell>
          <table:table-cell office:value-type="float" office:value="1113183.07" table:style-name="ce251">
            <text:p>1.113.183,07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215</text:p>
          </table:table-cell>
          <table:table-cell office:value-type="date" office:date-value="2020-05-12T00:00:00" table:style-name="ce234">
            <text:p>12-may-20</text:p>
          </table:table-cell>
          <table:table-cell office:value-type="string" table:style-name="ce238">
            <text:p>Fact#: 328036 Rec#: 5756 TELCONET <text:s/>S.A.</text:p>
          </table:table-cell>
          <table:table-cell table:style-name="ce236"/>
          <table:table-cell office:value-type="float" office:value="0.49" table:style-name="ce237">
            <text:p>-0,49</text:p>
          </table:table-cell>
          <table:table-cell office:value-type="float" office:value="1113182.58" table:style-name="ce251">
            <text:p>1.113.182,58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216</text:p>
          </table:table-cell>
          <table:table-cell office:value-type="date" office:date-value="2020-05-12T00:00:00" table:style-name="ce234">
            <text:p>12-may-20</text:p>
          </table:table-cell>
          <table:table-cell office:value-type="string" table:style-name="ce238">
            <text:p>Fact#: 327716 Rec#: 5757 TELCONET <text:s/>S.A.</text:p>
          </table:table-cell>
          <table:table-cell table:style-name="ce236"/>
          <table:table-cell office:value-type="float" office:value="268.94" table:style-name="ce237">
            <text:p>-268,94</text:p>
          </table:table-cell>
          <table:table-cell office:value-type="float" office:value="1112913.6399999999" table:style-name="ce251">
            <text:p>1.112.913,6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324</text:p>
          </table:table-cell>
          <table:table-cell office:value-type="date" office:date-value="2020-05-18T00:00:00" table:style-name="ce234">
            <text:p>18-may-20</text:p>
          </table:table-cell>
          <table:table-cell office:value-type="string" table:style-name="ce238">
            <text:p>Fact#: 328123 Rec#: 5774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12117.21" table:style-name="ce251">
            <text:p>1.112.117,2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6465</text:p>
          </table:table-cell>
          <table:table-cell office:value-type="date" office:date-value="2020-05-20T00:00:00" table:style-name="ce234">
            <text:p>20-may-20</text:p>
          </table:table-cell>
          <table:table-cell office:value-type="string" table:style-name="ce238">
            <text:p>Fact#: 328123 Rec#: 9385 TELCONET <text:s/>S.A.</text:p>
          </table:table-cell>
          <table:table-cell table:style-name="ce236"/>
          <table:table-cell office:value-type="float" office:value="7203.57" table:style-name="ce237">
            <text:p>-7.203,57</text:p>
          </table:table-cell>
          <table:table-cell office:value-type="float" office:value="1104913.6399999999" table:style-name="ce251">
            <text:p>1.104.913,6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6464</text:p>
          </table:table-cell>
          <table:table-cell office:value-type="date" office:date-value="2020-05-25T00:00:00" table:style-name="ce234">
            <text:p>25-may-20</text:p>
          </table:table-cell>
          <table:table-cell office:value-type="string" table:style-name="ce238">
            <text:p>Fact#: 322628 Rec#: 9384 TELCONET <text:s/>S.A.</text:p>
          </table:table-cell>
          <table:table-cell table:style-name="ce236"/>
          <table:table-cell office:value-type="float" office:value="7257.14" table:style-name="ce237">
            <text:p>-7.257,14</text:p>
          </table:table-cell>
          <table:table-cell office:value-type="float" office:value="1097656.5" table:style-name="ce251">
            <text:p>1.097.656,5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6420</text:p>
          </table:table-cell>
          <table:table-cell office:value-type="date" office:date-value="2020-05-26T00:00:00" table:style-name="ce234">
            <text:p>26-may-20</text:p>
          </table:table-cell>
          <table:table-cell office:value-type="string" table:style-name="ce238">
            <text:p>Fact#: 328121 Rec#: 9370 TELCONET <text:s/>S.A.</text:p>
          </table:table-cell>
          <table:table-cell table:style-name="ce236"/>
          <table:table-cell office:value-type="float" office:value="3212.9" table:style-name="ce237">
            <text:p>-3.212,90</text:p>
          </table:table-cell>
          <table:table-cell office:value-type="float" office:value="1094443.6000000001" table:style-name="ce251">
            <text:p>1.094.443,60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519</text:p>
          </table:table-cell>
          <table:table-cell office:value-type="date" office:date-value="2020-06-01T00:00:00" table:style-name="ce234">
            <text:p>01-jun-20</text:p>
          </table:table-cell>
          <table:table-cell office:value-type="string" table:style-name="ce238">
            <text:p>Registro.- Contabilización de factura # 330519 del 0991327371001-TELCONET <text:s/>S.A. por <text:s/>consumo telefónico</text:p>
          </table:table-cell>
          <table:table-cell office:value-type="float" office:value="3499.78" table:style-name="ce251">
            <text:p>3.499,78<text:s/></text:p>
          </table:table-cell>
          <table:table-cell table:style-name="ce236"/>
          <table:table-cell office:value-type="float" office:value="1097943.3799999999" table:style-name="ce251">
            <text:p>1.097.943,3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832</text:p>
          </table:table-cell>
          <table:table-cell office:value-type="date" office:date-value="2020-06-01T00:00:00" table:style-name="ce234">
            <text:p>01-jun-20</text:p>
          </table:table-cell>
          <table:table-cell office:value-type="string" table:style-name="ce238">
            <text:p>Registro.- Contabilización de factura # 330832 del 0991327371001-TELCONET <text:s/>S.A. por <text:s/>consumo telefónico</text:p>
          </table:table-cell>
          <table:table-cell office:value-type="float" office:value="10.48" table:style-name="ce251">
            <text:p>10,48<text:s/></text:p>
          </table:table-cell>
          <table:table-cell table:style-name="ce236"/>
          <table:table-cell office:value-type="float" office:value="1097953.8600000001" table:style-name="ce251">
            <text:p>1.097.953,8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842</text:p>
          </table:table-cell>
          <table:table-cell office:value-type="date" office:date-value="2020-06-01T00:00:00" table:style-name="ce234">
            <text:p>01-jun-20</text:p>
          </table:table-cell>
          <table:table-cell office:value-type="string" table:style-name="ce238">
            <text:p>Registro.- Contabilización de factura # 330842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097955.8" table:style-name="ce251">
            <text:p>1.097.955,80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843</text:p>
          </table:table-cell>
          <table:table-cell office:value-type="date" office:date-value="2020-06-01T00:00:00" table:style-name="ce234">
            <text:p>01-jun-20</text:p>
          </table:table-cell>
          <table:table-cell office:value-type="string" table:style-name="ce238">
            <text:p>Registro.- Contabilización de factura # 330843 del 0991327371001-TELCONET <text:s/>S.A. por <text:s/>consumo telefónico</text:p>
          </table:table-cell>
          <table:table-cell office:value-type="float" office:value="3.86" table:style-name="ce251">
            <text:p>3,86<text:s/></text:p>
          </table:table-cell>
          <table:table-cell table:style-name="ce236"/>
          <table:table-cell office:value-type="float" office:value="1097959.6599999999" table:style-name="ce251">
            <text:p>1.097.959,6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932</text:p>
          </table:table-cell>
          <table:table-cell office:value-type="date" office:date-value="2020-06-01T00:00:00" table:style-name="ce234">
            <text:p>01-jun-20</text:p>
          </table:table-cell>
          <table:table-cell office:value-type="string" table:style-name="ce238">
            <text:p>Registro.- Contabilización de factura # 330932 del 0991327371001-TELCONET <text:s/>S.A. Por: Factura <text:s/>Rev. del <text:s/>21/04/2020 AL 20/05/2020</text:p>
          </table:table-cell>
          <table:table-cell office:value-type="float" office:value="4995" table:style-name="ce251">
            <text:p>4.995,00<text:s/></text:p>
          </table:table-cell>
          <table:table-cell table:style-name="ce236"/>
          <table:table-cell office:value-type="float" office:value="1102954.6599999999" table:style-name="ce251">
            <text:p>1.102.954,6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0940</text:p>
          </table:table-cell>
          <table:table-cell office:value-type="date" office:date-value="2020-06-08T00:00:00" table:style-name="ce234">
            <text:p>08-jun-20</text:p>
          </table:table-cell>
          <table:table-cell office:value-type="string" table:style-name="ce238">
            <text:p>Registro.- Contabilización de factura # 330940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10954.6599999999" table:style-name="ce251">
            <text:p>1.110.954,6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1421</text:p>
          </table:table-cell>
          <table:table-cell office:value-type="date" office:date-value="2020-06-09T00:00:00" table:style-name="ce234">
            <text:p>09-jun-20</text:p>
          </table:table-cell>
          <table:table-cell office:value-type="string" table:style-name="ce238">
            <text:p>INGRESO POR PAGO TELCONET , BCO PACIFICO POR DEP EN CTA #DOC 24448430</text:p>
          </table:table-cell>
          <table:table-cell table:style-name="ce236"/>
          <table:table-cell office:value-type="float" office:value="112" table:style-name="ce237">
            <text:p>-112,00</text:p>
          </table:table-cell>
          <table:table-cell office:value-type="float" office:value="1110842.6599999999" table:style-name="ce251">
            <text:p>1.110.842,6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1422</text:p>
          </table:table-cell>
          <table:table-cell office:value-type="date" office:date-value="2020-06-09T00:00:00" table:style-name="ce234">
            <text:p>09-jun-20</text:p>
          </table:table-cell>
          <table:table-cell office:value-type="string" table:style-name="ce238">
            <text:p>INGRESO POR PAGO TELCONET , BCO PACIFICO POR DEP EN CTA #DOC 24448428</text:p>
          </table:table-cell>
          <table:table-cell table:style-name="ce236"/>
          <table:table-cell office:value-type="float" office:value="112" table:style-name="ce237">
            <text:p>-112,00</text:p>
          </table:table-cell>
          <table:table-cell office:value-type="float" office:value="1110730.6599999999" table:style-name="ce251">
            <text:p>1.110.730,6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1767</text:p>
          </table:table-cell>
          <table:table-cell office:value-type="date" office:date-value="2020-06-09T00:00:00" table:style-name="ce234">
            <text:p>09-jun-20</text:p>
          </table:table-cell>
          <table:table-cell office:value-type="string" table:style-name="ce238">
            <text:p>INGRESO POR DEPOSITO TELCONET BCO PACIFICO POR DEP EN CTA #DOC 26457744</text:p>
          </table:table-cell>
          <table:table-cell table:style-name="ce236"/>
          <table:table-cell office:value-type="float" office:value="571.65" table:style-name="ce237">
            <text:p>-571,65</text:p>
          </table:table-cell>
          <table:table-cell office:value-type="float" office:value="1110159.01" table:style-name="ce251">
            <text:p>1.110.159,0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31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Fact#: 330932 Rec#: 5846 TELCONET <text:s/>S.A.</text:p>
          </table:table-cell>
          <table:table-cell table:style-name="ce236"/>
          <table:table-cell office:value-type="float" office:value="481.28" table:style-name="ce237">
            <text:p>-481,28</text:p>
          </table:table-cell>
          <table:table-cell office:value-type="float" office:value="1109677.73" table:style-name="ce251">
            <text:p>1.109.677,73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33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Fact#: 330519 Rec#: 5848 TELCONET <text:s/>S.A.</text:p>
          </table:table-cell>
          <table:table-cell table:style-name="ce236"/>
          <table:table-cell office:value-type="float" office:value="337.21" table:style-name="ce237">
            <text:p>-337,21</text:p>
          </table:table-cell>
          <table:table-cell office:value-type="float" office:value="1109340.52" table:style-name="ce251">
            <text:p>1.109.340,5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34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Fact#: 330832 Rec#: 5849 TELCONET <text:s/>S.A.</text:p>
          </table:table-cell>
          <table:table-cell table:style-name="ce236"/>
          <table:table-cell office:value-type="float" office:value="1" table:style-name="ce237">
            <text:p>-1,00</text:p>
          </table:table-cell>
          <table:table-cell office:value-type="float" office:value="1109339.52" table:style-name="ce251">
            <text:p>1.109.339,5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35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Fact#: 330842 Rec#: 5850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109339.33" table:style-name="ce251">
            <text:p>1.109.339,33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36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Fact#: 330843 Rec#: 5851 TELCONET <text:s/>S.A.</text:p>
          </table:table-cell>
          <table:table-cell table:style-name="ce236"/>
          <table:table-cell office:value-type="float" office:value="0.37" table:style-name="ce237">
            <text:p>-0,37</text:p>
          </table:table-cell>
          <table:table-cell office:value-type="float" office:value="1109338.96" table:style-name="ce251">
            <text:p>1.109.338,9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ND-1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REVERSO POR INGRESO POR PAGO TELCONET POR ERROR, BCO PACIFICO POR DEP EN CTA #DOC 24448428</text:p>
          </table:table-cell>
          <table:table-cell office:value-type="float" office:value="112" table:style-name="ce251">
            <text:p>112,00<text:s/></text:p>
          </table:table-cell>
          <table:table-cell table:style-name="ce236"/>
          <table:table-cell office:value-type="float" office:value="1109450.96" table:style-name="ce251">
            <text:p>1.109.450,9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ND-2</text:p>
          </table:table-cell>
          <table:table-cell office:value-type="date" office:date-value="2020-06-11T00:00:00" table:style-name="ce234">
            <text:p>11-jun-20</text:p>
          </table:table-cell>
          <table:table-cell office:value-type="string" table:style-name="ce238">
            <text:p>REVERSO POR INGRESO POR PAGO TELCONET POR ERROR, BCO PACIFICO POR DEP EN CTA #DOC 24448430</text:p>
          </table:table-cell>
          <table:table-cell office:value-type="float" office:value="112" table:style-name="ce251">
            <text:p>112,00<text:s/></text:p>
          </table:table-cell>
          <table:table-cell table:style-name="ce236"/>
          <table:table-cell office:value-type="float" office:value="1109562.96" table:style-name="ce251">
            <text:p>1.109.562,9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1768</text:p>
          </table:table-cell>
          <table:table-cell office:value-type="date" office:date-value="2020-06-12T00:00:00" table:style-name="ce234">
            <text:p>12-jun-20</text:p>
          </table:table-cell>
          <table:table-cell office:value-type="string" table:style-name="ce238">
            <text:p>INGRESO POR DEPOSITO TELCONET BCO PACIFICO POR DEP EN CTA #DOC 8665</text:p>
          </table:table-cell>
          <table:table-cell table:style-name="ce236"/>
          <table:table-cell office:value-type="float" office:value="571.65" table:style-name="ce237">
            <text:p>-571,65</text:p>
          </table:table-cell>
          <table:table-cell office:value-type="float" office:value="1108991.31" table:style-name="ce251">
            <text:p>1.108.991,3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488</text:p>
          </table:table-cell>
          <table:table-cell office:value-type="date" office:date-value="2020-06-16T00:00:00" table:style-name="ce234">
            <text:p>16-jun-20</text:p>
          </table:table-cell>
          <table:table-cell office:value-type="string" table:style-name="ce238">
            <text:p>Fact#: 330940 Rec#: 5863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08194.8799999999" table:style-name="ce251">
            <text:p>1.108.194,88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7418</text:p>
          </table:table-cell>
          <table:table-cell office:value-type="date" office:date-value="2020-06-18T00:00:00" table:style-name="ce234">
            <text:p>18-jun-20</text:p>
          </table:table-cell>
          <table:table-cell office:value-type="string" table:style-name="ce238">
            <text:p>Fact#: 1924-330932 Rec#: 9479 TELCONET <text:s/>S.A.</text:p>
          </table:table-cell>
          <table:table-cell table:style-name="ce236"/>
          <table:table-cell office:value-type="float" office:value="4513.72" table:style-name="ce237">
            <text:p>-4.513,72</text:p>
          </table:table-cell>
          <table:table-cell office:value-type="float" office:value="1103681.1599999999" table:style-name="ce251">
            <text:p>1.103.681,1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7419</text:p>
          </table:table-cell>
          <table:table-cell office:value-type="date" office:date-value="2020-06-18T00:00:00" table:style-name="ce234">
            <text:p>18-jun-20</text:p>
          </table:table-cell>
          <table:table-cell office:value-type="string" table:style-name="ce238">
            <text:p>Fact#: 330519-330832-330842-330843 Rec#: 9480 TELCONET <text:s/>S.A.</text:p>
          </table:table-cell>
          <table:table-cell table:style-name="ce236"/>
          <table:table-cell office:value-type="float" office:value="3177.29" table:style-name="ce237">
            <text:p>-3.177,29</text:p>
          </table:table-cell>
          <table:table-cell office:value-type="float" office:value="1100503.8700000001" table:style-name="ce251">
            <text:p>1.100.503,8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7739</text:p>
          </table:table-cell>
          <table:table-cell office:value-type="date" office:date-value="2020-06-29T00:00:00" table:style-name="ce234">
            <text:p>29-jun-20</text:p>
          </table:table-cell>
          <table:table-cell office:value-type="string" table:style-name="ce238">
            <text:p>Fact#: 1734-327716-328025-328035-328036-330940 Rec#: 9515 TELCONET <text:s/>S.A.</text:p>
          </table:table-cell>
          <table:table-cell table:style-name="ce236"/>
          <table:table-cell office:value-type="float" office:value="9740.8700000000008" table:style-name="ce237">
            <text:p>-9.740,87</text:p>
          </table:table-cell>
          <table:table-cell office:value-type="float" office:value="1090763" table:style-name="ce251">
            <text:p>1.090.763,00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413</text:p>
          </table:table-cell>
          <table:table-cell office:value-type="date" office:date-value="2020-07-01T00:00:00" table:style-name="ce234">
            <text:p>01-jul-20</text:p>
          </table:table-cell>
          <table:table-cell office:value-type="string" table:style-name="ce238">
            <text:p>Registro.- Contabilización de factura # 333413 del 0991327371001-TELCONET <text:s/>S.A. por <text:s/>consumo telefónico</text:p>
          </table:table-cell>
          <table:table-cell office:value-type="float" office:value="5434.77" table:style-name="ce251">
            <text:p>5.434,77<text:s/></text:p>
          </table:table-cell>
          <table:table-cell table:style-name="ce236"/>
          <table:table-cell office:value-type="float" office:value="1096197.77" table:style-name="ce251">
            <text:p>1.096.197,7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725</text:p>
          </table:table-cell>
          <table:table-cell office:value-type="date" office:date-value="2020-07-01T00:00:00" table:style-name="ce234">
            <text:p>01-jul-20</text:p>
          </table:table-cell>
          <table:table-cell office:value-type="string" table:style-name="ce238">
            <text:p>Registro.- Contabilización de factura # 333725 del 0991327371001-TELCONET <text:s/>S.A. por <text:s/>consumo telefónico</text:p>
          </table:table-cell>
          <table:table-cell office:value-type="float" office:value="5.23" table:style-name="ce251">
            <text:p>5,23<text:s/></text:p>
          </table:table-cell>
          <table:table-cell table:style-name="ce236"/>
          <table:table-cell office:value-type="float" office:value="1096203" table:style-name="ce251">
            <text:p>1.096.203,00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735</text:p>
          </table:table-cell>
          <table:table-cell office:value-type="date" office:date-value="2020-07-01T00:00:00" table:style-name="ce234">
            <text:p>01-jul-20</text:p>
          </table:table-cell>
          <table:table-cell office:value-type="string" table:style-name="ce238">
            <text:p>Registro.- Contabilización de factura # 333735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096204.94" table:style-name="ce251">
            <text:p>1.096.204,9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736</text:p>
          </table:table-cell>
          <table:table-cell office:value-type="date" office:date-value="2020-07-01T00:00:00" table:style-name="ce234">
            <text:p>01-jul-20</text:p>
          </table:table-cell>
          <table:table-cell office:value-type="string" table:style-name="ce238">
            <text:p>Registro.- Contabilización de factura # 333736 del 0991327371001-TELCONET <text:s/>S.A. por <text:s/>consumo telefónico</text:p>
          </table:table-cell>
          <table:table-cell office:value-type="float" office:value="3.92" table:style-name="ce251">
            <text:p>3,92<text:s/></text:p>
          </table:table-cell>
          <table:table-cell table:style-name="ce236"/>
          <table:table-cell office:value-type="float" office:value="1096208.8600000001" table:style-name="ce251">
            <text:p>1.096.208,86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841</text:p>
          </table:table-cell>
          <table:table-cell office:value-type="date" office:date-value="2020-07-01T00:00:00" table:style-name="ce234">
            <text:p>01-jul-20</text:p>
          </table:table-cell>
          <table:table-cell office:value-type="string" table:style-name="ce238">
            <text:p>Registro.- Contabilización de factura # 333841 del 0991327371001-TELCONET <text:s/>S.A. Por: Factura <text:s/>Rev. del <text:s/>21/05/2020 AL 20/06/2020</text:p>
          </table:table-cell>
          <table:table-cell office:value-type="float" office:value="8448.43" table:style-name="ce251">
            <text:p>8.448,43<text:s/></text:p>
          </table:table-cell>
          <table:table-cell table:style-name="ce236"/>
          <table:table-cell office:value-type="float" office:value="1104657.29" table:style-name="ce251">
            <text:p>1.104.657,2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3844</text:p>
          </table:table-cell>
          <table:table-cell office:value-type="date" office:date-value="2020-07-06T00:00:00" table:style-name="ce234">
            <text:p>06-jul-20</text:p>
          </table:table-cell>
          <table:table-cell office:value-type="string" table:style-name="ce238">
            <text:p>Registro.- Contabilización de factura # 333844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12657.29" table:style-name="ce251">
            <text:p>1.112.657,2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23</text:p>
          </table:table-cell>
          <table:table-cell office:value-type="date" office:date-value="2020-07-13T00:00:00" table:style-name="ce234">
            <text:p>13-jul-20</text:p>
          </table:table-cell>
          <table:table-cell office:value-type="string" table:style-name="ce238">
            <text:p>Fact#: 333844 Rec#: 5973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11860.8600000001" table:style-name="ce251">
            <text:p>1.111.860,8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26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Fact#: 333725 Rec#: 5976 TELCONET <text:s/>S.A.</text:p>
          </table:table-cell>
          <table:table-cell table:style-name="ce236"/>
          <table:table-cell office:value-type="float" office:value="0.5" table:style-name="ce237">
            <text:p>-0,50</text:p>
          </table:table-cell>
          <table:table-cell office:value-type="float" office:value="1111860.3600000001" table:style-name="ce251">
            <text:p>1.111.860,3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27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Fact#: 333413 Rec#: 5977 TELCONET <text:s/>S.A.</text:p>
          </table:table-cell>
          <table:table-cell table:style-name="ce236"/>
          <table:table-cell office:value-type="float" office:value="523.65" table:style-name="ce237">
            <text:p>-523,65</text:p>
          </table:table-cell>
          <table:table-cell office:value-type="float" office:value="1111336.71" table:style-name="ce251">
            <text:p>1.111.336,7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28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Fact#: 333735 Rec#: 5978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111336.52" table:style-name="ce251">
            <text:p>1.111.336,52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29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Fact#: 333736 Rec#: 5979 TELCONET <text:s/>S.A.</text:p>
          </table:table-cell>
          <table:table-cell table:style-name="ce236"/>
          <table:table-cell office:value-type="float" office:value="0.37" table:style-name="ce237">
            <text:p>-0,37</text:p>
          </table:table-cell>
          <table:table-cell office:value-type="float" office:value="1111336.1499999999" table:style-name="ce251">
            <text:p>1.111.336,1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1730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Fact#: 333841 Rec#: 5980 TELCONET <text:s/>S.A.</text:p>
          </table:table-cell>
          <table:table-cell table:style-name="ce236"/>
          <table:table-cell office:value-type="float" office:value="814.01" table:style-name="ce237">
            <text:p>-814,01</text:p>
          </table:table-cell>
          <table:table-cell office:value-type="float" office:value="1110522.1399999999" table:style-name="ce251">
            <text:p>1.110.522,1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1769</text:p>
          </table:table-cell>
          <table:table-cell office:value-type="date" office:date-value="2020-07-14T00:00:00" table:style-name="ce234">
            <text:p>14-jul-20</text:p>
          </table:table-cell>
          <table:table-cell office:value-type="string" table:style-name="ce238">
            <text:p>INGRESO POR DEPOSITO TELCONET BCO PACIFICO POR DEP EN CTA #DOC 225758662</text:p>
          </table:table-cell>
          <table:table-cell table:style-name="ce236"/>
          <table:table-cell office:value-type="float" office:value="571.65" table:style-name="ce237">
            <text:p>-571,65</text:p>
          </table:table-cell>
          <table:table-cell office:value-type="float" office:value="1109950.49" table:style-name="ce251">
            <text:p>1.109.950,4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ND-2</text:p>
          </table:table-cell>
          <table:table-cell office:value-type="date" office:date-value="2020-07-17T00:00:00" table:style-name="ce234">
            <text:p>17-jul-20</text:p>
          </table:table-cell>
          <table:table-cell office:value-type="string" table:style-name="ce238">
            <text:p>REVERSO POR ERROR EN DEPOSITO, INGRESO POR PAGO TELCONET BCO PACIFICO POR DEP EN CTA #DOC 8665</text:p>
          </table:table-cell>
          <table:table-cell office:value-type="float" office:value="571.65" table:style-name="ce251">
            <text:p>571,65<text:s/></text:p>
          </table:table-cell>
          <table:table-cell table:style-name="ce236"/>
          <table:table-cell office:value-type="float" office:value="1110522.1399999999" table:style-name="ce251">
            <text:p>1.110.522,1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ND-3</text:p>
          </table:table-cell>
          <table:table-cell office:value-type="date" office:date-value="2020-07-17T00:00:00" table:style-name="ce234">
            <text:p>17-jul-20</text:p>
          </table:table-cell>
          <table:table-cell office:value-type="string" table:style-name="ce238">
            <text:p>REVERSO POR ERROR EN DEPOSITO, INGRESO POR PAGO TELCONET BCO PACIFICO POR DEP EN CTA #DOC 26457744</text:p>
          </table:table-cell>
          <table:table-cell office:value-type="float" office:value="571.65" table:style-name="ce251">
            <text:p>571,65<text:s/></text:p>
          </table:table-cell>
          <table:table-cell table:style-name="ce236"/>
          <table:table-cell office:value-type="float" office:value="1111093.79" table:style-name="ce251">
            <text:p>1.111.093,7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8705</text:p>
          </table:table-cell>
          <table:table-cell office:value-type="date" office:date-value="2020-07-20T00:00:00" table:style-name="ce234">
            <text:p>20-jul-20</text:p>
          </table:table-cell>
          <table:table-cell office:value-type="string" table:style-name="ce238">
            <text:p>Fact#: 2130-333413-333725-333735-333736-333841 Rec#: 9621 TELCONET <text:s/>S.A.</text:p>
          </table:table-cell>
          <table:table-cell table:style-name="ce236"/>
          <table:table-cell office:value-type="float" office:value="12555.57" table:style-name="ce237">
            <text:p>-12.555,57</text:p>
          </table:table-cell>
          <table:table-cell office:value-type="float" office:value="1098538.22" table:style-name="ce251">
            <text:p>1.098.538,2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2224</text:p>
          </table:table-cell>
          <table:table-cell office:value-type="date" office:date-value="2020-07-30T00:00:00" table:style-name="ce234">
            <text:p>30-jul-20</text:p>
          </table:table-cell>
          <table:table-cell office:value-type="string" table:style-name="ce238">
            <text:p>Ingreso por pago Telconet en banco pacifico por dep en cta #doc 25067681</text:p>
          </table:table-cell>
          <table:table-cell table:style-name="ce236"/>
          <table:table-cell office:value-type="float" office:value="571.65" table:style-name="ce237">
            <text:p>-571,65</text:p>
          </table:table-cell>
          <table:table-cell office:value-type="float" office:value="1097966.57" table:style-name="ce251">
            <text:p>1.097.966,5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362</text:p>
          </table:table-cell>
          <table:table-cell office:value-type="date" office:date-value="2020-08-01T00:00:00" table:style-name="ce234">
            <text:p>01-ago-20</text:p>
          </table:table-cell>
          <table:table-cell office:value-type="string" table:style-name="ce238">
            <text:p>Registro.- Contabilización de factura # 336362 del 0991327371001-TELCONET <text:s/>S.A. por <text:s/>consumo telefónico</text:p>
          </table:table-cell>
          <table:table-cell office:value-type="float" office:value="3686.54" table:style-name="ce251">
            <text:p>3.686,54<text:s/></text:p>
          </table:table-cell>
          <table:table-cell table:style-name="ce236"/>
          <table:table-cell office:value-type="float" office:value="1101653.1100000001" table:style-name="ce251">
            <text:p>1.101.653,1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670</text:p>
          </table:table-cell>
          <table:table-cell office:value-type="date" office:date-value="2020-08-01T00:00:00" table:style-name="ce234">
            <text:p>01-ago-20</text:p>
          </table:table-cell>
          <table:table-cell office:value-type="string" table:style-name="ce238">
            <text:p>Registro.- Contabilización de factura # 336670 del 0991327371001-TELCONET <text:s/>S.A. por <text:s/>consumo telefónico</text:p>
          </table:table-cell>
          <table:table-cell office:value-type="float" office:value="4.4400000000000004" table:style-name="ce251">
            <text:p>4,44<text:s/></text:p>
          </table:table-cell>
          <table:table-cell table:style-name="ce236"/>
          <table:table-cell office:value-type="float" office:value="1101657.55" table:style-name="ce251">
            <text:p>1.101.657,55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679</text:p>
          </table:table-cell>
          <table:table-cell office:value-type="date" office:date-value="2020-08-01T00:00:00" table:style-name="ce234">
            <text:p>01-ago-20</text:p>
          </table:table-cell>
          <table:table-cell office:value-type="string" table:style-name="ce238">
            <text:p>Registro.- Contabilización de factura # 336679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101659.49" table:style-name="ce251">
            <text:p>1.101.659,4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680</text:p>
          </table:table-cell>
          <table:table-cell office:value-type="date" office:date-value="2020-08-01T00:00:00" table:style-name="ce234">
            <text:p>01-ago-20</text:p>
          </table:table-cell>
          <table:table-cell office:value-type="string" table:style-name="ce238">
            <text:p>Registro.- Contabilización de factura # 336680 del 0991327371001-TELCONET <text:s/>S.A. por <text:s/>consumo telefónico</text:p>
          </table:table-cell>
          <table:table-cell office:value-type="float" office:value="3.86" table:style-name="ce251">
            <text:p>3,86<text:s/></text:p>
          </table:table-cell>
          <table:table-cell table:style-name="ce236"/>
          <table:table-cell office:value-type="float" office:value="1101663.3500000001" table:style-name="ce251">
            <text:p>1.101.663,35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799</text:p>
          </table:table-cell>
          <table:table-cell office:value-type="date" office:date-value="2020-08-04T00:00:00" table:style-name="ce234">
            <text:p>04-ago-20</text:p>
          </table:table-cell>
          <table:table-cell office:value-type="string" table:style-name="ce238">
            <text:p>Registro.- Contabilización de factura # 336799 del 0991327371001-TELCONET <text:s/>S.A. Por: Factura <text:s/>Rev. del <text:s/>21/06/2020 AL 20/07/2020</text:p>
          </table:table-cell>
          <table:table-cell office:value-type="float" office:value="9164.58" table:style-name="ce251">
            <text:p>9.164,58<text:s/></text:p>
          </table:table-cell>
          <table:table-cell table:style-name="ce236"/>
          <table:table-cell office:value-type="float" office:value="1110827.93" table:style-name="ce251">
            <text:p>1.110.827,93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6800</text:p>
          </table:table-cell>
          <table:table-cell office:value-type="date" office:date-value="2020-08-04T00:00:00" table:style-name="ce234">
            <text:p>04-ago-20</text:p>
          </table:table-cell>
          <table:table-cell office:value-type="string" table:style-name="ce238">
            <text:p>Registro.- Contabilización de factura # 336800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18827.93" table:style-name="ce251">
            <text:p>1.118.827,93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2225</text:p>
          </table:table-cell>
          <table:table-cell office:value-type="date" office:date-value="2020-08-07T00:00:00" table:style-name="ce234">
            <text:p>07-ago-20</text:p>
          </table:table-cell>
          <table:table-cell office:value-type="string" table:style-name="ce238">
            <text:p>Ingreso por pago Telconet en banco pacifico por dep en cta #doc 26865271</text:p>
          </table:table-cell>
          <table:table-cell table:style-name="ce236"/>
          <table:table-cell office:value-type="float" office:value="571.65" table:style-name="ce237">
            <text:p>-571,65</text:p>
          </table:table-cell>
          <table:table-cell office:value-type="float" office:value="1118256.28" table:style-name="ce251">
            <text:p>1.118.256,28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129</text:p>
          </table:table-cell>
          <table:table-cell office:value-type="date" office:date-value="2020-08-14T00:00:00" table:style-name="ce234">
            <text:p>14-ago-20</text:p>
          </table:table-cell>
          <table:table-cell office:value-type="string" table:style-name="ce238">
            <text:p>Fact#: 336800 Rec#: 6086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17459.8500000001" table:style-name="ce251">
            <text:p>1.117.459,8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9834</text:p>
          </table:table-cell>
          <table:table-cell office:value-type="date" office:date-value="2020-08-17T00:00:00" table:style-name="ce234">
            <text:p>17-ago-20</text:p>
          </table:table-cell>
          <table:table-cell office:value-type="string" table:style-name="ce238">
            <text:p>Fact#: 333844 Rec#: 9716 TELCONET <text:s/>S.A.</text:p>
          </table:table-cell>
          <table:table-cell table:style-name="ce236"/>
          <table:table-cell office:value-type="float" office:value="7203.57" table:style-name="ce237">
            <text:p>-7.203,57</text:p>
          </table:table-cell>
          <table:table-cell office:value-type="float" office:value="1110256.28" table:style-name="ce251">
            <text:p>1.110.256,28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158</text:p>
          </table:table-cell>
          <table:table-cell office:value-type="date" office:date-value="2020-08-20T00:00:00" table:style-name="ce234">
            <text:p>20-ago-20</text:p>
          </table:table-cell>
          <table:table-cell office:value-type="string" table:style-name="ce238">
            <text:p>Fact#: 336670 Rec#: 6104 TELCONET <text:s/>S.A.</text:p>
          </table:table-cell>
          <table:table-cell table:style-name="ce236"/>
          <table:table-cell office:value-type="float" office:value="0.43" table:style-name="ce237">
            <text:p>-0,43</text:p>
          </table:table-cell>
          <table:table-cell office:value-type="float" office:value="1110255.8500000001" table:style-name="ce251">
            <text:p>1.110.255,8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280</text:p>
          </table:table-cell>
          <table:table-cell office:value-type="date" office:date-value="2020-08-20T00:00:00" table:style-name="ce234">
            <text:p>20-ago-20</text:p>
          </table:table-cell>
          <table:table-cell office:value-type="string" table:style-name="ce238">
            <text:p>Fact#: 336679 Rec#: 6193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110255.6599999999" table:style-name="ce251">
            <text:p>1.110.255,6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282</text:p>
          </table:table-cell>
          <table:table-cell office:value-type="date" office:date-value="2020-08-20T00:00:00" table:style-name="ce234">
            <text:p>20-ago-20</text:p>
          </table:table-cell>
          <table:table-cell office:value-type="string" table:style-name="ce238">
            <text:p>Fact#: 336680 Rec#: 6195 TELCONET <text:s/>S.A.</text:p>
          </table:table-cell>
          <table:table-cell table:style-name="ce236"/>
          <table:table-cell office:value-type="float" office:value="0.37" table:style-name="ce237">
            <text:p>-0,37</text:p>
          </table:table-cell>
          <table:table-cell office:value-type="float" office:value="1110255.29" table:style-name="ce251">
            <text:p>1.110.255,2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283</text:p>
          </table:table-cell>
          <table:table-cell office:value-type="date" office:date-value="2020-08-20T00:00:00" table:style-name="ce234">
            <text:p>20-ago-20</text:p>
          </table:table-cell>
          <table:table-cell office:value-type="string" table:style-name="ce238">
            <text:p>Fact#: 336362 Rec#: 6196 TELCONET <text:s/>S.A.</text:p>
          </table:table-cell>
          <table:table-cell table:style-name="ce236"/>
          <table:table-cell office:value-type="float" office:value="355.2" table:style-name="ce237">
            <text:p>-355,20</text:p>
          </table:table-cell>
          <table:table-cell office:value-type="float" office:value="1109900.0900000001" table:style-name="ce251">
            <text:p>1.109.900,0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10238</text:p>
          </table:table-cell>
          <table:table-cell office:value-type="date" office:date-value="2020-08-25T00:00:00" table:style-name="ce234">
            <text:p>25-ago-20</text:p>
          </table:table-cell>
          <table:table-cell office:value-type="string" table:style-name="ce238">
            <text:p>Fact#: 336800 Rec#: 9765 TELCONET <text:s/>S.A.</text:p>
          </table:table-cell>
          <table:table-cell table:style-name="ce236"/>
          <table:table-cell office:value-type="float" office:value="7203.57" table:style-name="ce237">
            <text:p>-7.203,57</text:p>
          </table:table-cell>
          <table:table-cell office:value-type="float" office:value="1102696.52" table:style-name="ce251">
            <text:p>1.102.696,52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11156</text:p>
          </table:table-cell>
          <table:table-cell office:value-type="date" office:date-value="2020-08-25T00:00:00" table:style-name="ce234">
            <text:p>25-ago-20</text:p>
          </table:table-cell>
          <table:table-cell office:value-type="string" table:style-name="ce238">
            <text:p>Fact#: 2346-336362-336670-336679-336680 Rec#: 9852 TELCONET <text:s/>S.A.</text:p>
          </table:table-cell>
          <table:table-cell table:style-name="ce236"/>
          <table:table-cell office:value-type="float" office:value="3340.59" table:style-name="ce237">
            <text:p>-3.340,59</text:p>
          </table:table-cell>
          <table:table-cell office:value-type="float" office:value="1099355.93" table:style-name="ce251">
            <text:p>1.099.355,93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364</text:p>
          </table:table-cell>
          <table:table-cell office:value-type="date" office:date-value="2020-09-01T00:00:00" table:style-name="ce234">
            <text:p>01-sep-20</text:p>
          </table:table-cell>
          <table:table-cell office:value-type="string" table:style-name="ce238">
            <text:p>Registro.- Contabilización de factura # 339364 del 0991327371001-TELCONET <text:s/>S.A. por <text:s/>consumo telefónico</text:p>
          </table:table-cell>
          <table:table-cell office:value-type="float" office:value="2961.06" table:style-name="ce251">
            <text:p>2.961,06<text:s/></text:p>
          </table:table-cell>
          <table:table-cell table:style-name="ce236"/>
          <table:table-cell office:value-type="float" office:value="1102316.99" table:style-name="ce251">
            <text:p>1.102.316,9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663</text:p>
          </table:table-cell>
          <table:table-cell office:value-type="date" office:date-value="2020-09-01T00:00:00" table:style-name="ce234">
            <text:p>01-sep-20</text:p>
          </table:table-cell>
          <table:table-cell office:value-type="string" table:style-name="ce238">
            <text:p>Registro.- Contabilización de factura # 339663 del 0991327371001-TELCONET <text:s/>S.A. por <text:s/>consumo telefónico</text:p>
          </table:table-cell>
          <table:table-cell office:value-type="float" office:value="2.95" table:style-name="ce251">
            <text:p>2,95<text:s/></text:p>
          </table:table-cell>
          <table:table-cell table:style-name="ce236"/>
          <table:table-cell office:value-type="float" office:value="1102319.94" table:style-name="ce251">
            <text:p>1.102.319,9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672</text:p>
          </table:table-cell>
          <table:table-cell office:value-type="date" office:date-value="2020-09-01T00:00:00" table:style-name="ce234">
            <text:p>01-sep-20</text:p>
          </table:table-cell>
          <table:table-cell office:value-type="string" table:style-name="ce238">
            <text:p>Registro.- Contabilización de factura # 339672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102321.8799999999" table:style-name="ce251">
            <text:p>1.102.321,8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673</text:p>
          </table:table-cell>
          <table:table-cell office:value-type="date" office:date-value="2020-09-01T00:00:00" table:style-name="ce234">
            <text:p>01-sep-20</text:p>
          </table:table-cell>
          <table:table-cell office:value-type="string" table:style-name="ce238">
            <text:p>Registro.- Contabilización de factura # 339673 del 0991327371001-TELCONET <text:s/>S.A. por <text:s/>consumo telefónico</text:p>
          </table:table-cell>
          <table:table-cell office:value-type="float" office:value="8.9" table:style-name="ce251">
            <text:p>8,90<text:s/></text:p>
          </table:table-cell>
          <table:table-cell table:style-name="ce236"/>
          <table:table-cell office:value-type="float" office:value="1102330.78" table:style-name="ce251">
            <text:p>1.102.330,7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808</text:p>
          </table:table-cell>
          <table:table-cell office:value-type="date" office:date-value="2020-09-02T00:00:00" table:style-name="ce234">
            <text:p>02-sep-20</text:p>
          </table:table-cell>
          <table:table-cell office:value-type="string" table:style-name="ce238">
            <text:p>Registro.- Contabilización de factura # 339808 del 0991327371001-TELCONET <text:s/>S.A. Por: Factura <text:s/>Rev. del <text:s/>21/07/2020 AL 20/08/2020</text:p>
          </table:table-cell>
          <table:table-cell office:value-type="float" office:value="10276.41" table:style-name="ce251">
            <text:p>10.276,41<text:s/></text:p>
          </table:table-cell>
          <table:table-cell table:style-name="ce236"/>
          <table:table-cell office:value-type="float" office:value="1112607.19" table:style-name="ce251">
            <text:p>1.112.607,1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813</text:p>
          </table:table-cell>
          <table:table-cell office:value-type="date" office:date-value="2020-09-07T00:00:00" table:style-name="ce234">
            <text:p>07-sep-20</text:p>
          </table:table-cell>
          <table:table-cell office:value-type="string" table:style-name="ce238">
            <text:p>Registro.- Contabilización de factura # 339813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20607.19" table:style-name="ce251">
            <text:p>1.120.607,1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536</text:p>
          </table:table-cell>
          <table:table-cell office:value-type="date" office:date-value="2020-09-09T00:00:00" table:style-name="ce234">
            <text:p>09-sep-20</text:p>
          </table:table-cell>
          <table:table-cell office:value-type="string" table:style-name="ce238">
            <text:p>Fact#: 339364 Rec#: 6300 TELCONET <text:s/>S.A.</text:p>
          </table:table-cell>
          <table:table-cell table:style-name="ce236"/>
          <table:table-cell office:value-type="float" office:value="285.3" table:style-name="ce237">
            <text:p>-285,30</text:p>
          </table:table-cell>
          <table:table-cell office:value-type="float" office:value="1120321.8899999999" table:style-name="ce251">
            <text:p>1.120.321,8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NDL-10</text:p>
          </table:table-cell>
          <table:table-cell office:value-type="date" office:date-value="2020-09-09T00:00:00" table:style-name="ce234">
            <text:p>09-sep-20</text:p>
          </table:table-cell>
          <table:table-cell office:value-type="string" table:style-name="ce238">
            <text:p>Ingreso por valores devueltos por pagos Telconet, bco pacifico</text:p>
          </table:table-cell>
          <table:table-cell office:value-type="float" office:value="1714.95" table:style-name="ce251">
            <text:p>1.714,95<text:s/></text:p>
          </table:table-cell>
          <table:table-cell table:style-name="ce236"/>
          <table:table-cell office:value-type="float" office:value="1122036.8400000001" table:style-name="ce251">
            <text:p>1.122.036,8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238</text:p>
          </table:table-cell>
          <table:table-cell office:value-type="date" office:date-value="2020-09-14T00:00:00" table:style-name="ce234">
            <text:p>14-sep-20</text:p>
          </table:table-cell>
          <table:table-cell office:value-type="string" table:style-name="ce238">
            <text:p>Fact#: 339813 Rec#: 6181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21240.4099999999" table:style-name="ce251">
            <text:p>1.121.240,4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11016</text:p>
          </table:table-cell>
          <table:table-cell office:value-type="date" office:date-value="2020-09-16T00:00:00" table:style-name="ce234">
            <text:p>16-sep-20</text:p>
          </table:table-cell>
          <table:table-cell office:value-type="string" table:style-name="ce238">
            <text:p>Fact#: 339813 Rec#: 9838 TELCONET <text:s/>S.A.</text:p>
          </table:table-cell>
          <table:table-cell table:style-name="ce236"/>
          <table:table-cell office:value-type="float" office:value="7203.57" table:style-name="ce237">
            <text:p>-7.203,57</text:p>
          </table:table-cell>
          <table:table-cell office:value-type="float" office:value="1114036.8400000001" table:style-name="ce251">
            <text:p>1.114.036,8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12363</text:p>
          </table:table-cell>
          <table:table-cell office:value-type="date" office:date-value="2020-09-21T00:00:00" table:style-name="ce234">
            <text:p>21-sep-20</text:p>
          </table:table-cell>
          <table:table-cell office:value-type="string" table:style-name="ce238">
            <text:p>Fact#: 2570-339364-339673-339808 Rec#: 9978 TELCONET <text:s/>S.A.</text:p>
          </table:table-cell>
          <table:table-cell table:style-name="ce236"/>
          <table:table-cell office:value-type="float" office:value="16370.34" table:style-name="ce237">
            <text:p>-16.370,34</text:p>
          </table:table-cell>
          <table:table-cell office:value-type="float" office:value="1097666.5" table:style-name="ce251">
            <text:p>1.097.666,5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329</text:p>
          </table:table-cell>
          <table:table-cell office:value-type="date" office:date-value="2020-09-22T00:00:00" table:style-name="ce234">
            <text:p>22-sep-20</text:p>
          </table:table-cell>
          <table:table-cell office:value-type="string" table:style-name="ce238">
            <text:p>Fact#: 339663 Rec#: 6208 TELCONET <text:s/>S.A.</text:p>
          </table:table-cell>
          <table:table-cell table:style-name="ce236"/>
          <table:table-cell office:value-type="float" office:value="0.28999999999999998" table:style-name="ce237">
            <text:p>-0,29</text:p>
          </table:table-cell>
          <table:table-cell office:value-type="float" office:value="1097666.21" table:style-name="ce251">
            <text:p>1.097.666,2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39826</text:p>
          </table:table-cell>
          <table:table-cell office:value-type="date" office:date-value="2020-09-22T00:00:00" table:style-name="ce234">
            <text:p>22-sep-20</text:p>
          </table:table-cell>
          <table:table-cell office:value-type="string" table:style-name="ce238">
            <text:p>Registro.- Contabilización de factura # 339826 del 0991327371001-TELCONET <text:s/>S.A. Por: Factura <text:s/>Rev. del <text:s/>21/06/2020 AL 20/07/2020</text:p>
          </table:table-cell>
          <table:table-cell office:value-type="float" office:value="9164.58" table:style-name="ce251">
            <text:p>9.164,58<text:s/></text:p>
          </table:table-cell>
          <table:table-cell table:style-name="ce236"/>
          <table:table-cell office:value-type="float" office:value="1106830.79" table:style-name="ce251">
            <text:p>1.106.830,7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NC-9</text:p>
          </table:table-cell>
          <table:table-cell office:value-type="date" office:date-value="2020-09-22T00:00:00" table:style-name="ce234">
            <text:p>22-sep-20</text:p>
          </table:table-cell>
          <table:table-cell office:value-type="string" table:style-name="ce238">
            <text:p>NC 2936 APLICA A LA FACTURA 336799 FACTURA NO LLEGÓ AL CLIENTE SE VOLVIÓ A EMITIR CON FECHA ACTUAL</text:p>
          </table:table-cell>
          <table:table-cell table:style-name="ce236"/>
          <table:table-cell office:value-type="float" office:value="9164.58" table:style-name="ce237">
            <text:p>-9.164,58</text:p>
          </table:table-cell>
          <table:table-cell office:value-type="float" office:value="1097666.21" table:style-name="ce251">
            <text:p>1.097.666,2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IC-12364</text:p>
          </table:table-cell>
          <table:table-cell office:value-type="date" office:date-value="2020-09-28T00:00:00" table:style-name="ce234">
            <text:p>28-sep-20</text:p>
          </table:table-cell>
          <table:table-cell office:value-type="string" table:style-name="ce238">
            <text:p>Fact#: 339663-339672-339826 Rec#: 9979 TELCONET <text:s/>S.A.</text:p>
          </table:table-cell>
          <table:table-cell table:style-name="ce236"/>
          <table:table-cell office:value-type="float" office:value="8256.6200000000008" table:style-name="ce237">
            <text:p>-8.256,62</text:p>
          </table:table-cell>
          <table:table-cell office:value-type="float" office:value="1089409.5900000001" table:style-name="ce251">
            <text:p>1.089.409,59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537</text:p>
          </table:table-cell>
          <table:table-cell office:value-type="date" office:date-value="2020-09-29T00:00:00" table:style-name="ce234">
            <text:p>29-sep-20</text:p>
          </table:table-cell>
          <table:table-cell office:value-type="string" table:style-name="ce238">
            <text:p>Fact#: 2570-339672-339673-339808 Rec#: 6301 TELCONET <text:s/>S.A.</text:p>
          </table:table-cell>
          <table:table-cell table:style-name="ce236"/>
          <table:table-cell office:value-type="float" office:value="991.19" table:style-name="ce237">
            <text:p>-991,19</text:p>
          </table:table-cell>
          <table:table-cell office:value-type="float" office:value="1088418.3999999999" table:style-name="ce251">
            <text:p>1.088.418,4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538</text:p>
          </table:table-cell>
          <table:table-cell office:value-type="date" office:date-value="2020-09-30T00:00:00" table:style-name="ce234">
            <text:p>30-sep-20</text:p>
          </table:table-cell>
          <table:table-cell office:value-type="string" table:style-name="ce238">
            <text:p>Fact#: 339826 Rec#: 6302 TELCONET <text:s/>S.A.</text:p>
          </table:table-cell>
          <table:table-cell table:style-name="ce236"/>
          <table:table-cell office:value-type="float" office:value="883.01" table:style-name="ce237">
            <text:p>-883,01</text:p>
          </table:table-cell>
          <table:table-cell office:value-type="float" office:value="1087535.3899999999" table:style-name="ce251">
            <text:p>1.087.535,39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2838</text:p>
          </table:table-cell>
          <table:table-cell office:value-type="date" office:date-value="2020-10-11T00:00:00" table:style-name="ce234">
            <text:p>11-oct-20</text:p>
          </table:table-cell>
          <table:table-cell office:value-type="string" table:style-name="ce238">
            <text:p>Registro.- Contabilización de factura # 342838 del 0991327371001-TELCONET <text:s/>S.A. por: Factura <text:s/>Rev. del <text:s/>21/08/2020 AL 20/09/2020</text:p>
          </table:table-cell>
          <table:table-cell office:value-type="float" office:value="10524.05" table:style-name="ce251">
            <text:p>10.524,05<text:s/></text:p>
          </table:table-cell>
          <table:table-cell table:style-name="ce236"/>
          <table:table-cell office:value-type="float" office:value="1098059.44" table:style-name="ce251">
            <text:p>1.098.059,4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2911</text:p>
          </table:table-cell>
          <table:table-cell office:value-type="date" office:date-value="2020-10-11T00:00:00" table:style-name="ce234">
            <text:p>11-oct-20</text:p>
          </table:table-cell>
          <table:table-cell office:value-type="string" table:style-name="ce238">
            <text:p>Registro.- Contabilización de factura # 342911 del 0991327371001-TELCONET <text:s/>S.A. por <text:s/>consumo telefónico</text:p>
          </table:table-cell>
          <table:table-cell office:value-type="float" office:value="2696.31" table:style-name="ce251">
            <text:p>2.696,31<text:s/></text:p>
          </table:table-cell>
          <table:table-cell table:style-name="ce236"/>
          <table:table-cell office:value-type="float" office:value="1100755.75" table:style-name="ce251">
            <text:p>1.100.755,75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3208</text:p>
          </table:table-cell>
          <table:table-cell office:value-type="date" office:date-value="2020-10-11T00:00:00" table:style-name="ce234">
            <text:p>11-oct-20</text:p>
          </table:table-cell>
          <table:table-cell office:value-type="string" table:style-name="ce238">
            <text:p>Registro.- Contabilización de factura # 343208 del 0991327371001-TELCONET <text:s/>S.A. por <text:s/>consumo telefónico</text:p>
          </table:table-cell>
          <table:table-cell office:value-type="float" office:value="5.82" table:style-name="ce251">
            <text:p>5,82<text:s/></text:p>
          </table:table-cell>
          <table:table-cell table:style-name="ce236"/>
          <table:table-cell office:value-type="float" office:value="1100761.57" table:style-name="ce251">
            <text:p>1.100.761,5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3217</text:p>
          </table:table-cell>
          <table:table-cell office:value-type="date" office:date-value="2020-10-11T00:00:00" table:style-name="ce234">
            <text:p>11-oct-20</text:p>
          </table:table-cell>
          <table:table-cell office:value-type="string" table:style-name="ce238">
            <text:p>Registro.- Contabilización de factura # 343217 del 0991327371001-TELCONET <text:s/>S.A. por <text:s/>consumo telefónico</text:p>
          </table:table-cell>
          <table:table-cell office:value-type="float" office:value="1.94" table:style-name="ce251">
            <text:p>1,94<text:s/></text:p>
          </table:table-cell>
          <table:table-cell table:style-name="ce236"/>
          <table:table-cell office:value-type="float" office:value="1100763.51" table:style-name="ce251">
            <text:p>1.100.763,51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3218</text:p>
          </table:table-cell>
          <table:table-cell office:value-type="date" office:date-value="2020-10-11T00:00:00" table:style-name="ce234">
            <text:p>11-oct-20</text:p>
          </table:table-cell>
          <table:table-cell office:value-type="string" table:style-name="ce238">
            <text:p>Registro.- Contabilización de factura # 343218 del 0991327371001-TELCONET <text:s/>S.A. por <text:s/>consumo telefónico</text:p>
          </table:table-cell>
          <table:table-cell office:value-type="float" office:value="4.13" table:style-name="ce251">
            <text:p>4,13<text:s/></text:p>
          </table:table-cell>
          <table:table-cell table:style-name="ce236"/>
          <table:table-cell office:value-type="float" office:value="1100767.6399999999" table:style-name="ce251">
            <text:p>1.100.767,64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FA-343352</text:p>
          </table:table-cell>
          <table:table-cell office:value-type="date" office:date-value="2020-10-12T00:00:00" table:style-name="ce234">
            <text:p>12-oct-20</text:p>
          </table:table-cell>
          <table:table-cell office:value-type="string" table:style-name="ce238">
            <text:p>Registro.- Contabilización de factura # 343352 del 0991327371001-TELCONET <text:s/>S.A. Por: FACTURA POR SOPORTE TÉCNICO</text:p>
          </table:table-cell>
          <table:table-cell office:value-type="float" office:value="8000" table:style-name="ce251">
            <text:p>8.000,00<text:s/></text:p>
          </table:table-cell>
          <table:table-cell table:style-name="ce236"/>
          <table:table-cell office:value-type="float" office:value="1108767.6399999999" table:style-name="ce251">
            <text:p>1.108.767,6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631</text:p>
          </table:table-cell>
          <table:table-cell office:value-type="date" office:date-value="2020-10-19T00:00:00" table:style-name="ce234">
            <text:p>19-oct-20</text:p>
          </table:table-cell>
          <table:table-cell office:value-type="string" table:style-name="ce238">
            <text:p>Fact#: 343218 Rec#: 6324 TELCONET <text:s/>S.A.</text:p>
          </table:table-cell>
          <table:table-cell table:style-name="ce236"/>
          <table:table-cell office:value-type="float" office:value="0.4" table:style-name="ce237">
            <text:p>-0,40</text:p>
          </table:table-cell>
          <table:table-cell office:value-type="float" office:value="1108767.24" table:style-name="ce251">
            <text:p>1.108.767,24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632</text:p>
          </table:table-cell>
          <table:table-cell office:value-type="date" office:date-value="2020-10-19T00:00:00" table:style-name="ce234">
            <text:p>19-oct-20</text:p>
          </table:table-cell>
          <table:table-cell office:value-type="string" table:style-name="ce238">
            <text:p>Fact#: 343217 Rec#: 6325 TELCONET <text:s/>S.A.</text:p>
          </table:table-cell>
          <table:table-cell table:style-name="ce236"/>
          <table:table-cell office:value-type="float" office:value="0.19" table:style-name="ce237">
            <text:p>-0,19</text:p>
          </table:table-cell>
          <table:table-cell office:value-type="float" office:value="1108767.05" table:style-name="ce251">
            <text:p>1.108.767,05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633</text:p>
          </table:table-cell>
          <table:table-cell office:value-type="date" office:date-value="2020-10-19T00:00:00" table:style-name="ce234">
            <text:p>19-oct-20</text:p>
          </table:table-cell>
          <table:table-cell office:value-type="string" table:style-name="ce238">
            <text:p>Fact#: 343208 Rec#: 6326 TELCONET <text:s/>S.A.</text:p>
          </table:table-cell>
          <table:table-cell table:style-name="ce236"/>
          <table:table-cell office:value-type="float" office:value="0.55000000000000004" table:style-name="ce237">
            <text:p>-0,55</text:p>
          </table:table-cell>
          <table:table-cell office:value-type="float" office:value="1108766.5" table:style-name="ce251">
            <text:p>1.108.766,50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634</text:p>
          </table:table-cell>
          <table:table-cell office:value-type="date" office:date-value="2020-10-19T00:00:00" table:style-name="ce234">
            <text:p>19-oct-20</text:p>
          </table:table-cell>
          <table:table-cell office:value-type="string" table:style-name="ce238">
            <text:p>Fact#: 342911 Rec#: 6327 TELCONET <text:s/>S.A.</text:p>
          </table:table-cell>
          <table:table-cell table:style-name="ce236"/>
          <table:table-cell office:value-type="float" office:value="259.79000000000002" table:style-name="ce237">
            <text:p>-259,79</text:p>
          </table:table-cell>
          <table:table-cell office:value-type="float" office:value="1108506.71" table:style-name="ce251">
            <text:p>1.108.506,71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2662</text:p>
          </table:table-cell>
          <table:table-cell office:value-type="date" office:date-value="2020-10-21T00:00:00" table:style-name="ce234">
            <text:p>21-oct-20</text:p>
          </table:table-cell>
          <table:table-cell office:value-type="string" table:style-name="ce238">
            <text:p>Fact#: 343352 Rec#: 6329 TELCONET <text:s/>S.A.</text:p>
          </table:table-cell>
          <table:table-cell table:style-name="ce236"/>
          <table:table-cell office:value-type="float" office:value="796.43" table:style-name="ce237">
            <text:p>-796,43</text:p>
          </table:table-cell>
          <table:table-cell office:value-type="float" office:value="1107710.28" table:style-name="ce251">
            <text:p>1.107.710,28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12369</text:p>
          </table:table-cell>
          <table:table-cell office:value-type="date" office:date-value="2020-10-23T00:00:00" table:style-name="ce234">
            <text:p>23-oct-20</text:p>
          </table:table-cell>
          <table:table-cell office:value-type="string" table:style-name="ce238">
            <text:p>Fact#: 2570-339364-339672-339673-339808-343352 Rec#: 9981 TELCONET <text:s/>S.A.</text:p>
          </table:table-cell>
          <table:table-cell table:style-name="ce236"/>
          <table:table-cell office:value-type="float" office:value="2803.31" table:style-name="ce237">
            <text:p>-2.803,31</text:p>
          </table:table-cell>
          <table:table-cell office:value-type="float" office:value="1104906.97" table:style-name="ce251">
            <text:p>1.104.906,9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IC-13656</text:p>
          </table:table-cell>
          <table:table-cell office:value-type="date" office:date-value="2020-10-28T00:00:00" table:style-name="ce234">
            <text:p>28-oct-20</text:p>
          </table:table-cell>
          <table:table-cell office:value-type="string" table:style-name="ce238">
            <text:p>Fact#: 2882-342838-342911-343208-343217-343218 Rec#: 10127 TELCONET <text:s/>S.A.</text:p>
          </table:table-cell>
          <table:table-cell table:style-name="ce236"/>
          <table:table-cell office:value-type="float" office:value="12521.1" table:style-name="ce237">
            <text:p>-12.521,10</text:p>
          </table:table-cell>
          <table:table-cell office:value-type="float" office:value="1092385.8700000001" table:style-name="ce251">
            <text:p>1.092.385,87<text:s/></text:p>
          </table:table-cell>
          <table:table-cell table:number-columns-repeated="16376"/>
        </table:table-row>
        <table:table-row table:style-name="ro13">
          <table:table-cell table:number-columns-repeated="2" table:style-name="ce236"/>
          <table:table-cell office:value-type="string" table:style-name="ce233">
            <text:p>DR-3045</text:p>
          </table:table-cell>
          <table:table-cell office:value-type="date" office:date-value="2020-10-30T00:00:00" table:style-name="ce234">
            <text:p>30-oct-20</text:p>
          </table:table-cell>
          <table:table-cell office:value-type="string" table:style-name="ce238">
            <text:p>NC Excedente #61-184104 Fact#: 342838 Rec#: 6460 TELCONET <text:s/>S.A.</text:p>
          </table:table-cell>
          <table:table-cell table:style-name="ce236"/>
          <table:table-cell office:value-type="float" office:value="563.79" table:style-name="ce237">
            <text:p>-563,79</text:p>
          </table:table-cell>
          <table:table-cell office:value-type="float" office:value="1091822.0800000001" table:style-name="ce251">
            <text:p>1.091.822,08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office:value-type="string" table:style-name="ce233">
            <text:p>DR-3045</text:p>
          </table:table-cell>
          <table:table-cell office:value-type="date" office:date-value="2020-10-30T00:00:00" table:style-name="ce234">
            <text:p>30-oct-20</text:p>
          </table:table-cell>
          <table:table-cell office:value-type="string" table:style-name="ce238">
            <text:p>Fact#: 342838 Rec#: 6460 TELCONET <text:s/>S.A.</text:p>
          </table:table-cell>
          <table:table-cell table:style-name="ce236"/>
          <table:table-cell office:value-type="float" office:value="450.22" table:style-name="ce237">
            <text:p>-450,22</text:p>
          </table:table-cell>
          <table:table-cell office:value-type="float" office:value="1091371.8600000001" table:style-name="ce251">
            <text:p>1.091.371,86<text:s/></text:p>
          </table:table-cell>
          <table:table-cell table:number-columns-repeated="16376"/>
        </table:table-row>
        <table:table-row table:style-name="ro6">
          <table:table-cell table:number-columns-repeated="2" table:style-name="ce236"/>
          <table:table-cell table:style-name="ce250"/>
          <table:table-cell table:style-name="ce254"/>
          <table:table-cell table:style-name="ce250"/>
          <table:table-cell table:style-name="ce236"/>
          <table:table-cell table:style-name="ce250"/>
          <table:table-cell table:style-name="ce254"/>
          <table:table-cell table:number-columns-repeated="16376"/>
        </table:table-row>
        <table:table-row table:number-rows-repeated="1048416" table:style-name="ro7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ndice" table:style-name="ta6">
        <table:table-source xlink:href="file:///C:/Users/Carlos%20Almeida/Documents/GitHub/Linkotel/FASE%20II%20-%20Ejecucion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BG-A" table:style-name="ta6">
        <table:table-source xlink:href="file:///C:/Users/Carlos%20Almeida/Documents/GitHub/Linkotel/FASE%20II%20-%20Ejecucion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 table:number-rows-repeated="1048571">
          <table:table-cell table:number-columns-repeated="16383"/>
        </table:table-row>
      </table:table>
      <table:table table:name="'file:///C:/Users/Carlos%20Almeida/Documents/GitHub/Linkotel/FASE%20II%20-%20Ejecucion/Linkotel,%20papeles%20de%20trabajo%20auditoria%202020.xls'#BG-P" table:style-name="ta6">
        <table:table-source xlink:href="file:///C:/Users/Carlos%20Almeida/Documents/GitHub/Linkotel/FASE%20II%20-%20Ejecucion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I" table:style-name="ta6">
        <table:table-source xlink:href="file:///C:/Users/Carlos%20Almeida/Documents/GitHub/Linkotel/FASE%20II%20-%20Ejecucion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P" table:style-name="ta6">
        <table:table-source xlink:href="file:///C:/Users/Carlos%20Almeida/Documents/GitHub/Linkotel/FASE%20II%20-%20Ejecucion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FE" table:style-name="ta6">
        <table:table-source xlink:href="file:///C:/Users/Carlos%20Almeida/Documents/GitHub/Linkotel/FASE%20II%20-%20Ejecucion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_T_I" table:style-name="ta6">
        <table:table-source xlink:href="file:///C:/Users/Carlos%20Almeida/Documents/GitHub/Linkotel/FASE%20II%20-%20Ejecucion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IT" table:style-name="ta6">
        <table:table-source xlink:href="file:///C:/Users/Carlos%20Almeida/Documents/GitHub/Linkotel/FASE%20II%20-%20Ejecucion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" table:style-name="ta6">
        <table:table-source xlink:href="file:///C:/Users/Carlos%20Almeida/Documents/GitHub/Linkotel/FASE%20II%20-%20Ejecucion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1_" table:style-name="ta6">
        <table:table-source xlink:href="file:///C:/Users/Carlos%20Almeida/Documents/GitHub/Linkotel/FASE%20II%20-%20Ejecucion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1-2" table:style-name="ta6">
        <table:table-source xlink:href="file:///C:/Users/Carlos%20Almeida/Documents/GitHub/Linkotel/FASE%20II%20-%20Ejecucion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" table:style-name="ta6">
        <table:table-source xlink:href="file:///C:/Users/Carlos%20Almeida/Documents/GitHub/Linkotel/FASE%20II%20-%20Ejecucion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1" table:style-name="ta6">
        <table:table-source xlink:href="file:///C:/Users/Carlos%20Almeida/Documents/GitHub/Linkotel/FASE%20II%20-%20Ejecucion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2" table:style-name="ta6">
        <table:table-source xlink:href="file:///C:/Users/Carlos%20Almeida/Documents/GitHub/Linkotel/FASE%20II%20-%20Ejecucion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3" table:style-name="ta6">
        <table:table-source xlink:href="file:///C:/Users/Carlos%20Almeida/Documents/GitHub/Linkotel/FASE%20II%20-%20Ejecucion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2-4" table:style-name="ta6">
        <table:table-source xlink:href="file:///C:/Users/Carlos%20Almeida/Documents/GitHub/Linkotel/FASE%20II%20-%20Ejecucion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3" table:style-name="ta6">
        <table:table-source xlink:href="file:///C:/Users/Carlos%20Almeida/Documents/GitHub/Linkotel/FASE%20II%20-%20Ejecucion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4" table:style-name="ta6">
        <table:table-source xlink:href="file:///C:/Users/Carlos%20Almeida/Documents/GitHub/Linkotel/FASE%20II%20-%20Ejecucion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5" table:style-name="ta6">
        <table:table-source xlink:href="file:///C:/Users/Carlos%20Almeida/Documents/GitHub/Linkotel/FASE%20II%20-%20Ejecucion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" table:style-name="ta6">
        <table:table-source xlink:href="file:///C:/Users/Carlos%20Almeida/Documents/GitHub/Linkotel/FASE%20II%20-%20Ejecucion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" table:style-name="ta6">
        <table:table-source xlink:href="file:///C:/Users/Carlos%20Almeida/Documents/GitHub/Linkotel/FASE%20II%20-%20Ejecucion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1" table:style-name="ta6">
        <table:table-source xlink:href="file:///C:/Users/Carlos%20Almeida/Documents/GitHub/Linkotel/FASE%20II%20-%20Ejecucion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2" table:style-name="ta6">
        <table:table-source xlink:href="file:///C:/Users/Carlos%20Almeida/Documents/GitHub/Linkotel/FASE%20II%20-%20Ejecucion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6-1-3" table:style-name="ta6">
        <table:table-source xlink:href="file:///C:/Users/Carlos%20Almeida/Documents/GitHub/Linkotel/FASE%20II%20-%20Ejecucion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A-7" table:style-name="ta6">
        <table:table-source xlink:href="file:///C:/Users/Carlos%20Almeida/Documents/GitHub/Linkotel/FASE%20II%20-%20Ejecucion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1" table:style-name="ta6">
        <table:table-source xlink:href="file:///C:/Users/Carlos%20Almeida/Documents/GitHub/Linkotel/FASE%20II%20-%20Ejecucion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" table:style-name="ta6">
        <table:table-source xlink:href="file:///C:/Users/Carlos%20Almeida/Documents/GitHub/Linkotel/FASE%20II%20-%20Ejecucion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1" table:style-name="ta6">
        <table:table-source xlink:href="file:///C:/Users/Carlos%20Almeida/Documents/GitHub/Linkotel/FASE%20II%20-%20Ejecucion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2-2" table:style-name="ta6">
        <table:table-source xlink:href="file:///C:/Users/Carlos%20Almeida/Documents/GitHub/Linkotel/FASE%20II%20-%20Ejecucion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" table:style-name="ta6">
        <table:table-source xlink:href="file:///C:/Users/Carlos%20Almeida/Documents/GitHub/Linkotel/FASE%20II%20-%20Ejecucion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1" table:style-name="ta6">
        <table:table-source xlink:href="file:///C:/Users/Carlos%20Almeida/Documents/GitHub/Linkotel/FASE%20II%20-%20Ejecucion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2" table:style-name="ta6">
        <table:table-source xlink:href="file:///C:/Users/Carlos%20Almeida/Documents/GitHub/Linkotel/FASE%20II%20-%20Ejecucion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3-3" table:style-name="ta6">
        <table:table-source xlink:href="file:///C:/Users/Carlos%20Almeida/Documents/GitHub/Linkotel/FASE%20II%20-%20Ejecucion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" table:style-name="ta6">
        <table:table-source xlink:href="file:///C:/Users/Carlos%20Almeida/Documents/GitHub/Linkotel/FASE%20II%20-%20Ejecucion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4-1" table:style-name="ta6">
        <table:table-source xlink:href="file:///C:/Users/Carlos%20Almeida/Documents/GitHub/Linkotel/FASE%20II%20-%20Ejecucion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" table:style-name="ta6">
        <table:table-source xlink:href="file:///C:/Users/Carlos%20Almeida/Documents/GitHub/Linkotel/FASE%20II%20-%20Ejecucion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5-1" table:style-name="ta6">
        <table:table-source xlink:href="file:///C:/Users/Carlos%20Almeida/Documents/GitHub/Linkotel/FASE%20II%20-%20Ejecucion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6" table:style-name="ta6">
        <table:table-source xlink:href="file:///C:/Users/Carlos%20Almeida/Documents/GitHub/Linkotel/FASE%20II%20-%20Ejecucion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-7" table:style-name="ta6">
        <table:table-source xlink:href="file:///C:/Users/Carlos%20Almeida/Documents/GitHub/Linkotel/FASE%20II%20-%20Ejecucion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" table:style-name="ta6">
        <table:table-source xlink:href="file:///C:/Users/Carlos%20Almeida/Documents/GitHub/Linkotel/FASE%20II%20-%20Ejecucion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C-1-1" table:style-name="ta6">
        <table:table-source xlink:href="file:///C:/Users/Carlos%20Almeida/Documents/GitHub/Linkotel/FASE%20II%20-%20Ejecucion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" table:style-name="ta6">
        <table:table-source xlink:href="file:///C:/Users/Carlos%20Almeida/Documents/GitHub/Linkotel/FASE%20II%20-%20Ejecucion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1-1" table:style-name="ta6">
        <table:table-source xlink:href="file:///C:/Users/Carlos%20Almeida/Documents/GitHub/Linkotel/FASE%20II%20-%20Ejecucion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R-2" table:style-name="ta6">
        <table:table-source xlink:href="file:///C:/Users/Carlos%20Almeida/Documents/GitHub/Linkotel/FASE%20II%20-%20Ejecucion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F" table:style-name="ta6">
        <table:table-source xlink:href="file:///C:/Users/Carlos%20Almeida/Documents/GitHub/Linkotel/FASE%20II%20-%20Ejecucion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ROD" table:style-name="ta6">
        <table:table-source xlink:href="file:///C:/Users/Carlos%20Almeida/Documents/GitHub/Linkotel/FASE%20II%20-%20Ejecucion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PE-PICH" table:style-name="ta6">
        <table:table-source xlink:href="file:///C:/Users/Carlos%20Almeida/Documents/GitHub/Linkotel/FASE%20II%20-%20Ejecucion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/FASE%20II%20-%20Ejecucion/Linkotel,%20papeles%20de%20trabajo%20auditoria%202020.xls'#Marcas" table:style-name="ta6">
        <table:table-source xlink:href="file:///C:/Users/Carlos%20Almeida/Documents/GitHub/Linkotel/FASE%20II%20-%20Ejecucion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Telconet_SA.C2:Telconet_SA.H159" table:name="__Anonymous_Sheet_DB__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" svg:font-family="Arial"/>
    <style:font-face style:name="Times New (W1)" svg:font-family="&quot;Times New (W1)&quot;"/>
    <style:font-face style:name="Times New (W1)1" svg:font-family="&quot;Times New (W1)1&quot;"/>
    <style:font-face style:name="Courier New" svg:font-family="&quot;Courier New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currency-style style:name="N36P0">
      <number:currency-symbol>$</number:currency-symbol>
      <number:number number:decimal-places="0" number:min-integer-digits="1" number:grouping="true"/>
      <number:text> </number:text>
    </number:currency-style>
    <number:number-style style:name="N3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36P0"/>
    </number:number-style>
    <number:currency-style style:name="N37">
      <number:currency-symbol>$</number:currency-symbol>
      <number:number number:decimal-places="0" number:min-integer-digits="1" number:grouping="true"/>
    </number:currency-style>
    <number:number-style style:name="N3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/>
      <number:text> de </number:text>
      <number:month number:textual="true"/>
      <number:text> de </number:text>
      <number:year/>
    </number:date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1P0">
      <number:number number:decimal-places="2" number:min-integer-digits="1" number:grouping="true"/>
    </number:number-style>
    <number:number-style style:name="N41">
      <style:text-properties fo:color="#FF0000"/>
      <number:number number:decimal-places="2" number:min-integer-digits="1" number:grouping="true"/>
      <style:map style:condition="value()&gt;=0" style:apply-style-name="N41P0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">
      <number:text>-</number:text>
      <number:number number:decimal-places="2" number:min-integer-digits="1" number:grouping="true"/>
      <style:map style:condition="value()&gt;=0" style:apply-style-name="N43P0"/>
    </number:number-style>
    <number:date-style style:name="N44">
      <number:day number:style="long"/>
      <number:text>-</number:text>
      <number:month number:textual="true"/>
      <number:text>-</number:text>
      <number:year/>
    </number:date-style>
    <number:number-style style:name="N45P0">
      <number:text>-</number:text>
      <number:number number:decimal-places="2" number:min-integer-digits="1" number:grouping="true"/>
    </number:number-style>
    <number:number-style style:name="N45">
      <number:number number:decimal-places="2" number:min-integer-digits="1" number:grouping="true"/>
      <number:text> </number:text>
      <style:map style:condition="value()&gt;=0" style:apply-style-name="N45P0"/>
    </number:number-style>
    <number:date-style style:name="N46">
      <number:month number:style="long"/>
      <number:text>/</number:text>
      <number:year/>
    </number:date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-</number:text>
      <number:number number:decimal-places="2" number:min-integer-digits="1" number:grouping="true"/>
      <number:text> </number:text>
    </number:number-style>
    <number:number-style style:name="N4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percentage-style style:name="N48">
      <number:number number:decimal-places="3" number:min-integer-digits="1"/>
      <number:text>%</number:text>
    </number:percentage-style>
    <number:number-style style:name="N49P0">
      <number:number number:decimal-places="2" number:min-integer-digits="1" number:grouping="true"/>
      <number:text> </number:text>
    </number:number-style>
    <number:number-style style:name="N49P1">
      <number:text>(</number:text>
      <number:number number:decimal-places="2" number:min-integer-digits="1" number:grouping="true"/>
      <number:text>)</number:text>
    </number:number-style>
    <number:number-style style:name="N4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7">
      <style:table-cell-properties style:vertical-align="automatic" fo:background-color="transparent"/>
    </style:style>
    <style:style style:name="Comma_ANALISIS1_32_2" style:display-name="Comma_ANALISIS1 2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papel_32_de_32_trabajo1_32_2" style:display-name="Millares_papel de trabajo1 2" style:family="table-cell" style:data-style-name="N4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Porcentual_32_2" style:display-name="Porcentual 2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rlos Almeida</meta:initial-creator>
    <dc:creator>Carlos Almeida</dc:creator>
    <meta:creation-date>2020-10-19T12:23:50Z</meta:creation-date>
    <dc:date>2021-02-05T18:39:42Z</dc:date>
    <meta:editing-cycles>11</meta:editing-cycles>
    <meta:editing-duration>PT12487S</meta:editing-duration>
  </office:meta>
</office:document-meta>
</file>